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/>
    <style:font-face style:name="Liberation Serif1" svg:font-family="'Liberation Serif'" style:font-family-generic="roman"/>
    <style:font-face style:name="Ubuntu Mono1" svg:font-family="'Ubuntu Mono'" style:font-pitch="fixed"/>
    <style:font-face style:name="Ubuntu Mono2" svg:font-family="'Ubuntu Mono'" style:font-adornments="Жирный курсив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56" style:family="table">
      <style:table-properties style:width="17.801cm" table:align="margins"/>
    </style:style>
    <style:style style:name="Таблица56.A" style:family="table-column">
      <style:table-column-properties style:column-width="5.648cm" style:rel-column-width="20791*"/>
    </style:style>
    <style:style style:name="Таблица56.B" style:family="table-column">
      <style:table-column-properties style:column-width="5.232cm" style:rel-column-width="19263*"/>
    </style:style>
    <style:style style:name="Таблица56.C" style:family="table-column">
      <style:table-column-properties style:column-width="6.922cm" style:rel-column-width="25481*"/>
    </style:style>
    <style:style style:name="Таблица5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6.C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none" fo:border-top="none" fo:border-bottom="0.05pt solid #000000"/>
    </style:style>
    <style:style style:name="Таблица5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801cm" table:align="margins"/>
    </style:style>
    <style:style style:name="Таблица1.A" style:family="table-column">
      <style:table-column-properties style:column-width="3.976cm" style:rel-column-width="14639*"/>
    </style:style>
    <style:style style:name="Таблица1.B" style:family="table-column">
      <style:table-column-properties style:column-width="5.02cm" style:rel-column-width="18481*"/>
    </style:style>
    <style:style style:name="Таблица1.C" style:family="table-column">
      <style:table-column-properties style:column-width="8.805cm" style:rel-column-width="32415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B33" style:family="table-cell">
      <style:table-cell-properties fo:padding="0.097cm" fo:border-left="0.05pt solid #000000" fo:border-right="none" fo:border-top="none" fo:border-bottom="0.05pt solid #000000"/>
    </style:style>
    <style:style style:name="Таблица1.C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B34" style:family="table-cell">
      <style:table-cell-properties fo:padding="0.097cm" fo:border-left="0.05pt solid #000000" fo:border-right="none" fo:border-top="none" fo:border-bottom="0.05pt solid #000000"/>
    </style:style>
    <style:style style:name="Таблица1.C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B35" style:family="table-cell">
      <style:table-cell-properties fo:padding="0.097cm" fo:border-left="0.05pt solid #000000" fo:border-right="none" fo:border-top="none" fo:border-bottom="0.05pt solid #000000"/>
    </style:style>
    <style:style style:name="Таблица1.C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B36" style:family="table-cell">
      <style:table-cell-properties fo:padding="0.097cm" fo:border-left="0.05pt solid #000000" fo:border-right="none" fo:border-top="none" fo:border-bottom="0.05pt solid #000000"/>
    </style:style>
    <style:style style:name="Таблица1.C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B37" style:family="table-cell">
      <style:table-cell-properties fo:padding="0.097cm" fo:border-left="0.05pt solid #000000" fo:border-right="none" fo:border-top="none" fo:border-bottom="0.05pt solid #000000"/>
    </style:style>
    <style:style style:name="Таблица1.C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B38" style:family="table-cell">
      <style:table-cell-properties fo:padding="0.097cm" fo:border-left="0.05pt solid #000000" fo:border-right="none" fo:border-top="none" fo:border-bottom="0.05pt solid #000000"/>
    </style:style>
    <style:style style:name="Таблица1.C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B39" style:family="table-cell">
      <style:table-cell-properties fo:padding="0.097cm" fo:border-left="0.05pt solid #000000" fo:border-right="none" fo:border-top="none" fo:border-bottom="0.05pt solid #000000"/>
    </style:style>
    <style:style style:name="Таблица1.C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B40" style:family="table-cell">
      <style:table-cell-properties fo:padding="0.097cm" fo:border-left="0.05pt solid #000000" fo:border-right="none" fo:border-top="none" fo:border-bottom="0.05pt solid #000000"/>
    </style:style>
    <style:style style:name="Таблица1.C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B41" style:family="table-cell">
      <style:table-cell-properties fo:padding="0.097cm" fo:border-left="0.05pt solid #000000" fo:border-right="none" fo:border-top="none" fo:border-bottom="0.05pt solid #000000"/>
    </style:style>
    <style:style style:name="Таблица1.C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B42" style:family="table-cell">
      <style:table-cell-properties fo:padding="0.097cm" fo:border-left="0.05pt solid #000000" fo:border-right="none" fo:border-top="none" fo:border-bottom="0.05pt solid #000000"/>
    </style:style>
    <style:style style:name="Таблица1.C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B43" style:family="table-cell">
      <style:table-cell-properties fo:padding="0.097cm" fo:border-left="0.05pt solid #000000" fo:border-right="none" fo:border-top="none" fo:border-bottom="0.05pt solid #000000"/>
    </style:style>
    <style:style style:name="Таблица1.C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B44" style:family="table-cell">
      <style:table-cell-properties fo:padding="0.097cm" fo:border-left="0.05pt solid #000000" fo:border-right="none" fo:border-top="none" fo:border-bottom="0.05pt solid #000000"/>
    </style:style>
    <style:style style:name="Таблица1.C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B45" style:family="table-cell">
      <style:table-cell-properties fo:padding="0.097cm" fo:border-left="0.05pt solid #000000" fo:border-right="none" fo:border-top="none" fo:border-bottom="0.05pt solid #000000"/>
    </style:style>
    <style:style style:name="Таблица1.C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B46" style:family="table-cell">
      <style:table-cell-properties fo:padding="0.097cm" fo:border-left="0.05pt solid #000000" fo:border-right="none" fo:border-top="none" fo:border-bottom="0.05pt solid #000000"/>
    </style:style>
    <style:style style:name="Таблица1.C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B47" style:family="table-cell">
      <style:table-cell-properties fo:padding="0.097cm" fo:border-left="0.05pt solid #000000" fo:border-right="none" fo:border-top="none" fo:border-bottom="0.05pt solid #000000"/>
    </style:style>
    <style:style style:name="Таблица1.C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B48" style:family="table-cell">
      <style:table-cell-properties fo:padding="0.097cm" fo:border-left="0.05pt solid #000000" fo:border-right="none" fo:border-top="none" fo:border-bottom="0.05pt solid #000000"/>
    </style:style>
    <style:style style:name="Таблица1.C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B49" style:family="table-cell">
      <style:table-cell-properties fo:padding="0.097cm" fo:border-left="0.05pt solid #000000" fo:border-right="none" fo:border-top="none" fo:border-bottom="0.05pt solid #000000"/>
    </style:style>
    <style:style style:name="Таблица1.C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B50" style:family="table-cell">
      <style:table-cell-properties fo:padding="0.097cm" fo:border-left="0.05pt solid #000000" fo:border-right="none" fo:border-top="none" fo:border-bottom="0.05pt solid #000000"/>
    </style:style>
    <style:style style:name="Таблица1.C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B51" style:family="table-cell">
      <style:table-cell-properties fo:padding="0.097cm" fo:border-left="0.05pt solid #000000" fo:border-right="none" fo:border-top="none" fo:border-bottom="0.05pt solid #000000"/>
    </style:style>
    <style:style style:name="Таблица1.C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B52" style:family="table-cell">
      <style:table-cell-properties fo:padding="0.097cm" fo:border-left="0.05pt solid #000000" fo:border-right="none" fo:border-top="none" fo:border-bottom="0.05pt solid #000000"/>
    </style:style>
    <style:style style:name="Таблица1.C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B53" style:family="table-cell">
      <style:table-cell-properties fo:padding="0.097cm" fo:border-left="0.05pt solid #000000" fo:border-right="none" fo:border-top="none" fo:border-bottom="0.05pt solid #000000"/>
    </style:style>
    <style:style style:name="Таблица1.C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B54" style:family="table-cell">
      <style:table-cell-properties fo:padding="0.097cm" fo:border-left="0.05pt solid #000000" fo:border-right="none" fo:border-top="none" fo:border-bottom="0.05pt solid #000000"/>
    </style:style>
    <style:style style:name="Таблица1.C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B55" style:family="table-cell">
      <style:table-cell-properties fo:padding="0.097cm" fo:border-left="0.05pt solid #000000" fo:border-right="none" fo:border-top="none" fo:border-bottom="0.05pt solid #000000"/>
    </style:style>
    <style:style style:name="Таблица1.C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B56" style:family="table-cell">
      <style:table-cell-properties fo:padding="0.097cm" fo:border-left="0.05pt solid #000000" fo:border-right="none" fo:border-top="none" fo:border-bottom="0.05pt solid #000000"/>
    </style:style>
    <style:style style:name="Таблица1.C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B57" style:family="table-cell">
      <style:table-cell-properties fo:padding="0.097cm" fo:border-left="0.05pt solid #000000" fo:border-right="none" fo:border-top="none" fo:border-bottom="0.05pt solid #000000"/>
    </style:style>
    <style:style style:name="Таблица1.C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B58" style:family="table-cell">
      <style:table-cell-properties fo:padding="0.097cm" fo:border-left="0.05pt solid #000000" fo:border-right="none" fo:border-top="none" fo:border-bottom="0.05pt solid #000000"/>
    </style:style>
    <style:style style:name="Таблица1.C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B59" style:family="table-cell">
      <style:table-cell-properties fo:padding="0.097cm" fo:border-left="0.05pt solid #000000" fo:border-right="none" fo:border-top="none" fo:border-bottom="0.05pt solid #000000"/>
    </style:style>
    <style:style style:name="Таблица1.C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B60" style:family="table-cell">
      <style:table-cell-properties fo:padding="0.097cm" fo:border-left="0.05pt solid #000000" fo:border-right="none" fo:border-top="none" fo:border-bottom="0.05pt solid #000000"/>
    </style:style>
    <style:style style:name="Таблица1.C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B61" style:family="table-cell">
      <style:table-cell-properties fo:padding="0.097cm" fo:border-left="0.05pt solid #000000" fo:border-right="none" fo:border-top="none" fo:border-bottom="0.05pt solid #000000"/>
    </style:style>
    <style:style style:name="Таблица1.C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B62" style:family="table-cell">
      <style:table-cell-properties fo:padding="0.097cm" fo:border-left="0.05pt solid #000000" fo:border-right="none" fo:border-top="none" fo:border-bottom="0.05pt solid #000000"/>
    </style:style>
    <style:style style:name="Таблица1.C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B63" style:family="table-cell">
      <style:table-cell-properties fo:padding="0.097cm" fo:border-left="0.05pt solid #000000" fo:border-right="none" fo:border-top="none" fo:border-bottom="0.05pt solid #000000"/>
    </style:style>
    <style:style style:name="Таблица1.C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B64" style:family="table-cell">
      <style:table-cell-properties fo:padding="0.097cm" fo:border-left="0.05pt solid #000000" fo:border-right="none" fo:border-top="none" fo:border-bottom="0.05pt solid #000000"/>
    </style:style>
    <style:style style:name="Таблица1.C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B65" style:family="table-cell">
      <style:table-cell-properties fo:padding="0.097cm" fo:border-left="0.05pt solid #000000" fo:border-right="none" fo:border-top="none" fo:border-bottom="0.05pt solid #000000"/>
    </style:style>
    <style:style style:name="Таблица1.C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B66" style:family="table-cell">
      <style:table-cell-properties fo:padding="0.097cm" fo:border-left="0.05pt solid #000000" fo:border-right="none" fo:border-top="none" fo:border-bottom="0.05pt solid #000000"/>
    </style:style>
    <style:style style:name="Таблица1.C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B67" style:family="table-cell">
      <style:table-cell-properties fo:padding="0.097cm" fo:border-left="0.05pt solid #000000" fo:border-right="none" fo:border-top="none" fo:border-bottom="0.05pt solid #000000"/>
    </style:style>
    <style:style style:name="Таблица1.C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B68" style:family="table-cell">
      <style:table-cell-properties fo:padding="0.097cm" fo:border-left="0.05pt solid #000000" fo:border-right="none" fo:border-top="none" fo:border-bottom="0.05pt solid #000000"/>
    </style:style>
    <style:style style:name="Таблица1.C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B69" style:family="table-cell">
      <style:table-cell-properties fo:padding="0.097cm" fo:border-left="0.05pt solid #000000" fo:border-right="none" fo:border-top="none" fo:border-bottom="0.05pt solid #000000"/>
    </style:style>
    <style:style style:name="Таблица1.C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B70" style:family="table-cell">
      <style:table-cell-properties fo:padding="0.097cm" fo:border-left="0.05pt solid #000000" fo:border-right="none" fo:border-top="none" fo:border-bottom="0.05pt solid #000000"/>
    </style:style>
    <style:style style:name="Таблица1.C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B71" style:family="table-cell">
      <style:table-cell-properties fo:padding="0.097cm" fo:border-left="0.05pt solid #000000" fo:border-right="none" fo:border-top="none" fo:border-bottom="0.05pt solid #000000"/>
    </style:style>
    <style:style style:name="Таблица1.C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801cm" table:align="margins"/>
    </style:style>
    <style:style style:name="Таблица2.A" style:family="table-column">
      <style:table-column-properties style:column-width="4.307cm" style:rel-column-width="15856*"/>
    </style:style>
    <style:style style:name="Таблица2.B" style:family="table-column">
      <style:table-column-properties style:column-width="4.581cm" style:rel-column-width="16863*"/>
    </style:style>
    <style:style style:name="Таблица2.C" style:family="table-column">
      <style:table-column-properties style:column-width="8.913cm" style:rel-column-width="32816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801cm" table:align="margins"/>
    </style:style>
    <style:style style:name="Таблица3.A" style:family="table-column">
      <style:table-column-properties style:column-width="3.868cm" style:rel-column-width="14238*"/>
    </style:style>
    <style:style style:name="Таблица3.B" style:family="table-column">
      <style:table-column-properties style:column-width="3.676cm" style:rel-column-width="13531*"/>
    </style:style>
    <style:style style:name="Таблица3.C" style:family="table-column">
      <style:table-column-properties style:column-width="10.259cm" style:rel-column-width="3776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801cm" table:align="margins"/>
    </style:style>
    <style:style style:name="Таблица4.A" style:family="table-column">
      <style:table-column-properties style:column-width="3.868cm" style:rel-column-width="14238*"/>
    </style:style>
    <style:style style:name="Таблица4.B" style:family="table-column">
      <style:table-column-properties style:column-width="3.676cm" style:rel-column-width="13531*"/>
    </style:style>
    <style:style style:name="Таблица4.C" style:family="table-column">
      <style:table-column-properties style:column-width="10.259cm" style:rel-column-width="37766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801cm" table:align="margins"/>
    </style:style>
    <style:style style:name="Таблица6.A" style:family="table-column">
      <style:table-column-properties style:column-width="3.699cm" style:rel-column-width="13617*"/>
    </style:style>
    <style:style style:name="Таблица6.B" style:family="table-column">
      <style:table-column-properties style:column-width="3.844cm" style:rel-column-width="14149*"/>
    </style:style>
    <style:style style:name="Таблица6.C" style:family="table-column">
      <style:table-column-properties style:column-width="10.259cm" style:rel-column-width="37769*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801cm" table:align="margins"/>
    </style:style>
    <style:style style:name="Таблица8.A" style:family="table-column">
      <style:table-column-properties style:column-width="3.868cm" style:rel-column-width="14238*"/>
    </style:style>
    <style:style style:name="Таблица8.B" style:family="table-column">
      <style:table-column-properties style:column-width="3.676cm" style:rel-column-width="13531*"/>
    </style:style>
    <style:style style:name="Таблица8.C" style:family="table-column">
      <style:table-column-properties style:column-width="10.259cm" style:rel-column-width="37766*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801cm" table:align="margins"/>
    </style:style>
    <style:style style:name="Таблица7.A" style:family="table-column">
      <style:table-column-properties style:column-width="3.868cm" style:rel-column-width="14238*"/>
    </style:style>
    <style:style style:name="Таблица7.B" style:family="table-column">
      <style:table-column-properties style:column-width="3.676cm" style:rel-column-width="13531*"/>
    </style:style>
    <style:style style:name="Таблица7.C" style:family="table-column">
      <style:table-column-properties style:column-width="10.259cm" style:rel-column-width="37766*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801cm" table:align="margins"/>
    </style:style>
    <style:style style:name="Таблица12.A" style:family="table-column">
      <style:table-column-properties style:column-width="3.866cm" style:rel-column-width="14234*"/>
    </style:style>
    <style:style style:name="Таблица12.B" style:family="table-column">
      <style:table-column-properties style:column-width="3.676cm" style:rel-column-width="13532*"/>
    </style:style>
    <style:style style:name="Таблица12.C" style:family="table-column">
      <style:table-column-properties style:column-width="4.56cm" style:rel-column-width="16786*"/>
    </style:style>
    <style:style style:name="Таблица12.D" style:family="table-column">
      <style:table-column-properties style:column-width="0.106cm" style:rel-column-width="389*"/>
    </style:style>
    <style:style style:name="Таблица12.E" style:family="table-column">
      <style:table-column-properties style:column-width="5.593cm" style:rel-column-width="20594*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801cm" table:align="margins"/>
    </style:style>
    <style:style style:name="Таблица11.A" style:family="table-column">
      <style:table-column-properties style:column-width="3.207cm" style:rel-column-width="11805*"/>
    </style:style>
    <style:style style:name="Таблица11.B" style:family="table-column">
      <style:table-column-properties style:column-width="3.087cm" style:rel-column-width="11364*"/>
    </style:style>
    <style:style style:name="Таблица11.C" style:family="table-column">
      <style:table-column-properties style:column-width="11.508cm" style:rel-column-width="42366*"/>
    </style:style>
    <style:style style:name="Таблица11.1" style:family="table-row">
      <style:table-row-properties fo:keep-together="always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801cm" table:align="margins"/>
    </style:style>
    <style:style style:name="Таблица14.A" style:family="table-column">
      <style:table-column-properties style:column-width="3.196cm" style:rel-column-width="11766*"/>
    </style:style>
    <style:style style:name="Таблица14.B" style:family="table-column">
      <style:table-column-properties style:column-width="3.09cm" style:rel-column-width="11377*"/>
    </style:style>
    <style:style style:name="Таблица14.C" style:family="table-column">
      <style:table-column-properties style:column-width="11.515cm" style:rel-column-width="42392*"/>
    </style:style>
    <style:style style:name="Таблица14.1" style:family="table-row">
      <style:table-row-properties fo:keep-together="always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801cm" table:align="margins"/>
    </style:style>
    <style:style style:name="Таблица15.A" style:family="table-column">
      <style:table-column-properties style:column-width="3.196cm" style:rel-column-width="11766*"/>
    </style:style>
    <style:style style:name="Таблица15.B" style:family="table-column">
      <style:table-column-properties style:column-width="3.09cm" style:rel-column-width="11377*"/>
    </style:style>
    <style:style style:name="Таблица15.C" style:family="table-column">
      <style:table-column-properties style:column-width="11.515cm" style:rel-column-width="42392*"/>
    </style:style>
    <style:style style:name="Таблица15.1" style:family="table-row">
      <style:table-row-properties fo:keep-together="always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.801cm" table:align="margins"/>
    </style:style>
    <style:style style:name="Таблица17.A" style:family="table-column">
      <style:table-column-properties style:column-width="3.196cm" style:rel-column-width="11766*"/>
    </style:style>
    <style:style style:name="Таблица17.B" style:family="table-column">
      <style:table-column-properties style:column-width="3.09cm" style:rel-column-width="11377*"/>
    </style:style>
    <style:style style:name="Таблица17.C" style:family="table-column">
      <style:table-column-properties style:column-width="11.515cm" style:rel-column-width="42392*"/>
    </style:style>
    <style:style style:name="Таблица17.1" style:family="table-row">
      <style:table-row-properties fo:keep-together="always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801cm" table:align="margins"/>
    </style:style>
    <style:style style:name="Таблица18.A" style:family="table-column">
      <style:table-column-properties style:column-width="3.194cm" style:rel-column-width="11760*"/>
    </style:style>
    <style:style style:name="Таблица18.B" style:family="table-column">
      <style:table-column-properties style:column-width="3.09cm" style:rel-column-width="11377*"/>
    </style:style>
    <style:style style:name="Таблица18.C" style:family="table-column">
      <style:table-column-properties style:column-width="11.516cm" style:rel-column-width="42398*"/>
    </style:style>
    <style:style style:name="Таблица18.1" style:family="table-row">
      <style:table-row-properties fo:keep-together="always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.801cm" table:align="margins"/>
    </style:style>
    <style:style style:name="Таблица20.A" style:family="table-column">
      <style:table-column-properties style:column-width="3.196cm" style:rel-column-width="11766*"/>
    </style:style>
    <style:style style:name="Таблица20.B" style:family="table-column">
      <style:table-column-properties style:column-width="3.09cm" style:rel-column-width="11377*"/>
    </style:style>
    <style:style style:name="Таблица20.C" style:family="table-column">
      <style:table-column-properties style:column-width="11.515cm" style:rel-column-width="42392*"/>
    </style:style>
    <style:style style:name="Таблица20.1" style:family="table-row">
      <style:table-row-properties fo:keep-together="always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.801cm" table:align="margins"/>
    </style:style>
    <style:style style:name="Таблица22.A" style:family="table-column">
      <style:table-column-properties style:column-width="3.196cm" style:rel-column-width="11766*"/>
    </style:style>
    <style:style style:name="Таблица22.B" style:family="table-column">
      <style:table-column-properties style:column-width="3.09cm" style:rel-column-width="11377*"/>
    </style:style>
    <style:style style:name="Таблица22.C" style:family="table-column">
      <style:table-column-properties style:column-width="11.515cm" style:rel-column-width="42392*"/>
    </style:style>
    <style:style style:name="Таблица22.1" style:family="table-row">
      <style:table-row-properties fo:keep-together="always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C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.801cm" table:align="margins"/>
    </style:style>
    <style:style style:name="Таблица23.A" style:family="table-column">
      <style:table-column-properties style:column-width="3.196cm" style:rel-column-width="11766*"/>
    </style:style>
    <style:style style:name="Таблица23.B" style:family="table-column">
      <style:table-column-properties style:column-width="3.09cm" style:rel-column-width="11377*"/>
    </style:style>
    <style:style style:name="Таблица23.C" style:family="table-column">
      <style:table-column-properties style:column-width="11.515cm" style:rel-column-width="42392*"/>
    </style:style>
    <style:style style:name="Таблица23.1" style:family="table-row">
      <style:table-row-properties fo:keep-together="always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11_5f_ubuntu">
      <style:paragraph-properties fo:break-before="page"/>
    </style:style>
    <style:style style:name="P2" style:family="paragraph" style:parent-style-name="head11_5f_ubuntu">
      <style:paragraph-properties fo:break-before="page"/>
      <style:text-properties officeooo:rsid="003fb1c6" officeooo:paragraph-rsid="003fb1c6"/>
    </style:style>
    <style:style style:name="P3" style:family="paragraph" style:parent-style-name="head11_5f_ubuntu">
      <style:paragraph-properties fo:break-before="page"/>
      <style:text-properties officeooo:paragraph-rsid="0160ba56"/>
    </style:style>
    <style:style style:name="P4" style:family="paragraph" style:parent-style-name="Table_20_Contents">
      <style:text-properties style:font-name="Ubuntu Mono1" fo:font-size="9pt" style:font-size-asian="9pt" style:font-size-complex="9pt"/>
    </style:style>
    <style:style style:name="P5" style:family="paragraph" style:parent-style-name="Table_20_Contents">
      <style:text-properties style:font-name="Ubuntu Mono1" fo:font-size="9pt" officeooo:rsid="002a300e" officeooo:paragraph-rsid="002a300e" style:font-size-asian="9pt" style:font-size-complex="9pt"/>
    </style:style>
    <style:style style:name="P6" style:family="paragraph" style:parent-style-name="Table_20_Contents">
      <style:text-properties style:font-name="Ubuntu Mono1" fo:font-size="9pt" officeooo:rsid="002becae" officeooo:paragraph-rsid="002becae" style:font-size-asian="9pt" style:font-size-complex="9pt"/>
    </style:style>
    <style:style style:name="P7" style:family="paragraph" style:parent-style-name="Table_20_Contents">
      <style:text-properties style:font-name="Ubuntu Mono1" fo:font-size="9pt" officeooo:rsid="002becae" officeooo:paragraph-rsid="0033ee32" style:font-size-asian="9pt" style:font-size-complex="9pt"/>
    </style:style>
    <style:style style:name="P8" style:family="paragraph" style:parent-style-name="Table_20_Contents">
      <style:text-properties style:font-name="Ubuntu Mono1" fo:font-size="9pt" officeooo:rsid="002ccb22" officeooo:paragraph-rsid="002ccb22" style:font-size-asian="9pt" style:font-size-complex="9pt"/>
    </style:style>
    <style:style style:name="P9" style:family="paragraph" style:parent-style-name="Table_20_Contents">
      <style:text-properties style:font-name="Ubuntu Mono1" fo:font-size="9pt" officeooo:rsid="002d474d" officeooo:paragraph-rsid="002d474d" style:font-size-asian="9pt" style:font-size-complex="9pt"/>
    </style:style>
    <style:style style:name="P10" style:family="paragraph" style:parent-style-name="Table_20_Contents">
      <style:text-properties style:font-name="Ubuntu Mono1" fo:font-size="9pt" officeooo:rsid="002d474d" officeooo:paragraph-rsid="0033ee32" style:font-size-asian="9pt" style:font-size-complex="9pt"/>
    </style:style>
    <style:style style:name="P11" style:family="paragraph" style:parent-style-name="Table_20_Contents">
      <style:text-properties style:font-name="Ubuntu Mono1" fo:font-size="9pt" officeooo:rsid="002e44e4" officeooo:paragraph-rsid="002e44e4" style:font-size-asian="9pt" style:font-size-complex="9pt"/>
    </style:style>
    <style:style style:name="P12" style:family="paragraph" style:parent-style-name="Table_20_Contents">
      <style:text-properties style:font-name="Ubuntu Mono1" fo:font-size="9pt" officeooo:rsid="002ed41e" officeooo:paragraph-rsid="0033ee32" style:font-size-asian="9pt" style:font-size-complex="9pt"/>
    </style:style>
    <style:style style:name="P13" style:family="paragraph" style:parent-style-name="Table_20_Contents">
      <style:text-properties style:font-name="Ubuntu Mono1" fo:font-size="9pt" officeooo:rsid="00304e33" officeooo:paragraph-rsid="00304e33" style:font-size-asian="9pt" style:font-size-complex="9pt"/>
    </style:style>
    <style:style style:name="P14" style:family="paragraph" style:parent-style-name="Table_20_Contents">
      <style:text-properties style:font-name="Ubuntu Mono1" fo:font-size="9pt" officeooo:rsid="00308e1c" officeooo:paragraph-rsid="00308e1c" style:font-size-asian="9pt" style:font-size-complex="9pt"/>
    </style:style>
    <style:style style:name="P15" style:family="paragraph" style:parent-style-name="Table_20_Contents">
      <style:text-properties style:font-name="Ubuntu Mono1" fo:font-size="9pt" officeooo:rsid="003256c7" officeooo:paragraph-rsid="003256c7" style:font-size-asian="9pt" style:font-size-complex="9pt"/>
    </style:style>
    <style:style style:name="P16" style:family="paragraph" style:parent-style-name="Table_20_Contents">
      <style:text-properties style:font-name="Ubuntu Mono1" fo:font-size="9pt" officeooo:rsid="0033ee32" officeooo:paragraph-rsid="0033ee32" style:font-size-asian="9pt" style:font-size-complex="9pt"/>
    </style:style>
    <style:style style:name="P17" style:family="paragraph" style:parent-style-name="Table_20_Contents">
      <style:text-properties style:font-name="Ubuntu Mono1" fo:font-size="9pt" officeooo:rsid="0035f7c8" officeooo:paragraph-rsid="0035f7c8" style:font-size-asian="9pt" style:font-size-complex="9pt"/>
    </style:style>
    <style:style style:name="P18" style:family="paragraph" style:parent-style-name="Table_20_Contents">
      <style:text-properties style:font-name="Ubuntu Mono1" fo:font-size="9pt" officeooo:rsid="0035f7c8" officeooo:paragraph-rsid="003fb1c6" style:font-size-asian="9pt" style:font-size-complex="9pt"/>
    </style:style>
    <style:style style:name="P19" style:family="paragraph" style:parent-style-name="Table_20_Contents">
      <style:text-properties style:font-name="Ubuntu Mono1" fo:font-size="9pt" officeooo:rsid="0036a8a3" officeooo:paragraph-rsid="0036a8a3" style:font-size-asian="9pt" style:font-size-complex="9pt"/>
    </style:style>
    <style:style style:name="P20" style:family="paragraph" style:parent-style-name="Table_20_Contents">
      <style:text-properties style:font-name="Ubuntu Mono1" fo:font-size="9pt" officeooo:rsid="00386a61" officeooo:paragraph-rsid="00386a61" style:font-size-asian="9pt" style:font-size-complex="9pt"/>
    </style:style>
    <style:style style:name="P21" style:family="paragraph" style:parent-style-name="Table_20_Contents">
      <style:text-properties style:font-name="Ubuntu Mono1" fo:font-size="9pt" officeooo:rsid="00386a61" officeooo:paragraph-rsid="003fb1c6" style:font-size-asian="9pt" style:font-size-complex="9pt"/>
    </style:style>
    <style:style style:name="P22" style:family="paragraph" style:parent-style-name="Table_20_Contents">
      <style:text-properties style:font-name="Ubuntu Mono1" fo:font-size="9pt" officeooo:rsid="00387f26" officeooo:paragraph-rsid="00387f26" style:font-size-asian="9pt" style:font-size-complex="9pt"/>
    </style:style>
    <style:style style:name="P23" style:family="paragraph" style:parent-style-name="Table_20_Contents">
      <style:text-properties style:font-name="Ubuntu Mono1" fo:font-size="9pt" officeooo:rsid="00387f26" officeooo:paragraph-rsid="003fb1c6" style:font-size-asian="9pt" style:font-size-complex="9pt"/>
    </style:style>
    <style:style style:name="P24" style:family="paragraph" style:parent-style-name="Table_20_Contents">
      <style:text-properties style:font-name="Ubuntu Mono1" fo:font-size="9pt" officeooo:rsid="003fb1c6" officeooo:paragraph-rsid="003fb1c6" style:font-size-asian="9pt" style:font-size-complex="9pt"/>
    </style:style>
    <style:style style:name="P25" style:family="paragraph" style:parent-style-name="Table_20_Contents">
      <style:text-properties style:font-name="Ubuntu Mono1" fo:font-size="9pt" officeooo:rsid="00375e7b" officeooo:paragraph-rsid="00375e7b" style:font-size-asian="9pt" style:font-size-complex="9pt"/>
    </style:style>
    <style:style style:name="P26" style:family="paragraph" style:parent-style-name="Table_20_Contents">
      <style:text-properties style:font-name="Ubuntu Mono1" fo:font-size="9pt" officeooo:rsid="00375e7b" officeooo:paragraph-rsid="003fb1c6" style:font-size-asian="9pt" style:font-size-complex="9pt"/>
    </style:style>
    <style:style style:name="P27" style:family="paragraph" style:parent-style-name="Table_20_Contents">
      <style:text-properties style:font-name="Ubuntu Mono1" fo:font-size="9pt" officeooo:rsid="00408f9e" officeooo:paragraph-rsid="00408f9e" style:font-size-asian="9pt" style:font-size-complex="9pt"/>
    </style:style>
    <style:style style:name="P28" style:family="paragraph" style:parent-style-name="Table_20_Contents">
      <style:text-properties style:font-name="Ubuntu Mono1" fo:font-size="9pt" officeooo:rsid="003b5f82" officeooo:paragraph-rsid="003b5f82" style:font-size-asian="9pt" style:font-size-complex="9pt"/>
    </style:style>
    <style:style style:name="P29" style:family="paragraph" style:parent-style-name="Table_20_Contents">
      <style:text-properties style:font-name="Ubuntu Mono1" fo:font-size="9pt" officeooo:rsid="003b5f82" officeooo:paragraph-rsid="003fb1c6" style:font-size-asian="9pt" style:font-size-complex="9pt"/>
    </style:style>
    <style:style style:name="P30" style:family="paragraph" style:parent-style-name="Table_20_Contents">
      <style:text-properties style:font-name="Ubuntu Mono1" fo:font-size="9pt" officeooo:rsid="003b5f82" officeooo:paragraph-rsid="003fa557" style:font-size-asian="9pt" style:font-size-complex="9pt"/>
    </style:style>
    <style:style style:name="P31" style:family="paragraph" style:parent-style-name="Table_20_Contents">
      <style:text-properties style:font-name="Ubuntu Mono1" fo:font-size="9pt" officeooo:rsid="0034924a" officeooo:paragraph-rsid="0034924a" style:font-size-asian="9pt" style:font-size-complex="9pt"/>
    </style:style>
    <style:style style:name="P32" style:family="paragraph" style:parent-style-name="Table_20_Contents">
      <style:text-properties style:font-name="Ubuntu Mono1" fo:font-size="9pt" officeooo:rsid="003f205c" officeooo:paragraph-rsid="003f205c" style:font-size-asian="9pt" style:font-size-complex="9pt"/>
    </style:style>
    <style:style style:name="P33" style:family="paragraph" style:parent-style-name="Table_20_Contents">
      <style:text-properties style:font-name="Ubuntu Mono1" fo:font-size="9pt" officeooo:rsid="003f205c" officeooo:paragraph-rsid="00427435" style:font-size-asian="9pt" style:font-size-complex="9pt"/>
    </style:style>
    <style:style style:name="P34" style:family="paragraph" style:parent-style-name="Table_20_Contents">
      <style:text-properties style:font-name="Ubuntu Mono1" fo:font-size="9pt" officeooo:rsid="00398802" officeooo:paragraph-rsid="00398802" style:font-size-asian="9pt" style:font-size-complex="9pt"/>
    </style:style>
    <style:style style:name="P35" style:family="paragraph" style:parent-style-name="Table_20_Contents">
      <style:text-properties style:font-name="Ubuntu Mono1" fo:font-size="9pt" officeooo:rsid="00398802" officeooo:paragraph-rsid="003fb1c6" style:font-size-asian="9pt" style:font-size-complex="9pt"/>
    </style:style>
    <style:style style:name="P36" style:family="paragraph" style:parent-style-name="Table_20_Contents">
      <style:text-properties style:font-name="Ubuntu Mono1" fo:font-size="9pt" officeooo:rsid="003fa557" officeooo:paragraph-rsid="003fa557" style:font-size-asian="9pt" style:font-size-complex="9pt"/>
    </style:style>
    <style:style style:name="P37" style:family="paragraph" style:parent-style-name="Table_20_Contents">
      <style:text-properties style:font-name="Ubuntu Mono1" fo:font-size="9pt" officeooo:rsid="005777da" officeooo:paragraph-rsid="005777da" style:font-size-asian="9pt" style:font-size-complex="9pt"/>
    </style:style>
    <style:style style:name="P38" style:family="paragraph" style:parent-style-name="Table_20_Contents">
      <style:text-properties style:font-name="Ubuntu Mono1" fo:font-size="9pt" officeooo:rsid="003ce0de" officeooo:paragraph-rsid="003ce0de" style:font-size-asian="9pt" style:font-size-complex="9pt"/>
    </style:style>
    <style:style style:name="P39" style:family="paragraph" style:parent-style-name="Table_20_Contents">
      <style:text-properties style:font-name="Ubuntu Mono1" fo:font-size="9pt" officeooo:rsid="00427435" officeooo:paragraph-rsid="00427435" style:font-size-asian="9pt" style:font-size-complex="9pt"/>
    </style:style>
    <style:style style:name="P40" style:family="paragraph" style:parent-style-name="Table_20_Contents">
      <style:text-properties style:font-name="Ubuntu Mono1" fo:font-size="9pt" officeooo:rsid="003d56f0" officeooo:paragraph-rsid="003d56f0" style:font-size-asian="9pt" style:font-size-complex="9pt"/>
    </style:style>
    <style:style style:name="P41" style:family="paragraph" style:parent-style-name="Table_20_Contents">
      <style:text-properties style:font-name="Ubuntu Mono1" fo:font-size="9pt" officeooo:rsid="003d56f0" officeooo:paragraph-rsid="003fa557" style:font-size-asian="9pt" style:font-size-complex="9pt"/>
    </style:style>
    <style:style style:name="P42" style:family="paragraph" style:parent-style-name="Table_20_Contents">
      <style:text-properties style:font-name="Ubuntu Mono1" fo:font-size="9pt" officeooo:rsid="0058b088" officeooo:paragraph-rsid="0058b088" style:font-size-asian="9pt" style:font-size-complex="9pt"/>
    </style:style>
    <style:style style:name="P43" style:family="paragraph" style:parent-style-name="Table_20_Contents">
      <style:text-properties style:font-name="Ubuntu Mono1" fo:font-size="9pt" officeooo:rsid="003b02cb" officeooo:paragraph-rsid="003fb1c6" style:font-size-asian="9pt" style:font-size-complex="9pt"/>
    </style:style>
    <style:style style:name="P44" style:family="paragraph" style:parent-style-name="Table_20_Contents">
      <style:text-properties style:font-name="Ubuntu Mono1" fo:font-size="9pt" fo:font-weight="normal" officeooo:rsid="002d474d" officeooo:paragraph-rsid="002d474d" style:font-size-asian="9pt" style:font-weight-asian="normal" style:font-size-complex="9pt" style:font-weight-complex="normal"/>
    </style:style>
    <style:style style:name="P45" style:family="paragraph" style:parent-style-name="Table_20_Contents">
      <style:text-properties style:font-name="Ubuntu Mono1" officeooo:paragraph-rsid="003fb1c6"/>
    </style:style>
    <style:style style:name="P46" style:family="paragraph" style:parent-style-name="Table_20_Contents">
      <style:text-properties style:font-name="Ubuntu Mono1" officeooo:paragraph-rsid="003fa557"/>
    </style:style>
    <style:style style:name="P47" style:family="paragraph" style:parent-style-name="Table_20_Contents">
      <style:text-properties style:font-name="Ubuntu Mono1" fo:font-size="8pt" fo:font-weight="bold" officeooo:rsid="00977fcb" officeooo:paragraph-rsid="00977fcb" style:font-size-asian="8pt" style:font-weight-asian="bold" style:font-size-complex="8pt" style:font-weight-complex="bold"/>
    </style:style>
    <style:style style:name="P48" style:family="paragraph" style:parent-style-name="Table_20_Contents">
      <style:text-properties style:font-name="Ubuntu Mono1" fo:font-size="8pt" fo:font-weight="bold" officeooo:rsid="00457c6f" officeooo:paragraph-rsid="00457c6f" style:font-size-asian="8pt" style:font-weight-asian="bold" style:font-size-complex="8pt" style:font-weight-complex="bold"/>
    </style:style>
    <style:style style:name="P49" style:family="paragraph" style:parent-style-name="Table_20_Contents">
      <style:text-properties style:font-name="Ubuntu Mono1" fo:font-size="8pt" fo:font-weight="bold" officeooo:rsid="0085bd56" officeooo:paragraph-rsid="0085bd56" style:font-size-asian="8pt" style:font-weight-asian="bold" style:font-size-complex="8pt" style:font-weight-complex="bold"/>
    </style:style>
    <style:style style:name="P50" style:family="paragraph" style:parent-style-name="Table_20_Contents">
      <style:text-properties style:font-name="Ubuntu Mono1" fo:font-size="8pt" fo:font-weight="bold" officeooo:rsid="00846268" officeooo:paragraph-rsid="00846268" style:font-size-asian="8pt" style:font-weight-asian="bold" style:font-size-complex="8pt" style:font-weight-complex="bold"/>
    </style:style>
    <style:style style:name="P51" style:family="paragraph" style:parent-style-name="Table_20_Contents">
      <style:text-properties style:font-name="Ubuntu Mono1" fo:font-size="8pt" fo:font-weight="bold" officeooo:rsid="0089e2d0" officeooo:paragraph-rsid="0089e2d0" style:font-size-asian="8pt" style:font-weight-asian="bold" style:font-size-complex="8pt" style:font-weight-complex="bold"/>
    </style:style>
    <style:style style:name="P52" style:family="paragraph" style:parent-style-name="Table_20_Contents">
      <style:text-properties style:font-name="Ubuntu Mono1" fo:font-size="8pt" fo:font-weight="bold" officeooo:rsid="00a6e658" officeooo:paragraph-rsid="00a6e658" style:font-size-asian="8pt" style:font-weight-asian="bold" style:font-size-complex="8pt" style:font-weight-complex="bold"/>
    </style:style>
    <style:style style:name="P53" style:family="paragraph" style:parent-style-name="Table_20_Contents">
      <style:text-properties style:font-name="Ubuntu Mono1" fo:font-size="8pt" fo:font-weight="bold" officeooo:rsid="009a360c" officeooo:paragraph-rsid="009a360c" style:font-size-asian="8pt" style:font-weight-asian="bold" style:font-size-complex="8pt" style:font-weight-complex="bold"/>
    </style:style>
    <style:style style:name="P54" style:family="paragraph" style:parent-style-name="Table_20_Contents">
      <style:text-properties style:font-name="Ubuntu Mono1" fo:font-size="8pt" fo:font-weight="bold" officeooo:rsid="008adee6" officeooo:paragraph-rsid="008adee6" style:font-size-asian="8pt" style:font-weight-asian="bold" style:font-size-complex="8pt" style:font-weight-complex="bold"/>
    </style:style>
    <style:style style:name="P55" style:family="paragraph" style:parent-style-name="Table_20_Contents">
      <style:text-properties style:font-name="Ubuntu Mono1" fo:font-size="8pt" fo:font-weight="bold" officeooo:rsid="0044b71c" officeooo:paragraph-rsid="0044b71c" style:font-size-asian="8pt" style:font-weight-asian="bold" style:font-size-complex="8pt" style:font-weight-complex="bold"/>
    </style:style>
    <style:style style:name="P56" style:family="paragraph" style:parent-style-name="Table_20_Contents">
      <style:text-properties style:font-name="Ubuntu Mono1" fo:font-size="8pt" fo:font-weight="bold" officeooo:rsid="007fb89a" officeooo:paragraph-rsid="007fb89a" style:font-size-asian="8pt" style:font-weight-asian="bold" style:font-size-complex="8pt" style:font-weight-complex="bold"/>
    </style:style>
    <style:style style:name="P57" style:family="paragraph" style:parent-style-name="Table_20_Contents">
      <style:text-properties style:font-name="Ubuntu Mono1" fo:font-size="8pt" fo:font-weight="bold" officeooo:rsid="00a5e76b" officeooo:paragraph-rsid="00a5e76b" style:font-size-asian="8pt" style:font-weight-asian="bold" style:font-size-complex="8pt" style:font-weight-complex="bold"/>
    </style:style>
    <style:style style:name="P58" style:family="paragraph" style:parent-style-name="Table_20_Contents">
      <style:text-properties style:font-name="Ubuntu Mono1" fo:font-size="8pt" fo:font-weight="bold" officeooo:rsid="008bc956" officeooo:paragraph-rsid="008bc956" style:font-size-asian="8pt" style:font-weight-asian="bold" style:font-size-complex="8pt" style:font-weight-complex="bold"/>
    </style:style>
    <style:style style:name="P59" style:family="paragraph" style:parent-style-name="Table_20_Contents">
      <style:text-properties style:font-name="Ubuntu Mono1" fo:font-size="8pt" fo:font-weight="bold" officeooo:rsid="00974e4c" officeooo:paragraph-rsid="00974e4c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Ubuntu Mono1" fo:font-size="8pt" fo:font-weight="bold" officeooo:rsid="00a8db0c" officeooo:paragraph-rsid="00a8db0c" style:font-size-asian="8pt" style:font-weight-asian="bold" style:font-size-complex="8pt" style:font-weight-complex="bold"/>
    </style:style>
    <style:style style:name="P61" style:family="paragraph" style:parent-style-name="Table_20_Contents">
      <style:text-properties style:font-name="Ubuntu Mono1" fo:font-size="8pt" fo:font-weight="bold" officeooo:rsid="007e55b7" officeooo:paragraph-rsid="007e55b7" style:font-size-asian="8pt" style:font-weight-asian="bold" style:font-size-complex="8pt" style:font-weight-complex="bold"/>
    </style:style>
    <style:style style:name="P62" style:family="paragraph" style:parent-style-name="Table_20_Contents">
      <style:text-properties style:font-name="Ubuntu Mono1" fo:font-size="8pt" fo:font-weight="bold" officeooo:rsid="009fdb9a" officeooo:paragraph-rsid="009fdb9a" style:font-size-asian="8pt" style:font-weight-asian="bold" style:font-size-complex="8pt" style:font-weight-complex="bold"/>
    </style:style>
    <style:style style:name="P63" style:family="paragraph" style:parent-style-name="Table_20_Contents">
      <style:text-properties style:font-name="Ubuntu Mono1" fo:font-size="8pt" fo:font-weight="bold" officeooo:rsid="009f7198" officeooo:paragraph-rsid="009f7198" style:font-size-asian="8pt" style:font-weight-asian="bold" style:font-size-complex="8pt" style:font-weight-complex="bold"/>
    </style:style>
    <style:style style:name="P64" style:family="paragraph" style:parent-style-name="Table_20_Contents">
      <style:text-properties style:font-name="Ubuntu Mono1" fo:font-size="8pt" fo:font-weight="bold" officeooo:rsid="0058fdfa" officeooo:paragraph-rsid="0058fdfa" style:font-size-asian="8pt" style:font-weight-asian="bold" style:font-size-complex="8pt" style:font-weight-complex="bold"/>
    </style:style>
    <style:style style:name="P65" style:family="paragraph" style:parent-style-name="Table_20_Contents">
      <style:text-properties style:font-name="Ubuntu Mono1" fo:font-size="8pt" fo:font-weight="bold" officeooo:rsid="0059b3ae" officeooo:paragraph-rsid="0059b3ae" style:font-size-asian="8pt" style:font-weight-asian="bold" style:font-size-complex="8pt" style:font-weight-complex="bold"/>
    </style:style>
    <style:style style:name="P66" style:family="paragraph" style:parent-style-name="Table_20_Contents">
      <style:text-properties style:font-name="Ubuntu Mono1" fo:font-size="8pt" fo:font-weight="bold" officeooo:rsid="007e82ab" officeooo:paragraph-rsid="007e82ab" style:font-size-asian="8pt" style:font-weight-asian="bold" style:font-size-complex="8pt" style:font-weight-complex="bold"/>
    </style:style>
    <style:style style:name="P67" style:family="paragraph" style:parent-style-name="Table_20_Contents">
      <style:text-properties style:font-name="Ubuntu Mono1" fo:font-size="8pt" fo:font-weight="bold" officeooo:rsid="008693b4" officeooo:paragraph-rsid="008693b4" style:font-size-asian="8pt" style:font-weight-asian="bold" style:font-size-complex="8pt" style:font-weight-complex="bold"/>
    </style:style>
    <style:style style:name="P68" style:family="paragraph" style:parent-style-name="Table_20_Contents">
      <style:text-properties style:font-name="Ubuntu Mono1" fo:font-size="8pt" fo:font-weight="bold" officeooo:rsid="0082ad77" officeooo:paragraph-rsid="0082ad77" style:font-size-asian="8pt" style:font-weight-asian="bold" style:font-size-complex="8pt" style:font-weight-complex="bold"/>
    </style:style>
    <style:style style:name="P69" style:family="paragraph" style:parent-style-name="Table_20_Contents">
      <style:text-properties style:font-name="Ubuntu Mono1" fo:font-size="8pt" fo:font-weight="bold" officeooo:rsid="00645d92" officeooo:paragraph-rsid="00645d92" style:font-size-asian="8pt" style:font-weight-asian="bold" style:font-size-complex="8pt" style:font-weight-complex="bold"/>
    </style:style>
    <style:style style:name="P70" style:family="paragraph" style:parent-style-name="Table_20_Contents">
      <style:text-properties style:font-name="Ubuntu Mono1" fo:font-size="8pt" fo:font-weight="bold" officeooo:rsid="006a0421" officeooo:paragraph-rsid="006a0421" style:font-size-asian="8pt" style:font-weight-asian="bold" style:font-size-complex="8pt" style:font-weight-complex="bold"/>
    </style:style>
    <style:style style:name="P71" style:family="paragraph" style:parent-style-name="Table_20_Contents">
      <style:text-properties style:font-name="Ubuntu Mono1" fo:font-size="8pt" fo:font-weight="bold" officeooo:rsid="005d97ac" officeooo:paragraph-rsid="005d97ac" style:font-size-asian="8pt" style:font-weight-asian="bold" style:font-size-complex="8pt" style:font-weight-complex="bold"/>
    </style:style>
    <style:style style:name="P72" style:family="paragraph" style:parent-style-name="Table_20_Contents">
      <style:text-properties style:font-name="Ubuntu Mono1" fo:font-size="8pt" fo:font-weight="bold" officeooo:rsid="005ac202" officeooo:paragraph-rsid="005ac202" style:font-size-asian="8pt" style:font-weight-asian="bold" style:font-size-complex="8pt" style:font-weight-complex="bold"/>
    </style:style>
    <style:style style:name="P73" style:family="paragraph" style:parent-style-name="Table_20_Contents">
      <style:text-properties style:font-name="Ubuntu Mono1" fo:font-size="8pt" fo:font-weight="bold" officeooo:rsid="006331ae" officeooo:paragraph-rsid="006331ae" style:font-size-asian="8pt" style:font-weight-asian="bold" style:font-size-complex="8pt" style:font-weight-complex="bold"/>
    </style:style>
    <style:style style:name="P74" style:family="paragraph" style:parent-style-name="Table_20_Contents">
      <style:text-properties style:font-name="Ubuntu Mono1" fo:font-size="8pt" fo:font-weight="bold" officeooo:rsid="005df052" officeooo:paragraph-rsid="005df052" style:font-size-asian="8pt" style:font-weight-asian="bold" style:font-size-complex="8pt" style:font-weight-complex="bold"/>
    </style:style>
    <style:style style:name="P75" style:family="paragraph" style:parent-style-name="Table_20_Contents">
      <style:text-properties style:font-name="Ubuntu Mono1" fo:font-size="8pt" fo:font-weight="bold" officeooo:rsid="0067bacf" officeooo:paragraph-rsid="0067bacf" style:font-size-asian="8pt" style:font-weight-asian="bold" style:font-size-complex="8pt" style:font-weight-complex="bold"/>
    </style:style>
    <style:style style:name="P76" style:family="paragraph" style:parent-style-name="Table_20_Contents">
      <style:text-properties style:font-name="Ubuntu Mono1" fo:font-size="8pt" fo:font-weight="bold" officeooo:rsid="00682a9c" officeooo:paragraph-rsid="00682a9c" style:font-size-asian="8pt" style:font-weight-asian="bold" style:font-size-complex="8pt" style:font-weight-complex="bold"/>
    </style:style>
    <style:style style:name="P77" style:family="paragraph" style:parent-style-name="Table_20_Contents">
      <style:text-properties style:font-name="Ubuntu Mono1" fo:font-size="8pt" fo:font-weight="bold" officeooo:rsid="006a1990" officeooo:paragraph-rsid="006a1990" style:font-size-asian="8pt" style:font-weight-asian="bold" style:font-size-complex="8pt" style:font-weight-complex="bold"/>
    </style:style>
    <style:style style:name="P78" style:family="paragraph" style:parent-style-name="Table_20_Contents">
      <style:text-properties style:font-name="Ubuntu Mono1" fo:font-size="8pt" fo:font-weight="bold" officeooo:rsid="0065c991" officeooo:paragraph-rsid="0065c991" style:font-size-asian="8pt" style:font-weight-asian="bold" style:font-size-complex="8pt" style:font-weight-complex="bold"/>
    </style:style>
    <style:style style:name="P79" style:family="paragraph" style:parent-style-name="Table_20_Contents">
      <style:text-properties style:font-name="Ubuntu Mono1" fo:font-size="8pt" fo:font-weight="bold" officeooo:rsid="006bc8d1" officeooo:paragraph-rsid="006bc8d1" style:font-size-asian="8pt" style:font-weight-asian="bold" style:font-size-complex="8pt" style:font-weight-complex="bold"/>
    </style:style>
    <style:style style:name="P80" style:family="paragraph" style:parent-style-name="Table_20_Contents">
      <style:text-properties style:font-name="Ubuntu Mono1" fo:font-size="8pt" fo:font-weight="bold" officeooo:rsid="006fe9ec" officeooo:paragraph-rsid="006fe9ec" style:font-size-asian="8pt" style:font-weight-asian="bold" style:font-size-complex="8pt" style:font-weight-complex="bold"/>
    </style:style>
    <style:style style:name="P81" style:family="paragraph" style:parent-style-name="Table_20_Contents">
      <style:text-properties style:font-name="Ubuntu Mono1" fo:font-size="8pt" style:font-size-asian="8pt" style:font-size-complex="8pt"/>
    </style:style>
    <style:style style:name="P82" style:family="paragraph" style:parent-style-name="Table_20_Contents">
      <style:text-properties style:font-name="Ubuntu Mono1" fo:font-size="8pt" officeooo:rsid="005ac202" officeooo:paragraph-rsid="005ac202" style:font-size-asian="8pt" style:font-size-complex="8pt"/>
    </style:style>
    <style:style style:name="P83" style:family="paragraph" style:parent-style-name="Table_20_Contents">
      <style:text-properties style:font-name="Ubuntu Mono1" fo:font-size="8pt" officeooo:rsid="005ac202" officeooo:paragraph-rsid="0060edfc" style:font-size-asian="8pt" style:font-size-complex="8pt"/>
    </style:style>
    <style:style style:name="P84" style:family="paragraph" style:parent-style-name="Table_20_Contents">
      <style:text-properties style:font-name="Ubuntu Mono1" fo:font-size="8pt" officeooo:rsid="00977fcb" officeooo:paragraph-rsid="00977fcb" style:font-size-asian="8pt" style:font-size-complex="8pt"/>
    </style:style>
    <style:style style:name="P85" style:family="paragraph" style:parent-style-name="Table_20_Contents">
      <style:text-properties style:font-name="Ubuntu Mono1" fo:font-size="8pt" officeooo:rsid="00457c6f" officeooo:paragraph-rsid="00457c6f" style:font-size-asian="8pt" style:font-size-complex="8pt"/>
    </style:style>
    <style:style style:name="P86" style:family="paragraph" style:parent-style-name="Table_20_Contents">
      <style:text-properties style:font-name="Ubuntu Mono1" fo:font-size="8pt" officeooo:rsid="0085bd56" officeooo:paragraph-rsid="0085bd56" style:font-size-asian="8pt" style:font-size-complex="8pt"/>
    </style:style>
    <style:style style:name="P87" style:family="paragraph" style:parent-style-name="Table_20_Contents">
      <style:text-properties style:font-name="Ubuntu Mono1" fo:font-size="8pt" officeooo:rsid="00846268" officeooo:paragraph-rsid="00846268" style:font-size-asian="8pt" style:font-size-complex="8pt"/>
    </style:style>
    <style:style style:name="P88" style:family="paragraph" style:parent-style-name="Table_20_Contents">
      <style:text-properties style:font-name="Ubuntu Mono1" fo:font-size="8pt" officeooo:rsid="00846268" officeooo:paragraph-rsid="00943117" style:font-size-asian="8pt" style:font-size-complex="8pt"/>
    </style:style>
    <style:style style:name="P89" style:family="paragraph" style:parent-style-name="Table_20_Contents">
      <style:text-properties style:font-name="Ubuntu Mono1" fo:font-size="8pt" officeooo:rsid="0089e2d0" officeooo:paragraph-rsid="0089e2d0" style:font-size-asian="8pt" style:font-size-complex="8pt"/>
    </style:style>
    <style:style style:name="P90" style:family="paragraph" style:parent-style-name="Table_20_Contents">
      <style:text-properties style:font-name="Ubuntu Mono1" fo:font-size="8pt" officeooo:rsid="00a6e658" officeooo:paragraph-rsid="00a6e658" style:font-size-asian="8pt" style:font-size-complex="8pt"/>
    </style:style>
    <style:style style:name="P91" style:family="paragraph" style:parent-style-name="Table_20_Contents">
      <style:text-properties style:font-name="Ubuntu Mono1" fo:font-size="8pt" officeooo:rsid="009a360c" officeooo:paragraph-rsid="009a360c" style:font-size-asian="8pt" style:font-size-complex="8pt"/>
    </style:style>
    <style:style style:name="P92" style:family="paragraph" style:parent-style-name="Table_20_Contents">
      <style:text-properties style:font-name="Ubuntu Mono1" fo:font-size="8pt" officeooo:rsid="008adee6" officeooo:paragraph-rsid="008adee6" style:font-size-asian="8pt" style:font-size-complex="8pt"/>
    </style:style>
    <style:style style:name="P93" style:family="paragraph" style:parent-style-name="Table_20_Contents">
      <style:text-properties style:font-name="Ubuntu Mono1" fo:font-size="8pt" officeooo:rsid="0044b71c" officeooo:paragraph-rsid="0044b71c" style:font-size-asian="8pt" style:font-size-complex="8pt"/>
    </style:style>
    <style:style style:name="P94" style:family="paragraph" style:parent-style-name="Table_20_Contents">
      <style:text-properties style:font-name="Ubuntu Mono1" fo:font-size="8pt" officeooo:rsid="007fb89a" officeooo:paragraph-rsid="007fb89a" style:font-size-asian="8pt" style:font-size-complex="8pt"/>
    </style:style>
    <style:style style:name="P95" style:family="paragraph" style:parent-style-name="Table_20_Contents">
      <style:text-properties style:font-name="Ubuntu Mono1" fo:font-size="8pt" officeooo:rsid="00a5e76b" officeooo:paragraph-rsid="00a5e76b" style:font-size-asian="8pt" style:font-size-complex="8pt"/>
    </style:style>
    <style:style style:name="P96" style:family="paragraph" style:parent-style-name="Table_20_Contents">
      <style:text-properties style:font-name="Ubuntu Mono1" fo:font-size="8pt" officeooo:rsid="008bc956" officeooo:paragraph-rsid="008bc956" style:font-size-asian="8pt" style:font-size-complex="8pt"/>
    </style:style>
    <style:style style:name="P97" style:family="paragraph" style:parent-style-name="Table_20_Contents">
      <style:text-properties style:font-name="Ubuntu Mono1" fo:font-size="8pt" officeooo:rsid="00974e4c" officeooo:paragraph-rsid="00974e4c" style:font-size-asian="8pt" style:font-size-complex="8pt"/>
    </style:style>
    <style:style style:name="P98" style:family="paragraph" style:parent-style-name="Table_20_Contents">
      <style:text-properties style:font-name="Ubuntu Mono1" fo:font-size="8pt" officeooo:rsid="00974e4c" officeooo:paragraph-rsid="00abd7a2" style:font-size-asian="8pt" style:font-size-complex="8pt"/>
    </style:style>
    <style:style style:name="P99" style:family="paragraph" style:parent-style-name="Table_20_Contents">
      <style:text-properties style:font-name="Ubuntu Mono1" fo:font-size="8pt" officeooo:rsid="00a8db0c" officeooo:paragraph-rsid="00a8db0c" style:font-size-asian="8pt" style:font-size-complex="8pt"/>
    </style:style>
    <style:style style:name="P100" style:family="paragraph" style:parent-style-name="Table_20_Contents">
      <style:text-properties style:font-name="Ubuntu Mono1" fo:font-size="8pt" officeooo:rsid="007e55b7" officeooo:paragraph-rsid="007e55b7" style:font-size-asian="8pt" style:font-size-complex="8pt"/>
    </style:style>
    <style:style style:name="P101" style:family="paragraph" style:parent-style-name="Table_20_Contents">
      <style:text-properties style:font-name="Ubuntu Mono1" fo:font-size="8pt" officeooo:rsid="009fdb9a" officeooo:paragraph-rsid="009fdb9a" style:font-size-asian="8pt" style:font-size-complex="8pt"/>
    </style:style>
    <style:style style:name="P102" style:family="paragraph" style:parent-style-name="Table_20_Contents">
      <style:text-properties style:font-name="Ubuntu Mono1" fo:font-size="8pt" officeooo:rsid="009f7198" officeooo:paragraph-rsid="009f7198" style:font-size-asian="8pt" style:font-size-complex="8pt"/>
    </style:style>
    <style:style style:name="P103" style:family="paragraph" style:parent-style-name="Table_20_Contents">
      <style:text-properties style:font-name="Ubuntu Mono1" fo:font-size="8pt" officeooo:rsid="0058fdfa" officeooo:paragraph-rsid="0058fdfa" style:font-size-asian="8pt" style:font-size-complex="8pt"/>
    </style:style>
    <style:style style:name="P104" style:family="paragraph" style:parent-style-name="Table_20_Contents">
      <style:text-properties style:font-name="Ubuntu Mono1" fo:font-size="8pt" officeooo:rsid="0059b3ae" officeooo:paragraph-rsid="0059b3ae" style:font-size-asian="8pt" style:font-size-complex="8pt"/>
    </style:style>
    <style:style style:name="P105" style:family="paragraph" style:parent-style-name="Table_20_Contents">
      <style:text-properties style:font-name="Ubuntu Mono1" fo:font-size="8pt" officeooo:rsid="007e82ab" officeooo:paragraph-rsid="007e82ab" style:font-size-asian="8pt" style:font-size-complex="8pt"/>
    </style:style>
    <style:style style:name="P106" style:family="paragraph" style:parent-style-name="Table_20_Contents">
      <style:text-properties style:font-name="Ubuntu Mono1" fo:font-size="8pt" officeooo:rsid="008693b4" officeooo:paragraph-rsid="008693b4" style:font-size-asian="8pt" style:font-size-complex="8pt"/>
    </style:style>
    <style:style style:name="P107" style:family="paragraph" style:parent-style-name="Table_20_Contents">
      <style:text-properties style:font-name="Ubuntu Mono1" fo:font-size="8pt" officeooo:rsid="0082ad77" officeooo:paragraph-rsid="0082ad77" style:font-size-asian="8pt" style:font-size-complex="8pt"/>
    </style:style>
    <style:style style:name="P108" style:family="paragraph" style:parent-style-name="Table_20_Contents">
      <style:text-properties style:font-name="Ubuntu Mono1" fo:font-size="8pt" officeooo:rsid="0082ad77" officeooo:paragraph-rsid="00943117" style:font-size-asian="8pt" style:font-size-complex="8pt"/>
    </style:style>
    <style:style style:name="P109" style:family="paragraph" style:parent-style-name="Table_20_Contents">
      <style:text-properties style:font-name="Ubuntu Mono1" fo:font-size="8pt" officeooo:rsid="009b7b39" officeooo:paragraph-rsid="009b7b39" style:font-size-asian="8pt" style:font-size-complex="8pt"/>
    </style:style>
    <style:style style:name="P110" style:family="paragraph" style:parent-style-name="Table_20_Contents">
      <style:text-properties style:font-name="Ubuntu Mono1" fo:font-size="8pt" officeooo:rsid="004730ec" officeooo:paragraph-rsid="004730ec" style:font-size-asian="8pt" style:font-size-complex="8pt"/>
    </style:style>
    <style:style style:name="P111" style:family="paragraph" style:parent-style-name="Table_20_Contents">
      <style:text-properties style:font-name="Ubuntu Mono1" fo:font-size="8pt" officeooo:rsid="0044c0de" officeooo:paragraph-rsid="0044c0de" style:font-size-asian="8pt" style:font-size-complex="8pt"/>
    </style:style>
    <style:style style:name="P112" style:family="paragraph" style:parent-style-name="Table_20_Contents">
      <style:text-properties style:font-name="Ubuntu Mono1" fo:font-size="8pt" officeooo:rsid="0080d242" officeooo:paragraph-rsid="0080d242" style:font-size-asian="8pt" style:font-size-complex="8pt"/>
    </style:style>
    <style:style style:name="P113" style:family="paragraph" style:parent-style-name="Table_20_Contents">
      <style:text-properties style:font-name="Ubuntu Mono1" fo:font-size="8pt" officeooo:rsid="00943117" officeooo:paragraph-rsid="00943117" style:font-size-asian="8pt" style:font-size-complex="8pt"/>
    </style:style>
    <style:style style:name="P114" style:family="paragraph" style:parent-style-name="Table_20_Contents">
      <style:text-properties style:font-name="Ubuntu Mono1" fo:font-size="8pt" officeooo:rsid="009607d9" officeooo:paragraph-rsid="009607d9" style:font-size-asian="8pt" style:font-size-complex="8pt"/>
    </style:style>
    <style:style style:name="P115" style:family="paragraph" style:parent-style-name="Table_20_Contents">
      <style:text-properties style:font-name="Ubuntu Mono1" fo:font-size="8pt" officeooo:rsid="0096aa0e" officeooo:paragraph-rsid="0096aa0e" style:font-size-asian="8pt" style:font-size-complex="8pt"/>
    </style:style>
    <style:style style:name="P116" style:family="paragraph" style:parent-style-name="Table_20_Contents">
      <style:text-properties style:font-name="Ubuntu Mono1" fo:font-size="8pt" officeooo:rsid="009b8fa0" officeooo:paragraph-rsid="009b8fa0" style:font-size-asian="8pt" style:font-size-complex="8pt"/>
    </style:style>
    <style:style style:name="P117" style:family="paragraph" style:parent-style-name="Table_20_Contents">
      <style:text-properties style:font-name="Ubuntu Mono1" fo:font-size="8pt" officeooo:paragraph-rsid="00abd7a2" style:font-size-asian="8pt" style:font-size-complex="8pt"/>
    </style:style>
    <style:style style:name="P118" style:family="paragraph" style:parent-style-name="Table_20_Contents">
      <style:text-properties style:font-name="Ubuntu Mono1" fo:font-size="8pt" officeooo:rsid="00b30222" officeooo:paragraph-rsid="00b30222" style:font-size-asian="8pt" style:font-size-complex="8pt"/>
    </style:style>
    <style:style style:name="P119" style:family="paragraph" style:parent-style-name="Table_20_Contents">
      <style:text-properties style:font-name="Ubuntu Mono1" fo:font-size="8pt" officeooo:rsid="00b5fcd4" officeooo:paragraph-rsid="00b5fcd4" style:font-size-asian="8pt" style:font-size-complex="8pt"/>
    </style:style>
    <style:style style:name="P120" style:family="paragraph" style:parent-style-name="Table_20_Contents">
      <style:text-properties style:font-name="Ubuntu Mono1" fo:font-size="8pt" officeooo:rsid="00b476a3" officeooo:paragraph-rsid="00b476a3" style:font-size-asian="8pt" style:font-size-complex="8pt"/>
    </style:style>
    <style:style style:name="P121" style:family="paragraph" style:parent-style-name="Table_20_Contents">
      <style:text-properties style:font-name="Ubuntu Mono1" fo:font-size="8pt" officeooo:rsid="00ae572b" officeooo:paragraph-rsid="00ae572b" style:font-size-asian="8pt" style:font-size-complex="8pt"/>
    </style:style>
    <style:style style:name="P122" style:family="paragraph" style:parent-style-name="Table_20_Contents">
      <style:text-properties style:font-name="Ubuntu Mono1" fo:font-size="8pt" officeooo:rsid="00baf30d" officeooo:paragraph-rsid="00baf30d" style:font-size-asian="8pt" style:font-size-complex="8pt"/>
    </style:style>
    <style:style style:name="P123" style:family="paragraph" style:parent-style-name="Table_20_Contents">
      <style:text-properties style:font-name="Ubuntu Mono1" fo:font-size="8pt" officeooo:rsid="00aa82dd" officeooo:paragraph-rsid="00aa82dd" style:font-size-asian="8pt" style:font-size-complex="8pt"/>
    </style:style>
    <style:style style:name="P124" style:family="paragraph" style:parent-style-name="Table_20_Contents">
      <style:text-properties style:font-name="Ubuntu Mono1" fo:font-size="8pt" officeooo:rsid="00b7e8fb" officeooo:paragraph-rsid="00b7e8fb" style:font-size-asian="8pt" style:font-size-complex="8pt"/>
    </style:style>
    <style:style style:name="P125" style:family="paragraph" style:parent-style-name="Table_20_Contents">
      <style:text-properties style:font-name="Ubuntu Mono1" fo:font-size="8pt" officeooo:rsid="009e8d52" officeooo:paragraph-rsid="009e8d52" style:font-size-asian="8pt" style:font-size-complex="8pt"/>
    </style:style>
    <style:style style:name="P126" style:family="paragraph" style:parent-style-name="Table_20_Contents">
      <style:text-properties style:font-name="Ubuntu Mono1" fo:font-size="8pt" officeooo:rsid="00b37cc8" officeooo:paragraph-rsid="00b37cc8" style:font-size-asian="8pt" style:font-size-complex="8pt"/>
    </style:style>
    <style:style style:name="P127" style:family="paragraph" style:parent-style-name="Table_20_Contents">
      <style:text-properties style:font-name="Ubuntu Mono1" fo:font-size="8pt" officeooo:rsid="00b90ff4" officeooo:paragraph-rsid="00b90ff4" style:font-size-asian="8pt" style:font-size-complex="8pt"/>
    </style:style>
    <style:style style:name="P128" style:family="paragraph" style:parent-style-name="Table_20_Contents">
      <style:text-properties style:font-name="Ubuntu Mono1" fo:font-size="8pt" officeooo:rsid="00adfc65" officeooo:paragraph-rsid="00adfc65" style:font-size-asian="8pt" style:font-size-complex="8pt"/>
    </style:style>
    <style:style style:name="P129" style:family="paragraph" style:parent-style-name="Table_20_Contents">
      <style:text-properties style:font-name="Ubuntu Mono1" fo:font-size="8pt" officeooo:rsid="00b1c416" officeooo:paragraph-rsid="00b1c416" style:font-size-asian="8pt" style:font-size-complex="8pt"/>
    </style:style>
    <style:style style:name="P130" style:family="paragraph" style:parent-style-name="Table_20_Contents">
      <style:text-properties style:font-name="Ubuntu Mono1" fo:font-size="8pt" officeooo:rsid="00b3d06f" officeooo:paragraph-rsid="00b3d06f" style:font-size-asian="8pt" style:font-size-complex="8pt"/>
    </style:style>
    <style:style style:name="P131" style:family="paragraph" style:parent-style-name="Table_20_Contents">
      <style:text-properties style:font-name="Ubuntu Mono1" fo:font-size="8pt" officeooo:rsid="009beb90" officeooo:paragraph-rsid="009beb90" style:font-size-asian="8pt" style:font-size-complex="8pt"/>
    </style:style>
    <style:style style:name="P132" style:family="paragraph" style:parent-style-name="Table_20_Contents">
      <style:text-properties style:font-name="Ubuntu Mono1" fo:font-size="8pt" officeooo:rsid="009d1465" officeooo:paragraph-rsid="009d1465" style:font-size-asian="8pt" style:font-size-complex="8pt"/>
    </style:style>
    <style:style style:name="P133" style:family="paragraph" style:parent-style-name="Table_20_Contents">
      <style:text-properties style:font-name="Ubuntu Mono1" fo:font-size="8pt" officeooo:rsid="00afefec" officeooo:paragraph-rsid="00afefec" style:font-size-asian="8pt" style:font-size-complex="8pt"/>
    </style:style>
    <style:style style:name="P134" style:family="paragraph" style:parent-style-name="Table_20_Contents">
      <style:text-properties style:font-name="Ubuntu Mono1" fo:font-size="8pt" officeooo:rsid="00aac0c7" officeooo:paragraph-rsid="00aac0c7" style:font-size-asian="8pt" style:font-size-complex="8pt"/>
    </style:style>
    <style:style style:name="P135" style:family="paragraph" style:parent-style-name="Table_20_Contents">
      <style:text-properties style:font-name="Ubuntu Mono1" fo:font-size="8pt" officeooo:rsid="00b3824c" officeooo:paragraph-rsid="00b3824c" style:font-size-asian="8pt" style:font-size-complex="8pt"/>
    </style:style>
    <style:style style:name="P136" style:family="paragraph" style:parent-style-name="Table_20_Contents">
      <style:text-properties style:font-name="Ubuntu Mono1" fo:font-size="8pt" officeooo:rsid="00bafdce" officeooo:paragraph-rsid="00bafdce" style:font-size-asian="8pt" style:font-size-complex="8pt"/>
    </style:style>
    <style:style style:name="P137" style:family="paragraph" style:parent-style-name="Table_20_Contents">
      <style:text-properties style:font-name="Ubuntu Mono1" fo:font-size="8pt" officeooo:rsid="00bc203f" officeooo:paragraph-rsid="00bc203f" style:font-size-asian="8pt" style:font-size-complex="8pt"/>
    </style:style>
    <style:style style:name="P138" style:family="paragraph" style:parent-style-name="Table_20_Contents">
      <style:text-properties style:font-name="Ubuntu Mono1" fo:font-size="8pt" officeooo:rsid="00ccfa14" officeooo:paragraph-rsid="00ccfa14" style:font-size-asian="8pt" style:font-size-complex="8pt"/>
    </style:style>
    <style:style style:name="P139" style:family="paragraph" style:parent-style-name="Table_20_Contents">
      <style:text-properties style:font-name="Ubuntu Mono1" fo:font-size="8pt" officeooo:rsid="00ced6bc" officeooo:paragraph-rsid="00ced6bc" style:font-size-asian="8pt" style:font-size-complex="8pt"/>
    </style:style>
    <style:style style:name="P140" style:family="paragraph" style:parent-style-name="Table_20_Contents">
      <style:text-properties style:font-name="Ubuntu Mono1" fo:font-size="8pt" officeooo:rsid="00d1eaae" officeooo:paragraph-rsid="00d1eaae" style:font-size-asian="8pt" style:font-size-complex="8pt"/>
    </style:style>
    <style:style style:name="P141" style:family="paragraph" style:parent-style-name="Table_20_Contents">
      <style:text-properties style:font-name="Ubuntu Mono1" fo:font-size="8pt" officeooo:rsid="00c0ab1a" officeooo:paragraph-rsid="00c0ab1a" style:font-size-asian="8pt" style:font-size-complex="8pt"/>
    </style:style>
    <style:style style:name="P142" style:family="paragraph" style:parent-style-name="Table_20_Contents">
      <style:text-properties style:font-name="Ubuntu Mono1" fo:font-size="8pt" officeooo:rsid="00d02314" officeooo:paragraph-rsid="00d02314" style:font-size-asian="8pt" style:font-size-complex="8pt"/>
    </style:style>
    <style:style style:name="P143" style:family="paragraph" style:parent-style-name="Table_20_Contents">
      <style:text-properties style:font-name="Ubuntu Mono1" fo:font-size="8pt" officeooo:rsid="00645d92" officeooo:paragraph-rsid="00645d92" style:font-size-asian="8pt" style:font-size-complex="8pt"/>
    </style:style>
    <style:style style:name="P144" style:family="paragraph" style:parent-style-name="Table_20_Contents">
      <style:text-properties style:font-name="Ubuntu Mono1" fo:font-size="8pt" officeooo:rsid="006a0421" officeooo:paragraph-rsid="006a0421" style:font-size-asian="8pt" style:font-size-complex="8pt"/>
    </style:style>
    <style:style style:name="P145" style:family="paragraph" style:parent-style-name="Table_20_Contents">
      <style:text-properties style:font-name="Ubuntu Mono1" fo:font-size="8pt" officeooo:rsid="005d97ac" officeooo:paragraph-rsid="005d97ac" style:font-size-asian="8pt" style:font-size-complex="8pt"/>
    </style:style>
    <style:style style:name="P146" style:family="paragraph" style:parent-style-name="Table_20_Contents">
      <style:text-properties style:font-name="Ubuntu Mono1" fo:font-size="8pt" officeooo:rsid="006331ae" officeooo:paragraph-rsid="006331ae" style:font-size-asian="8pt" style:font-size-complex="8pt"/>
    </style:style>
    <style:style style:name="P147" style:family="paragraph" style:parent-style-name="Table_20_Contents">
      <style:text-properties style:font-name="Ubuntu Mono1" fo:font-size="8pt" officeooo:rsid="005df052" officeooo:paragraph-rsid="005df052" style:font-size-asian="8pt" style:font-size-complex="8pt"/>
    </style:style>
    <style:style style:name="P148" style:family="paragraph" style:parent-style-name="Table_20_Contents">
      <style:text-properties style:font-name="Ubuntu Mono1" fo:font-size="8pt" officeooo:rsid="005df052" officeooo:paragraph-rsid="012a48ca" style:font-size-asian="8pt" style:font-size-complex="8pt"/>
    </style:style>
    <style:style style:name="P149" style:family="paragraph" style:parent-style-name="Table_20_Contents">
      <style:text-properties style:font-name="Ubuntu Mono1" fo:font-size="8pt" officeooo:rsid="005df052" officeooo:paragraph-rsid="012b1149" style:font-size-asian="8pt" style:font-size-complex="8pt"/>
    </style:style>
    <style:style style:name="P150" style:family="paragraph" style:parent-style-name="Table_20_Contents">
      <style:text-properties style:font-name="Ubuntu Mono1" fo:font-size="8pt" officeooo:rsid="0067bacf" officeooo:paragraph-rsid="0067bacf" style:font-size-asian="8pt" style:font-size-complex="8pt"/>
    </style:style>
    <style:style style:name="P151" style:family="paragraph" style:parent-style-name="Table_20_Contents">
      <style:text-properties style:font-name="Ubuntu Mono1" fo:font-size="8pt" officeooo:rsid="00682a9c" officeooo:paragraph-rsid="00682a9c" style:font-size-asian="8pt" style:font-size-complex="8pt"/>
    </style:style>
    <style:style style:name="P152" style:family="paragraph" style:parent-style-name="Table_20_Contents">
      <style:text-properties style:font-name="Ubuntu Mono1" fo:font-size="8pt" officeooo:rsid="006a1990" officeooo:paragraph-rsid="006a1990" style:font-size-asian="8pt" style:font-size-complex="8pt"/>
    </style:style>
    <style:style style:name="P153" style:family="paragraph" style:parent-style-name="Table_20_Contents">
      <style:text-properties style:font-name="Ubuntu Mono1" fo:font-size="8pt" officeooo:rsid="0065c991" officeooo:paragraph-rsid="0065c991" style:font-size-asian="8pt" style:font-size-complex="8pt"/>
    </style:style>
    <style:style style:name="P154" style:family="paragraph" style:parent-style-name="Table_20_Contents">
      <style:text-properties style:font-name="Ubuntu Mono1" fo:font-size="8pt" officeooo:rsid="006bc8d1" officeooo:paragraph-rsid="006bc8d1" style:font-size-asian="8pt" style:font-size-complex="8pt"/>
    </style:style>
    <style:style style:name="P155" style:family="paragraph" style:parent-style-name="Table_20_Contents">
      <style:text-properties style:font-name="Ubuntu Mono1" fo:font-size="8pt" officeooo:rsid="005c2343" officeooo:paragraph-rsid="005c2343" style:font-size-asian="8pt" style:font-size-complex="8pt"/>
    </style:style>
    <style:style style:name="P156" style:family="paragraph" style:parent-style-name="Table_20_Contents">
      <style:text-properties style:font-name="Ubuntu Mono1" fo:font-size="8pt" officeooo:rsid="0060edfc" officeooo:paragraph-rsid="0060edfc" style:font-size-asian="8pt" style:font-size-complex="8pt"/>
    </style:style>
    <style:style style:name="P157" style:family="paragraph" style:parent-style-name="Table_20_Contents">
      <style:text-properties style:font-name="Ubuntu Mono1" fo:font-size="8pt" officeooo:rsid="006fe9ec" officeooo:paragraph-rsid="006fe9ec" style:font-size-asian="8pt" style:font-size-complex="8pt"/>
    </style:style>
    <style:style style:name="P158" style:family="paragraph" style:parent-style-name="Table_20_Contents">
      <style:text-properties style:font-name="Ubuntu Mono1" fo:font-size="8pt" officeooo:rsid="00629c8f" officeooo:paragraph-rsid="00629c8f" style:font-size-asian="8pt" style:font-size-complex="8pt"/>
    </style:style>
    <style:style style:name="P159" style:family="paragraph" style:parent-style-name="Table_20_Contents">
      <style:text-properties style:font-name="Ubuntu Mono1" fo:font-size="8pt" officeooo:rsid="0061c73e" officeooo:paragraph-rsid="0061c73e" style:font-size-asian="8pt" style:font-size-complex="8pt"/>
    </style:style>
    <style:style style:name="P160" style:family="paragraph" style:parent-style-name="Table_20_Contents">
      <style:text-properties style:font-name="Ubuntu Mono1" fo:font-size="8pt" officeooo:rsid="006dc44c" officeooo:paragraph-rsid="006dc44c" style:font-size-asian="8pt" style:font-size-complex="8pt"/>
    </style:style>
    <style:style style:name="P161" style:family="paragraph" style:parent-style-name="Table_20_Contents">
      <style:text-properties style:font-name="Ubuntu Mono1" fo:font-size="8pt" officeooo:rsid="006e1a66" officeooo:paragraph-rsid="006e1a66" style:font-size-asian="8pt" style:font-size-complex="8pt"/>
    </style:style>
    <style:style style:name="P162" style:family="paragraph" style:parent-style-name="Table_20_Contents">
      <style:text-properties style:font-name="Ubuntu Mono1" fo:font-size="8pt" officeooo:rsid="005d4170" officeooo:paragraph-rsid="005d4170" style:font-size-asian="8pt" style:font-size-complex="8pt"/>
    </style:style>
    <style:style style:name="P163" style:family="paragraph" style:parent-style-name="Table_20_Contents">
      <style:text-properties style:font-name="Ubuntu Mono1" fo:font-size="8pt" officeooo:paragraph-rsid="006fe9ec" style:font-size-asian="8pt" style:font-size-complex="8pt"/>
    </style:style>
    <style:style style:name="P164" style:family="paragraph" style:parent-style-name="Table_20_Contents">
      <style:text-properties style:font-name="Ubuntu Mono1" fo:font-size="8pt" officeooo:rsid="014aa7d8" officeooo:paragraph-rsid="014aa7d8" style:font-size-asian="8pt" style:font-size-complex="8pt"/>
    </style:style>
    <style:style style:name="P165" style:family="paragraph" style:parent-style-name="Table_20_Contents">
      <style:text-properties style:font-name="Ubuntu Mono1" fo:font-size="8pt" officeooo:rsid="014aa7d8" officeooo:paragraph-rsid="01551fdd" style:font-size-asian="8pt" style:font-size-complex="8pt"/>
    </style:style>
    <style:style style:name="P166" style:family="paragraph" style:parent-style-name="Table_20_Contents">
      <style:text-properties style:font-name="Ubuntu Mono1" fo:font-size="8pt" officeooo:rsid="014aa7d8" officeooo:paragraph-rsid="01ae0867" style:font-size-asian="8pt" style:font-size-complex="8pt"/>
    </style:style>
    <style:style style:name="P167" style:family="paragraph" style:parent-style-name="Table_20_Contents">
      <style:text-properties style:font-name="Ubuntu Mono1" fo:font-size="8pt" officeooo:rsid="014bd4e9" officeooo:paragraph-rsid="014bd4e9" style:font-size-asian="8pt" style:font-size-complex="8pt"/>
    </style:style>
    <style:style style:name="P168" style:family="paragraph" style:parent-style-name="Table_20_Contents">
      <style:text-properties style:font-name="Ubuntu Mono1" fo:font-size="8pt" officeooo:rsid="014d3676" officeooo:paragraph-rsid="014d3676" style:font-size-asian="8pt" style:font-size-complex="8pt"/>
    </style:style>
    <style:style style:name="P169" style:family="paragraph" style:parent-style-name="Table_20_Contents">
      <style:text-properties style:font-name="Ubuntu Mono1" fo:font-size="8pt" officeooo:rsid="014d8c82" officeooo:paragraph-rsid="014d8c82" style:font-size-asian="8pt" style:font-size-complex="8pt"/>
    </style:style>
    <style:style style:name="P170" style:family="paragraph" style:parent-style-name="Table_20_Contents">
      <style:text-properties style:font-name="Ubuntu Mono1" fo:font-size="8pt" officeooo:rsid="014e0c98" officeooo:paragraph-rsid="014e0c98" style:font-size-asian="8pt" style:font-size-complex="8pt"/>
    </style:style>
    <style:style style:name="P171" style:family="paragraph" style:parent-style-name="Table_20_Contents">
      <style:text-properties style:font-name="Ubuntu Mono1" fo:font-size="8pt" officeooo:rsid="014e0c98" officeooo:paragraph-rsid="01551fdd" style:font-size-asian="8pt" style:font-size-complex="8pt"/>
    </style:style>
    <style:style style:name="P172" style:family="paragraph" style:parent-style-name="Table_20_Contents">
      <style:text-properties style:font-name="Ubuntu Mono1" fo:font-size="8pt" officeooo:rsid="014e0c98" officeooo:paragraph-rsid="0173fb24" style:font-size-asian="8pt" style:font-size-complex="8pt"/>
    </style:style>
    <style:style style:name="P173" style:family="paragraph" style:parent-style-name="Table_20_Contents">
      <style:text-properties style:font-name="Ubuntu Mono1" fo:font-size="8pt" officeooo:rsid="014e0c98" officeooo:paragraph-rsid="01ae0867" style:font-size-asian="8pt" style:font-size-complex="8pt"/>
    </style:style>
    <style:style style:name="P174" style:family="paragraph" style:parent-style-name="Table_20_Contents">
      <style:text-properties style:font-name="Ubuntu Mono1" fo:font-size="8pt" officeooo:rsid="014f4d95" officeooo:paragraph-rsid="014f4d95" style:font-size-asian="8pt" style:font-size-complex="8pt"/>
    </style:style>
    <style:style style:name="P175" style:family="paragraph" style:parent-style-name="Table_20_Contents">
      <style:text-properties style:font-name="Ubuntu Mono1" fo:font-size="8pt" officeooo:rsid="01505161" officeooo:paragraph-rsid="01505161" style:font-size-asian="8pt" style:font-size-complex="8pt"/>
    </style:style>
    <style:style style:name="P176" style:family="paragraph" style:parent-style-name="Table_20_Contents">
      <style:text-properties style:font-name="Ubuntu Mono1" fo:font-size="8pt" officeooo:rsid="0150ec8c" officeooo:paragraph-rsid="0150ec8c" style:font-size-asian="8pt" style:font-size-complex="8pt"/>
    </style:style>
    <style:style style:name="P177" style:family="paragraph" style:parent-style-name="Table_20_Contents">
      <style:text-properties style:font-name="Ubuntu Mono1" fo:font-size="8pt" officeooo:rsid="0150ec8c" officeooo:paragraph-rsid="01551fdd" style:font-size-asian="8pt" style:font-size-complex="8pt"/>
    </style:style>
    <style:style style:name="P178" style:family="paragraph" style:parent-style-name="Table_20_Contents">
      <style:text-properties style:font-name="Ubuntu Mono1" fo:font-size="8pt" officeooo:rsid="0150ec8c" officeooo:paragraph-rsid="016a307f" style:font-size-asian="8pt" style:font-size-complex="8pt"/>
    </style:style>
    <style:style style:name="P179" style:family="paragraph" style:parent-style-name="Table_20_Contents">
      <style:text-properties style:font-name="Ubuntu Mono1" fo:font-size="8pt" officeooo:rsid="0150ec8c" officeooo:paragraph-rsid="016d9909" style:font-size-asian="8pt" style:font-size-complex="8pt"/>
    </style:style>
    <style:style style:name="P180" style:family="paragraph" style:parent-style-name="Table_20_Contents">
      <style:text-properties style:font-name="Ubuntu Mono1" fo:font-size="8pt" officeooo:rsid="0150ec8c" officeooo:paragraph-rsid="0174066b" style:font-size-asian="8pt" style:font-size-complex="8pt"/>
    </style:style>
    <style:style style:name="P181" style:family="paragraph" style:parent-style-name="Table_20_Contents">
      <style:text-properties style:font-name="Ubuntu Mono1" fo:font-size="8pt" officeooo:rsid="0150ec8c" officeooo:paragraph-rsid="0180eadd" style:font-size-asian="8pt" style:font-size-complex="8pt"/>
    </style:style>
    <style:style style:name="P182" style:family="paragraph" style:parent-style-name="Table_20_Contents">
      <style:text-properties style:font-name="Ubuntu Mono1" fo:font-size="8pt" officeooo:rsid="0150ec8c" officeooo:paragraph-rsid="01903dc3" style:font-size-asian="8pt" style:font-size-complex="8pt"/>
    </style:style>
    <style:style style:name="P183" style:family="paragraph" style:parent-style-name="Table_20_Contents">
      <style:text-properties style:font-name="Ubuntu Mono1" fo:font-size="8pt" officeooo:rsid="0150ec8c" officeooo:paragraph-rsid="01ae0867" style:font-size-asian="8pt" style:font-size-complex="8pt"/>
    </style:style>
    <style:style style:name="P184" style:family="paragraph" style:parent-style-name="Table_20_Contents">
      <style:text-properties style:font-name="Ubuntu Mono1" fo:font-size="8pt" officeooo:rsid="0150ec8c" officeooo:paragraph-rsid="01af4066" style:font-size-asian="8pt" style:font-size-complex="8pt"/>
    </style:style>
    <style:style style:name="P185" style:family="paragraph" style:parent-style-name="Table_20_Contents">
      <style:text-properties style:font-name="Ubuntu Mono1" fo:font-size="8pt" officeooo:rsid="01522b65" officeooo:paragraph-rsid="01522b65" style:font-size-asian="8pt" style:font-size-complex="8pt"/>
    </style:style>
    <style:style style:name="P186" style:family="paragraph" style:parent-style-name="Table_20_Contents">
      <style:text-properties style:font-name="Ubuntu Mono1" fo:font-size="8pt" officeooo:rsid="01522b65" officeooo:paragraph-rsid="01551fdd" style:font-size-asian="8pt" style:font-size-complex="8pt"/>
    </style:style>
    <style:style style:name="P187" style:family="paragraph" style:parent-style-name="Table_20_Contents">
      <style:text-properties style:font-name="Ubuntu Mono1" fo:font-size="8pt" officeooo:rsid="01522b65" officeooo:paragraph-rsid="01903dc3" style:font-size-asian="8pt" style:font-size-complex="8pt"/>
    </style:style>
    <style:style style:name="P188" style:family="paragraph" style:parent-style-name="Table_20_Contents">
      <style:text-properties style:font-name="Ubuntu Mono1" fo:font-size="8pt" officeooo:rsid="01522b65" officeooo:paragraph-rsid="0190457a" style:font-size-asian="8pt" style:font-size-complex="8pt"/>
    </style:style>
    <style:style style:name="P189" style:family="paragraph" style:parent-style-name="Table_20_Contents">
      <style:text-properties style:font-name="Ubuntu Mono1" fo:font-size="8pt" officeooo:rsid="016c2f72" officeooo:paragraph-rsid="016c2f72" style:font-size-asian="8pt" style:font-size-complex="8pt"/>
    </style:style>
    <style:style style:name="P190" style:family="paragraph" style:parent-style-name="Table_20_Contents">
      <style:text-properties style:font-name="Ubuntu Mono1" fo:font-size="8pt" officeooo:rsid="016d9909" officeooo:paragraph-rsid="016d9909" style:font-size-asian="8pt" style:font-size-complex="8pt"/>
    </style:style>
    <style:style style:name="P191" style:family="paragraph" style:parent-style-name="Table_20_Contents">
      <style:text-properties style:font-name="Ubuntu Mono1" fo:font-size="8pt" officeooo:rsid="016d9909" officeooo:paragraph-rsid="0190457a" style:font-size-asian="8pt" style:font-size-complex="8pt"/>
    </style:style>
    <style:style style:name="P192" style:family="paragraph" style:parent-style-name="Table_20_Contents">
      <style:text-properties style:font-name="Ubuntu Mono1" fo:font-size="8pt" officeooo:rsid="016f20bc" officeooo:paragraph-rsid="016f20bc" style:font-size-asian="8pt" style:font-size-complex="8pt"/>
    </style:style>
    <style:style style:name="P193" style:family="paragraph" style:parent-style-name="Table_20_Contents">
      <style:text-properties style:font-name="Ubuntu Mono1" fo:font-size="8pt" officeooo:rsid="016f20bc" officeooo:paragraph-rsid="0174066b" style:font-size-asian="8pt" style:font-size-complex="8pt"/>
    </style:style>
    <style:style style:name="P194" style:family="paragraph" style:parent-style-name="Table_20_Contents">
      <style:text-properties style:font-name="Ubuntu Mono1" fo:font-size="8pt" officeooo:rsid="017eac0c" officeooo:paragraph-rsid="017eac0c" style:font-size-asian="8pt" style:font-size-complex="8pt"/>
    </style:style>
    <style:style style:name="P195" style:family="paragraph" style:parent-style-name="Table_20_Contents">
      <style:text-properties style:font-name="Ubuntu Mono1" fo:font-size="8pt" officeooo:rsid="01705061" officeooo:paragraph-rsid="01705061" style:font-size-asian="8pt" style:font-size-complex="8pt"/>
    </style:style>
    <style:style style:name="P196" style:family="paragraph" style:parent-style-name="Table_20_Contents">
      <style:text-properties style:font-name="Ubuntu Mono1" fo:font-size="8pt" officeooo:rsid="0173fb24" officeooo:paragraph-rsid="0173fb24" style:font-size-asian="8pt" style:font-size-complex="8pt"/>
    </style:style>
    <style:style style:name="P197" style:family="paragraph" style:parent-style-name="Table_20_Contents">
      <style:text-properties style:font-name="Ubuntu Mono1" fo:font-size="8pt" officeooo:rsid="0173fb24" officeooo:paragraph-rsid="0185358f" style:font-size-asian="8pt" style:font-size-complex="8pt"/>
    </style:style>
    <style:style style:name="P198" style:family="paragraph" style:parent-style-name="Table_20_Contents">
      <style:text-properties style:font-name="Ubuntu Mono1" fo:font-size="8pt" officeooo:rsid="017540a8" officeooo:paragraph-rsid="017540a8" style:font-size-asian="8pt" style:font-size-complex="8pt"/>
    </style:style>
    <style:style style:name="P199" style:family="paragraph" style:parent-style-name="Table_20_Contents">
      <style:text-properties style:font-name="Ubuntu Mono1" fo:font-size="8pt" officeooo:rsid="0174066b" officeooo:paragraph-rsid="0174066b" style:font-size-asian="8pt" style:font-size-complex="8pt"/>
    </style:style>
    <style:style style:name="P200" style:family="paragraph" style:parent-style-name="Table_20_Contents">
      <style:text-properties style:font-name="Ubuntu Mono1" fo:font-size="8pt" officeooo:rsid="017f26d1" officeooo:paragraph-rsid="017f26d1" style:font-size-asian="8pt" style:font-size-complex="8pt"/>
    </style:style>
    <style:style style:name="P201" style:family="paragraph" style:parent-style-name="Table_20_Contents">
      <style:text-properties style:font-name="Ubuntu Mono1" fo:font-size="8pt" officeooo:rsid="0181c4c8" officeooo:paragraph-rsid="0181c4c8" style:font-size-asian="8pt" style:font-size-complex="8pt"/>
    </style:style>
    <style:style style:name="P202" style:family="paragraph" style:parent-style-name="Table_20_Contents">
      <style:text-properties style:font-name="Ubuntu Mono1" fo:font-size="8pt" officeooo:rsid="0177a4e2" officeooo:paragraph-rsid="0177a4e2" style:font-size-asian="8pt" style:font-size-complex="8pt"/>
    </style:style>
    <style:style style:name="P203" style:family="paragraph" style:parent-style-name="Table_20_Contents">
      <style:text-properties style:font-name="Ubuntu Mono1" fo:font-size="8pt" officeooo:rsid="0177a4e2" officeooo:paragraph-rsid="0185358f" style:font-size-asian="8pt" style:font-size-complex="8pt"/>
    </style:style>
    <style:style style:name="P204" style:family="paragraph" style:parent-style-name="Table_20_Contents">
      <style:text-properties style:font-name="Ubuntu Mono1" fo:font-size="8pt" officeooo:rsid="0177a4e2" officeooo:paragraph-rsid="019a1b38" style:font-size-asian="8pt" style:font-size-complex="8pt"/>
    </style:style>
    <style:style style:name="P205" style:family="paragraph" style:parent-style-name="Table_20_Contents">
      <style:text-properties style:font-name="Ubuntu Mono1" fo:font-size="8pt" officeooo:rsid="0176c958" officeooo:paragraph-rsid="0176c958" style:font-size-asian="8pt" style:font-size-complex="8pt"/>
    </style:style>
    <style:style style:name="P206" style:family="paragraph" style:parent-style-name="Table_20_Contents">
      <style:text-properties style:font-name="Ubuntu Mono1" fo:font-size="8pt" officeooo:rsid="01724a79" officeooo:paragraph-rsid="01724a79" style:font-size-asian="8pt" style:font-size-complex="8pt"/>
    </style:style>
    <style:style style:name="P207" style:family="paragraph" style:parent-style-name="Table_20_Contents">
      <style:text-properties style:font-name="Ubuntu Mono1" fo:font-size="8pt" officeooo:rsid="017b4e0d" officeooo:paragraph-rsid="017b4e0d" style:font-size-asian="8pt" style:font-size-complex="8pt"/>
    </style:style>
    <style:style style:name="P208" style:family="paragraph" style:parent-style-name="Table_20_Contents">
      <style:text-properties style:font-name="Ubuntu Mono1" fo:font-size="8pt" officeooo:rsid="017a1058" officeooo:paragraph-rsid="017a1058" style:font-size-asian="8pt" style:font-size-complex="8pt"/>
    </style:style>
    <style:style style:name="P209" style:family="paragraph" style:parent-style-name="Table_20_Contents">
      <style:text-properties style:font-name="Ubuntu Mono1" fo:font-size="8pt" officeooo:rsid="0180eadd" officeooo:paragraph-rsid="0180eadd" style:font-size-asian="8pt" style:font-size-complex="8pt"/>
    </style:style>
    <style:style style:name="P210" style:family="paragraph" style:parent-style-name="Table_20_Contents">
      <style:text-properties style:font-name="Ubuntu Mono1" fo:font-size="8pt" officeooo:rsid="0185358f" officeooo:paragraph-rsid="0185358f" style:font-size-asian="8pt" style:font-size-complex="8pt"/>
    </style:style>
    <style:style style:name="P211" style:family="paragraph" style:parent-style-name="Table_20_Contents">
      <style:text-properties style:font-name="Ubuntu Mono1" fo:font-size="8pt" officeooo:rsid="0185358f" officeooo:paragraph-rsid="018e5573" style:font-size-asian="8pt" style:font-size-complex="8pt"/>
    </style:style>
    <style:style style:name="P212" style:family="paragraph" style:parent-style-name="Table_20_Contents">
      <style:text-properties style:font-name="Ubuntu Mono1" fo:font-size="8pt" officeooo:rsid="0186d08c" officeooo:paragraph-rsid="0186d08c" style:font-size-asian="8pt" style:font-size-complex="8pt"/>
    </style:style>
    <style:style style:name="P213" style:family="paragraph" style:parent-style-name="Table_20_Contents">
      <style:text-properties style:font-name="Ubuntu Mono1" fo:font-size="8pt" officeooo:rsid="0186d08c" officeooo:paragraph-rsid="018e8f06" style:font-size-asian="8pt" style:font-size-complex="8pt"/>
    </style:style>
    <style:style style:name="P214" style:family="paragraph" style:parent-style-name="Table_20_Contents">
      <style:text-properties style:font-name="Ubuntu Mono1" fo:font-size="8pt" officeooo:rsid="0186d08c" officeooo:paragraph-rsid="019a1b38" style:font-size-asian="8pt" style:font-size-complex="8pt"/>
    </style:style>
    <style:style style:name="P215" style:family="paragraph" style:parent-style-name="Table_20_Contents">
      <style:text-properties style:font-name="Ubuntu Mono1" fo:font-size="8pt" officeooo:rsid="01874483" officeooo:paragraph-rsid="01874483" style:font-size-asian="8pt" style:font-size-complex="8pt"/>
    </style:style>
    <style:style style:name="P216" style:family="paragraph" style:parent-style-name="Table_20_Contents">
      <style:text-properties style:font-name="Ubuntu Mono1" fo:font-size="8pt" officeooo:rsid="0188509a" officeooo:paragraph-rsid="0188509a" style:font-size-asian="8pt" style:font-size-complex="8pt"/>
    </style:style>
    <style:style style:name="P217" style:family="paragraph" style:parent-style-name="Table_20_Contents">
      <style:text-properties style:font-name="Ubuntu Mono1" fo:font-size="8pt" officeooo:rsid="0189fb8b" officeooo:paragraph-rsid="0189fb8b" style:font-size-asian="8pt" style:font-size-complex="8pt"/>
    </style:style>
    <style:style style:name="P218" style:family="paragraph" style:parent-style-name="Table_20_Contents">
      <style:text-properties style:font-name="Ubuntu Mono1" fo:font-size="8pt" officeooo:rsid="0189fb8b" officeooo:paragraph-rsid="018e8f06" style:font-size-asian="8pt" style:font-size-complex="8pt"/>
    </style:style>
    <style:style style:name="P219" style:family="paragraph" style:parent-style-name="Table_20_Contents">
      <style:text-properties style:font-name="Ubuntu Mono1" fo:font-size="8pt" officeooo:rsid="018c586b" officeooo:paragraph-rsid="018c586b" style:font-size-asian="8pt" style:font-size-complex="8pt"/>
    </style:style>
    <style:style style:name="P220" style:family="paragraph" style:parent-style-name="Table_20_Contents">
      <style:text-properties style:font-name="Ubuntu Mono1" fo:font-size="8pt" officeooo:rsid="018c586b" officeooo:paragraph-rsid="018e8f06" style:font-size-asian="8pt" style:font-size-complex="8pt"/>
    </style:style>
    <style:style style:name="P221" style:family="paragraph" style:parent-style-name="Table_20_Contents">
      <style:text-properties style:font-name="Ubuntu Mono1" fo:font-size="8pt" officeooo:rsid="018c586b" officeooo:paragraph-rsid="01966cc7" style:font-size-asian="8pt" style:font-size-complex="8pt"/>
    </style:style>
    <style:style style:name="P222" style:family="paragraph" style:parent-style-name="Table_20_Contents">
      <style:text-properties style:font-name="Ubuntu Mono1" fo:font-size="8pt" officeooo:rsid="018e5573" officeooo:paragraph-rsid="018e5573" style:font-size-asian="8pt" style:font-size-complex="8pt"/>
    </style:style>
    <style:style style:name="P223" style:family="paragraph" style:parent-style-name="Table_20_Contents">
      <style:text-properties style:font-name="Ubuntu Mono1" fo:font-size="8pt" officeooo:rsid="018e8f06" officeooo:paragraph-rsid="018e8f06" style:font-size-asian="8pt" style:font-size-complex="8pt"/>
    </style:style>
    <style:style style:name="P224" style:family="paragraph" style:parent-style-name="Table_20_Contents">
      <style:text-properties style:font-name="Ubuntu Mono1" fo:font-size="8pt" officeooo:rsid="01903dc3" officeooo:paragraph-rsid="01903dc3" style:font-size-asian="8pt" style:font-size-complex="8pt"/>
    </style:style>
    <style:style style:name="P225" style:family="paragraph" style:parent-style-name="Table_20_Contents">
      <style:text-properties style:font-name="Ubuntu Mono1" fo:font-size="8pt" officeooo:rsid="01903dc3" officeooo:paragraph-rsid="0190457a" style:font-size-asian="8pt" style:font-size-complex="8pt"/>
    </style:style>
    <style:style style:name="P226" style:family="paragraph" style:parent-style-name="Table_20_Contents">
      <style:text-properties style:font-name="Ubuntu Mono1" fo:font-size="8pt" officeooo:rsid="0190457a" officeooo:paragraph-rsid="0190457a" style:font-size-asian="8pt" style:font-size-complex="8pt"/>
    </style:style>
    <style:style style:name="P227" style:family="paragraph" style:parent-style-name="Table_20_Contents">
      <style:text-properties style:font-name="Ubuntu Mono1" fo:font-size="8pt" officeooo:rsid="018bae7f" officeooo:paragraph-rsid="018bae7f" style:font-size-asian="8pt" style:font-size-complex="8pt"/>
    </style:style>
    <style:style style:name="P228" style:family="paragraph" style:parent-style-name="Table_20_Contents">
      <style:text-properties style:font-name="Ubuntu Mono1" fo:font-size="8pt" officeooo:rsid="01937042" officeooo:paragraph-rsid="01966cc7" style:font-size-asian="8pt" style:font-size-complex="8pt"/>
    </style:style>
    <style:style style:name="P229" style:family="paragraph" style:parent-style-name="Table_20_Contents">
      <style:text-properties style:font-name="Ubuntu Mono1" fo:font-size="8pt" officeooo:rsid="01937042" officeooo:paragraph-rsid="01937042" style:font-size-asian="8pt" style:font-size-complex="8pt"/>
    </style:style>
    <style:style style:name="P230" style:family="paragraph" style:parent-style-name="Table_20_Contents">
      <style:text-properties style:font-name="Ubuntu Mono1" fo:font-size="8pt" officeooo:rsid="01937042" officeooo:paragraph-rsid="01a98b4f" style:font-size-asian="8pt" style:font-size-complex="8pt"/>
    </style:style>
    <style:style style:name="P231" style:family="paragraph" style:parent-style-name="Table_20_Contents">
      <style:text-properties style:font-name="Ubuntu Mono1" fo:font-size="8pt" officeooo:rsid="019a8953" officeooo:paragraph-rsid="019a8953" style:font-size-asian="8pt" style:font-size-complex="8pt"/>
    </style:style>
    <style:style style:name="P232" style:family="paragraph" style:parent-style-name="Table_20_Contents">
      <style:text-properties style:font-name="Ubuntu Mono1" fo:font-size="8pt" officeooo:rsid="019be53c" officeooo:paragraph-rsid="019be53c" style:font-size-asian="8pt" style:font-size-complex="8pt"/>
    </style:style>
    <style:style style:name="P233" style:family="paragraph" style:parent-style-name="Table_20_Contents">
      <style:text-properties style:font-name="Ubuntu Mono1" fo:font-size="8pt" officeooo:rsid="019a1b38" officeooo:paragraph-rsid="019a1b38" style:font-size-asian="8pt" style:font-size-complex="8pt"/>
    </style:style>
    <style:style style:name="P234" style:family="paragraph" style:parent-style-name="Table_20_Contents">
      <style:text-properties style:font-name="Ubuntu Mono1" fo:font-size="8pt" officeooo:rsid="019d938c" officeooo:paragraph-rsid="01a0f949" style:font-size-asian="8pt" style:font-size-complex="8pt"/>
    </style:style>
    <style:style style:name="P235" style:family="paragraph" style:parent-style-name="Table_20_Contents">
      <style:text-properties style:font-name="Ubuntu Mono1" fo:font-size="8pt" officeooo:rsid="019d938c" officeooo:paragraph-rsid="019d938c" style:font-size-asian="8pt" style:font-size-complex="8pt"/>
    </style:style>
    <style:style style:name="P236" style:family="paragraph" style:parent-style-name="Table_20_Contents">
      <style:text-properties style:font-name="Ubuntu Mono1" fo:font-size="8pt" officeooo:rsid="01a0f949" officeooo:paragraph-rsid="01a0f949" style:font-size-asian="8pt" style:font-size-complex="8pt"/>
    </style:style>
    <style:style style:name="P237" style:family="paragraph" style:parent-style-name="Table_20_Contents">
      <style:text-properties style:font-name="Ubuntu Mono1" fo:font-size="8pt" officeooo:rsid="019d12ef" officeooo:paragraph-rsid="019d12ef" style:font-size-asian="8pt" style:font-size-complex="8pt"/>
    </style:style>
    <style:style style:name="P238" style:family="paragraph" style:parent-style-name="Table_20_Contents">
      <style:text-properties style:font-name="Ubuntu Mono1" fo:font-size="8pt" officeooo:rsid="019f3be8" officeooo:paragraph-rsid="019f3be8" style:font-size-asian="8pt" style:font-size-complex="8pt"/>
    </style:style>
    <style:style style:name="P239" style:family="paragraph" style:parent-style-name="Table_20_Contents">
      <style:text-properties style:font-name="Ubuntu Mono1" fo:font-size="8pt" officeooo:rsid="01a26d00" officeooo:paragraph-rsid="01a26d00" style:font-size-asian="8pt" style:font-size-complex="8pt"/>
    </style:style>
    <style:style style:name="P240" style:family="paragraph" style:parent-style-name="Table_20_Contents">
      <style:text-properties style:font-name="Ubuntu Mono1" fo:font-size="8pt" officeooo:rsid="01a26d00" officeooo:paragraph-rsid="01a4e997" style:font-size-asian="8pt" style:font-size-complex="8pt"/>
    </style:style>
    <style:style style:name="P241" style:family="paragraph" style:parent-style-name="Table_20_Contents">
      <style:text-properties style:font-name="Ubuntu Mono1" fo:font-size="8pt" officeooo:rsid="01a3941b" officeooo:paragraph-rsid="01a3941b" style:font-size-asian="8pt" style:font-size-complex="8pt"/>
    </style:style>
    <style:style style:name="P242" style:family="paragraph" style:parent-style-name="Table_20_Contents">
      <style:text-properties style:font-name="Ubuntu Mono1" fo:font-size="8pt" officeooo:rsid="01a3941b" officeooo:paragraph-rsid="01a4e997" style:font-size-asian="8pt" style:font-size-complex="8pt"/>
    </style:style>
    <style:style style:name="P243" style:family="paragraph" style:parent-style-name="Table_20_Contents">
      <style:text-properties style:font-name="Ubuntu Mono1" fo:font-size="8pt" officeooo:rsid="01a4e997" officeooo:paragraph-rsid="01a4e997" style:font-size-asian="8pt" style:font-size-complex="8pt"/>
    </style:style>
    <style:style style:name="P244" style:family="paragraph" style:parent-style-name="Table_20_Contents">
      <style:text-properties style:font-name="Ubuntu Mono1" fo:font-size="8pt" officeooo:rsid="01a55b82" officeooo:paragraph-rsid="01a55b82" style:font-size-asian="8pt" style:font-size-complex="8pt"/>
    </style:style>
    <style:style style:name="P245" style:family="paragraph" style:parent-style-name="Table_20_Contents">
      <style:text-properties style:font-name="Ubuntu Mono1" fo:font-size="8pt" officeooo:rsid="01a55b82" officeooo:paragraph-rsid="01aae440" style:font-size-asian="8pt" style:font-size-complex="8pt"/>
    </style:style>
    <style:style style:name="P246" style:family="paragraph" style:parent-style-name="Table_20_Contents">
      <style:text-properties style:font-name="Ubuntu Mono1" fo:font-size="8pt" officeooo:rsid="01a66fa8" officeooo:paragraph-rsid="01a66fa8" style:font-size-asian="8pt" style:font-size-complex="8pt"/>
    </style:style>
    <style:style style:name="P247" style:family="paragraph" style:parent-style-name="Table_20_Contents">
      <style:text-properties style:font-name="Ubuntu Mono1" fo:font-size="8pt" officeooo:rsid="01a81b40" officeooo:paragraph-rsid="01a81b40" style:font-size-asian="8pt" style:font-size-complex="8pt"/>
    </style:style>
    <style:style style:name="P248" style:family="paragraph" style:parent-style-name="Table_20_Contents">
      <style:text-properties style:font-name="Ubuntu Mono1" fo:font-size="8pt" officeooo:rsid="01a98b4f" officeooo:paragraph-rsid="01a98b4f" style:font-size-asian="8pt" style:font-size-complex="8pt"/>
    </style:style>
    <style:style style:name="P249" style:family="paragraph" style:parent-style-name="Table_20_Contents">
      <style:text-properties style:font-name="Ubuntu Mono1" fo:font-size="8pt" officeooo:rsid="019485b4" officeooo:paragraph-rsid="01966cc7" style:font-size-asian="8pt" style:font-size-complex="8pt"/>
    </style:style>
    <style:style style:name="P250" style:family="paragraph" style:parent-style-name="Table_20_Contents">
      <style:text-properties style:font-name="Ubuntu Mono1" fo:font-size="8pt" officeooo:rsid="019485b4" officeooo:paragraph-rsid="01a98b4f" style:font-size-asian="8pt" style:font-size-complex="8pt"/>
    </style:style>
    <style:style style:name="P251" style:family="paragraph" style:parent-style-name="Table_20_Contents">
      <style:text-properties style:font-name="Ubuntu Mono1" fo:font-size="8pt" officeooo:rsid="019485b4" officeooo:paragraph-rsid="019485b4" style:font-size-asian="8pt" style:font-size-complex="8pt"/>
    </style:style>
    <style:style style:name="P252" style:family="paragraph" style:parent-style-name="Table_20_Contents">
      <style:text-properties style:font-name="Ubuntu Mono1" fo:font-size="8pt" officeooo:rsid="0197fd71" officeooo:paragraph-rsid="0197fd71" style:font-size-asian="8pt" style:font-size-complex="8pt"/>
    </style:style>
    <style:style style:name="P253" style:family="paragraph" style:parent-style-name="Table_20_Contents">
      <style:text-properties style:font-name="Ubuntu Mono1" fo:font-size="8pt" officeooo:rsid="01aae440" officeooo:paragraph-rsid="01aae440" style:font-size-asian="8pt" style:font-size-complex="8pt"/>
    </style:style>
    <style:style style:name="P254" style:family="paragraph" style:parent-style-name="Table_20_Contents">
      <style:text-properties style:font-name="Ubuntu Mono1" fo:font-size="8pt" officeooo:rsid="01ac7eef" officeooo:paragraph-rsid="01ac7eef" style:font-size-asian="8pt" style:font-size-complex="8pt"/>
    </style:style>
    <style:style style:name="P255" style:family="paragraph" style:parent-style-name="Table_20_Contents">
      <style:text-properties style:font-name="Ubuntu Mono1" fo:font-size="8pt" officeooo:rsid="01ad7972" officeooo:paragraph-rsid="01ad7972" style:font-size-asian="8pt" style:font-size-complex="8pt"/>
    </style:style>
    <style:style style:name="P256" style:family="paragraph" style:parent-style-name="Table_20_Contents">
      <style:text-properties style:font-name="Ubuntu Mono1" fo:font-size="8pt" officeooo:rsid="01ae0618" officeooo:paragraph-rsid="01ae0618" style:font-size-asian="8pt" style:font-size-complex="8pt"/>
    </style:style>
    <style:style style:name="P257" style:family="paragraph" style:parent-style-name="Table_20_Contents">
      <style:text-properties style:font-name="Ubuntu Mono1" fo:font-size="8pt" officeooo:rsid="01551fdd" officeooo:paragraph-rsid="01ae0867" style:font-size-asian="8pt" style:font-size-complex="8pt"/>
    </style:style>
    <style:style style:name="P258" style:family="paragraph" style:parent-style-name="Table_20_Contents">
      <style:text-properties style:font-name="Ubuntu Mono1" fo:font-size="8pt" officeooo:rsid="01552e78" officeooo:paragraph-rsid="01ae0867" style:font-size-asian="8pt" style:font-size-complex="8pt"/>
    </style:style>
    <style:style style:name="P259" style:family="paragraph" style:parent-style-name="Table_20_Contents">
      <style:text-properties style:font-name="Ubuntu Mono1" fo:font-size="8pt" officeooo:rsid="0157268c" officeooo:paragraph-rsid="01ae0867" style:font-size-asian="8pt" style:font-size-complex="8pt"/>
    </style:style>
    <style:style style:name="P260" style:family="paragraph" style:parent-style-name="Table_20_Contents">
      <style:text-properties style:font-name="Ubuntu Mono1" fo:font-size="8pt" officeooo:rsid="01af4066" officeooo:paragraph-rsid="01af4066" style:font-size-asian="8pt" style:font-size-complex="8pt"/>
    </style:style>
    <style:style style:name="P261" style:family="paragraph" style:parent-style-name="Table_20_Contents">
      <style:text-properties style:font-name="Ubuntu Mono1" fo:font-size="8pt" officeooo:rsid="01b018b5" officeooo:paragraph-rsid="01b018b5" style:font-size-asian="8pt" style:font-size-complex="8pt"/>
    </style:style>
    <style:style style:name="P262" style:family="paragraph" style:parent-style-name="Table_20_Contents">
      <style:text-properties style:font-name="Ubuntu Mono1" fo:font-size="8pt" officeooo:rsid="01b159d7" officeooo:paragraph-rsid="01b159d7" style:font-size-asian="8pt" style:font-size-complex="8pt"/>
    </style:style>
    <style:style style:name="P263" style:family="paragraph" style:parent-style-name="Table_20_Contents">
      <style:text-properties style:font-name="Ubuntu Mono1" officeooo:paragraph-rsid="0176c958"/>
    </style:style>
    <style:style style:name="P264" style:family="paragraph" style:parent-style-name="Table_20_Contents">
      <style:text-properties officeooo:paragraph-rsid="003fa557"/>
    </style:style>
    <style:style style:name="P265" style:family="paragraph" style:parent-style-name="Table_20_Contents">
      <style:text-properties officeooo:paragraph-rsid="00386a61"/>
    </style:style>
    <style:style style:name="P266" style:family="paragraph" style:parent-style-name="Table_20_Contents">
      <style:text-properties officeooo:paragraph-rsid="003b5f82"/>
    </style:style>
    <style:style style:name="P267" style:family="paragraph" style:parent-style-name="Table_20_Contents">
      <style:text-properties officeooo:paragraph-rsid="00bf321a"/>
    </style:style>
    <style:style style:name="P268" style:family="paragraph" style:parent-style-name="Table_20_Contents">
      <style:text-properties officeooo:paragraph-rsid="009607d9"/>
    </style:style>
    <style:style style:name="P269" style:family="paragraph" style:parent-style-name="Standard">
      <style:text-properties style:font-name="Ubuntu Mono1" fo:font-size="8pt" officeooo:rsid="00762ecc" officeooo:paragraph-rsid="008bcb16" style:font-size-asian="8pt" style:font-size-complex="8pt"/>
    </style:style>
    <style:style style:name="P270" style:family="paragraph" style:parent-style-name="Standard">
      <style:text-properties style:font-name="Ubuntu Mono1" fo:font-size="9pt" officeooo:paragraph-rsid="010a8ff1" style:font-size-asian="7.84999990463257pt" style:font-size-complex="9pt"/>
    </style:style>
    <style:style style:name="P271" style:family="paragraph" style:parent-style-name="Standard">
      <style:text-properties style:font-name="Ubuntu Mono1" fo:font-size="9pt" officeooo:paragraph-rsid="00c164cc" style:font-size-asian="7.84999990463257pt" style:font-size-complex="9pt"/>
    </style:style>
    <style:style style:name="P272" style:family="paragraph" style:parent-style-name="Standard">
      <style:text-properties style:font-name="Ubuntu Mono1" fo:font-size="9pt" officeooo:paragraph-rsid="00ef6cdd" style:font-size-asian="7.84999990463257pt" style:font-size-complex="9pt"/>
    </style:style>
    <style:style style:name="P273" style:family="paragraph" style:parent-style-name="Standard">
      <style:text-properties officeooo:paragraph-rsid="01551fdd"/>
    </style:style>
    <style:style style:name="P274" style:family="paragraph" style:parent-style-name="Standard">
      <style:text-properties officeooo:paragraph-rsid="016f20bc"/>
    </style:style>
    <style:style style:name="P275" style:family="paragraph" style:parent-style-name="Standard">
      <style:text-properties officeooo:paragraph-rsid="019a1b38"/>
    </style:style>
    <style:style style:name="P276" style:family="paragraph" style:parent-style-name="Standard">
      <style:text-properties officeooo:paragraph-rsid="01b2dfa5"/>
    </style:style>
    <style:style style:name="P277" style:family="paragraph" style:parent-style-name="head11_5f_ubuntu">
      <style:text-properties style:font-name="Ubuntu Mono1" fo:font-size="10pt" officeooo:paragraph-rsid="01175c5e" style:font-size-asian="10pt" style:font-size-complex="10pt"/>
    </style:style>
    <style:style style:name="P278" style:family="paragraph" style:parent-style-name="head11_5f_ubuntu">
      <style:text-properties officeooo:paragraph-rsid="00a0d153"/>
    </style:style>
    <style:style style:name="P279" style:family="paragraph" style:parent-style-name="head11_5f_ubuntu">
      <style:text-properties officeooo:paragraph-rsid="01ae0867"/>
    </style:style>
    <style:style style:name="P280" style:family="paragraph" style:parent-style-name="ubuntu_5f_mono_5f_8">
      <style:text-properties style:font-name="Ubuntu Mono1"/>
    </style:style>
    <style:style style:name="P281" style:family="paragraph" style:parent-style-name="ubuntu_5f_mono_5f_8">
      <style:text-properties style:font-name="Ubuntu Mono1" fo:font-size="8pt" style:font-size-asian="8pt" style:font-size-complex="8pt"/>
    </style:style>
    <style:style style:name="P282" style:family="paragraph" style:parent-style-name="ubuntu_5f_mono_5f_8">
      <style:text-properties style:font-name="Ubuntu Mono1" fo:font-size="8pt" officeooo:paragraph-rsid="015e7e14" style:font-size-asian="8pt" style:font-size-complex="8pt"/>
    </style:style>
    <style:style style:name="P283" style:family="paragraph" style:parent-style-name="ubuntu_5f_mono_5f_8">
      <style:text-properties style:font-name="Ubuntu Mono1" fo:font-size="8pt" officeooo:paragraph-rsid="0163c0b1" style:font-size-asian="8pt" style:font-size-complex="8pt"/>
    </style:style>
    <style:style style:name="P284" style:family="paragraph" style:parent-style-name="ubuntu_5f_mono_5f_8">
      <style:text-properties style:font-name="Ubuntu Mono1" fo:font-size="8pt" officeooo:rsid="015ff7f7" officeooo:paragraph-rsid="015ff7f7" style:font-size-asian="8pt" style:font-size-complex="8pt"/>
    </style:style>
    <style:style style:name="P285" style:family="paragraph" style:parent-style-name="ubuntu_5f_mono_5f_8">
      <style:text-properties style:font-name="Ubuntu Mono1" fo:font-size="8pt" officeooo:rsid="016074a3" officeooo:paragraph-rsid="01629024" style:font-size-asian="8pt" style:font-size-complex="8pt"/>
    </style:style>
    <style:style style:name="P286" style:family="paragraph" style:parent-style-name="ubuntu_5f_mono_5f_8">
      <style:text-properties style:font-name="Ubuntu Mono1" fo:font-size="8pt" officeooo:rsid="016074a3" officeooo:paragraph-rsid="016074a3" style:font-size-asian="8pt" style:font-size-complex="8pt"/>
    </style:style>
    <style:style style:name="P287" style:family="paragraph" style:parent-style-name="ubuntu_5f_mono_5f_8">
      <style:text-properties style:font-name="Ubuntu Mono1" fo:font-size="8pt" officeooo:rsid="017e14fb" officeooo:paragraph-rsid="017e14fb" style:font-size-asian="8pt" style:font-size-complex="8pt"/>
    </style:style>
    <style:style style:name="P288" style:family="paragraph" style:parent-style-name="ubuntu_5f_mono_5f_8">
      <style:text-properties style:font-name="Ubuntu Mono1" fo:font-size="8pt" officeooo:rsid="016737ff" officeooo:paragraph-rsid="016737ff" style:font-size-asian="8pt" style:font-size-complex="8pt"/>
    </style:style>
    <style:style style:name="P289" style:family="paragraph" style:parent-style-name="ubuntu_5f_mono_5f_8">
      <style:text-properties style:font-name="Ubuntu Mono1" fo:font-size="8pt" officeooo:rsid="0168a3e1" officeooo:paragraph-rsid="0168a3e1" style:font-size-asian="8pt" style:font-size-complex="8pt"/>
    </style:style>
    <style:style style:name="P290" style:family="paragraph" style:parent-style-name="ubuntu_5f_mono_5f_8">
      <style:text-properties style:font-name="Ubuntu Mono1" fo:font-size="8pt" officeooo:rsid="01629024" officeooo:paragraph-rsid="01629024" style:font-size-asian="8pt" style:font-size-complex="8pt"/>
    </style:style>
    <style:style style:name="P291" style:family="paragraph" style:parent-style-name="ubuntu_5f_mono_5f_8">
      <style:text-properties style:font-name="Ubuntu Mono1" fo:font-size="8pt" officeooo:rsid="01656fb4" officeooo:paragraph-rsid="01656fb4" style:font-size-asian="8pt" style:font-size-complex="8pt"/>
    </style:style>
    <style:style style:name="P292" style:family="paragraph" style:parent-style-name="ubuntu_5f_mono_5f_8">
      <style:text-properties style:font-name="Ubuntu Mono1" fo:font-size="8pt" officeooo:rsid="01a66fa8" officeooo:paragraph-rsid="01aae440" style:font-size-asian="8pt" style:font-size-complex="8pt"/>
    </style:style>
    <style:style style:name="P293" style:family="paragraph" style:parent-style-name="ubuntu_5f_mono_5f_8">
      <style:text-properties style:font-name="Ubuntu Mono1" officeooo:rsid="015ff7f7" officeooo:paragraph-rsid="015ff7f7"/>
    </style:style>
    <style:style style:name="P294" style:family="paragraph" style:parent-style-name="ubuntu_5f_mono_5f_8">
      <style:text-properties style:font-name="Ubuntu Mono1" officeooo:rsid="01b6de0e" officeooo:paragraph-rsid="01b6de0e"/>
    </style:style>
    <style:style style:name="P295" style:family="paragraph" style:parent-style-name="ubuntu_5f_mono_5f_8">
      <style:text-properties style:font-name="Ubuntu Mono1" officeooo:rsid="01b6de0e" officeooo:paragraph-rsid="01ba24b8"/>
    </style:style>
    <style:style style:name="P296" style:family="paragraph" style:parent-style-name="ubuntu_5f_mono_5f_8">
      <style:text-properties style:font-name="Ubuntu Mono1" officeooo:rsid="01b2dfa5" officeooo:paragraph-rsid="01b2dfa5"/>
    </style:style>
    <style:style style:name="P297" style:family="paragraph" style:parent-style-name="ubuntu_5f_mono_5f_8">
      <style:text-properties style:font-name="Ubuntu Mono1" officeooo:rsid="01b43a1b" officeooo:paragraph-rsid="01b43a1b"/>
    </style:style>
    <style:style style:name="P298" style:family="paragraph" style:parent-style-name="ubuntu_5f_mono_5f_8">
      <style:text-properties style:font-name="Ubuntu Mono1" officeooo:rsid="01bc61ec" officeooo:paragraph-rsid="01bc61ec"/>
    </style:style>
    <style:style style:name="P299" style:family="paragraph" style:parent-style-name="ubuntu_5f_mono_5f_8">
      <style:text-properties style:font-name="Ubuntu Mono1" officeooo:rsid="01bbbf68" officeooo:paragraph-rsid="01bbbf68"/>
    </style:style>
    <style:style style:name="P300" style:family="paragraph" style:parent-style-name="ubuntu_5f_mono_5f_8">
      <style:text-properties style:font-name="Ubuntu Mono1" officeooo:rsid="01b83d50" officeooo:paragraph-rsid="01ba24b8"/>
    </style:style>
    <style:style style:name="P301" style:family="paragraph" style:parent-style-name="ubuntu_5f_mono_5f_8">
      <style:text-properties style:font-name="Ubuntu Mono1" officeooo:rsid="01b83d50" officeooo:paragraph-rsid="01b83d50"/>
    </style:style>
    <style:style style:name="P302" style:family="paragraph" style:parent-style-name="ubuntu_5f_mono_5f_8">
      <style:text-properties style:font-name="Ubuntu Mono1" officeooo:rsid="01bbcb8e" officeooo:paragraph-rsid="01bbcb8e"/>
    </style:style>
    <style:style style:name="P303" style:family="paragraph" style:parent-style-name="ubuntu_5f_mono_5f_8">
      <style:text-properties style:font-name="Ubuntu Mono1" officeooo:rsid="01bd3535" officeooo:paragraph-rsid="01bd3535"/>
    </style:style>
    <style:style style:name="P304" style:family="paragraph" style:parent-style-name="ubuntu_5f_mono_5f_8">
      <style:text-properties style:font-name="Ubuntu Mono1" officeooo:rsid="01bd3be6" officeooo:paragraph-rsid="01bd3be6"/>
    </style:style>
    <style:style style:name="P305" style:family="paragraph" style:parent-style-name="ubuntu_5f_mono_5f_8">
      <style:text-properties officeooo:paragraph-rsid="015e7e14"/>
    </style:style>
    <style:style style:name="P306" style:family="paragraph" style:parent-style-name="ubuntu_5f_mono_5f_8">
      <style:text-properties officeooo:paragraph-rsid="017e14fb"/>
    </style:style>
    <style:style style:name="P307" style:family="paragraph" style:parent-style-name="ubuntu_5f_mono_5f_8">
      <style:text-properties officeooo:rsid="01a66fa8" officeooo:paragraph-rsid="01a66fa8"/>
    </style:style>
    <style:style style:name="P308" style:family="paragraph" style:parent-style-name="ubuntu_5f_mono_5f_8">
      <style:text-properties officeooo:rsid="01ad7972" officeooo:paragraph-rsid="01ad7972"/>
    </style:style>
    <style:style style:name="P309" style:family="paragraph" style:parent-style-name="ubuntu_5f_mono_5f_8">
      <style:text-properties officeooo:paragraph-rsid="01ae0867"/>
    </style:style>
    <style:style style:name="P310" style:family="paragraph" style:parent-style-name="ubuntu_5f_mono_5f_8">
      <style:text-properties officeooo:rsid="01b2dfa5" officeooo:paragraph-rsid="01b2dfa5"/>
    </style:style>
    <style:style style:name="P311" style:family="paragraph" style:parent-style-name="Heading_20_6">
      <style:paragraph-properties fo:text-align="center" style:justify-single-word="false"/>
    </style:style>
    <style:style style:name="P312" style:family="paragraph" style:parent-style-name="Heading_20_6">
      <style:paragraph-properties fo:text-align="center" style:justify-single-word="false"/>
      <style:text-properties style:font-name="Liberation Mono" fo:font-size="9pt" style:font-size-asian="9pt" style:font-size-complex="9pt"/>
    </style:style>
    <style:style style:name="P313" style:family="paragraph" style:parent-style-name="head11_5f_ubuntu">
      <style:paragraph-properties fo:break-before="page"/>
    </style:style>
    <style:style style:name="P314" style:family="paragraph" style:parent-style-name="head11_5f_ubuntu">
      <style:paragraph-properties fo:break-before="page"/>
      <style:text-properties officeooo:paragraph-rsid="01ae0618"/>
    </style:style>
    <style:style style:name="P315" style:family="paragraph" style:parent-style-name="ubuntu_5f_mono_5f_8">
      <style:text-properties style:font-name="Ubuntu Mono1" fo:font-size="9pt" style:font-size-asian="7.84999990463257pt" style:font-size-complex="9pt"/>
    </style:style>
    <style:style style:name="P316" style:family="paragraph" style:parent-style-name="ubuntu_5f_mono_5f_8">
      <style:text-properties officeooo:paragraph-rsid="01c65adb"/>
    </style:style>
    <style:style style:name="P317" style:family="paragraph" style:parent-style-name="ubuntu_5f_mono_5f_8">
      <style:text-properties officeooo:paragraph-rsid="01c72749"/>
    </style:style>
    <style:style style:name="P318" style:family="paragraph" style:parent-style-name="ubuntu_5f_mono_5f_8">
      <style:text-properties officeooo:paragraph-rsid="01c8cae3"/>
    </style:style>
    <style:style style:name="P319" style:family="paragraph" style:parent-style-name="ubuntu_5f_mono_5f_8">
      <style:text-properties officeooo:rsid="01c8cae3" officeooo:paragraph-rsid="01c8cae3"/>
    </style:style>
    <style:style style:name="P320" style:family="paragraph" style:parent-style-name="ubuntu_5f_mono_5f_8">
      <style:text-properties officeooo:rsid="01c96688" officeooo:paragraph-rsid="01c96688"/>
    </style:style>
    <style:style style:name="P321" style:family="paragraph" style:parent-style-name="ubuntu_5f_mono_5f_8">
      <style:text-properties officeooo:paragraph-rsid="01c966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officeooo:rsid="00408f9e"/>
    </style:style>
    <style:style style:name="T5" style:family="text">
      <style:text-properties style:font-name="Liberation Serif1" fo:font-size="8pt" officeooo:rsid="00bf321a" style:font-size-asian="8pt" style:font-size-complex="8pt"/>
    </style:style>
    <style:style style:name="T6" style:family="text">
      <style:text-properties style:font-name="Liberation Serif1" fo:font-size="8pt" officeooo:rsid="012f1d57" style:font-size-asian="8pt" style:font-size-complex="8pt"/>
    </style:style>
    <style:style style:name="T7" style:family="text">
      <style:text-properties style:font-name="Liberation Serif1" fo:font-weight="normal" style:font-weight-asian="normal" style:font-weight-complex="normal"/>
    </style:style>
    <style:style style:name="T8" style:family="text">
      <style:text-properties style:font-name="Liberation Serif1" officeooo:rsid="01552e78"/>
    </style:style>
    <style:style style:name="T9" style:family="text">
      <style:text-properties style:font-name="Liberation Serif1" officeooo:rsid="0157268c"/>
    </style:style>
    <style:style style:name="T10" style:family="text">
      <style:text-properties style:font-name="Liberation Serif1" officeooo:rsid="015925be"/>
    </style:style>
    <style:style style:name="T11" style:family="text">
      <style:text-properties style:font-name="Liberation Serif1" officeooo:rsid="0190457a"/>
    </style:style>
    <style:style style:name="T12" style:family="text">
      <style:text-properties style:font-name="Liberation Serif1" officeooo:rsid="01a3941b"/>
    </style:style>
    <style:style style:name="T13" style:family="text">
      <style:text-properties style:font-name="Liberation Serif1" officeooo:rsid="01af4066"/>
    </style:style>
    <style:style style:name="T14" style:family="text">
      <style:text-properties style:font-name="Liberation Serif1" officeooo:rsid="01b0f8f0"/>
    </style:style>
    <style:style style:name="T15" style:family="text">
      <style:text-properties officeooo:rsid="02952d45"/>
    </style:style>
    <style:style style:name="T16" style:family="text">
      <style:text-properties officeooo:rsid="02989903"/>
    </style:style>
    <style:style style:name="T17" style:family="text">
      <style:text-properties officeooo:rsid="029bc88d"/>
    </style:style>
    <style:style style:name="T18" style:family="text">
      <style:text-properties officeooo:rsid="0299c8b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Ubuntu Mono1"/>
    </style:style>
    <style:style style:name="T21" style:family="text">
      <style:text-properties style:font-name="Ubuntu Mono1" fo:font-size="9pt" officeooo:rsid="00408f9e" style:font-size-asian="9pt" style:font-size-complex="9pt"/>
    </style:style>
    <style:style style:name="T22" style:family="text">
      <style:text-properties style:font-name="Ubuntu Mono1" fo:font-size="9pt" officeooo:rsid="003b5f82" style:font-size-asian="9pt" style:font-size-complex="9pt"/>
    </style:style>
    <style:style style:name="T23" style:family="text">
      <style:text-properties style:font-name="Ubuntu Mono1" fo:font-size="9pt" officeooo:rsid="003ce0de" style:font-size-asian="9pt" style:font-size-complex="9pt"/>
    </style:style>
    <style:style style:name="T24" style:family="text">
      <style:text-properties style:font-name="Ubuntu Mono1" fo:font-size="9pt" officeooo:rsid="00386a61" style:font-size-asian="9pt" style:font-size-complex="9pt"/>
    </style:style>
    <style:style style:name="T25" style:family="text">
      <style:text-properties style:font-name="Ubuntu Mono1" fo:font-size="8pt" style:font-size-asian="8pt" style:font-size-complex="8pt"/>
    </style:style>
    <style:style style:name="T26" style:family="text">
      <style:text-properties style:font-name="Ubuntu Mono1" fo:font-size="8pt" officeooo:rsid="00bf321a" style:font-size-asian="8pt" style:font-size-complex="8pt"/>
    </style:style>
    <style:style style:name="T27" style:family="text">
      <style:text-properties style:font-name="Ubuntu Mono1" fo:font-size="8pt" officeooo:rsid="009607d9" style:font-size-asian="8pt" style:font-size-complex="8pt"/>
    </style:style>
    <style:style style:name="T28" style:family="text">
      <style:text-properties style:font-name="Ubuntu Mono1" fo:font-size="8pt" officeooo:rsid="00c0ea05" style:font-size-asian="8pt" style:font-size-complex="8pt"/>
    </style:style>
    <style:style style:name="T29" style:family="text">
      <style:text-properties style:font-name="Ubuntu Mono1" fo:font-size="8pt" officeooo:rsid="0077bb32" style:font-size-asian="8pt" style:font-size-complex="8pt"/>
    </style:style>
    <style:style style:name="T30" style:family="text">
      <style:text-properties style:font-name="Ubuntu Mono1" fo:font-size="8pt" officeooo:rsid="0127dd2b" style:font-size-asian="8pt" style:font-size-complex="8pt"/>
    </style:style>
    <style:style style:name="T31" style:family="text">
      <style:text-properties style:font-name="Ubuntu Mono1" fo:font-size="8pt" officeooo:rsid="012f1d57" style:font-size-asian="8pt" style:font-size-complex="8pt"/>
    </style:style>
    <style:style style:name="T32" style:family="text">
      <style:text-properties style:font-name="Ubuntu Mono1" fo:font-size="8pt" officeooo:rsid="010cf9be" style:font-size-asian="8pt" style:font-size-complex="8pt"/>
    </style:style>
    <style:style style:name="T33" style:family="text">
      <style:text-properties style:font-name="Ubuntu Mono1" fo:font-size="8pt" officeooo:rsid="014433c9" style:font-size-asian="8pt" style:font-size-complex="8pt"/>
    </style:style>
    <style:style style:name="T34" style:family="text">
      <style:text-properties style:font-name="Ubuntu Mono1" fo:font-size="8pt" officeooo:rsid="013f0498" style:font-size-asian="8pt" style:font-size-complex="8pt"/>
    </style:style>
    <style:style style:name="T35" style:family="text">
      <style:text-properties style:font-name="Ubuntu Mono1" fo:font-size="8pt" officeooo:rsid="017e14fb" style:font-size-asian="8pt" style:font-size-complex="8pt"/>
    </style:style>
    <style:style style:name="T36" style:family="text">
      <style:text-properties style:font-name="Ubuntu Mono1" officeooo:rsid="01552e78"/>
    </style:style>
    <style:style style:name="T37" style:family="text">
      <style:text-properties style:font-name="Ubuntu Mono1" officeooo:rsid="0157268c"/>
    </style:style>
    <style:style style:name="T38" style:family="text">
      <style:text-properties style:font-name="Ubuntu Mono1" officeooo:rsid="015925be"/>
    </style:style>
    <style:style style:name="T39" style:family="text">
      <style:text-properties style:font-name="Ubuntu Mono1" officeooo:rsid="015a3fe5"/>
    </style:style>
    <style:style style:name="T40" style:family="text">
      <style:text-properties style:font-name="Ubuntu Mono1" officeooo:rsid="0173fb24"/>
    </style:style>
    <style:style style:name="T41" style:family="text">
      <style:text-properties style:font-name="Ubuntu Mono1" officeooo:rsid="0174066b"/>
    </style:style>
    <style:style style:name="T42" style:family="text">
      <style:text-properties style:font-name="Ubuntu Mono1" officeooo:rsid="017a1058"/>
    </style:style>
    <style:style style:name="T43" style:family="text">
      <style:text-properties style:font-name="Ubuntu Mono1" officeooo:rsid="0180eadd"/>
    </style:style>
    <style:style style:name="T44" style:family="text">
      <style:text-properties style:font-name="Ubuntu Mono1" officeooo:rsid="0190457a"/>
    </style:style>
    <style:style style:name="T45" style:family="text">
      <style:text-properties style:font-name="Ubuntu Mono1" officeooo:rsid="01af4066"/>
    </style:style>
    <style:style style:name="T46" style:family="text">
      <style:text-properties officeooo:rsid="00115d9c"/>
    </style:style>
    <style:style style:name="T47" style:family="text">
      <style:text-properties officeooo:rsid="001699a5"/>
    </style:style>
    <style:style style:name="T48" style:family="text">
      <style:text-properties style:font-name="Ubuntu Mono"/>
    </style:style>
    <style:style style:name="T49" style:family="text">
      <style:text-properties style:font-name="Ubuntu Mono" officeooo:rsid="0157268c"/>
    </style:style>
    <style:style style:name="T50" style:family="text">
      <style:text-properties style:font-name="Ubuntu Mono" officeooo:rsid="015925be"/>
    </style:style>
    <style:style style:name="T51" style:family="text">
      <style:text-properties style:font-name="Ubuntu Mono" officeooo:rsid="01af4066"/>
    </style:style>
    <style:style style:name="T52" style:family="text">
      <style:text-properties officeooo:rsid="00278ded"/>
    </style:style>
    <style:style style:name="T53" style:family="text">
      <style:text-properties officeooo:rsid="002beca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style:font-name-asian="Noto Sans CJK SC" style:font-weight-asian="normal" style:font-name-complex="Lohit Devanagari" style:font-weight-complex="normal"/>
    </style:style>
    <style:style style:name="T56" style:family="text">
      <style:text-properties officeooo:rsid="002d474d"/>
    </style:style>
    <style:style style:name="T57" style:family="text">
      <style:text-properties officeooo:rsid="002fbf38"/>
    </style:style>
    <style:style style:name="T58" style:family="text">
      <style:text-properties officeooo:rsid="003256c7"/>
    </style:style>
    <style:style style:name="T59" style:family="text">
      <style:text-properties officeooo:rsid="0033ee32"/>
    </style:style>
    <style:style style:name="T60" style:family="text">
      <style:text-properties officeooo:rsid="003fb1c6"/>
    </style:style>
    <style:style style:name="T61" style:family="text">
      <style:text-properties fo:font-size="9pt" officeooo:rsid="003fb1c6" style:font-size-asian="9pt" style:font-size-complex="9pt"/>
    </style:style>
    <style:style style:name="T62" style:family="text">
      <style:text-properties fo:font-size="9pt" officeooo:rsid="0035f7c8" style:font-size-asian="9pt" style:font-size-complex="9pt"/>
    </style:style>
    <style:style style:name="T63" style:family="text">
      <style:text-properties fo:font-size="9pt" officeooo:rsid="00408f9e" style:font-size-asian="9pt" style:font-size-complex="9pt"/>
    </style:style>
    <style:style style:name="T64" style:family="text">
      <style:text-properties fo:font-size="9pt" officeooo:rsid="003b5f82" style:font-size-asian="9pt" style:font-size-complex="9pt"/>
    </style:style>
    <style:style style:name="T65" style:family="text">
      <style:text-properties fo:font-size="9pt" officeooo:rsid="003d56f0" style:font-size-asian="9pt" style:font-size-complex="9pt"/>
    </style:style>
    <style:style style:name="T66" style:family="text">
      <style:text-properties officeooo:rsid="00386a61"/>
    </style:style>
    <style:style style:name="T67" style:family="text">
      <style:text-properties officeooo:rsid="00408f9e"/>
    </style:style>
    <style:style style:name="T68" style:family="text">
      <style:text-properties officeooo:rsid="00427435"/>
    </style:style>
    <style:style style:name="T69" style:family="text">
      <style:text-properties officeooo:rsid="0044c0de"/>
    </style:style>
    <style:style style:name="T70" style:family="text">
      <style:text-properties officeooo:rsid="004730ec"/>
    </style:style>
    <style:style style:name="T71" style:family="text">
      <style:text-properties officeooo:rsid="00547599"/>
    </style:style>
    <style:style style:name="T72" style:family="text">
      <style:text-properties officeooo:rsid="0058b088"/>
    </style:style>
    <style:style style:name="T73" style:family="text">
      <style:text-properties officeooo:rsid="0059b3ae"/>
    </style:style>
    <style:style style:name="T74" style:family="text">
      <style:text-properties officeooo:rsid="005ac202"/>
    </style:style>
    <style:style style:name="T75" style:family="text">
      <style:text-properties officeooo:rsid="005d4170"/>
    </style:style>
    <style:style style:name="T76" style:family="text">
      <style:text-properties officeooo:rsid="0060edfc"/>
    </style:style>
    <style:style style:name="T77" style:family="text">
      <style:text-properties officeooo:rsid="00629c8f"/>
    </style:style>
    <style:style style:name="T78" style:family="text">
      <style:text-properties officeooo:rsid="006dc44c"/>
    </style:style>
    <style:style style:name="T79" style:family="text">
      <style:text-properties officeooo:rsid="00738dc5"/>
    </style:style>
    <style:style style:name="T80" style:family="text">
      <style:text-properties officeooo:rsid="0077bb32"/>
    </style:style>
    <style:style style:name="T81" style:family="text">
      <style:text-properties officeooo:rsid="007bfe63"/>
    </style:style>
    <style:style style:name="T82" style:family="text">
      <style:text-properties officeooo:rsid="008bcb16"/>
    </style:style>
    <style:style style:name="T83" style:family="text">
      <style:text-properties officeooo:rsid="007242bb"/>
    </style:style>
    <style:style style:name="T84" style:family="text">
      <style:text-properties officeooo:rsid="00762558"/>
    </style:style>
    <style:style style:name="T85" style:family="text">
      <style:text-properties officeooo:rsid="00762ecc"/>
    </style:style>
    <style:style style:name="T86" style:family="text">
      <style:text-properties officeooo:rsid="008d6815"/>
    </style:style>
    <style:style style:name="T87" style:family="text">
      <style:text-properties officeooo:rsid="009607d9"/>
    </style:style>
    <style:style style:name="T88" style:family="text">
      <style:text-properties officeooo:rsid="009beb90"/>
    </style:style>
    <style:style style:name="T89" style:family="text">
      <style:text-properties style:font-name="Ubuntu Mono2" fo:font-size="11pt" fo:font-style="italic" fo:font-weight="bold" officeooo:rsid="009beb90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T90" style:family="text">
      <style:text-properties officeooo:rsid="009d1465"/>
    </style:style>
    <style:style style:name="T91" style:family="text">
      <style:text-properties officeooo:rsid="00a0d153"/>
    </style:style>
    <style:style style:name="T92" style:family="text">
      <style:text-properties officeooo:rsid="005619e8"/>
    </style:style>
    <style:style style:name="T93" style:family="text">
      <style:text-properties officeooo:rsid="00a25561"/>
    </style:style>
    <style:style style:name="T94" style:family="text">
      <style:text-properties officeooo:rsid="00a3525a"/>
    </style:style>
    <style:style style:name="T95" style:family="text">
      <style:text-properties officeooo:rsid="007757ab"/>
    </style:style>
    <style:style style:name="T96" style:family="text">
      <style:text-properties officeooo:rsid="0090d4bd"/>
    </style:style>
    <style:style style:name="T97" style:family="text">
      <style:text-properties officeooo:rsid="00a4b589"/>
    </style:style>
    <style:style style:name="T98" style:family="text">
      <style:text-properties officeooo:rsid="00a6e658"/>
    </style:style>
    <style:style style:name="T99" style:family="text">
      <style:text-properties officeooo:rsid="00abd7a2"/>
    </style:style>
    <style:style style:name="T100" style:family="text">
      <style:text-properties officeooo:rsid="00adfc65"/>
    </style:style>
    <style:style style:name="T101" style:family="text">
      <style:text-properties officeooo:rsid="00b7e8fb"/>
    </style:style>
    <style:style style:name="T102" style:family="text">
      <style:text-properties officeooo:rsid="00bafdce"/>
    </style:style>
    <style:style style:name="T103" style:family="text">
      <style:text-properties officeooo:rsid="00be8820"/>
    </style:style>
    <style:style style:name="T104" style:family="text">
      <style:text-properties officeooo:rsid="00974e4c"/>
    </style:style>
    <style:style style:name="T105" style:family="text">
      <style:text-properties officeooo:rsid="00ced6bc"/>
    </style:style>
    <style:style style:name="T106" style:family="text">
      <style:text-properties officeooo:rsid="00d02314"/>
    </style:style>
    <style:style style:name="T107" style:family="text">
      <style:text-properties officeooo:rsid="00d3bf2e"/>
    </style:style>
    <style:style style:name="T108" style:family="text">
      <style:text-properties officeooo:rsid="00ddc2db"/>
    </style:style>
    <style:style style:name="T109" style:family="text">
      <style:text-properties officeooo:rsid="00ef6cdd"/>
    </style:style>
    <style:style style:name="T110" style:family="text">
      <style:text-properties officeooo:rsid="00f0fe69"/>
    </style:style>
    <style:style style:name="T111" style:family="text">
      <style:text-properties officeooo:rsid="00f2946b"/>
    </style:style>
    <style:style style:name="T112" style:family="text">
      <style:text-properties officeooo:rsid="00f43e57"/>
    </style:style>
    <style:style style:name="T113" style:family="text">
      <style:text-properties officeooo:rsid="0110bb18"/>
    </style:style>
    <style:style style:name="T114" style:family="text">
      <style:text-properties officeooo:rsid="01134859"/>
    </style:style>
    <style:style style:name="T115" style:family="text">
      <style:text-properties officeooo:rsid="01175c5e"/>
    </style:style>
    <style:style style:name="T116" style:family="text">
      <style:text-properties fo:font-size="8pt" style:font-size-asian="8pt" style:font-size-complex="8pt"/>
    </style:style>
    <style:style style:name="T117" style:family="text">
      <style:text-properties fo:font-size="8pt" officeooo:rsid="01167afd" style:font-size-asian="8pt" style:font-size-complex="8pt"/>
    </style:style>
    <style:style style:name="T118" style:family="text">
      <style:text-properties fo:font-size="8pt" officeooo:rsid="01148ec0" style:font-size-asian="8pt" style:font-size-complex="8pt"/>
    </style:style>
    <style:style style:name="T119" style:family="text">
      <style:text-properties fo:font-size="8pt" officeooo:rsid="017e14fb" style:font-size-asian="8pt" style:font-size-complex="8pt"/>
    </style:style>
    <style:style style:name="T120" style:family="text">
      <style:text-properties fo:font-size="8pt" officeooo:rsid="017a1058" style:font-size-asian="8pt" style:font-size-complex="8pt"/>
    </style:style>
    <style:style style:name="T121" style:family="text">
      <style:text-properties fo:font-size="8pt" officeooo:rsid="0176c958" style:font-size-asian="8pt" style:font-size-complex="8pt"/>
    </style:style>
    <style:style style:name="T122" style:family="text">
      <style:text-properties officeooo:rsid="0120a29e"/>
    </style:style>
    <style:style style:name="T123" style:family="text">
      <style:text-properties officeooo:rsid="0124c406"/>
    </style:style>
    <style:style style:name="T124" style:family="text">
      <style:text-properties officeooo:rsid="0126215e"/>
    </style:style>
    <style:style style:name="T125" style:family="text">
      <style:text-properties officeooo:rsid="0127dd2b"/>
    </style:style>
    <style:style style:name="T126" style:family="text">
      <style:text-properties officeooo:rsid="012a48ca"/>
    </style:style>
    <style:style style:name="T127" style:family="text">
      <style:text-properties officeooo:rsid="012b1149"/>
    </style:style>
    <style:style style:name="T128" style:family="text">
      <style:text-properties officeooo:rsid="012be9a3"/>
    </style:style>
    <style:style style:name="T129" style:family="text">
      <style:text-properties officeooo:rsid="006fe9ec"/>
    </style:style>
    <style:style style:name="T130" style:family="text">
      <style:text-properties officeooo:rsid="012e1a62"/>
    </style:style>
    <style:style style:name="T131" style:family="text">
      <style:text-properties officeooo:rsid="01306771"/>
    </style:style>
    <style:style style:name="T132" style:family="text">
      <style:text-properties officeooo:rsid="01389a78"/>
    </style:style>
    <style:style style:name="T1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4" style:family="text">
      <style:text-properties style:text-underline-style="none" fo:font-weight="normal" style:font-weight-asian="normal" style:font-weight-complex="normal"/>
    </style:style>
    <style:style style:name="T135" style:family="text">
      <style:text-properties officeooo:rsid="0139da13"/>
    </style:style>
    <style:style style:name="T136" style:family="text">
      <style:text-properties officeooo:rsid="013b131e"/>
    </style:style>
    <style:style style:name="T137" style:family="text">
      <style:text-properties officeooo:rsid="014433c9"/>
    </style:style>
    <style:style style:name="T138" style:family="text">
      <style:text-properties officeooo:rsid="014a720c"/>
    </style:style>
    <style:style style:name="T139" style:family="text">
      <style:text-properties officeooo:rsid="014e0c98"/>
    </style:style>
    <style:style style:name="T140" style:family="text">
      <style:text-properties officeooo:rsid="01552e78"/>
    </style:style>
    <style:style style:name="T141" style:family="text">
      <style:text-properties officeooo:rsid="0157268c"/>
    </style:style>
    <style:style style:name="T142" style:family="text">
      <style:text-properties officeooo:rsid="015925be"/>
    </style:style>
    <style:style style:name="T143" style:family="text">
      <style:text-properties officeooo:rsid="01656fb4"/>
    </style:style>
    <style:style style:name="T144" style:family="text">
      <style:text-properties officeooo:rsid="0168a3e1"/>
    </style:style>
    <style:style style:name="T145" style:family="text">
      <style:text-properties fo:font-size="11pt" style:font-size-asian="11pt" style:font-size-complex="11pt"/>
    </style:style>
    <style:style style:name="T146" style:family="text">
      <style:text-properties fo:font-size="11pt" officeooo:rsid="0160ba56" style:font-size-asian="11pt" style:font-size-complex="11pt"/>
    </style:style>
    <style:style style:name="T147" style:family="text">
      <style:text-properties fo:font-size="11pt" officeooo:rsid="018e5573" style:font-size-asian="11pt" style:font-size-complex="11pt"/>
    </style:style>
    <style:style style:name="T148" style:family="text">
      <style:text-properties officeooo:rsid="0174066b"/>
    </style:style>
    <style:style style:name="T149" style:family="text">
      <style:text-properties officeooo:rsid="0176c958"/>
    </style:style>
    <style:style style:name="T150" style:family="text">
      <style:text-properties officeooo:rsid="017a1058"/>
    </style:style>
    <style:style style:name="T151" style:family="text">
      <style:text-properties officeooo:rsid="017e14fb"/>
    </style:style>
    <style:style style:name="T152" style:family="text">
      <style:text-properties officeooo:rsid="017f26d1"/>
    </style:style>
    <style:style style:name="T153" style:family="text">
      <style:text-properties officeooo:rsid="0180eadd"/>
    </style:style>
    <style:style style:name="T154" style:family="text">
      <style:text-properties officeooo:rsid="0183d18f"/>
    </style:style>
    <style:style style:name="T155" style:family="text">
      <style:text-properties officeooo:rsid="018e8f06"/>
    </style:style>
    <style:style style:name="T156" style:family="text">
      <style:text-properties officeooo:rsid="0190457a"/>
    </style:style>
    <style:style style:name="T157" style:family="text">
      <style:text-properties officeooo:rsid="01937042"/>
    </style:style>
    <style:style style:name="T158" style:family="text">
      <style:text-properties officeooo:rsid="019485b4"/>
    </style:style>
    <style:style style:name="T159" style:family="text">
      <style:text-properties officeooo:rsid="019a8953"/>
    </style:style>
    <style:style style:name="T160" style:family="text">
      <style:text-properties officeooo:rsid="01a3941b"/>
    </style:style>
    <style:style style:name="T161" style:family="text">
      <style:text-properties officeooo:rsid="01a4e997"/>
    </style:style>
    <style:style style:name="T162" style:family="text">
      <style:text-properties officeooo:rsid="01ad7972"/>
    </style:style>
    <style:style style:name="T163" style:family="text">
      <style:text-properties officeooo:rsid="01ae0867"/>
    </style:style>
    <style:style style:name="T164" style:family="text">
      <style:text-properties officeooo:rsid="01af4066"/>
    </style:style>
    <style:style style:name="T165" style:family="text">
      <style:text-properties fo:font-size="10pt" style:font-size-asian="10pt" style:font-size-complex="10pt"/>
    </style:style>
    <style:style style:name="T166" style:family="text">
      <style:text-properties fo:font-size="10pt" officeooo:rsid="01c35986" style:font-size-asian="10pt" style:font-size-complex="10pt"/>
    </style:style>
    <style:style style:name="T167" style:family="text">
      <style:text-properties officeooo:rsid="01ba24b8"/>
    </style:style>
    <style:style style:name="T168" style:family="text">
      <style:text-properties style:font-name="Liberation Serif1"/>
    </style:style>
    <style:style style:name="T169" style:family="text">
      <style:text-properties style:font-name="Liberation Serif1" officeooo:rsid="01c72749"/>
    </style:style>
    <style:style style:name="T170" style:family="text">
      <style:text-properties style:font-name="Liberation Serif1" officeooo:rsid="01c8cae3"/>
    </style:style>
    <style:style style:name="T171" style:family="text">
      <style:text-properties style:font-name="Ubuntu Mono1"/>
    </style:style>
    <style:style style:name="T172" style:family="text">
      <style:text-properties style:font-name="Ubuntu Mono1" officeooo:rsid="01c65adb"/>
    </style:style>
    <style:style style:name="T173" style:family="text">
      <style:text-properties style:font-name="Ubuntu Mono1" officeooo:rsid="01c72749"/>
    </style:style>
    <style:style style:name="T174" style:family="text">
      <style:text-properties style:font-name="Ubuntu Mono1" officeooo:rsid="01c8cae3"/>
    </style:style>
    <style:style style:name="T175" style:family="text">
      <style:text-properties style:font-name="Ubuntu Mono1" officeooo:rsid="01c96688"/>
    </style:style>
    <style:style style:name="T176" style:family="text">
      <style:text-properties style:font-name="Ubuntu Mono1" officeooo:rsid="01c9fd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ражения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row table:style-name="TableLine94555556944480">
          <table:table-cell table:style-name="Таблица56.A1" office:value-type="string">
            <text:p text:style-name="ubuntu_5f_mono_5f_8"><text:span text:style-name="ubuntu_5f_mono_5f_8">Bonjour</text:span></text:p>
          </table:table-cell>
          <table:table-cell table:style-name="Таблица56.A1" office:value-type="string">
            <text:p text:style-name="ubuntu_5f_mono_5f_8"><text:span text:style-name="ubuntu_5f_mono_5f_8"/></text:p>
          </table:table-cell>
          <table:table-cell table:style-name="Таблица56.C1" office:value-type="string">
            <text:p text:style-name="ubuntu_5f_mono_5f_8"><text:span text:style-name="ubuntu_5f_mono_5f_8"/></text:p>
          </table:table-cell>
        </table:table-row>
        <table:table-row table:style-name="TableLine94555557867936">
          <table:table-cell table:style-name="Таблица56.A2" office:value-type="string">
            <text:p text:style-name="ubuntu_5f_mono_5f_8"><text:span text:style-name="ubuntu_5f_mono_5f_8">Bon matin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69744">
          <table:table-cell table:style-name="Таблица56.A2" office:value-type="string">
            <text:p text:style-name="ubuntu_5f_mono_5f_8"><text:span text:style-name="ubuntu_5f_mono_5f_8">Salut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0544">
          <table:table-cell table:style-name="Таблица56.A2" office:value-type="string">
            <text:p text:style-name="ubuntu_5f_mono_5f_8"><text:span text:style-name="ubuntu_5f_mono_5f_8">Bonsoir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1392">
          <table:table-cell table:style-name="Таблица56.A2" office:value-type="string">
            <text:p text:style-name="ubuntu_5f_mono_5f_8"><text:span text:style-name="ubuntu_5f_mono_5f_8">Au revoir!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2192">
          <table:table-cell table:style-name="Таблица56.A2" office:value-type="string">
            <text:p text:style-name="ubuntu_5f_mono_5f_8"><text:span text:style-name="ubuntu_5f_mono_5f_8">A bientôt!</text:span></text:p>
          </table:table-cell>
          <table:table-cell table:style-name="Таблица56.A2" office:value-type="string">
            <text:p text:style-name="ubuntu_5f_mono_5f_8"><text:span text:style-name="ubuntu_5f_mono_5f_8">До скорой встречи!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3104">
          <table:table-cell table:style-name="Таблица56.A2" office:value-type="string">
            <text:p text:style-name="ubuntu_5f_mono_5f_8"><text:span text:style-name="ubuntu_5f_mono_5f_8">Comment ça va?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4064">
          <table:table-cell table:style-name="Таблица56.A2" office:value-type="string">
            <text:p text:style-name="ubuntu_5f_mono_5f_8"><text:span text:style-name="ubuntu_5f_mono_5f_8">ça va bien, merci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5024">
          <table:table-cell table:style-name="Таблица56.A2" office:value-type="string">
            <text:p text:style-name="ubuntu_5f_mono_5f_8"><text:span text:style-name="ubuntu_5f_mono_5f_8">Ravi(e) de te voir</text:span></text:p>
          </table:table-cell>
          <table:table-cell table:style-name="Таблица56.A2" office:value-type="string">
            <text:p text:style-name="ubuntu_5f_mono_5f_8"><text:span text:style-name="ubuntu_5f_mono_5f_8">Рад(а) тебя видеть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5904">
          <table:table-cell table:style-name="Таблица56.A2" office:value-type="string">
            <text:p text:style-name="ubuntu_5f_mono_5f_8"><text:span text:style-name="ubuntu_5f_mono_5f_8">Moi aussi, je suis ravi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6864">
          <table:table-cell table:style-name="Таблица56.A2" office:value-type="string">
            <text:p text:style-name="ubuntu_5f_mono_5f_8"><text:span text:style-name="ubuntu_5f_mono_5f_8">Bonne nuit!</text:span></text:p>
          </table:table-cell>
          <table:table-cell table:style-name="Таблица56.A2" office:value-type="string">
            <text:p text:style-name="ubuntu_5f_mono_5f_8"><text:span text:style-name="ubuntu_5f_mono_5f_8">La pendule au mur</text:span></text:p>
            <text:p text:style-name="ubuntu_5f_mono_5f_8"><text:span text:style-name="ubuntu_5f_mono_5f_8">Sonne minuit</text:span></text:p>
            <text:p text:style-name="ubuntu_5f_mono_5f_8"><text:span text:style-name="ubuntu_5f_mono_5f_8">Les étoiles murmurent:</text:span></text:p>
            <text:p text:style-name="ubuntu_5f_mono_5f_8"><text:span text:style-name="ubuntu_5f_mono_5f_8">"Bonne nuit!"</text:span></text:p>
          </table:table-cell>
          <table:table-cell table:style-name="Таблица56.C2" office:value-type="string">
            <text:p text:style-name="ubuntu_5f_mono_5f_8"><text:span text:style-name="ubuntu_5f_mono_5f_8"><text:s/></text:span><text:span text:style-name="ubuntu_5f_mono_5f_8"><text:span text:style-name="T19">(часы на стене)</text:span></text:span></text:p>
            <text:p text:style-name="ubuntu_5f_mono_5f_8"><text:span text:style-name="ubuntu_5f_mono_5f_8"><text:s/></text:span><text:span text:style-name="ubuntu_5f_mono_5f_8"><text:span text:style-name="T19">(бьют полночь)</text:span></text:span></text:p>
            <text:p text:style-name="ubuntu_5f_mono_5f_8"><text:span text:style-name="ubuntu_5f_mono_5f_8"><text:s/></text:span><text:span text:style-name="ubuntu_5f_mono_5f_8"><text:span text:style-name="T19">(Звезды шепчут:)</text:span></text:span></text:p>
            <text:p text:style-name="ubuntu_5f_mono_5f_8"><text:span text:style-name="ubuntu_5f_mono_5f_8"><text:s/></text:span><text:span text:style-name="ubuntu_5f_mono_5f_8"><text:span text:style-name="T19">("Доброй ночи!")</text:span></text:span></text:p>
          </table:table-cell>
        </table:table-row>
        <table:table-row table:style-name="TableLine94555557877824"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A2" office:value-type="string">
            <text:p text:style-name="ubuntu_5f_mono_5f_8"><text:span text:style-name="ubuntu_5f_mono_5f_8">La fête des mamans!</text:span></text:p>
            <text:p text:style-name="ubuntu_5f_mono_5f_8"><text:span text:style-name="ubuntu_5f_mono_5f_8">Arrive tous les printemps,</text:span></text:p>
            <text:p text:style-name="ubuntu_5f_mono_5f_8"><text:span text:style-name="ubuntu_5f_mono_5f_8">Heureuse et éternelle,</text:span></text:p>
            <text:p text:style-name="ubuntu_5f_mono_5f_8"><text:span text:style-name="ubuntu_5f_mono_5f_8">Comme mon amour pour elle</text:span></text:p>
          </table:table-cell>
          <table:table-cell table:style-name="Таблица56.C2" office:value-type="string">
            <text:p text:style-name="ubuntu_5f_mono_5f_8"><text:span text:style-name="ubuntu_5f_mono_5f_8">Праздник мам!</text:span></text:p>
            <text:p text:style-name="ubuntu_5f_mono_5f_8"><text:span text:style-name="ubuntu_5f_mono_5f_8">Приходит ко всем весной</text:span></text:p>
            <text:p text:style-name="ubuntu_5f_mono_5f_8"><text:span text:style-name="ubuntu_5f_mono_5f_8">Счастливый и вечный</text:span></text:p>
            <text:p text:style-name="ubuntu_5f_mono_5f_8"><text:span text:style-name="ubuntu_5f_mono_5f_8">Как моя любовь к маме.</text:span></text:p>
          </table:table-cell>
        </table:table-row>
        <table:table-row table:style-name="TableLine94555557878784"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79744">
          <table:table-cell table:style-name="Таблица56.A2" office:value-type="string">
            <text:p text:style-name="ubuntu_5f_mono_5f_8"><text:span text:style-name="ubuntu_5f_mono_5f_8">Les voila! (вот и они)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0704">
          <table:table-cell table:style-name="Таблица56.A2" office:value-type="string">
            <text:p text:style-name="ubuntu_5f_mono_5f_8"><text:span text:style-name="ubuntu_5f_mono_5f_8">nous non plus</text:span></text:p>
          </table:table-cell>
          <table:table-cell table:style-name="Таблица56.A2" office:value-type="string">
            <text:p text:style-name="ubuntu_5f_mono_5f_8"><text:span text:style-name="ubuntu_5f_mono_5f_8">И не мы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1664">
          <table:table-cell table:style-name="Таблица56.A2" office:value-type="string">
            <text:p text:style-name="ubuntu_5f_mono_5f_8"><text:span text:style-name="ubuntu_5f_mono_5f_8">il n'y a plus rien à manger</text:span></text:p>
          </table:table-cell>
          <table:table-cell table:style-name="Таблица56.A2" office:value-type="string">
            <text:p text:style-name="ubuntu_5f_mono_5f_8"><text:span text:style-name="ubuntu_5f_mono_5f_8">больше нечего есть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2624">
          <table:table-cell table:style-name="Таблица56.A2" office:value-type="string">
            <text:p text:style-name="ubuntu_5f_mono_5f_8"><text:span text:style-name="ubuntu_5f_mono_5f_8">il n'y a plus d'eau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3584">
          <table:table-cell table:style-name="Таблица56.A2" office:value-type="string">
            <text:p text:style-name="ubuntu_5f_mono_5f_8"><text:span text:style-name="ubuntu_5f_mono_5f_8">Elle ne l'aime pas du tout</text:span></text:p>
          </table:table-cell>
          <table:table-cell table:style-name="Таблица56.A2" office:value-type="string">
            <text:p text:style-name="ubuntu_5f_mono_5f_8"><text:span text:style-name="ubuntu_5f_mono_5f_8">она его совсем не любит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4544">
          <table:table-cell table:style-name="Таблица56.A2" office:value-type="string">
            <text:p text:style-name="ubuntu_5f_mono_5f_8"><text:span text:style-name="ubuntu_5f_mono_5f_8">Vous ne mangez pas et nous non plus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5504">
          <table:table-cell table:style-name="Таблица56.A2" office:value-type="string">
            <text:p text:style-name="ubuntu_5f_mono_5f_8"><text:span text:style-name="ubuntu_5f_mono_5f_8">Elle dit toujours la même chose</text:span></text:p>
          </table:table-cell>
          <table:table-cell table:style-name="Таблица56.A2" office:value-type="string">
            <text:p text:style-name="ubuntu_5f_mono_5f_8"><text:span text:style-name="ubuntu_5f_mono_5f_8">одно и то же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6464">
          <table:table-cell table:style-name="Таблица56.A2" office:value-type="string">
            <text:p text:style-name="ubuntu_5f_mono_5f_8"><text:span text:style-name="ubuntu_5f_mono_5f_8">Parce que quoi?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7424">
          <table:table-cell table:style-name="Таблица56.A2" office:value-type="string">
            <text:p text:style-name="ubuntu_5f_mono_5f_8"><text:span text:style-name="ubuntu_5f_mono_5f_8">Il est tôt</text:span></text:p>
          </table:table-cell>
          <table:table-cell table:style-name="Таблица56.A2" office:value-type="string">
            <text:p text:style-name="ubuntu_5f_mono_5f_8"><text:span text:style-name="ubuntu_5f_mono_5f_8">рано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8384">
          <table:table-cell table:style-name="Таблица56.A2" office:value-type="string">
            <text:p text:style-name="ubuntu_5f_mono_5f_8"><text:span text:style-name="ubuntu_5f_mono_5f_8">Les voila!</text:span></text:p>
          </table:table-cell>
          <table:table-cell table:style-name="Таблица56.A2" office:value-type="string">
            <text:p text:style-name="ubuntu_5f_mono_5f_8"><text:span text:style-name="ubuntu_5f_mono_5f_8">вот и они!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89344">
          <table:table-cell table:style-name="Таблица56.A2" office:value-type="string">
            <text:p text:style-name="ubuntu_5f_mono_5f_8"><text:span text:style-name="ubuntu_5f_mono_5f_8">merci encore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90304">
          <table:table-cell table:style-name="Таблица56.A2" office:value-type="string">
            <text:p text:style-name="ubuntu_5f_mono_5f_8"><text:span text:style-name="ubuntu_5f_mono_5f_8">La semaine prend fin</text:span></text:p>
          </table:table-cell>
          <table:table-cell table:style-name="Таблица56.A2" office:value-type="string">
            <text:p text:style-name="ubuntu_5f_mono_5f_8"><text:span text:style-name="ubuntu_5f_mono_5f_8">неделя заkанчивается</text:span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91264">
          <table:table-cell table:style-name="Таблица56.A2" office:value-type="string">
            <text:p text:style-name="ubuntu_5f_mono_5f_8"><text:span text:style-name="ubuntu_5f_mono_5f_8">C'est notre cinquième maison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92224">
          <table:table-cell table:style-name="Таблица56.A2" office:value-type="string">
            <text:p text:style-name="ubuntu_5f_mono_5f_8"><text:span text:style-name="ubuntu_5f_mono_5f_8">je n'aime pas vois la carte</text:span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93184"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  <table:table-row table:style-name="TableLine94555557894144"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A2" office:value-type="string">
            <text:p text:style-name="ubuntu_5f_mono_5f_8"><text:span text:style-name="ubuntu_5f_mono_5f_8"/></text:p>
          </table:table-cell>
          <table:table-cell table:style-name="Таблица56.C2" office:value-type="string">
            <text:p text:style-name="ubuntu_5f_mono_5f_8"><text:span text:style-name="ubuntu_5f_mono_5f_8"/></text:p>
          </table:table-cell>
        </table:table-row>
      </table:table>
      <text:p text:style-name="ubuntu_5f_mono_5f_8"/>
      <text:p text:style-name="ubuntu_5f_mono_5f_8"/>
      <text:p text:style-name="ubuntu_5f_mono_5f_8"/>
      <text:p text:style-name="ubuntu_5f_mono_5f_8"/>
      <text:p text:style-name="head11_5f_ubuntu"/>
      <text:p text:style-name="P1">Чувства, настроени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ubuntu_5f_mono_5f_8"/>
          </table:table-cell>
          <table:table-cell table:style-name="Таблица1.A1" office:value-type="string">
            <text:p text:style-name="ubuntu_5f_mono_5f_8"/>
          </table:table-cell>
          <table:table-cell table:style-name="Таблица1.C1" office:value-type="string">
            <text:p text:style-name="ubuntu_5f_mono_5f_8"/>
          </table:table-cell>
        </table:table-row>
        <table:table-row table:style-name="Таблица1.1">
          <table:table-cell table:style-name="Таблица1.A69" office:value-type="string">
            <text:p text:style-name="ubuntu_5f_mono_5f_8">une amitié</text:p>
          </table:table-cell>
          <table:table-cell table:style-name="Таблица1.B5" office:value-type="string">
            <text:p text:style-name="ubuntu_5f_mono_5f_8">дружба</text:p>
          </table:table-cell>
          <table:table-cell table:style-name="Таблица1.C5" office:value-type="string">
            <text:p text:style-name="ubuntu_5f_mono_5f_8">je crois en amitié</text:p>
            <text:p text:style-name="ubuntu_5f_mono_5f_8">c'est une belle amitié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 amoureux</text:p>
          </table:table-cell>
          <table:table-cell table:style-name="Таблица1.B5" office:value-type="string">
            <text:p text:style-name="ubuntu_5f_mono_5f_8">влюблённый, возлюбленный</text:p>
          </table:table-cell>
          <table:table-cell table:style-name="Таблица1.C5" office:value-type="string">
            <text:p text:style-name="ubuntu_5f_mono_5f_8"/>
          </table:table-cell>
        </table:table-row>
        <table:table-row table:style-name="Таблица1.1">
          <table:table-cell table:style-name="Таблица1.A69" office:value-type="string">
            <text:p text:style-name="ubuntu_5f_mono_5f_8">amoureux (amoureuse)</text:p>
          </table:table-cell>
          <table:table-cell table:style-name="Таблица1.B5" office:value-type="string">
            <text:p text:style-name="ubuntu_5f_mono_5f_8">любовный, любящий</text:p>
          </table:table-cell>
          <table:table-cell table:style-name="Таблица1.C5" office:value-type="string">
            <text:p text:style-name="ubuntu_5f_mono_5f_8">il est tomb<text:span text:style-name="T2">é</text:span> amoureux d'elle (влюбился)</text:p>
            <text:p text:style-name="ubuntu_5f_mono_5f_8">il est amoureux d'une femme qui ne l'aime pas</text:p>
            <text:p text:style-name="ubuntu_5f_mono_5f_8">elle est amoureuse de sa voiture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bizarre</text:p>
          </table:table-cell>
          <table:table-cell table:style-name="Таблица1.B5" office:value-type="string">
            <text:p text:style-name="ubuntu_5f_mono_5f_8">странный;</text:p>
            <text:p text:style-name="ubuntu_5f_mono_5f_8">странно</text:p>
          </table:table-cell>
          <table:table-cell table:style-name="Таблица1.C5" office:value-type="string">
            <text:p text:style-name="ubuntu_5f_mono_5f_8">tu as des pesées bizarres (странные мысли)</text:p>
            <text:p text:style-name="ubuntu_5f_mono_5f_8">C'est un animal très bizarre</text:p>
          </table:table-cell>
        </table:table-row>
        <table:table-row table:style-name="Таблица1.1">
          <table:table-cell table:style-name="Таблица1.A6" office:value-type="string">
            <text:p text:style-name="ubuntu_5f_mono_5f_8">le bonheur</text:p>
          </table:table-cell>
          <table:table-cell table:style-name="Таблица1.B6" office:value-type="string">
            <text:p text:style-name="ubuntu_5f_mono_5f_8">счастье</text:p>
          </table:table-cell>
          <table:table-cell table:style-name="Таблица1.C6" office:value-type="string">
            <text:p text:style-name="ubuntu_5f_mono_5f_8">nous souhaitons tous le bonheur (мы желаем всем счастья)</text:p>
            <text:p text:style-name="ubuntu_5f_mono_5f_8">un grand monent de bonheur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 caract<text:span text:style-name="T2">è</text:span>re</text:p>
          </table:table-cell>
          <table:table-cell table:style-name="Таблица1.B12" office:value-type="string">
            <text:p text:style-name="ubuntu_5f_mono_5f_8">характер, свойство</text:p>
          </table:table-cell>
          <table:table-cell table:style-name="Таблица1.C12" office:value-type="string">
            <text:p text:style-name="ubuntu_5f_mono_5f_8">quel caract<text:span text:style-name="T2">è</text:span>re!</text:p>
            <text:p text:style-name="ubuntu_5f_mono_5f_8">C'est une personne sans caract<text:span text:style-name="T2">è</text:span>re</text:p>
            <text:p text:style-name="ubuntu_5f_mono_5f_8">ce chien poss<text:span text:style-name="T2">è</text:span>de un caract<text:span text:style-name="T2">è</text:span>re fort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e colère</text:p>
          </table:table-cell>
          <table:table-cell table:style-name="Таблица1.B12" office:value-type="string">
            <text:p text:style-name="ubuntu_5f_mono_5f_8">гнев, злость</text:p>
          </table:table-cell>
          <table:table-cell table:style-name="Таблица1.C12" office:value-type="string">
            <text:p text:style-name="ubuntu_5f_mono_5f_8">il est en colère (он злится)</text:p>
            <text:p text:style-name="ubuntu_5f_mono_5f_8">je ne suis pas en colère</text:p>
          </table:table-cell>
        </table:table-row>
        <table:table-row table:style-name="Таблица1.1">
          <table:table-cell table:style-name="Таблица1.A9" office:value-type="string">
            <text:p text:style-name="ubuntu_5f_mono_5f_8">colère</text:p>
          </table:table-cell>
          <table:table-cell table:style-name="Таблица1.B9" office:value-type="string">
            <text:p text:style-name="ubuntu_5f_mono_5f_8">(прил.) сердитый</text:p>
          </table:table-cell>
          <table:table-cell table:style-name="Таблица1.C9" office:value-type="string">
            <text:p text:style-name="P281"/>
          </table:table-cell>
        </table:table-row>
        <table:table-row table:style-name="Таблица1.1">
          <table:table-cell table:style-name="Таблица1.A69" office:value-type="string">
            <text:p text:style-name="ubuntu_5f_mono_5f_8">une confiance</text:p>
          </table:table-cell>
          <table:table-cell table:style-name="Таблица1.B12" office:value-type="string">
            <text:p text:style-name="ubuntu_5f_mono_5f_8">доверие</text:p>
          </table:table-cell>
          <table:table-cell table:style-name="Таблица1.C12" office:value-type="string">
            <text:p text:style-name="ubuntu_5f_mono_5f_8">je fais confiance à mes parents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content(e)</text:p>
          </table:table-cell>
          <table:table-cell table:style-name="Таблица1.B12" office:value-type="string">
            <text:p text:style-name="ubuntu_5f_mono_5f_8">довольный</text:p>
          </table:table-cell>
          <table:table-cell table:style-name="Таблица1.C12" office:value-type="string">
            <text:p text:style-name="ubuntu_5f_mono_5f_8">Elles sont contentes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 courage</text:p>
          </table:table-cell>
          <table:table-cell table:style-name="Таблица1.B12" office:value-type="string">
            <text:p text:style-name="ubuntu_5f_mono_5f_8">смелость, отвага</text:p>
          </table:table-cell>
          <table:table-cell table:style-name="Таблица1.C12" office:value-type="string">
            <text:p text:style-name="ubuntu_5f_mono_5f_8">Bon courage!(удачи)</text:p>
            <text:p text:style-name="ubuntu_5f_mono_5f_8">vous avez beaucoup de courage (вы очень смелые)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le désir</text:p>
          </table:table-cell>
          <table:table-cell table:style-name="Таблица1.B24" office:value-type="string">
            <text:p text:style-name="ubuntu_5f_mono_5f_8">желание</text:p>
          </table:table-cell>
          <table:table-cell table:style-name="Таблица1.C24" office:value-type="string">
            <text:p text:style-name="ubuntu_5f_mono_5f_8">le désir et la peur</text:p>
            <text:p text:style-name="ubuntu_5f_mono_5f_8">j'ai le d<text:span text:style-name="T2">é</text:span>sir d'aller en Angleterre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e douleur</text:p>
          </table:table-cell>
          <table:table-cell table:style-name="Таблица1.B24" office:value-type="string">
            <text:p text:style-name="ubuntu_5f_mono_5f_8">боль</text:p>
          </table:table-cell>
          <table:table-cell table:style-name="Таблица1.C24" office:value-type="string">
            <text:p text:style-name="ubuntu_5f_mono_5f_8">j'ai une petite douleur ici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doux (douce)</text:p>
          </table:table-cell>
          <table:table-cell table:style-name="Таблица1.B24" office:value-type="string">
            <text:p text:style-name="ubuntu_5f_mono_5f_8">сладкий, мягкий, нежный</text:p>
          </table:table-cell>
          <table:table-cell table:style-name="Таблица1.C24" office:value-type="string">
            <text:p text:style-name="ubuntu_5f_mono_5f_8">le vin est doux</text:p>
            <text:p text:style-name="ubuntu_5f_mono_5f_8">ce cheval est doux</text:p>
            <text:p text:style-name="ubuntu_5f_mono_5f_8">la chatte est douce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e émotion</text:p>
          </table:table-cell>
          <table:table-cell table:style-name="Таблица1.B24" office:value-type="string">
            <text:p text:style-name="ubuntu_5f_mono_5f_8">эмоция</text:p>
          </table:table-cell>
          <table:table-cell table:style-name="Таблица1.C24" office:value-type="string">
            <text:p text:style-name="ubuntu_5f_mono_5f_8">une petite émotion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ennuyeux</text:p>
          </table:table-cell>
          <table:table-cell table:style-name="Таблица1.B24" office:value-type="string">
            <text:p text:style-name="ubuntu_5f_mono_5f_8">скучный</text:p>
          </table:table-cell>
          <table:table-cell table:style-name="Таблица1.C24" office:value-type="string">
            <text:p text:style-name="ubuntu_5f_mono_5f_8">c'est ennuyeux!</text:p>
            <text:p text:style-name="ubuntu_5f_mono_5f_8"><text:span text:style-name="T2">ç</text:span>a devient ennuyeux (это становится скучным)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e envie</text:p>
          </table:table-cell>
          <table:table-cell table:style-name="Таблица1.B24" office:value-type="string">
            <text:p text:style-name="ubuntu_5f_mono_5f_8">желание</text:p>
          </table:table-cell>
          <table:table-cell table:style-name="Таблица1.C24" office:value-type="string">
            <text:p text:style-name="ubuntu_5f_mono_5f_8">il n'a pas envie (у него нет желания)</text:p>
            <text:p text:style-name="ubuntu_5f_mono_5f_8">j'ai envie d'une banane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 espoir</text:p>
          </table:table-cell>
          <table:table-cell table:style-name="Таблица1.B24" office:value-type="string">
            <text:p text:style-name="ubuntu_5f_mono_5f_8">надежда</text:p>
          </table:table-cell>
          <table:table-cell table:style-name="Таблица1.C24" office:value-type="string">
            <text:p text:style-name="ubuntu_5f_mono_5f_8"/>
          </table:table-cell>
        </table:table-row>
        <table:table-row table:style-name="Таблица1.1">
          <table:table-cell table:style-name="Таблица1.A37" office:value-type="string">
            <text:p text:style-name="ubuntu_5f_mono_5f_8">exister</text:p>
          </table:table-cell>
          <table:table-cell table:style-name="Таблица1.B24" office:value-type="string">
            <text:p text:style-name="ubuntu_5f_mono_5f_8">существовать</text:p>
          </table:table-cell>
          <table:table-cell table:style-name="Таблица1.C24" office:value-type="string">
            <text:p text:style-name="ubuntu_5f_mono_5f_8">ces positions n'existent pas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e faim</text:p>
          </table:table-cell>
          <table:table-cell table:style-name="Таблица1.B24" office:value-type="string">
            <text:p text:style-name="ubuntu_5f_mono_5f_8">голод</text:p>
          </table:table-cell>
          <table:table-cell table:style-name="Таблица1.C24" office:value-type="string">
            <text:p text:style-name="ubuntu_5f_mono_5f_8">j'ai faim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e fatigue</text:p>
          </table:table-cell>
          <table:table-cell table:style-name="Таблица1.B24" office:value-type="string">
            <text:p text:style-name="ubuntu_5f_mono_5f_8">усталость</text:p>
          </table:table-cell>
          <table:table-cell table:style-name="Таблица1.C24" office:value-type="string">
            <text:p text:style-name="ubuntu_5f_mono_5f_8">il sent la fatigue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fatigué</text:p>
          </table:table-cell>
          <table:table-cell table:style-name="Таблица1.B24" office:value-type="string">
            <text:p text:style-name="ubuntu_5f_mono_5f_8">усталый</text:p>
          </table:table-cell>
          <table:table-cell table:style-name="Таблица1.C24" office:value-type="string">
            <text:p text:style-name="ubuntu_5f_mono_5f_8">tu n'es pas fatigué<text:span text:style-name="T46">?</text:span>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fatiguer</text:p>
          </table:table-cell>
          <table:table-cell table:style-name="Таблица1.B24" office:value-type="string">
            <text:p text:style-name="ubuntu_5f_mono_5f_8">уставать, утомлять</text:p>
          </table:table-cell>
          <table:table-cell table:style-name="Таблица1.C24" office:value-type="string">
            <text:p text:style-name="ubuntu_5f_mono_5f_8"/>
          </table:table-cell>
        </table:table-row>
        <table:table-row table:style-name="Таблица1.1">
          <table:table-cell table:style-name="Таблица1.A37" office:value-type="string">
            <text:p text:style-name="ubuntu_5f_mono_5f_8">une gêne</text:p>
          </table:table-cell>
          <table:table-cell table:style-name="Таблица1.B37" office:value-type="string">
            <text:p text:style-name="ubuntu_5f_mono_5f_8">неловкость, смущение</text:p>
          </table:table-cell>
          <table:table-cell table:style-name="Таблица1.C37" office:value-type="string">
            <text:p text:style-name="ubuntu_5f_mono_5f_8"/>
          </table:table-cell>
        </table:table-row>
        <table:table-row table:style-name="Таблица1.1">
          <table:table-cell table:style-name="Таблица1.A37" office:value-type="string">
            <text:p text:style-name="ubuntu_5f_mono_5f_8">gêné</text:p>
          </table:table-cell>
          <table:table-cell table:style-name="Таблица1.B37" office:value-type="string">
            <text:p text:style-name="ubuntu_5f_mono_5f_8">неловкий, смущенный</text:p>
          </table:table-cell>
          <table:table-cell table:style-name="Таблица1.C37" office:value-type="string">
            <text:p text:style-name="ubuntu_5f_mono_5f_8">il n'était pas gêné</text:p>
            <text:p text:style-name="ubuntu_5f_mono_5f_8">elle est gênée (ей неловко)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 goût</text:p>
          </table:table-cell>
          <table:table-cell table:style-name="Таблица1.B37" office:value-type="string">
            <text:p text:style-name="ubuntu_5f_mono_5f_8">вкус</text:p>
          </table:table-cell>
          <table:table-cell table:style-name="Таблица1.C37" office:value-type="string">
            <text:p text:style-name="ubuntu_5f_mono_5f_8">il a un goût de pomme (у нег вкус яблока)</text:p>
            <text:p text:style-name="ubuntu_5f_mono_5f_8">j'aime le go<text:span text:style-name="T2">û</text:span>t du chocolat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ha<text:span text:style-name="T2">ï</text:span>r</text:p>
          </table:table-cell>
          <table:table-cell table:style-name="Таблица1.B37" office:value-type="string">
            <text:p text:style-name="ubuntu_5f_mono_5f_8">ненавидеть</text:p>
          </table:table-cell>
          <table:table-cell table:style-name="Таблица1.C37" office:value-type="string">
            <text:p text:style-name="ubuntu_5f_mono_5f_8">il doit me ha<text:span text:style-name="T2">ï</text:span>r</text:p>
          </table:table-cell>
        </table:table-row>
        <table:table-row table:style-name="Таблица1.1">
          <table:table-cell table:style-name="Таблица1.A29" office:value-type="string">
            <text:p text:style-name="ubuntu_5f_mono_5f_8">heureux (heureuse)</text:p>
          </table:table-cell>
          <table:table-cell table:style-name="Таблица1.B29" office:value-type="string">
            <text:p text:style-name="ubuntu_5f_mono_5f_8">счастливый</text:p>
          </table:table-cell>
          <table:table-cell table:style-name="Таблица1.C29" office:value-type="string">
            <text:p text:style-name="ubuntu_5f_mono_5f_8">elle est heureuse</text:p>
            <text:p text:style-name="ubuntu_5f_mono_5f_8">elle l'a rendu heureux (сделала его счастливым)</text:p>
            <text:p text:style-name="ubuntu_5f_mono_5f_8">Nous avons été heureux pendant un moment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 honneur</text:p>
          </table:table-cell>
          <table:table-cell table:style-name="Таблица1.B37" office:value-type="string">
            <text:p text:style-name="ubuntu_5f_mono_5f_8">честь</text:p>
          </table:table-cell>
          <table:table-cell table:style-name="Таблица1.C37" office:value-type="string">
            <text:p text:style-name="ubuntu_5f_mono_5f_8">tu n'as aucun honneur (У тебя нет никакой чести)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e honte</text:p>
          </table:table-cell>
          <table:table-cell table:style-name="Таблица1.B37" office:value-type="string">
            <text:p text:style-name="ubuntu_5f_mono_5f_8">стыд</text:p>
          </table:table-cell>
          <table:table-cell table:style-name="Таблица1.C37" office:value-type="string">
            <text:p text:style-name="ubuntu_5f_mono_5f_8">j'ai honte</text:p>
            <text:p text:style-name="ubuntu_5f_mono_5f_8">elle n'a pas honte</text:p>
            <text:p text:style-name="ubuntu_5f_mono_5f_8">C'est une honte!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e horreur</text:p>
          </table:table-cell>
          <table:table-cell table:style-name="Таблица1.B37" office:value-type="string">
            <text:p text:style-name="ubuntu_5f_mono_5f_8">ужас, страх</text:p>
          </table:table-cell>
          <table:table-cell table:style-name="Таблица1.C37" office:value-type="string">
            <text:p text:style-name="ubuntu_5f_mono_5f_8">Cette nouvelle coupe de cheveux est une horreur!</text:p>
            <text:p text:style-name="ubuntu_5f_mono_5f_8">Elle a horreur de ça (она терпеть этого не может)</text:p>
            <text:p text:style-name="ubuntu_5f_mono_5f_8">j'ai horreur des haricots (терпеть не могу фасоль)</text:p>
          </table:table-cell>
        </table:table-row>
        <table:table-row table:style-name="Таблица1.1">
          <table:table-cell table:style-name="Таблица1.A34" office:value-type="string">
            <text:p text:style-name="ubuntu_5f_mono_5f_8">une humeur</text:p>
          </table:table-cell>
          <table:table-cell table:style-name="Таблица1.B34" office:value-type="string">
            <text:p text:style-name="ubuntu_5f_mono_5f_8">настроение</text:p>
          </table:table-cell>
          <table:table-cell table:style-name="Таблица1.C34" office:value-type="string">
            <text:p text:style-name="ubuntu_5f_mono_5f_8">je suis de bonne humeur (я в хорошем настроении)</text:p>
          </table:table-cell>
        </table:table-row>
        <table:table-row table:style-name="Таблица1.1">
          <table:table-cell table:style-name="Таблица1.A34" office:value-type="string">
            <text:p text:style-name="ubuntu_5f_mono_5f_8">un humour</text:p>
          </table:table-cell>
          <table:table-cell table:style-name="Таблица1.B34" office:value-type="string">
            <text:p text:style-name="ubuntu_5f_mono_5f_8">юмор</text:p>
          </table:table-cell>
          <table:table-cell table:style-name="Таблица1.C34" office:value-type="string">
            <text:p text:style-name="ubuntu_5f_mono_5f_8">j'aime son humour</text:p>
            <text:p text:style-name="ubuntu_5f_mono_5f_8">il n'a pas d'humour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 imagination</text:p>
          </table:table-cell>
          <table:table-cell table:style-name="Таблица1.B37" office:value-type="string">
            <text:p text:style-name="ubuntu_5f_mono_5f_8">воображение</text:p>
          </table:table-cell>
          <table:table-cell table:style-name="Таблица1.C37" office:value-type="string">
            <text:p text:style-name="ubuntu_5f_mono_5f_8">cela doit être mon imagination</text:p>
            <text:p text:style-name="ubuntu_5f_mono_5f_8">il a beaucoup d'imagination</text:p>
            <text:p text:style-name="ubuntu_5f_mono_5f_8">c'est seulement son imagination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une impression</text:p>
          </table:table-cell>
          <table:table-cell table:style-name="Таблица1.B37" office:value-type="string">
            <text:p text:style-name="ubuntu_5f_mono_5f_8">впечатление</text:p>
          </table:table-cell>
          <table:table-cell table:style-name="Таблица1.C37" office:value-type="string">
            <text:p text:style-name="ubuntu_5f_mono_5f_8">l'impression est belle</text:p>
            <text:p text:style-name="ubuntu_5f_mono_5f_8">Ma première impression est bonne</text:p>
            <text:p text:style-name="ubuntu_5f_mono_5f_8">j'ai l'impression d'être de nouveau en vacances (что я опять на каникулах)</text:p>
          </table:table-cell>
        </table:table-row>
        <table:table-row table:style-name="Таблица1.1">
          <table:table-cell table:style-name="Таблица1.A37" office:value-type="string">
            <text:p text:style-name="ubuntu_5f_mono_5f_8">inquiet</text:p>
          </table:table-cell>
          <table:table-cell table:style-name="Таблица1.B37" office:value-type="string">
            <text:p text:style-name="ubuntu_5f_mono_5f_8">- беспокойство</text:p>
            <text:p text:style-name="ubuntu_5f_mono_5f_8">- обеспокоенный, встревоженный</text:p>
          </table:table-cell>
          <table:table-cell table:style-name="Таблица1.C37" office:value-type="string">
            <text:p text:style-name="ubuntu_5f_mono_5f_8">il est inquiet</text:p>
          </table:table-cell>
        </table:table-row>
        <text:soft-page-break/>
        <table:table-row table:style-name="Таблица1.1">
          <table:table-cell table:style-name="Таблица1.A41" office:value-type="string">
            <text:p text:style-name="ubuntu_5f_mono_5f_8">la joie</text:p>
          </table:table-cell>
          <table:table-cell table:style-name="Таблица1.B41" office:value-type="string">
            <text:p text:style-name="ubuntu_5f_mono_5f_8">радость</text:p>
          </table:table-cell>
          <table:table-cell table:style-name="Таблица1.C41" office:value-type="string">
            <text:p text:style-name="P281"/>
          </table:table-cell>
        </table:table-row>
        <table:table-row table:style-name="Таблица1.1">
          <table:table-cell table:style-name="Таблица1.A41" office:value-type="string">
            <text:p text:style-name="ubuntu_5f_mono_5f_8">juste (нареч)</text:p>
          </table:table-cell>
          <table:table-cell table:style-name="Таблица1.B41" office:value-type="string">
            <text:p text:style-name="ubuntu_5f_mono_5f_8">правильно, справедливо</text:p>
          </table:table-cell>
          <table:table-cell table:style-name="Таблица1.C41" office:value-type="string">
            <text:p text:style-name="ubuntu_5f_mono_5f_8">c'est juste (справедливо)</text:p>
            <text:p text:style-name="ubuntu_5f_mono_5f_8">c'est tout <text:span text:style-name="T2">à</text:span> fait juste (это совершенно справедливо)</text:p>
          </table:table-cell>
        </table:table-row>
        <table:table-row table:style-name="Таблица1.1">
          <table:table-cell table:style-name="Таблица1.A41" office:value-type="string">
            <text:p text:style-name="ubuntu_5f_mono_5f_8">juste (прил)</text:p>
          </table:table-cell>
          <table:table-cell table:style-name="Таблица1.B41" office:value-type="string">
            <text:p text:style-name="ubuntu_5f_mono_5f_8">справедливый</text:p>
          </table:table-cell>
          <table:table-cell table:style-name="Таблица1.C41" office:value-type="string">
            <text:p text:style-name="ubuntu_5f_mono_5f_8">Comment <text:span text:style-name="T2">ê</text:span>tre juste? (как быть справедливым)</text:p>
          </table:table-cell>
        </table:table-row>
        <table:table-row table:style-name="Таблица1.1">
          <table:table-cell table:style-name="Таблица1.A41" office:value-type="string">
            <text:p text:style-name="ubuntu_5f_mono_5f_8">un juste</text:p>
          </table:table-cell>
          <table:table-cell table:style-name="Таблица1.B41" office:value-type="string">
            <text:p text:style-name="ubuntu_5f_mono_5f_8">праведник, справедл.человек</text:p>
          </table:table-cell>
          <table:table-cell table:style-name="Таблица1.C41" office:value-type="string">
            <text:p text:style-name="P281"/>
          </table:table-cell>
        </table:table-row>
        <table:table-row table:style-name="Таблица1.1">
          <table:table-cell table:style-name="Таблица1.A45" office:value-type="string">
            <text:p text:style-name="ubuntu_5f_mono_5f_8">une mémoire</text:p>
          </table:table-cell>
          <table:table-cell table:style-name="Таблица1.B45" office:value-type="string">
            <text:p text:style-name="ubuntu_5f_mono_5f_8">память</text:p>
          </table:table-cell>
          <table:table-cell table:style-name="Таблица1.C45" office:value-type="string">
            <text:p text:style-name="ubuntu_5f_mono_5f_8">j'ai une bonne mémoire (у меня хорошая память)</text:p>
          </table:table-cell>
        </table:table-row>
        <table:table-row table:style-name="Таблица1.1">
          <table:table-cell table:style-name="Таблица1.A45" office:value-type="string">
            <text:p text:style-name="ubuntu_5f_mono_5f_8">nul (прил)</text:p>
          </table:table-cell>
          <table:table-cell table:style-name="Таблица1.B45" office:value-type="string">
            <text:p text:style-name="ubuntu_5f_mono_5f_8">нулевой, пустой</text:p>
          </table:table-cell>
          <table:table-cell table:style-name="Таблица1.C45" office:value-type="string">
            <text:p text:style-name="ubuntu_5f_mono_5f_8">C'est nul (ничтожно)</text:p>
            <text:p text:style-name="ubuntu_5f_mono_5f_8">ce cheval est nul</text:p>
          </table:table-cell>
        </table:table-row>
        <table:table-row table:style-name="Таблица1.1">
          <table:table-cell table:style-name="Таблица1.A45" office:value-type="string">
            <text:p text:style-name="ubuntu_5f_mono_5f_8">nul (мест)</text:p>
          </table:table-cell>
          <table:table-cell table:style-name="Таблица1.B45" office:value-type="string">
            <text:p text:style-name="ubuntu_5f_mono_5f_8">никто, никакой</text:p>
          </table:table-cell>
          <table:table-cell table:style-name="Таблица1.C45" office:value-type="string">
            <text:p text:style-name="ubuntu_5f_mono_5f_8"/>
          </table:table-cell>
        </table:table-row>
        <table:table-row table:style-name="Таблица1.1">
          <table:table-cell table:style-name="Таблица1.A45" office:value-type="string">
            <text:p text:style-name="ubuntu_5f_mono_5f_8">un nul</text:p>
          </table:table-cell>
          <table:table-cell table:style-name="Таблица1.B45" office:value-type="string">
            <text:p text:style-name="ubuntu_5f_mono_5f_8">неопределенное значение</text:p>
          </table:table-cell>
          <table:table-cell table:style-name="Таблица1.C45" office:value-type="string">
            <text:p text:style-name="ubuntu_5f_mono_5f_8"/>
          </table:table-cell>
        </table:table-row>
        <table:table-row table:style-name="Таблица1.1">
          <table:table-cell table:style-name="Таблица1.A55" office:value-type="string">
            <text:p text:style-name="ubuntu_5f_mono_5f_8">une odeur</text:p>
          </table:table-cell>
          <table:table-cell table:style-name="Таблица1.B69" office:value-type="string">
            <text:p text:style-name="ubuntu_5f_mono_5f_8">запах</text:p>
          </table:table-cell>
          <table:table-cell table:style-name="Таблица1.C69" office:value-type="string">
            <text:p text:style-name="ubuntu_5f_mono_5f_8">il a une odeur asses forte (достаточно сильный)</text:p>
            <text:p text:style-name="ubuntu_5f_mono_5f_8">sentez-vous une odeur bizarre? (странный)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la paix</text:p>
          </table:table-cell>
          <table:table-cell table:style-name="Таблица1.B69" office:value-type="string">
            <text:p text:style-name="ubuntu_5f_mono_5f_8">Мир</text:p>
          </table:table-cell>
          <table:table-cell table:style-name="Таблица1.C69" office:value-type="string">
            <text:p text:style-name="ubuntu_5f_mono_5f_8">ils vivent en paix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une passion</text:p>
          </table:table-cell>
          <table:table-cell table:style-name="Таблица1.B69" office:value-type="string">
            <text:p text:style-name="ubuntu_5f_mono_5f_8">страсть</text:p>
          </table:table-cell>
          <table:table-cell table:style-name="Таблица1.C69" office:value-type="string">
            <text:p text:style-name="ubuntu_5f_mono_5f_8">il parle de ses passions et de ses joies</text:p>
            <text:p text:style-name="ubuntu_5f_mono_5f_8">Mais la passion est plus forte (но страсть сильнее)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une patience </text:p>
          </table:table-cell>
          <table:table-cell table:style-name="Таблица1.B69" office:value-type="string">
            <text:p text:style-name="ubuntu_5f_mono_5f_8">терпение</text:p>
          </table:table-cell>
          <table:table-cell table:style-name="Таблица1.C69" office:value-type="string">
            <text:p text:style-name="ubuntu_5f_mono_5f_8">Merci pour ta patience</text:p>
            <text:p text:style-name="ubuntu_5f_mono_5f_8">je n'ai pas de patience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la pens<text:span text:style-name="T2">é</text:span>e</text:p>
          </table:table-cell>
          <table:table-cell table:style-name="Таблица1.B69" office:value-type="string">
            <text:p text:style-name="ubuntu_5f_mono_5f_8">мысль</text:p>
          </table:table-cell>
          <table:table-cell table:style-name="Таблица1.C69" office:value-type="string">
            <text:p text:style-name="ubuntu_5f_mono_5f_8">tu as des pens<text:span text:style-name="T2">é</text:span>es bizarres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la peur</text:p>
          </table:table-cell>
          <table:table-cell table:style-name="Таблица1.B69" office:value-type="string">
            <text:p text:style-name="ubuntu_5f_mono_5f_8">страх</text:p>
          </table:table-cell>
          <table:table-cell table:style-name="Таблица1.C69" office:value-type="string">
            <text:p text:style-name="ubuntu_5f_mono_5f_8">la peur de quoi?</text:p>
            <text:p text:style-name="ubuntu_5f_mono_5f_8">elle a peur des chats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le plaisir</text:p>
          </table:table-cell>
          <table:table-cell table:style-name="Таблица1.B69" office:value-type="string">
            <text:p text:style-name="ubuntu_5f_mono_5f_8">удовольствие</text:p>
          </table:table-cell>
          <table:table-cell table:style-name="Таблица1.C69" office:value-type="string">
            <text:p text:style-name="ubuntu_5f_mono_5f_8">c'est un plaisir pour nous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pleurer</text:p>
          </table:table-cell>
          <table:table-cell table:style-name="Таблица1.B69" office:value-type="string">
            <text:p text:style-name="ubuntu_5f_mono_5f_8">плакать</text:p>
          </table:table-cell>
          <table:table-cell table:style-name="Таблица1.C69" office:value-type="string">
            <text:p text:style-name="ubuntu_5f_mono_5f_8">je vais pleurer (я буду плакать)</text:p>
            <text:p text:style-name="ubuntu_5f_mono_5f_8">je vais encore pleurer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un respect</text:p>
          </table:table-cell>
          <table:table-cell table:style-name="Таблица1.B69" office:value-type="string">
            <text:p text:style-name="ubuntu_5f_mono_5f_8">уважение</text:p>
          </table:table-cell>
          <table:table-cell table:style-name="Таблица1.C69" office:value-type="string">
            <text:p text:style-name="ubuntu_5f_mono_5f_8">Avec respect</text:p>
            <text:p text:style-name="ubuntu_5f_mono_5f_8">j'ai un grand respect pour vous</text:p>
          </table:table-cell>
        </table:table-row>
        <table:table-row table:style-name="Таблица1.1">
          <table:table-cell table:style-name="Таблица1.A55" office:value-type="string">
            <text:p text:style-name="ubuntu_5f_mono_5f_8">rêver</text:p>
          </table:table-cell>
          <table:table-cell table:style-name="Таблица1.B69" office:value-type="string">
            <text:p text:style-name="ubuntu_5f_mono_5f_8">мечтать</text:p>
          </table:table-cell>
          <table:table-cell table:style-name="Таблица1.C69" office:value-type="string">
            <text:p text:style-name="ubuntu_5f_mono_5f_8">j'ai rêvé d'elle (мечтал)</text:p>
            <text:p text:style-name="ubuntu_5f_mono_5f_8">de quoi as-tu rêvé cette nuit?</text:p>
            <text:p text:style-name="ubuntu_5f_mono_5f_8">j'aime rêver</text:p>
            <text:p text:style-name="ubuntu_5f_mono_5f_8">il me fait rêver (заставляет меня мечтать)</text:p>
            <text:p text:style-name="ubuntu_5f_mono_5f_8">dans tes rêves!</text:p>
            <text:p text:style-name="ubuntu_5f_mono_5f_8">Une nuit presque parfait, et sans rêves (почти отличная и без снов)</text:p>
          </table:table-cell>
        </table:table-row>
        <table:table-row table:style-name="Таблица1.1">
          <table:table-cell table:style-name="Таблица1.A56" office:value-type="string">
            <text:p text:style-name="ubuntu_5f_mono_5f_8">rire</text:p>
          </table:table-cell>
          <table:table-cell table:style-name="Таблица1.B56" office:value-type="string">
            <text:p text:style-name="P281"/>
          </table:table-cell>
          <table:table-cell table:style-name="Таблица1.C56" office:value-type="string">
            <text:p text:style-name="ubuntu_5f_mono_5f_8">je faisais rire tout mon village (смешила)</text:p>
            <text:p text:style-name="ubuntu_5f_mono_5f_8">c'est important de rire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sensible</text:p>
          </table:table-cell>
          <table:table-cell table:style-name="Таблица1.B69" office:value-type="string">
            <text:p text:style-name="ubuntu_5f_mono_5f_8">чувствительный</text:p>
          </table:table-cell>
          <table:table-cell table:style-name="Таблица1.C69" office:value-type="string">
            <text:p text:style-name="ubuntu_5f_mono_5f_8">est-il sensible?</text:p>
            <text:p text:style-name="ubuntu_5f_mono_5f_8">Il est gentil et sensible (славный и чувствительный)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 sentiment</text:p>
          </table:table-cell>
          <table:table-cell table:style-name="Таблица1.B69" office:value-type="string">
            <text:p text:style-name="ubuntu_5f_mono_5f_8">чувство</text:p>
          </table:table-cell>
          <table:table-cell table:style-name="Таблица1.C69" office:value-type="string">
            <text:p text:style-name="ubuntu_5f_mono_5f_8">Elle n'a pas de sentiments</text:p>
            <text:p text:style-name="ubuntu_5f_mono_5f_8">je connais ce sentiment</text:p>
            <text:p text:style-name="ubuntu_5f_mono_5f_8">Un sentiment de bonheur</text:p>
            <text:p text:style-name="ubuntu_5f_mono_5f_8">elle joue avec nos sentiments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sentir</text:p>
          </table:table-cell>
          <table:table-cell table:style-name="Таблица1.B69" office:value-type="string">
            <text:p text:style-name="ubuntu_5f_mono_5f_8">чувствовать</text:p>
          </table:table-cell>
          <table:table-cell table:style-name="Таблица1.C69" office:value-type="string">
            <text:p text:style-name="ubuntu_5f_mono_5f_8">que sentiez-vous? (что вы чувствовали)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e soif</text:p>
          </table:table-cell>
          <table:table-cell table:style-name="Таблица1.B69" office:value-type="string">
            <text:p text:style-name="ubuntu_5f_mono_5f_8">жажда</text:p>
          </table:table-cell>
          <table:table-cell table:style-name="Таблица1.C69" office:value-type="string">
            <text:p text:style-name="ubuntu_5f_mono_5f_8">il a soif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 sommeil</text:p>
          </table:table-cell>
          <table:table-cell table:style-name="Таблица1.B69" office:value-type="string">
            <text:p text:style-name="ubuntu_5f_mono_5f_8">сон, сонливость, дремота</text:p>
          </table:table-cell>
          <table:table-cell table:style-name="Таблица1.C69" office:value-type="string">
            <text:p text:style-name="ubuntu_5f_mono_5f_8">il a sommeil (сонный)</text:p>
            <text:p text:style-name="ubuntu_5f_mono_5f_8">j'ai très sommeil, maintenant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souffrir</text:p>
          </table:table-cell>
          <table:table-cell table:style-name="Таблица1.B69" office:value-type="string">
            <text:p text:style-name="ubuntu_5f_mono_5f_8">страдать</text:p>
          </table:table-cell>
          <table:table-cell table:style-name="Таблица1.C69" office:value-type="string">
            <text:p text:style-name="ubuntu_5f_mono_5f_8">Et pourquoi souffrir? (и зачем страдать)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 sourire</text:p>
          </table:table-cell>
          <table:table-cell table:style-name="Таблица1.B69" office:value-type="string">
            <text:p text:style-name="ubuntu_5f_mono_5f_8">улыбка</text:p>
          </table:table-cell>
          <table:table-cell table:style-name="Таблица1.C69" office:value-type="string">
            <text:p text:style-name="ubuntu_5f_mono_5f_8">un joli sourire (красивая улыбка)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 souvenir</text:p>
          </table:table-cell>
          <table:table-cell table:style-name="Таблица1.B69" office:value-type="string">
            <text:p text:style-name="ubuntu_5f_mono_5f_8">воспоминание</text:p>
          </table:table-cell>
          <table:table-cell table:style-name="Таблица1.C69" office:value-type="string">
            <text:p text:style-name="ubuntu_5f_mono_5f_8">des souvenirs precis (точные)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s<text:span text:style-name="T2">û</text:span>r(e)</text:p>
          </table:table-cell>
          <table:table-cell table:style-name="Таблица1.B69" office:value-type="string">
            <text:p text:style-name="ubuntu_5f_mono_5f_8">уверенный, надежный</text:p>
          </table:table-cell>
          <table:table-cell table:style-name="Таблица1.C69" office:value-type="string">
            <text:p text:style-name="ubuntu_5f_mono_5f_8">vous <text:span text:style-name="T2">ê</text:span>tes s<text:span text:style-name="T2">û</text:span>rs (вы уверены)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s<text:span text:style-name="T2">û</text:span>r (нареч)</text:p>
          </table:table-cell>
          <table:table-cell table:style-name="Таблица1.B69" office:value-type="string">
            <text:p text:style-name="ubuntu_5f_mono_5f_8">конечно, наверняка</text:p>
          </table:table-cell>
          <table:table-cell table:style-name="Таблица1.C69" office:value-type="string">
            <text:p text:style-name="ubuntu_5f_mono_5f_8">nous mangeons <text:span text:style-name="T1">bien s</text:span><text:span text:style-name="T3">û</text:span><text:span text:style-name="T1">r</text:span> (конечно)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une surprise</text:p>
          </table:table-cell>
          <table:table-cell table:style-name="Таблица1.B69" office:value-type="string">
            <text:p text:style-name="P281"/>
          </table:table-cell>
          <table:table-cell table:style-name="Таблица1.C69" office:value-type="string">
            <text:p text:style-name="ubuntu_5f_mono_5f_8">une bonne surprise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tranquille</text:p>
          </table:table-cell>
          <table:table-cell table:style-name="Таблица1.B69" office:value-type="string">
            <text:p text:style-name="ubuntu_5f_mono_5f_8">тихий, спокойный, мирный</text:p>
          </table:table-cell>
          <table:table-cell table:style-name="Таблица1.C69" office:value-type="string">
            <text:p text:style-name="ubuntu_5f_mono_5f_8">c'est tranquille (спокойно)</text:p>
            <text:p text:style-name="ubuntu_5f_mono_5f_8">l'eau est tranquille</text:p>
          </table:table-cell>
        </table:table-row>
        <table:table-row table:style-name="Таблица1.1">
          <table:table-cell table:style-name="Таблица1.A69" office:value-type="string">
            <text:p text:style-name="ubuntu_5f_mono_5f_8">triste</text:p>
          </table:table-cell>
          <table:table-cell table:style-name="Таблица1.B69" office:value-type="string">
            <text:p text:style-name="ubuntu_5f_mono_5f_8">грустный</text:p>
          </table:table-cell>
          <table:table-cell table:style-name="Таблица1.C69" office:value-type="string">
            <text:p text:style-name="ubuntu_5f_mono_5f_8">vous êtes tristes</text:p>
            <text:p text:style-name="ubuntu_5f_mono_5f_8">la fille est-elle triste?</text:p>
            <text:p text:style-name="ubuntu_5f_mono_5f_8">l'homme est triste</text:p>
          </table:table-cell>
        </table:table-row>
        <table:table-row table:style-name="Таблица1.1">
          <table:table-cell table:style-name="Таблица1.A70" office:value-type="string">
            <text:p text:style-name="ubuntu_5f_mono_5f_8">triste</text:p>
          </table:table-cell>
          <table:table-cell table:style-name="Таблица1.B70" office:value-type="string">
            <text:p text:style-name="ubuntu_5f_mono_5f_8">грустно</text:p>
          </table:table-cell>
          <table:table-cell table:style-name="Таблица1.C70" office:value-type="string">
            <text:p text:style-name="P281"/>
          </table:table-cell>
        </table:table-row>
        <table:table-row table:style-name="Таблица1.1">
          <table:table-cell table:style-name="Таблица1.A71" office:value-type="string">
            <text:p text:style-name="ubuntu_5f_mono_5f_8"/>
          </table:table-cell>
          <table:table-cell table:style-name="Таблица1.B71" office:value-type="string">
            <text:p text:style-name="P281"/>
          </table:table-cell>
          <table:table-cell table:style-name="Таблица1.C71" office:value-type="string">
            <text:p text:style-name="P281"/>
          </table:table-cell>
        </table:table-row>
      </table:table>
      <text:p text:style-name="ubuntu_5f_mono_5f_8"/>
      <text:p text:style-name="ubuntu_5f_mono_5f_8"/>
      <text:p text:style-name="P1">Прилагательные-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ubuntu_5f_mono_5f_8">actuel (-le)</text:p>
          </table:table-cell>
          <table:table-cell table:style-name="Таблица2.A1" office:value-type="string">
            <text:p text:style-name="ubuntu_5f_mono_5f_8">современные</text:p>
          </table:table-cell>
          <table:table-cell table:style-name="Таблица2.C1" office:value-type="string">
            <text:p text:style-name="ubuntu_5f_mono_5f_8">ces livres restent très actuels</text:p>
            <text:p text:style-name="ubuntu_5f_mono_5f_8">les recettes (рецепты) actuelles sont simple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âgée</text:p>
          </table:table-cell>
          <table:table-cell table:style-name="Таблица2.A2" office:value-type="string">
            <text:p text:style-name="ubuntu_5f_mono_5f_8"/>
          </table:table-cell>
          <table:table-cell table:style-name="Таблица2.C2" office:value-type="string">
            <text:p text:style-name="ubuntu_5f_mono_5f_8"/>
          </table:table-cell>
        </table:table-row>
        <table:table-row table:style-name="Таблица2.1">
          <table:table-cell table:style-name="Таблица2.A2" office:value-type="string">
            <text:p text:style-name="ubuntu_5f_mono_5f_8">agréable</text:p>
          </table:table-cell>
          <table:table-cell table:style-name="Таблица2.A2" office:value-type="string">
            <text:p text:style-name="ubuntu_5f_mono_5f_8">приятный</text:p>
          </table:table-cell>
          <table:table-cell table:style-name="Таблица2.C2" office:value-type="string">
            <text:p text:style-name="ubuntu_5f_mono_5f_8">Son odeur (запах) est trè<text:span text:style-name="T47">s agréable</text:span></text:p>
            <text:p text:style-name="ubuntu_5f_mono_5f_8">C'est une fille agréable</text:p>
            <text:p text:style-name="ubuntu_5f_mono_5f_8">Nous avons passé une trè agréable soiré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aléatoire</text:p>
          </table:table-cell>
          <table:table-cell table:style-name="Таблица2.A2" office:value-type="string">
            <text:p text:style-name="ubuntu_5f_mono_5f_8">случайный</text:p>
          </table:table-cell>
          <table:table-cell table:style-name="Таблица2.C2" office:value-type="string">
            <text:p text:style-name="ubuntu_5f_mono_5f_8">la somme est aléatoire</text:p>
            <text:p text:style-name="ubuntu_5f_mono_5f_8">il prend une direction aléatoir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autre</text:p>
          </table:table-cell>
          <table:table-cell table:style-name="Таблица2.A2" office:value-type="string">
            <text:p text:style-name="ubuntu_5f_mono_5f_8"/>
          </table:table-cell>
          <table:table-cell table:style-name="Таблица2.C2" office:value-type="string">
            <text:p text:style-name="ubuntu_5f_mono_5f_8">les autres filles jouent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brillant</text:p>
          </table:table-cell>
          <table:table-cell table:style-name="Таблица2.A2" office:value-type="string">
            <text:p text:style-name="ubuntu_5f_mono_5f_8">потрясающий</text:p>
          </table:table-cell>
          <table:table-cell table:style-name="Таблица2.C2" office:value-type="string">
            <text:p text:style-name="ubuntu_5f_mono_5f_8">le robot est brillant</text:p>
            <text:p text:style-name="ubuntu_5f_mono_5f_8">Ce copain est brillant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capable</text:p>
          </table:table-cell>
          <table:table-cell table:style-name="Таблица2.A2" office:value-type="string">
            <text:p text:style-name="ubuntu_5f_mono_5f_8">способный</text:p>
          </table:table-cell>
          <table:table-cell table:style-name="Таблица2.C2" office:value-type="string">
            <text:p text:style-name="ubuntu_5f_mono_5f_8">elle est capable</text:p>
            <text:p text:style-name="ubuntu_5f_mono_5f_8">un cuisinier capabl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certain</text:p>
          </table:table-cell>
          <table:table-cell table:style-name="Таблица2.A2" office:value-type="string">
            <text:p text:style-name="ubuntu_5f_mono_5f_8">определенный, известный</text:p>
          </table:table-cell>
          <table:table-cell table:style-name="Таблица2.C2" office:value-type="string">
            <text:p text:style-name="ubuntu_5f_mono_5f_8">tu es cerain (уверен)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classique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sa robe est classique</text:p>
            <text:p text:style-name="ubuntu_5f_mono_5f_8">une montre classiqu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complet</text:p>
          </table:table-cell>
          <table:table-cell table:style-name="Таблица2.A2" office:value-type="string">
            <text:p text:style-name="ubuntu_5f_mono_5f_8">завершенный</text:p>
          </table:table-cell>
          <table:table-cell table:style-name="Таблица2.C2" office:value-type="string">
            <text:p text:style-name="ubuntu_5f_mono_5f_8">technique mais complet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confortable</text:p>
          </table:table-cell>
          <table:table-cell table:style-name="Таблица2.A2" office:value-type="string">
            <text:p text:style-name="ubuntu_5f_mono_5f_8">удобный</text:p>
          </table:table-cell>
          <table:table-cell table:style-name="Таблица2.C2" office:value-type="string">
            <text:p text:style-name="ubuntu_5f_mono_5f_8">c'est plus confortable avec un oreiller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court(e)</text:p>
          </table:table-cell>
          <table:table-cell table:style-name="Таблица2.A2" office:value-type="string">
            <text:p text:style-name="ubuntu_5f_mono_5f_8">короткий</text:p>
          </table:table-cell>
          <table:table-cell table:style-name="Таблица2.C2" office:value-type="string">
            <text:p text:style-name="ubuntu_5f_mono_5f_8">est-elle courte?</text:p>
            <text:p text:style-name="ubuntu_5f_mono_5f_8">ton manteau est court</text:p>
            <text:p text:style-name="ubuntu_5f_mono_5f_8">elle aime les jupes courte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culturel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est-ce culturel?</text:p>
            <text:p text:style-name="ubuntu_5f_mono_5f_8">un journal culturel</text:p>
            <text:p text:style-name="ubuntu_5f_mono_5f_8">nous aimons les semaines culturelle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curieux</text:p>
          </table:table-cell>
          <table:table-cell table:style-name="Таблица2.A2" office:value-type="string">
            <text:p text:style-name="ubuntu_5f_mono_5f_8">любопытный</text:p>
          </table:table-cell>
          <table:table-cell table:style-name="Таблица2.C2" office:value-type="string">
            <text:p text:style-name="ubuntu_5f_mono_5f_8">tu es curieux</text:p>
            <text:p text:style-name="ubuntu_5f_mono_5f_8">l'oncle est curieux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délicieux (-se)</text:p>
          </table:table-cell>
          <table:table-cell table:style-name="Таблица2.A2" office:value-type="string">
            <text:p text:style-name="ubuntu_5f_mono_5f_8">вкусный</text:p>
          </table:table-cell>
          <table:table-cell table:style-name="Таблица2.C2" office:value-type="string">
            <text:p text:style-name="ubuntu_5f_mono_5f_8">votre gâteau est délicieux</text:p>
            <text:p text:style-name="ubuntu_5f_mono_5f_8">la pomme est délicieus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demi-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je mange une demi-pomme (пол-яблока)</text:p>
            <text:p text:style-name="ubuntu_5f_mono_5f_8">il est trop tôt pour faire demi-tour (чтобы разворачиваться)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dernière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P281"/>
          </table:table-cell>
        </table:table-row>
        <table:table-row table:style-name="Таблица2.1">
          <table:table-cell table:style-name="Таблица2.A2" office:value-type="string">
            <text:p text:style-name="ubuntu_5f_mono_5f_8">double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le bonheur était double</text:p>
            <text:p text:style-name="ubuntu_5f_mono_5f_8">elle peut choisir une chambre doubl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étrange</text:p>
          </table:table-cell>
          <table:table-cell table:style-name="Таблица2.A2" office:value-type="string">
            <text:p text:style-name="ubuntu_5f_mono_5f_8">странный</text:p>
          </table:table-cell>
          <table:table-cell table:style-name="Таблица2.C2" office:value-type="string">
            <text:p text:style-name="ubuntu_5f_mono_5f_8">ce menu est étrang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étranger</text:p>
          </table:table-cell>
          <table:table-cell table:style-name="Таблица2.A2" office:value-type="string">
            <text:p text:style-name="ubuntu_5f_mono_5f_8">иностранный</text:p>
          </table:table-cell>
          <table:table-cell table:style-name="Таблица2.C2" office:value-type="string">
            <text:p text:style-name="ubuntu_5f_mono_5f_8">il a une voiture étrangère</text:p>
            <text:p text:style-name="ubuntu_5f_mono_5f_8">un objet <text:span text:style-name="T2">é</text:span>tranger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étroit(e)</text:p>
          </table:table-cell>
          <table:table-cell table:style-name="Таблица2.A2" office:value-type="string">
            <text:p text:style-name="ubuntu_5f_mono_5f_8">тесный, узкий</text:p>
          </table:table-cell>
          <table:table-cell table:style-name="Таблица2.C2" office:value-type="string">
            <text:p text:style-name="ubuntu_5f_mono_5f_8">la rue est très étroite</text:p>
            <text:p text:style-name="ubuntu_5f_mono_5f_8">elle porte de vêtements trop étroit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exact</text:p>
          </table:table-cell>
          <table:table-cell table:style-name="Таблица2.A2" office:value-type="string">
            <text:p text:style-name="ubuntu_5f_mono_5f_8">точный, верный</text:p>
          </table:table-cell>
          <table:table-cell table:style-name="Таблица2.C2" office:value-type="string">
            <text:p text:style-name="ubuntu_5f_mono_5f_8">c'est un nombre exact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excellent</text:p>
          </table:table-cell>
          <table:table-cell table:style-name="Таблица2.A2" office:value-type="string">
            <text:p text:style-name="ubuntu_5f_mono_5f_8">отличный</text:p>
          </table:table-cell>
          <table:table-cell table:style-name="Таблица2.C2" office:value-type="string">
            <text:p text:style-name="ubuntu_5f_mono_5f_8">c'est un excellent vin</text:p>
            <text:p text:style-name="ubuntu_5f_mono_5f_8">c'est un couple (пара) excellent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extraordinaire</text:p>
          </table:table-cell>
          <table:table-cell table:style-name="Таблица2.A2" office:value-type="string">
            <text:p text:style-name="ubuntu_5f_mono_5f_8">чрезвычайный</text:p>
          </table:table-cell>
          <table:table-cell table:style-name="Таблица2.C2" office:value-type="string">
            <text:p text:style-name="ubuntu_5f_mono_5f_8">c'est extraordinair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extrême</text:p>
          </table:table-cell>
          <table:table-cell table:style-name="Таблица2.A2" office:value-type="string">
            <text:p text:style-name="ubuntu_5f_mono_5f_8">экстремальный, предельный</text:p>
          </table:table-cell>
          <table:table-cell table:style-name="Таблица2.C2" office:value-type="string">
            <text:p text:style-name="ubuntu_5f_mono_5f_8">il est extrême (наивысший)</text:p>
            <text:p text:style-name="ubuntu_5f_mono_5f_8">la fatigue est extrême (усталость)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faible</text:p>
          </table:table-cell>
          <table:table-cell table:style-name="Таблица2.A2" office:value-type="string">
            <text:p text:style-name="ubuntu_5f_mono_5f_8">слабый</text:p>
          </table:table-cell>
          <table:table-cell table:style-name="Таблица2.C2" office:value-type="string">
            <text:p text:style-name="ubuntu_5f_mono_5f_8">elle est <text:span text:style-name="T48">â</text:span>g<text:span text:style-name="T2">é</text:span>e (пожилая), mais pas si faibl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fatigue</text:p>
          </table:table-cell>
          <table:table-cell table:style-name="Таблица2.A2" office:value-type="string">
            <text:p text:style-name="ubuntu_5f_mono_5f_8"/>
          </table:table-cell>
          <table:table-cell table:style-name="Таблица2.C2" office:value-type="string">
            <text:p text:style-name="ubuntu_5f_mono_5f_8"/>
          </table:table-cell>
        </table:table-row>
        <table:table-row table:style-name="Таблица2.1">
          <table:table-cell table:style-name="Таблица2.A2" office:value-type="string">
            <text:p text:style-name="ubuntu_5f_mono_5f_8">fermé</text:p>
          </table:table-cell>
          <table:table-cell table:style-name="Таблица2.A2" office:value-type="string">
            <text:p text:style-name="ubuntu_5f_mono_5f_8">закрытый</text:p>
          </table:table-cell>
          <table:table-cell table:style-name="Таблица2.C2" office:value-type="string">
            <text:p text:style-name="ubuntu_5f_mono_5f_8">le livre est ferm<text:span text:style-name="T2">é</text:span>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fragile</text:p>
          </table:table-cell>
          <table:table-cell table:style-name="Таблица2.A2" office:value-type="string">
            <text:p text:style-name="ubuntu_5f_mono_5f_8">хрупкий</text:p>
          </table:table-cell>
          <table:table-cell table:style-name="Таблица2.C2" office:value-type="string">
            <text:p text:style-name="ubuntu_5f_mono_5f_8">ce miroir est fragil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frais</text:p>
          </table:table-cell>
          <table:table-cell table:style-name="Таблица2.A2" office:value-type="string">
            <text:p text:style-name="ubuntu_5f_mono_5f_8">свежий</text:p>
          </table:table-cell>
          <table:table-cell table:style-name="Таблица2.C2" office:value-type="string">
            <text:p text:style-name="ubuntu_5f_mono_5f_8">un fromage frais</text:p>
            <text:p text:style-name="ubuntu_5f_mono_5f_8">le lait est frai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futur</text:p>
          </table:table-cell>
          <table:table-cell table:style-name="Таблица2.A2" office:value-type="string">
            <text:p text:style-name="ubuntu_5f_mono_5f_8">будущий</text:p>
          </table:table-cell>
          <table:table-cell table:style-name="Таблица2.C2" office:value-type="string">
            <text:p text:style-name="ubuntu_5f_mono_5f_8">Que fait ton futur mari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général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en général (как правило)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gratuit</text:p>
          </table:table-cell>
          <table:table-cell table:style-name="Таблица2.A2" office:value-type="string">
            <text:p text:style-name="ubuntu_5f_mono_5f_8">бесплатный</text:p>
          </table:table-cell>
          <table:table-cell table:style-name="Таблица2.C2" office:value-type="string">
            <text:p text:style-name="ubuntu_5f_mono_5f_8">ce repas est gratuit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grave</text:p>
          </table:table-cell>
          <table:table-cell table:style-name="Таблица2.A2" office:value-type="string">
            <text:p text:style-name="ubuntu_5f_mono_5f_8">серьезн<text:span text:style-name="T52">ый</text:span></text:p>
          </table:table-cell>
          <table:table-cell table:style-name="Таблица2.C2" office:value-type="string">
            <text:p text:style-name="ubuntu_5f_mono_5f_8">c'est grav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heureux</text:p>
          </table:table-cell>
          <table:table-cell table:style-name="Таблица2.A2" office:value-type="string">
            <text:p text:style-name="ubuntu_5f_mono_5f_8">счастливый</text:p>
          </table:table-cell>
          <table:table-cell table:style-name="Таблица2.C2" office:value-type="string">
            <text:p text:style-name="ubuntu_5f_mono_5f_8">elle l'a rendu (сделала) heureux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immense</text:p>
          </table:table-cell>
          <table:table-cell table:style-name="Таблица2.A2" office:value-type="string">
            <text:p text:style-name="ubuntu_5f_mono_5f_8">огромный</text:p>
          </table:table-cell>
          <table:table-cell table:style-name="Таблица2.C2" office:value-type="string">
            <text:p text:style-name="ubuntu_5f_mono_5f_8">mais aussi immense</text:p>
            <text:p text:style-name="ubuntu_5f_mono_5f_8">la foule est immens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inconnu(e)</text:p>
          </table:table-cell>
          <table:table-cell table:style-name="Таблица2.A2" office:value-type="string">
            <text:p text:style-name="ubuntu_5f_mono_5f_8">неизвестный</text:p>
          </table:table-cell>
          <table:table-cell table:style-name="Таблица2.C2" office:value-type="string">
            <text:p text:style-name="ubuntu_5f_mono_5f_8">Sa date de naissance est inconnue</text:p>
            <text:p text:style-name="ubuntu_5f_mono_5f_8">C'est la tombe (могила) du soldat inconnu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intéressé</text:p>
          </table:table-cell>
          <table:table-cell table:style-name="Таблица2.A2" office:value-type="string">
            <text:p text:style-name="ubuntu_5f_mono_5f_8">заинтересованный</text:p>
          </table:table-cell>
          <table:table-cell table:style-name="Таблица2.C2" office:value-type="string">
            <text:p text:style-name="ubuntu_5f_mono_5f_8">je ne suis pas intéressée</text:p>
            <text:p text:style-name="ubuntu_5f_mono_5f_8">es-tu intéressé?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internationaux</text:p>
          </table:table-cell>
          <table:table-cell table:style-name="Таблица2.A2" office:value-type="string">
            <text:p text:style-name="ubuntu_5f_mono_5f_8"/>
          </table:table-cell>
          <table:table-cell table:style-name="Таблица2.C2" office:value-type="string">
            <text:p text:style-name="ubuntu_5f_mono_5f_8">les docteurs internationaux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lente</text:p>
          </table:table-cell>
          <table:table-cell table:style-name="Таблица2.A2" office:value-type="string">
            <text:p text:style-name="ubuntu_5f_mono_5f_8">медленный</text:p>
          </table:table-cell>
          <table:table-cell table:style-name="Таблица2.C2" office:value-type="string">
            <text:p text:style-name="ubuntu_5f_mono_5f_8">la voiture est lent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lourd</text:p>
          </table:table-cell>
          <table:table-cell table:style-name="Таблица2.A2" office:value-type="string">
            <text:p text:style-name="ubuntu_5f_mono_5f_8">тяжелый</text:p>
          </table:table-cell>
          <table:table-cell table:style-name="Таблица2.C2" office:value-type="string">
            <text:p text:style-name="ubuntu_5f_mono_5f_8">il est très lourd, même vide (очень тяжелый, даже пустой)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ubuntu_5f_mono_5f_8">magique</text:p>
          </table:table-cell>
          <table:table-cell table:style-name="Таблица2.A2" office:value-type="string">
            <text:p text:style-name="ubuntu_5f_mono_5f_8">волшебный</text:p>
          </table:table-cell>
          <table:table-cell table:style-name="Таблица2.C2" office:value-type="string">
            <text:p text:style-name="ubuntu_5f_mono_5f_8">Un moment magique</text:p>
            <text:p text:style-name="ubuntu_5f_mono_5f_8">Un miroir magiqu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majeur</text:p>
          </table:table-cell>
          <table:table-cell table:style-name="Таблица2.A2" office:value-type="string">
            <text:p text:style-name="ubuntu_5f_mono_5f_8">совершеннолетний</text:p>
          </table:table-cell>
          <table:table-cell table:style-name="Таблица2.C2" office:value-type="string">
            <text:p text:style-name="ubuntu_5f_mono_5f_8">les adultes sont majeur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mince</text:p>
          </table:table-cell>
          <table:table-cell table:style-name="Таблица2.A2" office:value-type="string">
            <text:p text:style-name="ubuntu_5f_mono_5f_8">худой</text:p>
          </table:table-cell>
          <table:table-cell table:style-name="Таблица2.C2" office:value-type="string">
            <text:p text:style-name="ubuntu_5f_mono_5f_8">son neveu (племянник) est mince</text:p>
            <text:p text:style-name="ubuntu_5f_mono_5f_8">il est grand et minc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moderne</text:p>
          </table:table-cell>
          <table:table-cell table:style-name="Таблица2.A2" office:value-type="string">
            <text:p text:style-name="ubuntu_5f_mono_5f_8">современный</text:p>
          </table:table-cell>
          <table:table-cell table:style-name="Таблица2.C2" office:value-type="string">
            <text:p text:style-name="ubuntu_5f_mono_5f_8">la période moderne</text:p>
            <text:p text:style-name="ubuntu_5f_mono_5f_8">j'aime les bâtiments moderne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mondial(e)</text:p>
          </table:table-cell>
          <table:table-cell table:style-name="Таблица2.A2" office:value-type="string">
            <text:p text:style-name="ubuntu_5f_mono_5f_8">мировой, глобальный</text:p>
          </table:table-cell>
          <table:table-cell table:style-name="Таблица2.C2" office:value-type="string">
            <text:p text:style-name="ubuntu_5f_mono_5f_8">la population mondiale</text:p>
            <text:p text:style-name="ubuntu_5f_mono_5f_8">c'est un bonheur mondial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nationaux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Les journaux nationaux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naturel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le thé est naturel</text:p>
            <text:p text:style-name="ubuntu_5f_mono_5f_8">ils semblent (похоже) naturel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nécéssaire</text:p>
          </table:table-cell>
          <table:table-cell table:style-name="Таблица2.A2" office:value-type="string">
            <text:p text:style-name="ubuntu_5f_mono_5f_8">необходимый</text:p>
          </table:table-cell>
          <table:table-cell table:style-name="Таблица2.C2" office:value-type="string">
            <text:p text:style-name="ubuntu_5f_mono_5f_8">c'est nécéssair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négative</text:p>
          </table:table-cell>
          <table:table-cell table:style-name="Таблица2.A2" office:value-type="string">
            <text:p text:style-name="ubuntu_5f_mono_5f_8">отрицательный</text:p>
          </table:table-cell>
          <table:table-cell table:style-name="Таблица2.C2" office:value-type="string">
            <text:p text:style-name="ubuntu_5f_mono_5f_8">la somme est négativ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neuves, neuf</text:p>
          </table:table-cell>
          <table:table-cell table:style-name="Таблица2.A2" office:value-type="string">
            <text:p text:style-name="ubuntu_5f_mono_5f_8">новые</text:p>
          </table:table-cell>
          <table:table-cell table:style-name="Таблица2.C2" office:value-type="string">
            <text:p text:style-name="ubuntu_5f_mono_5f_8">mes chaussures sont neuves</text:p>
            <text:p text:style-name="ubuntu_5f_mono_5f_8">Quoi de neuf? (что нового)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nouvelles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de nouvelles chaussures!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occupé</text:p>
          </table:table-cell>
          <table:table-cell table:style-name="Таблица2.A2" office:value-type="string">
            <text:p text:style-name="ubuntu_5f_mono_5f_8">занятый</text:p>
          </table:table-cell>
          <table:table-cell table:style-name="Таблица2.C2" office:value-type="string">
            <text:p text:style-name="ubuntu_5f_mono_5f_8">je ne suis pas occupé</text:p>
            <text:p text:style-name="ubuntu_5f_mono_5f_8">je n'étais pas occupé la semaine dernièr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original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P281"/>
          </table:table-cell>
        </table:table-row>
        <table:table-row table:style-name="Таблица2.1">
          <table:table-cell table:style-name="Таблица2.A2" office:value-type="string">
            <text:p text:style-name="ubuntu_5f_mono_5f_8">ouvert</text:p>
          </table:table-cell>
          <table:table-cell table:style-name="Таблица2.A2" office:value-type="string">
            <text:p text:style-name="ubuntu_5f_mono_5f_8">открытый</text:p>
          </table:table-cell>
          <table:table-cell table:style-name="Таблица2.C2" office:value-type="string">
            <text:p text:style-name="ubuntu_5f_mono_5f_8">le magasin est aussi ouvert la nuit</text:p>
            <text:p text:style-name="ubuntu_5f_mono_5f_8">nous sommes pas ouverts le samedi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erdu</text:p>
          </table:table-cell>
          <table:table-cell table:style-name="Таблица2.A2" office:value-type="string">
            <text:p text:style-name="ubuntu_5f_mono_5f_8">потерянный</text:p>
          </table:table-cell>
          <table:table-cell table:style-name="Таблица2.C2" office:value-type="string">
            <text:p text:style-name="ubuntu_5f_mono_5f_8">c'est du temps perdu</text:p>
            <text:p text:style-name="ubuntu_5f_mono_5f_8">il a retrouvé son frère perdu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hysique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un travail physiqu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lein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en plein hiver (в разгар зимы)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ositif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tu es positif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résent</text:p>
          </table:table-cell>
          <table:table-cell table:style-name="Таблица2.A2" office:value-type="string">
            <text:p text:style-name="ubuntu_5f_mono_5f_8">настоящий, присутствующий</text:p>
          </table:table-cell>
          <table:table-cell table:style-name="Таблица2.C2" office:value-type="string">
            <text:p text:style-name="ubuntu_5f_mono_5f_8">il est présent (он присутствует)</text:p>
            <text:p text:style-name="ubuntu_5f_mono_5f_8">le moment présent (настоящий момент)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rochaine</text:p>
          </table:table-cell>
          <table:table-cell table:style-name="Таблица2.A2" office:value-type="string">
            <text:p text:style-name="ubuntu_5f_mono_5f_8">следующий</text:p>
          </table:table-cell>
          <table:table-cell table:style-name="Таблица2.C2" office:value-type="string">
            <text:p text:style-name="ubuntu_5f_mono_5f_8">Je vou appelle (позвоню) la semaine prochain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rofessionnel(-s, -les)</text:p>
          </table:table-cell>
          <table:table-cell table:style-name="Таблица2.A2" office:value-type="string">
            <text:p text:style-name="ubuntu_5f_mono_5f_8"/>
          </table:table-cell>
          <table:table-cell table:style-name="Таблица2.C2" office:value-type="string">
            <text:p text:style-name="ubuntu_5f_mono_5f_8">nous sommes très professionnelle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ublic (publique)</text:p>
          </table:table-cell>
          <table:table-cell table:style-name="Таблица2.A2" office:value-type="string">
            <text:p text:style-name="ubuntu_5f_mono_5f_8">общественный, народный</text:p>
          </table:table-cell>
          <table:table-cell table:style-name="Таблица2.C2" office:value-type="string">
            <text:p text:style-name="ubuntu_5f_mono_5f_8">le jardin public</text:p>
            <text:p text:style-name="ubuntu_5f_mono_5f_8">c'est une fête publiqu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pur(e)</text:p>
          </table:table-cell>
          <table:table-cell table:style-name="Таблица2.A2" office:value-type="string">
            <text:p text:style-name="ubuntu_5f_mono_5f_8">чистый</text:p>
          </table:table-cell>
          <table:table-cell table:style-name="Таблица2.C2" office:value-type="string">
            <text:p text:style-name="ubuntu_5f_mono_5f_8">elle est si pure </text:p>
            <text:p text:style-name="ubuntu_5f_mono_5f_8">l'alcool est pur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rare</text:p>
          </table:table-cell>
          <table:table-cell table:style-name="Таблица2.A2" office:value-type="string">
            <text:p text:style-name="ubuntu_5f_mono_5f_8">редкий</text:p>
          </table:table-cell>
          <table:table-cell table:style-name="Таблица2.C2" office:value-type="string">
            <text:p text:style-name="ubuntu_5f_mono_5f_8"/>
          </table:table-cell>
        </table:table-row>
        <table:table-row table:style-name="Таблица2.1">
          <table:table-cell table:style-name="Таблица2.A2" office:value-type="string">
            <text:p text:style-name="ubuntu_5f_mono_5f_8">récent</text:p>
          </table:table-cell>
          <table:table-cell table:style-name="Таблица2.A2" office:value-type="string">
            <text:p text:style-name="ubuntu_5f_mono_5f_8">недавний</text:p>
          </table:table-cell>
          <table:table-cell table:style-name="Таблица2.C2" office:value-type="string">
            <text:p text:style-name="ubuntu_5f_mono_5f_8">les journaux sont récent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suivant</text:p>
          </table:table-cell>
          <table:table-cell table:style-name="Таблица2.A2" office:value-type="string">
            <text:p text:style-name="ubuntu_5f_mono_5f_8">следующий</text:p>
          </table:table-cell>
          <table:table-cell table:style-name="Таблица2.C2" office:value-type="string">
            <text:p text:style-name="ubuntu_5f_mono_5f_8">les mois suivants</text:p>
            <text:p text:style-name="ubuntu_5f_mono_5f_8">les semaines suivante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super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c'est super!</text:p>
            <text:p text:style-name="ubuntu_5f_mono_5f_8">Ma journée est super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supérieur</text:p>
          </table:table-cell>
          <table:table-cell table:style-name="Таблица2.A2" office:value-type="string">
            <text:p text:style-name="ubuntu_5f_mono_5f_8">верхний, превосходный</text:p>
          </table:table-cell>
          <table:table-cell table:style-name="Таблица2.C2" office:value-type="string">
            <text:p text:style-name="ubuntu_5f_mono_5f_8">ils sont supérieurs à elles (превосходят)</text:p>
            <text:p text:style-name="ubuntu_5f_mono_5f_8">dans le coin supérieur gauche (в верхнем левом углу)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sympathique</text:p>
          </table:table-cell>
          <table:table-cell table:style-name="Таблица2.A2" office:value-type="string">
            <text:p text:style-name="ubuntu_5f_mono_5f_8">приятный, милый</text:p>
          </table:table-cell>
          <table:table-cell table:style-name="Таблица2.C2" office:value-type="string">
            <text:p text:style-name="ubuntu_5f_mono_5f_8">tu es tr<text:span text:style-name="T2">è</text:span>s sympaathiqu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technique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P281"/>
          </table:table-cell>
        </table:table-row>
        <table:table-row table:style-name="Таблица2.1">
          <table:table-cell table:style-name="Таблица2.A2" office:value-type="string">
            <text:p text:style-name="ubuntu_5f_mono_5f_8">universel</text:p>
          </table:table-cell>
          <table:table-cell table:style-name="Таблица2.A2" office:value-type="string">
            <text:p text:style-name="P281"/>
          </table:table-cell>
          <table:table-cell table:style-name="Таблица2.C2" office:value-type="string">
            <text:p text:style-name="ubuntu_5f_mono_5f_8">c'est universel</text:p>
            <text:p text:style-name="ubuntu_5f_mono_5f_8">ces sentiments sont universels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utile</text:p>
          </table:table-cell>
          <table:table-cell table:style-name="Таблица2.A2" office:value-type="string">
            <text:p text:style-name="ubuntu_5f_mono_5f_8">полезный</text:p>
          </table:table-cell>
          <table:table-cell table:style-name="Таблица2.C2" office:value-type="string">
            <text:p text:style-name="ubuntu_5f_mono_5f_8">être grand est utile (быть большим полезно)</text:p>
            <text:p text:style-name="ubuntu_5f_mono_5f_8">le couteau est util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vide</text:p>
          </table:table-cell>
          <table:table-cell table:style-name="Таблица2.A2" office:value-type="string">
            <text:p text:style-name="ubuntu_5f_mono_5f_8">пустой</text:p>
          </table:table-cell>
          <table:table-cell table:style-name="Таблица2.C2" office:value-type="string">
            <text:p text:style-name="ubuntu_5f_mono_5f_8">la place est vide</text:p>
            <text:p text:style-name="ubuntu_5f_mono_5f_8">il est très lourd, même vide</text:p>
          </table:table-cell>
        </table:table-row>
        <table:table-row table:style-name="Таблица2.1">
          <table:table-cell table:style-name="Таблица2.A2" office:value-type="string">
            <text:p text:style-name="ubuntu_5f_mono_5f_8">vrai(e)</text:p>
          </table:table-cell>
          <table:table-cell table:style-name="Таблица2.A2" office:value-type="string">
            <text:p text:style-name="ubuntu_5f_mono_5f_8">правда</text:p>
          </table:table-cell>
          <table:table-cell table:style-name="Таблица2.C2" office:value-type="string">
            <text:p text:style-name="ubuntu_5f_mono_5f_8">je crois que c'est vrai</text:p>
            <text:p text:style-name="ubuntu_5f_mono_5f_8">c'est une vraie femme (настоящая женщина)</text:p>
          </table:table-cell>
        </table:table-row>
      </table:table>
      <text:p text:style-name="ubuntu_5f_mono_5f_8"/>
      <text:p text:style-name="ubuntu_5f_mono_5f_8"/>
      <text:h text:style-name="P312" text:outline-level="6">Местоимения-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555558580208">
          <table:table-cell table:style-name="Таблица3.A1" office:value-type="string">
            <text:p text:style-name="P5">aucun</text:p>
          </table:table-cell>
          <table:table-cell table:style-name="Таблица3.A1" office:value-type="string">
            <text:p text:style-name="P5">никто</text:p>
          </table:table-cell>
          <table:table-cell table:style-name="Таблица3.C1" office:value-type="string">
            <text:p text:style-name="P5">Aucun ne parle (никто не говорит)</text:p>
            <text:p text:style-name="P5">Aucun d'eux n'est populaire<text:span text:style-name="T53"> (никто из них)</text:span></text:p>
          </table:table-cell>
        </table:table-row>
        <table:table-row table:style-name="TableLine94555558626528">
          <table:table-cell table:style-name="Таблица3.A2" office:value-type="string">
            <text:p text:style-name="P5">autres</text:p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>O<text:span text:style-name="T2">ù</text:span> sont tous les autres?</text:p>
            <text:p text:style-name="P5">Il aide souvent les autres</text:p>
            <text:p text:style-name="P5">Il doit faire la m<text:span text:style-name="T2">ê</text:span>me chose que les autres</text:p>
          </table:table-cell>
        </table:table-row>
        <table:table-row table:style-name="TableLine94555558628000">
          <table:table-cell table:style-name="Таблица3.A2" office:value-type="string">
            <text:p text:style-name="P5">auquel</text:p>
          </table:table-cell>
          <table:table-cell table:style-name="Таблица3.A2" office:value-type="string">
            <text:p text:style-name="P5">который</text:p>
          </table:table-cell>
          <table:table-cell table:style-name="Таблица3.C2" office:value-type="string">
            <text:p text:style-name="P5">Qui est ce cuisinier auquel il parle (с которым)</text:p>
            <text:p text:style-name="P5">C'est le juge auquel je pense</text:p>
            <text:p text:style-name="P5"/>
          </table:table-cell>
        </table:table-row>
        <table:table-row table:style-name="TableLine94555558628704">
          <table:table-cell table:style-name="Таблица3.A2" office:value-type="string">
            <text:p text:style-name="P6">auxquelles</text:p>
          </table:table-cell>
          <table:table-cell table:style-name="Таблица3.A2" office:value-type="string">
            <text:p text:style-name="P4"/>
          </table:table-cell>
          <table:table-cell table:style-name="Таблица3.C2" office:value-type="string">
            <text:p text:style-name="P6">Ce sont robes auxquelles je pense (о которых я думаю)</text:p>
          </table:table-cell>
        </table:table-row>
        <text:soft-page-break/>
        <table:table-row table:style-name="TableLine94555558629488">
          <table:table-cell table:style-name="Таблица3.A2" office:value-type="string">
            <text:p text:style-name="P5">chacun</text:p>
          </table:table-cell>
          <table:table-cell table:style-name="Таблица3.A2" office:value-type="string">
            <text:p text:style-name="P5">каждый</text:p>
          </table:table-cell>
          <table:table-cell table:style-name="Таблица3.C2" office:value-type="string">
            <text:p text:style-name="P5">Chacun est libre de choisir</text:p>
            <text:p text:style-name="P5">Chacun de ses enfants a sa propre chambre</text:p>
            <text:p text:style-name="P6">Chacun de nous (каждый из нас) te fait confiance (тебе доверяет)</text:p>
          </table:table-cell>
        </table:table-row>
        <table:table-row table:style-name="TableLine94555558630432">
          <table:table-cell table:style-name="Таблица3.A2" office:value-type="string">
            <text:p text:style-name="P15">chez toi</text:p>
          </table:table-cell>
          <table:table-cell table:style-name="Таблица3.A2" office:value-type="string">
            <text:p text:style-name="P15">у тебя дома</text:p>
          </table:table-cell>
          <table:table-cell table:style-name="Таблица3.C2" office:value-type="string">
            <text:p text:style-name="P15">Chez toi tu as un pantalon jaune</text:p>
          </table:table-cell>
        </table:table-row>
        <table:table-row table:style-name="TableLine94555558631296">
          <table:table-cell table:style-name="Таблица3.A2" office:value-type="string">
            <text:p text:style-name="P5">dont</text:p>
          </table:table-cell>
          <table:table-cell table:style-name="Таблица3.A2" office:value-type="string">
            <text:p text:style-name="P4"/>
          </table:table-cell>
          <table:table-cell table:style-name="Таблица3.C2" office:value-type="string">
            <text:p text:style-name="P5">Je n'ai pas les livres dont n<text:span text:style-name="T57">o</text:span>us parlons (о которых)</text:p>
            <text:p text:style-name="P5">C'est l'homme dont nous parlons</text:p>
            <text:p text:style-name="P5">C'est la ville dont je vous parlais</text:p>
          </table:table-cell>
        </table:table-row>
        <table:table-row table:style-name="TableLine94555558632160">
          <table:table-cell table:style-name="Таблица3.A2" office:value-type="string">
            <text:p text:style-name="P14">eux</text:p>
          </table:table-cell>
          <table:table-cell table:style-name="Таблица3.A2" office:value-type="string">
            <text:p text:style-name="P15">они</text:p>
          </table:table-cell>
          <table:table-cell table:style-name="Таблица3.C2" office:value-type="string">
            <text:p text:style-name="P15">Oui, ce sont eux</text:p>
            <text:p text:style-name="P14">Le g<text:span text:style-name="T48">â</text:span>te<text:span text:style-name="T58">a</text:span>u est pour eux (для них)</text:p>
            <text:p text:style-name="P10">Cinq d'entre eux sont morts</text:p>
          </table:table-cell>
        </table:table-row>
        <table:table-row table:style-name="TableLine94555558633024">
          <table:table-cell table:style-name="Таблица3.A2" office:value-type="string">
            <text:p text:style-name="P8"><text:span text:style-name="T56">n'</text:span>importe<text:span text:style-name="T56"> quoi</text:span></text:p>
          </table:table-cell>
          <table:table-cell table:style-name="Таблица3.A2" office:value-type="string">
            <text:p text:style-name="P9">что угодно</text:p>
          </table:table-cell>
          <table:table-cell table:style-name="Таблица3.C2" office:value-type="string">
            <text:p text:style-name="P8">je peux maner n'importe quoi (что угодно)</text:p>
            <text:p text:style-name="P9">Elle dit n'importe quoi</text:p>
          </table:table-cell>
        </table:table-row>
        <table:table-row table:style-name="TableLine94555558633808">
          <table:table-cell table:style-name="Таблица3.A2" office:value-type="string">
            <text:p text:style-name="P9">lui</text:p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>Ils lui r<text:span text:style-name="T2">é</text:span>pondent quand il leur <text:span text:style-name="T2">é</text:span>crit</text:p>
            <text:p text:style-name="P11">Je la (это) lui donne</text:p>
            <text:p text:style-name="P13">Le costume est <text:span text:style-name="T2">à</text:span> lui</text:p>
            <text:p text:style-name="P15">Il lui faut un livre (ему нужна книга)</text:p>
          </table:table-cell>
        </table:table-row>
        <table:table-row table:style-name="TableLine94555558634672">
          <table:table-cell table:style-name="Таблица3.A2" office:value-type="string">
            <text:p text:style-name="P9">leur</text:p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13">Il leur faut les livres (им нужны книги)</text:p>
            <text:p text:style-name="P15">Il leur ressemble</text:p>
            <text:p text:style-name="P15">Et je leur dis quoi</text:p>
            <text:p text:style-name="P15">Voulez-vous leur dire?</text:p>
            <text:p text:style-name="P16">Ne leur parlons pas de cela (не будем им говорить об этом)</text:p>
          </table:table-cell>
        </table:table-row>
        <table:table-row table:style-name="TableLine94555558635536">
          <table:table-cell table:style-name="Таблица3.A2" office:value-type="string">
            <text:p text:style-name="P8">m<text:span text:style-name="T2">ê</text:span>me</text:p>
          </table:table-cell>
          <table:table-cell table:style-name="Таблица3.A2" office:value-type="string">
            <text:p text:style-name="P8">то же самое</text:p>
          </table:table-cell>
          <table:table-cell table:style-name="Таблица3.C2" office:value-type="string">
            <text:p text:style-name="P8">Son voisin a la m<text:span text:style-name="T2">ê</text:span>me</text:p>
            <text:p text:style-name="P8">C'est le m<text:span text:style-name="T2">ê</text:span>me</text:p>
            <text:p text:style-name="P9">Elle n'a pas la m<text:span text:style-name="T2">ê</text:span>me que nous</text:p>
            <text:p text:style-name="P16">Ce n'est pas le m<text:span text:style-name="T2">ê</text:span>me que le mien</text:p>
            <text:p text:style-name="P16">Mon p<text:span text:style-name="T2">è</text:span>re possede la m<text:span text:style-name="T2">ê</text:span>me</text:p>
          </table:table-cell>
        </table:table-row>
        <table:table-row table:style-name="TableLine94555558636400">
          <table:table-cell table:style-name="Таблица3.A2" office:value-type="string">
            <text:p text:style-name="P15">moi</text:p>
          </table:table-cell>
          <table:table-cell table:style-name="Таблица3.A2" office:value-type="string">
            <text:p text:style-name="P8"/>
          </table:table-cell>
          <table:table-cell table:style-name="Таблица3.C2" office:value-type="string">
            <text:p text:style-name="P15">la chatte est <text:span text:style-name="T2">à</text:span> moi</text:p>
            <text:p text:style-name="P12">C'est pour moi</text:p>
          </table:table-cell>
        </table:table-row>
        <table:table-row table:style-name="TableLine94555558637264">
          <table:table-cell table:style-name="Таблица3.A2" office:value-type="string">
            <text:p text:style-name="P11">parmi</text:p>
          </table:table-cell>
          <table:table-cell table:style-name="Таблица3.A2" office:value-type="string">
            <text:p text:style-name="P4"/>
          </table:table-cell>
          <table:table-cell table:style-name="Таблица3.C2" office:value-type="string">
            <text:p text:style-name="P6">Parmi les hommes, il y en a <text:s/>un (есть тот) qui ne boit pas d'alcool</text:p>
          </table:table-cell>
        </table:table-row>
        <table:table-row table:style-name="TableLine94555558638128">
          <table:table-cell table:style-name="Таблица3.A2" office:value-type="string">
            <text:p text:style-name="P11">pire</text:p>
          </table:table-cell>
          <table:table-cell table:style-name="Таблица3.A2" office:value-type="string">
            <text:p text:style-name="P11">хуже</text:p>
          </table:table-cell>
          <table:table-cell table:style-name="Таблица3.C2" office:value-type="string">
            <text:p text:style-name="P11">Elle est pire que moi</text:p>
            <text:p text:style-name="P15">C'est pire pour lui (это хуже для него)</text:p>
          </table:table-cell>
        </table:table-row>
        <table:table-row table:style-name="TableLine94555558638992">
          <table:table-cell table:style-name="Таблица3.A2" office:value-type="string">
            <text:p text:style-name="P9">quelqu'un</text:p>
          </table:table-cell>
          <table:table-cell table:style-name="Таблица3.A2" office:value-type="string">
            <text:p text:style-name="P9">кто-то</text:p>
          </table:table-cell>
          <table:table-cell table:style-name="Таблица3.C2" office:value-type="string">
            <text:p text:style-name="P8">Quelqu'un est ici (кто-то здесь)</text:p>
            <text:p text:style-name="P9">C'est pour quelqu'un? (это для кого-то)</text:p>
            <text:p text:style-name="P9">Quelqu'un mange</text:p>
            <text:p text:style-name="P16">Quelqu'un m'a dit <text:span text:style-name="T2">ç</text:span>a</text:p>
            <text:p text:style-name="P16">J'attends quelqu'un</text:p>
          </table:table-cell>
        </table:table-row>
        <table:table-row table:style-name="TableLine94555558639856">
          <table:table-cell table:style-name="Таблица3.A2" office:value-type="string">
            <text:p text:style-name="P8">quelques<text:span text:style-name="T56"> uns</text:span></text:p>
          </table:table-cell>
          <table:table-cell table:style-name="Таблица3.A2" office:value-type="string">
            <text:p text:style-name="P8">некоторые</text:p>
          </table:table-cell>
          <table:table-cell table:style-name="Таблица3.C2" office:value-type="string">
            <text:p text:style-name="P8">Quelques uns sont importants</text:p>
            <text:p text:style-name="P8">Ce sont quelques <text:span text:style-name="T1">uns</text:span><text:span text:style-name="T54"> de nos meilleurs amis</text:span></text:p>
            <text:p text:style-name="P44">Je veux quelques uns de ces livres</text:p>
          </table:table-cell>
        </table:table-row>
        <table:table-row table:style-name="TableLine94555558640720">
          <table:table-cell table:style-name="Таблица3.A2" office:value-type="string">
            <text:p text:style-name="P5">sauf<text:span text:style-name="T59"> un</text:span></text:p>
          </table:table-cell>
          <table:table-cell table:style-name="Таблица3.A2" office:value-type="string">
            <text:p text:style-name="P16">кроме одного</text:p>
          </table:table-cell>
          <table:table-cell table:style-name="Таблица3.C2" office:value-type="string">
            <text:p text:style-name="P5">sauf un (кроме одного)</text:p>
          </table:table-cell>
        </table:table-row>
        <table:table-row table:style-name="TableLine94555558641584">
          <table:table-cell table:style-name="Таблица3.A2" office:value-type="string">
            <text:p text:style-name="P16">toi</text:p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12">pour toi pour les enfants</text:p>
          </table:table-cell>
        </table:table-row>
        <table:table-row table:style-name="TableLine94555558642448">
          <table:table-cell table:style-name="Таблица3.A2" office:value-type="string">
            <text:p text:style-name="P5">tout</text:p>
          </table:table-cell>
          <table:table-cell table:style-name="Таблица3.A2" office:value-type="string">
            <text:p text:style-name="P5">всё</text:p>
          </table:table-cell>
          <table:table-cell table:style-name="Таблица3.C2" office:value-type="string">
            <text:p text:style-name="P11">Je veux tout savoir</text:p>
            <text:p text:style-name="P14">Merci pour tout</text:p>
            <text:p text:style-name="P15">Vous avez tout (у вас есть все)</text:p>
            <text:p text:style-name="P7">Nous buvons de tout</text:p>
          </table:table-cell>
        </table:table-row>
        <table:table-row table:style-name="TableLine94555558643312"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C2" office:value-type="string">
            <text:p text:style-name="P4"/>
          </table:table-cell>
        </table:table-row>
        <table:table-row table:style-name="TableLine94555558644176"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C2" office:value-type="string">
            <text:p text:style-name="P6">C'est l'un de mes meilleurs amis</text:p>
          </table:table-cell>
        </table:table-row>
      </table:table>
      <text:p text:style-name="ubuntu_5f_mono_5f_8"/>
      <text:p text:style-name="ubuntu_5f_mono_5f_8"/>
      <text:p text:style-name="P2">Фразы для общен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5">Action!</text:p>
          </table:table-cell>
          <table:table-cell table:style-name="Таблица4.A1" office:value-type="string">
            <text:p text:style-name="P25">действие</text:p>
          </table:table-cell>
          <table:table-cell table:style-name="Таблица4.C1" office:value-type="string">
            <text:p text:style-name="P25">C'est un homme d'action (это мужчина действия)</text:p>
            <text:p text:style-name="P25">Les actions ont commencé</text:p>
          </table:table-cell>
        </table:table-row>
        <table:table-row table:style-name="Таблица4.1">
          <table:table-cell table:style-name="Таблица4.A2" office:value-type="string">
            <text:p text:style-name="P34">attention</text:p>
          </table:table-cell>
          <table:table-cell table:style-name="Таблица4.A2" office:value-type="string">
            <text:p text:style-name="P34">внимание</text:p>
          </table:table-cell>
          <table:table-cell table:style-name="Таблица4.C2" office:value-type="string">
            <text:p text:style-name="P34">je dois faire attention (я должен быть осторожным)</text:p>
            <text:p text:style-name="P42">Tu demande beaucoup d'attentions</text:p>
          </table:table-cell>
        </table:table-row>
        <table:table-row table:style-name="Таблица4.1">
          <table:table-cell table:style-name="Таблица4.A2" office:value-type="string">
            <text:p text:style-name="P35"><text:span text:style-name="T60">un </text:span>avenir</text:p>
          </table:table-cell>
          <table:table-cell table:style-name="Таблица4.A2" office:value-type="string">
            <text:p text:style-name="P24">будущее</text:p>
          </table:table-cell>
          <table:table-cell table:style-name="Таблица4.C2" office:value-type="string">
            <text:p text:style-name="P34">à ton avenir! (за твое будущее)</text:p>
            <text:p text:style-name="P28">Comment voyez-vous votre avenir? (как вы видите ваше будущее)</text:p>
            <text:p text:style-name="P42">J'ai confiance en l'avenir (я верю в будущее)</text:p>
          </table:table-cell>
        </table:table-row>
        <table:table-row table:style-name="Таблица4.1">
          <table:table-cell table:style-name="Таблица4.A2" office:value-type="string">
            <text:p text:style-name="P32">le besoin</text:p>
          </table:table-cell>
          <table:table-cell table:style-name="Таблица4.A2" office:value-type="string">
            <text:p text:style-name="P32">нужда</text:p>
          </table:table-cell>
          <table:table-cell table:style-name="Таблица4.C2" office:value-type="string">
            <text:p text:style-name="P32">elle a besoin de boire</text:p>
            <text:p text:style-name="P42">J'ai besoin d'un parapluie</text:p>
            <text:p text:style-name="P42">Elle n'a pas besoin de travailler</text:p>
          </table:table-cell>
        </table:table-row>
        <table:table-row table:style-name="Таблица4.1">
          <table:table-cell table:style-name="Таблица4.A2" office:value-type="string">
            <text:p text:style-name="P25">le bruit</text:p>
          </table:table-cell>
          <table:table-cell table:style-name="Таблица4.A2" office:value-type="string">
            <text:p text:style-name="P25">шум</text:p>
          </table:table-cell>
          <table:table-cell table:style-name="Таблица4.C2" office:value-type="string">
            <text:p text:style-name="P20">le bruit est fort</text:p>
            <text:p text:style-name="P20">J'ai entendu du bruit</text:p>
          </table:table-cell>
        </table:table-row>
        <table:table-row table:style-name="Таблица4.1">
          <table:table-cell table:style-name="Таблица4.A2" office:value-type="string">
            <text:p text:style-name="P41"><text:span text:style-name="T67">une </text:span>chance</text:p>
          </table:table-cell>
          <table:table-cell table:style-name="Таблица4.A2" office:value-type="string">
            <text:p text:style-name="P24">удача, везение</text:p>
          </table:table-cell>
          <table:table-cell table:style-name="Таблица4.C2" office:value-type="string">
            <text:p text:style-name="P40">Bonne chance (удачи)</text:p>
            <text:p text:style-name="P40">Il n'a pas de chance (ему не везет)</text:p>
          </table:table-cell>
        </table:table-row>
        <table:table-row table:style-name="Таблица4.1">
          <table:table-cell table:style-name="Таблица4.A2" office:value-type="string">
            <text:p text:style-name="P45"><text:span text:style-name="T63">un</text:span><text:span text:style-name="T64"> choix</text:span></text:p>
          </table:table-cell>
          <table:table-cell table:style-name="Таблица4.A2" office:value-type="string">
            <text:p text:style-name="P24">выбор</text:p>
          </table:table-cell>
          <table:table-cell table:style-name="Таблица4.C2" office:value-type="string">
            <text:p text:style-name="P28">C'est mon choix (выбор)</text:p>
          </table:table-cell>
        </table:table-row>
        <table:table-row table:style-name="Таблица4.1">
          <table:table-cell table:style-name="Таблица4.A2" office:value-type="string">
            <text:p text:style-name="P36">une condition</text:p>
          </table:table-cell>
          <table:table-cell table:style-name="Таблица4.A2" office:value-type="string">
            <text:p text:style-name="P36">условие</text:p>
          </table:table-cell>
          <table:table-cell table:style-name="Таблица4.C2" office:value-type="string">
            <text:p text:style-name="P32">il'n y a qu'une seule condition (есть только одно условие)</text:p>
            <text:p text:style-name="P32">C'est possible, à condition d'essayer (Это возможно, если попытаться)</text:p>
            <text:p text:style-name="P36">Mon père veut poser ses conditions (хочет ставить свои условия)</text:p>
          </table:table-cell>
        </table:table-row>
        <table:table-row table:style-name="Таблица4.1">
          <table:table-cell table:style-name="Таблица4.A2" office:value-type="string">
            <text:p text:style-name="P25">Le conseil</text:p>
          </table:table-cell>
          <table:table-cell table:style-name="Таблица4.A2" office:value-type="string">
            <text:p text:style-name="P25">совет</text:p>
          </table:table-cell>
          <table:table-cell table:style-name="Таблица4.C2" office:value-type="string">
            <text:p text:style-name="P4"/>
          </table:table-cell>
        </table:table-row>
        <table:table-row table:style-name="Таблица4.1">
          <table:table-cell table:style-name="Таблица4.A2" office:value-type="string">
            <text:p text:style-name="P35">au courrant</text:p>
          </table:table-cell>
          <table:table-cell table:style-name="Таблица4.A2" office:value-type="string">
            <text:p text:style-name="P24">в курсе</text:p>
          </table:table-cell>
          <table:table-cell table:style-name="Таблица4.C2" office:value-type="string">
            <text:p text:style-name="P34">J'étais au courrant (в курсе) de ce fait</text:p>
            <text:p text:style-name="P34">Le chef est au currant</text:p>
          </table:table-cell>
        </table:table-row>
        <table:table-row table:style-name="Таблица4.1">
          <table:table-cell table:style-name="Таблица4.A2" office:value-type="string">
            <text:p text:style-name="P40">La cr<text:span text:style-name="T2">é</text:span>ation</text:p>
          </table:table-cell>
          <table:table-cell table:style-name="Таблица4.A2" office:value-type="string">
            <text:p text:style-name="P40">творчесвто</text:p>
          </table:table-cell>
          <table:table-cell table:style-name="Таблица4.C2" office:value-type="string">
            <text:p text:style-name="P34"/>
          </table:table-cell>
        </table:table-row>
        <table:table-row table:style-name="Таблица4.1">
          <table:table-cell table:style-name="Таблица4.A2" office:value-type="string">
            <text:p text:style-name="P31"><text:span text:style-name="T60">un </text:span>effet</text:p>
          </table:table-cell>
          <table:table-cell table:style-name="Таблица4.A2" office:value-type="string">
            <text:p text:style-name="P31">Эффект</text:p>
          </table:table-cell>
          <table:table-cell table:style-name="Таблица4.C2" office:value-type="string">
            <text:p text:style-name="P31">Elle n'a aucun (никакого) effet sur moi</text:p>
            <text:p text:style-name="P17">Les effets sont plus longs et différents (эффекты более длинные и разные)</text:p>
          </table:table-cell>
        </table:table-row>
        <table:table-row table:style-name="Таблица4.1">
          <table:table-cell table:style-name="Таблица4.A2" office:value-type="string">
            <text:p text:style-name="P35">un effort</text:p>
          </table:table-cell>
          <table:table-cell table:style-name="Таблица4.A2" office:value-type="string">
            <text:p text:style-name="P24">усилие</text:p>
          </table:table-cell>
          <table:table-cell table:style-name="Таблица4.C2" office:value-type="string">
            <text:p text:style-name="P34">Merci pour tes efforts (за твои усилия)</text:p>
            <text:p text:style-name="P34">Ici je ne fais aucun efort (не делаю никкого усилия)</text:p>
            <text:p text:style-name="P34">Encore un petit effort</text:p>
          </table:table-cell>
        </table:table-row>
        <table:table-row table:style-name="Таблица4.1">
          <table:table-cell table:style-name="Таблица4.A2" office:value-type="string">
            <text:p text:style-name="P30"><text:span text:style-name="T67">un </text:span>espace</text:p>
          </table:table-cell>
          <table:table-cell table:style-name="Таблица4.A2" office:value-type="string">
            <text:p text:style-name="P24">пространство, космос</text:p>
          </table:table-cell>
          <table:table-cell table:style-name="Таблица4.C2" office:value-type="string">
            <text:p text:style-name="P28">Les espaces sont larges (пространства широкие)</text:p>
            <text:p text:style-name="P38">Les espaces entre les maisons sont importants</text:p>
            <text:p text:style-name="P28">Les hommes sont allés dans l'espace (были в космосе)</text:p>
          </table:table-cell>
        </table:table-row>
        <table:table-row table:style-name="Таблица4.1">
          <table:table-cell table:style-name="Таблица4.A2" office:value-type="string">
            <text:p text:style-name="P18">un exemple</text:p>
          </table:table-cell>
          <table:table-cell table:style-name="Таблица4.A2" office:value-type="string">
            <text:p text:style-name="P27">пример</text:p>
          </table:table-cell>
          <table:table-cell table:style-name="Таблица4.C2" office:value-type="string">
            <text:p text:style-name="P17">ils donnent un exemple (они дают пример)</text:p>
            <text:p text:style-name="P17">C'est un très bon example</text:p>
          </table:table-cell>
        </table:table-row>
        <table:table-row table:style-name="Таблица4.1">
          <table:table-cell table:style-name="Таблица4.A2" office:value-type="string">
            <text:p text:style-name="P29">une exp<text:span text:style-name="T2">é</text:span>rience</text:p>
          </table:table-cell>
          <table:table-cell table:style-name="Таблица4.A2" office:value-type="string">
            <text:p text:style-name="P24">опыт</text:p>
          </table:table-cell>
          <table:table-cell table:style-name="Таблица4.C2" office:value-type="string">
            <text:p text:style-name="P28">une exp<text:span text:style-name="T2">é</text:span>rience personnelle? (личный опыт)</text:p>
            <text:p text:style-name="P42">avez-vous une exp<text:span text:style-name="T2">é</text:span>rince professionnelle</text:p>
          </table:table-cell>
        </table:table-row>
        <table:table-row table:style-name="Таблица4.1">
          <table:table-cell table:style-name="Таблица4.A2" office:value-type="string">
            <text:p text:style-name="P35"><text:span text:style-name="T60">une </text:span>fait</text:p>
          </table:table-cell>
          <table:table-cell table:style-name="Таблица4.A2" office:value-type="string">
            <text:p text:style-name="P24">факт, дело</text:p>
          </table:table-cell>
          <table:table-cell table:style-name="Таблица4.C2" office:value-type="string">
            <text:p text:style-name="P34">quels sont les faits? (каковы факты)</text:p>
            <text:p text:style-name="P43">Ce journal explique (объясняет) les faits</text:p>
          </table:table-cell>
        </table:table-row>
        <table:table-row table:style-name="Таблица4.1">
          <table:table-cell table:style-name="Таблица4.A2" office:value-type="string">
            <text:p text:style-name="P45"><text:span text:style-name="T61">une</text:span><text:span text:style-name="T62"> façon</text:span></text:p>
          </table:table-cell>
          <table:table-cell table:style-name="Таблица4.A2" office:value-type="string">
            <text:p text:style-name="P27">способ</text:p>
          </table:table-cell>
          <table:table-cell table:style-name="Таблица4.C2" office:value-type="string">
            <text:p text:style-name="P17">C'est ma façon de penser (это мой способ думать)</text:p>
            <text:p text:style-name="P17">De Toute façon, je suis trop vieux pour ça (во всяком случае, я слишком стар для этого)</text:p>
          </table:table-cell>
        </table:table-row>
        <table:table-row table:style-name="Таблица4.1">
          <table:table-cell table:style-name="Таблица4.A2" office:value-type="string">
            <text:p text:style-name="P36">une fois</text:p>
          </table:table-cell>
          <table:table-cell table:style-name="Таблица4.A2" office:value-type="string">
            <text:p text:style-name="P36">раз</text:p>
          </table:table-cell>
          <table:table-cell table:style-name="Таблица4.C2" office:value-type="string">
            <text:p text:style-name="P32">encore une fois</text:p>
            <text:p text:style-name="P32">La première fois</text:p>
            <text:p text:style-name="P32">Une fois ou deux fois?</text:p>
            <text:p text:style-name="P42">Il mange deux fois plus que moi</text:p>
          </table:table-cell>
        </table:table-row>
        <table:table-row table:style-name="Таблица4.1">
          <table:table-cell table:style-name="Таблица4.A2" office:value-type="string">
            <text:p text:style-name="P40">la forme</text:p>
          </table:table-cell>
          <table:table-cell table:style-name="Таблица4.A2" office:value-type="string">
            <text:p text:style-name="P40">форма</text:p>
          </table:table-cell>
          <table:table-cell table:style-name="Таблица4.C2" office:value-type="string">
            <text:p text:style-name="P40">Ce chapeau a une forme bizzare (странная)</text:p>
          </table:table-cell>
        </table:table-row>
        <table:table-row table:style-name="Таблица4.1">
          <table:table-cell table:style-name="Таблица4.A2" office:value-type="string">
            <text:p text:style-name="P23">le genre</text:p>
          </table:table-cell>
          <table:table-cell table:style-name="Таблица4.A2" office:value-type="string">
            <text:p text:style-name="P4"/>
          </table:table-cell>
          <table:table-cell table:style-name="Таблица4.C2" office:value-type="string">
            <text:p text:style-name="P22">Vous voyez le genre? (вы видите стиль)</text:p>
            <text:p text:style-name="P22">Ce n'est pas mon genre (жанр)</text:p>
          </table:table-cell>
        </table:table-row>
        <table:table-row table:style-name="Таблица4.1">
          <table:table-cell table:style-name="Таблица4.A2" office:value-type="string">
            <text:p text:style-name="P46"><text:span text:style-name="T63">mon</text:span><text:span text:style-name="T65"> habitude</text:span></text:p>
          </table:table-cell>
          <table:table-cell table:style-name="Таблица4.A2" office:value-type="string">
            <text:p text:style-name="P24">привычка</text:p>
          </table:table-cell>
          <table:table-cell table:style-name="Таблица4.C2" office:value-type="string">
            <text:p text:style-name="P40">c'est mon habitude (это моя привычка)</text:p>
            <text:p text:style-name="P40">d'habitude je marche (обычно я хожу)</text:p>
            <text:p text:style-name="P40">Ce n'est pas son habitude</text:p>
          </table:table-cell>
        </table:table-row>
        <table:table-row table:style-name="Таблица4.1">
          <table:table-cell table:style-name="Таблица4.A2" office:value-type="string">
            <text:p text:style-name="P266"><text:span text:style-name="T21">un</text:span><text:span text:style-name="T22"> hasard</text:span></text:p>
          </table:table-cell>
          <table:table-cell table:style-name="Таблица4.A2" office:value-type="string">
            <text:p text:style-name="P28">случайность</text:p>
          </table:table-cell>
          <table:table-cell table:style-name="Таблица4.C2" office:value-type="string">
            <text:p text:style-name="P28">je ne crois pas au hasard</text:p>
            <text:p text:style-name="P28">Nous avons choisi le nombre au hasard</text:p>
          </table:table-cell>
        </table:table-row>
        <table:table-row table:style-name="Таблица4.1">
          <table:table-cell table:style-name="Таблица4.A2" office:value-type="string">
            <text:p text:style-name="P31">une idée</text:p>
          </table:table-cell>
          <table:table-cell table:style-name="Таблица4.A2" office:value-type="string">
            <text:p text:style-name="P31">идея</text:p>
          </table:table-cell>
          <table:table-cell table:style-name="Таблица4.C2" office:value-type="string">
            <text:p text:style-name="P31">Tu as une idée?</text:p>
            <text:p text:style-name="P31">J'ai une bonne idée</text:p>
          </table:table-cell>
        </table:table-row>
        <table:table-row table:style-name="Таблица4.1">
          <table:table-cell table:style-name="Таблица4.A2" office:value-type="string">
            <text:p text:style-name="P20"><text:span text:style-name="T67">une</text:span> image</text:p>
          </table:table-cell>
          <table:table-cell table:style-name="Таблица4.A2" office:value-type="string">
            <text:p text:style-name="P20">изображени<text:span text:style-name="T67">е </text:span></text:p>
          </table:table-cell>
          <table:table-cell table:style-name="Таблица4.C2" office:value-type="string">
            <text:p text:style-name="P22">j'ai vu l'image</text:p>
          </table:table-cell>
        </table:table-row>
        <table:table-row table:style-name="Таблица4.1">
          <table:table-cell table:style-name="Таблица4.A2" office:value-type="string">
            <text:p text:style-name="P265"><text:span text:style-name="T21">une </text:span><text:span text:style-name="T24">importance</text:span></text:p>
          </table:table-cell>
          <table:table-cell table:style-name="Таблица4.A2" office:value-type="string">
            <text:p text:style-name="P20">важность</text:p>
          </table:table-cell>
          <table:table-cell table:style-name="Таблица4.C2" office:value-type="string">
            <text:p text:style-name="P20">ce mouvement a de l'importance</text:p>
            <text:p text:style-name="P20">Cela n'a pas d'importance</text:p>
          </table:table-cell>
        </table:table-row>
        <table:table-row table:style-name="Таблица4.1">
          <table:table-cell table:style-name="Таблица4.A2" office:value-type="string">
            <text:p text:style-name="P265"><text:span text:style-name="T21">un </text:span><text:span text:style-name="T24">intérêt</text:span></text:p>
          </table:table-cell>
          <table:table-cell table:style-name="Таблица4.A2" office:value-type="string">
            <text:p text:style-name="P20">интерес</text:p>
          </table:table-cell>
          <table:table-cell table:style-name="Таблица4.C2" office:value-type="string">
            <text:p text:style-name="P20"/>
          </table:table-cell>
        </table:table-row>
        <table:table-row table:style-name="Таблица4.1">
          <table:table-cell table:style-name="Таблица4.A2" office:value-type="string">
            <text:p text:style-name="P19">un jeu</text:p>
          </table:table-cell>
          <table:table-cell table:style-name="Таблица4.A2" office:value-type="string">
            <text:p text:style-name="P19">игра</text:p>
          </table:table-cell>
          <table:table-cell table:style-name="Таблица4.C2" office:value-type="string">
            <text:p text:style-name="P25">les enfants aiment les jeux</text:p>
          </table:table-cell>
        </table:table-row>
        <table:table-row table:style-name="Таблица4.1">
          <table:table-cell table:style-name="Таблица4.A2" office:value-type="string">
            <text:p text:style-name="P29">un membre</text:p>
          </table:table-cell>
          <table:table-cell table:style-name="Таблица4.A2" office:value-type="string">
            <text:p text:style-name="P24">член (группы)</text:p>
          </table:table-cell>
          <table:table-cell table:style-name="Таблица4.C2" office:value-type="string">
            <text:p text:style-name="P28">C'est<text:span text:style-name="T60"> </text:span>un membre du groupe (это член группы)</text:p>
            <text:p text:style-name="P28">Elles sont membres du m<text:span text:style-name="T2">ê</text:span>me groupe</text:p>
          </table:table-cell>
        </table:table-row>
        <table:table-row table:style-name="Таблица4.1">
          <table:table-cell table:style-name="Таблица4.A2" office:value-type="string">
            <text:p text:style-name="P25">les mouvements</text:p>
          </table:table-cell>
          <table:table-cell table:style-name="Таблица4.A2" office:value-type="string">
            <text:p text:style-name="P25">движения</text:p>
          </table:table-cell>
          <table:table-cell table:style-name="Таблица4.C2" office:value-type="string">
            <text:p text:style-name="P25">Ce mouvement est général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36">un moyen</text:p>
          </table:table-cell>
          <table:table-cell table:style-name="Таблица4.A2" office:value-type="string">
            <text:p text:style-name="P36">способ</text:p>
          </table:table-cell>
          <table:table-cell table:style-name="Таблица4.C2" office:value-type="string">
            <text:p text:style-name="P32">C'est un moyen efficace (это эффективный способ) pour manger</text:p>
            <text:p text:style-name="P33">il'n y a qu'une seule <text:span text:style-name="T68">moyen</text:span></text:p>
          </table:table-cell>
        </table:table-row>
        <table:table-row table:style-name="Таблица4.1">
          <table:table-cell table:style-name="Таблица4.A2" office:value-type="string">
            <text:p text:style-name="P36">un niveau</text:p>
          </table:table-cell>
          <table:table-cell table:style-name="Таблица4.A2" office:value-type="string">
            <text:p text:style-name="P36">уровень</text:p>
          </table:table-cell>
          <table:table-cell table:style-name="Таблица4.C2" office:value-type="string">
            <text:p text:style-name="P28">Quel est ton niveau (уровень)</text:p>
            <text:p text:style-name="P38">Nous ne jouons pas au m<text:span text:style-name="T2">ê</text:span>me niveau</text:p>
          </table:table-cell>
        </table:table-row>
        <table:table-row table:style-name="Таблица4.1">
          <table:table-cell table:style-name="Таблица4.A2" office:value-type="string">
            <text:p text:style-name="P24">le nom</text:p>
          </table:table-cell>
          <table:table-cell table:style-name="Таблица4.A2" office:value-type="string">
            <text:p text:style-name="P24">имя, фамилия</text:p>
          </table:table-cell>
          <table:table-cell table:style-name="Таблица4.C2" office:value-type="string">
            <text:p text:style-name="P17">les noms des gar<text:span text:style-name="T2">ç</text:span>ons (имена мальчиков)</text:p>
            <text:p text:style-name="P19">Son nom? (Её фамилия?)</text:p>
          </table:table-cell>
        </table:table-row>
        <table:table-row table:style-name="Таблица4.1">
          <table:table-cell table:style-name="Таблица4.A2" office:value-type="string">
            <text:p text:style-name="P36">une occasion</text:p>
          </table:table-cell>
          <table:table-cell table:style-name="Таблица4.A2" office:value-type="string">
            <text:p text:style-name="P36">случай, оказия</text:p>
          </table:table-cell>
          <table:table-cell table:style-name="Таблица4.C2" office:value-type="string">
            <text:p text:style-name="P32"><text:span text:style-name="T2">à</text:span> cette occasion (в этом случае)</text:p>
            <text:p text:style-name="P32">Aujourd'hui est une occasion sp<text:span text:style-name="T2">é</text:span>ciale (Сегодня особый случай))</text:p>
            <text:p text:style-name="P32">Je suis heureux d'avoir cette occasion de travailler avec toi</text:p>
          </table:table-cell>
        </table:table-row>
        <table:table-row table:style-name="Таблица4.1">
          <table:table-cell table:style-name="Таблица4.A2" office:value-type="string">
            <text:p text:style-name="P20"><text:span text:style-name="T67">une </text:span>ombre</text:p>
          </table:table-cell>
          <table:table-cell table:style-name="Таблица4.A2" office:value-type="string">
            <text:p text:style-name="P20">тень</text:p>
          </table:table-cell>
          <table:table-cell table:style-name="Таблица4.C2" office:value-type="string">
            <text:p text:style-name="P22">il a peur de son ombre</text:p>
          </table:table-cell>
        </table:table-row>
        <table:table-row table:style-name="Таблица4.1">
          <table:table-cell table:style-name="Таблица4.A2" office:value-type="string">
            <text:p text:style-name="P31">un ordre</text:p>
          </table:table-cell>
          <table:table-cell table:style-name="Таблица4.A2" office:value-type="string">
            <text:p text:style-name="P31">приказ</text:p>
          </table:table-cell>
          <table:table-cell table:style-name="Таблица4.C2" office:value-type="string">
            <text:p text:style-name="P17">Mais les ordres sont les ordres</text:p>
          </table:table-cell>
        </table:table-row>
        <table:table-row table:style-name="Таблица4.1">
          <table:table-cell table:style-name="Таблица4.A2" office:value-type="string">
            <text:p text:style-name="P21"><text:span text:style-name="T67">le </text:span>problème</text:p>
          </table:table-cell>
          <table:table-cell table:style-name="Таблица4.A2" office:value-type="string">
            <text:p text:style-name="P4"/>
          </table:table-cell>
          <table:table-cell table:style-name="Таблица4.C2" office:value-type="string">
            <text:p text:style-name="P20">pas de problème</text:p>
            <text:p text:style-name="P20">Les problèmes actuels</text:p>
          </table:table-cell>
        </table:table-row>
        <table:table-row table:style-name="Таблица4.1">
          <table:table-cell table:style-name="Таблица4.A2" office:value-type="string">
            <text:p text:style-name="P41"><text:span text:style-name="T67">un </text:span>produit</text:p>
          </table:table-cell>
          <table:table-cell table:style-name="Таблица4.A2" office:value-type="string">
            <text:p text:style-name="P24">продукт</text:p>
          </table:table-cell>
          <table:table-cell table:style-name="Таблица4.C2" office:value-type="string">
            <text:p text:style-name="P40">Ce produits sont bons (продукты)</text:p>
            <text:p text:style-name="P40">Ce sont de bons produits</text:p>
            <text:p text:style-name="P42">Ces produits sont dangereux (опасные)</text:p>
          </table:table-cell>
        </table:table-row>
        <table:table-row table:style-name="Таблица4.1">
          <table:table-cell table:style-name="Таблица4.A2" office:value-type="string">
            <text:p text:style-name="P35"><text:span text:style-name="T67">le </text:span>progr<text:span text:style-name="T2">è</text:span><text:span text:style-name="T4">s</text:span></text:p>
          </table:table-cell>
          <table:table-cell table:style-name="Таблица4.A2" office:value-type="string">
            <text:p text:style-name="P24"><text:span text:style-name="T67">прогрессб </text:span>успех</text:p>
          </table:table-cell>
          <table:table-cell table:style-name="Таблица4.C2" office:value-type="string">
            <text:p text:style-name="P34">Avez-vous fait des progr<text:span text:style-name="T2">è</text:span>s? (у вас есть успехи?)</text:p>
            <text:p text:style-name="P39">Il fait des progr<text:span text:style-name="T2">è</text:span>s en cuisine</text:p>
          </table:table-cell>
        </table:table-row>
        <table:table-row table:style-name="Таблица4.1">
          <table:table-cell table:style-name="Таблица4.A2" office:value-type="string">
            <text:p text:style-name="P23">le public</text:p>
          </table:table-cell>
          <table:table-cell table:style-name="Таблица4.A2" office:value-type="string">
            <text:p text:style-name="P37">публика</text:p>
          </table:table-cell>
          <table:table-cell table:style-name="Таблица4.C2" office:value-type="string">
            <text:p text:style-name="P22">il parle devant le public</text:p>
            <text:p text:style-name="P22">Nous connaissons le public</text:p>
          </table:table-cell>
        </table:table-row>
        <table:table-row table:style-name="Таблица4.1">
          <table:table-cell table:style-name="Таблица4.A2" office:value-type="string">
            <text:p text:style-name="P40">la qualit<text:span text:style-name="T2">é</text:span></text:p>
          </table:table-cell>
          <table:table-cell table:style-name="Таблица4.A2" office:value-type="string">
            <text:p text:style-name="P40">качество</text:p>
          </table:table-cell>
          <table:table-cell table:style-name="Таблица4.C2" office:value-type="string">
            <text:p text:style-name="P40">le vin est de bonne qualit<text:span text:style-name="T2">é</text:span></text:p>
          </table:table-cell>
        </table:table-row>
        <table:table-row table:style-name="Таблица4.1">
          <table:table-cell table:style-name="Таблица4.A2" office:value-type="string">
            <text:p text:style-name="P19">la raison</text:p>
          </table:table-cell>
          <table:table-cell table:style-name="Таблица4.A2" office:value-type="string">
            <text:p text:style-name="P19">причина</text:p>
          </table:table-cell>
          <table:table-cell table:style-name="Таблица4.C2" office:value-type="string">
            <text:p text:style-name="P19">Le client a toujours raison</text:p>
            <text:p text:style-name="P19">Tu as raison (ты прав)</text:p>
          </table:table-cell>
        </table:table-row>
        <table:table-row table:style-name="Таблица4.1">
          <table:table-cell table:style-name="Таблица4.A2" office:value-type="string">
            <text:p text:style-name="P21">un rapport</text:p>
          </table:table-cell>
          <table:table-cell table:style-name="Таблица4.A2" office:value-type="string">
            <text:p text:style-name="P20">отчет</text:p>
          </table:table-cell>
          <table:table-cell table:style-name="Таблица4.C2" office:value-type="string">
            <text:p text:style-name="P20">j'ecris un rapport</text:p>
            <text:p text:style-name="P20">Nous lisons le rapport complet (полный отчет)</text:p>
            <text:p text:style-name="P20">Les rapports (контакты) entre les deux pays sont mauvais</text:p>
          </table:table-cell>
        </table:table-row>
        <table:table-row table:style-name="Таблица4.1">
          <table:table-cell table:style-name="Таблица4.A2" office:value-type="string">
            <text:p text:style-name="P36">une r<text:span text:style-name="T2">è</text:span>gle</text:p>
          </table:table-cell>
          <table:table-cell table:style-name="Таблица4.A2" office:value-type="string">
            <text:p text:style-name="P36">правило</text:p>
          </table:table-cell>
          <table:table-cell table:style-name="Таблица4.C2" office:value-type="string">
            <text:p text:style-name="P32">les r<text:span text:style-name="T2">è</text:span>gles ne sont pas pour nous</text:p>
            <text:p text:style-name="P36">C'est une r<text:span text:style-name="T2">è</text:span>gle simple</text:p>
          </table:table-cell>
        </table:table-row>
        <table:table-row table:style-name="Таблица4.1">
          <table:table-cell table:style-name="Таблица4.A2" office:value-type="string">
            <text:p text:style-name="P36">le r<text:span text:style-name="T2">é</text:span>sultat</text:p>
          </table:table-cell>
          <table:table-cell table:style-name="Таблица4.A2" office:value-type="string">
            <text:p text:style-name="P24">результат</text:p>
          </table:table-cell>
          <table:table-cell table:style-name="Таблица4.C2" office:value-type="string">
            <text:p text:style-name="P36">Le succ<text:span text:style-name="T2">è</text:span>s est le r<text:span text:style-name="T2">é</text:span>sultat de tes efforts</text:p>
            <text:p text:style-name="P36">les r<text:span text:style-name="T2">é</text:span>sultats sont l<text:span text:style-name="T2">à</text:span> (результаты там)</text:p>
            <text:p text:style-name="P39">il faut attendre les r<text:span text:style-name="T2">é</text:span>sultats</text:p>
          </table:table-cell>
        </table:table-row>
        <table:table-row table:style-name="Таблица4.1">
          <table:table-cell table:style-name="Таблица4.A2" office:value-type="string">
            <text:p text:style-name="P35"><text:span text:style-name="T60">un </text:span>retour</text:p>
          </table:table-cell>
          <table:table-cell table:style-name="Таблица4.A2" office:value-type="string">
            <text:p text:style-name="P24">возвращение</text:p>
          </table:table-cell>
          <table:table-cell table:style-name="Таблица4.C2" office:value-type="string">
            <text:p text:style-name="P34">je suis de retour (я вернулся)</text:p>
            <text:p text:style-name="P28">Nos h<text:span text:style-name="T2">é</text:span>ros sont de retour</text:p>
            <text:p text:style-name="P42">Voil<text:span text:style-name="T2">à</text:span> mon billet de retour (обратный билет)</text:p>
          </table:table-cell>
        </table:table-row>
        <table:table-row table:style-name="Таблица4.1">
          <table:table-cell table:style-name="Таблица4.A2" office:value-type="string">
            <text:p text:style-name="P26">le rôle</text:p>
          </table:table-cell>
          <table:table-cell table:style-name="Таблица4.A2" office:value-type="string">
            <text:p text:style-name="P27">роль</text:p>
          </table:table-cell>
          <table:table-cell table:style-name="Таблица4.C2" office:value-type="string">
            <text:p text:style-name="P25">J'ai le rôle idéal pour vous</text:p>
            <text:p text:style-name="P25">Elle venait de jouer (только что сыграла) son dernier rôle</text:p>
            <text:p text:style-name="P25">Nous avons tous notre rôle à jouer sur cette terre (у нас всех есть роль, которую нужно сыграть на этой земле)</text:p>
          </table:table-cell>
        </table:table-row>
        <table:table-row table:style-name="Таблица4.1">
          <table:table-cell table:style-name="Таблица4.A2" office:value-type="string">
            <text:p text:style-name="P264"><text:span text:style-name="T21">un</text:span><text:span text:style-name="T23"> signe</text:span></text:p>
          </table:table-cell>
          <table:table-cell table:style-name="Таблица4.A2" office:value-type="string">
            <text:p text:style-name="P24">знак</text:p>
          </table:table-cell>
          <table:table-cell table:style-name="Таблица4.C2" office:value-type="string">
            <text:p text:style-name="P28">Ce sont de bons signes (знаки)</text:p>
            <text:p text:style-name="P38">Quel est ton signe?</text:p>
            <text:p text:style-name="P39">Ils nous font des signes (они нам сигнализируют)</text:p>
            <text:p text:style-name="P42">Pas de signe de lui?</text:p>
          </table:table-cell>
        </table:table-row>
        <table:table-row table:style-name="Таблица4.1">
          <table:table-cell table:style-name="Таблица4.A2" office:value-type="string">
            <text:p text:style-name="P25">la situation</text:p>
          </table:table-cell>
          <table:table-cell table:style-name="Таблица4.A2" office:value-type="string">
            <text:p text:style-name="P25">ситуация</text:p>
          </table:table-cell>
          <table:table-cell table:style-name="Таблица4.C2" office:value-type="string">
            <text:p text:style-name="P20">Que faire dans une telle (в такой) situation?</text:p>
            <text:p text:style-name="P20">Je n'aime pas ces situations</text:p>
          </table:table-cell>
        </table:table-row>
        <table:table-row table:style-name="Таблица4.1">
          <table:table-cell table:style-name="Таблица4.A2" office:value-type="string">
            <text:p text:style-name="P36">un succ<text:span text:style-name="T2">è</text:span></text:p>
          </table:table-cell>
          <table:table-cell table:style-name="Таблица4.A2" office:value-type="string">
            <text:p text:style-name="P36">успех</text:p>
          </table:table-cell>
          <table:table-cell table:style-name="Таблица4.C2" office:value-type="string">
            <text:p text:style-name="P40">Bref, c'est un succ<text:span text:style-name="T2">è</text:span>s (короче, это успех)</text:p>
            <text:p text:style-name="P40">Ceci explique<text:span text:style-name="T72"> (объясняет)</text:span> son succ<text:span text:style-name="T2">è</text:span>s</text:p>
            <text:p text:style-name="P42">Il souhaite (желает) avoir du succ<text:span text:style-name="T2">è</text:span>s</text:p>
          </table:table-cell>
        </table:table-row>
        <table:table-row table:style-name="Таблица4.1">
          <table:table-cell table:style-name="Таблица4.A2" office:value-type="string">
            <text:p text:style-name="P18">La suite</text:p>
          </table:table-cell>
          <table:table-cell table:style-name="Таблица4.A2" office:value-type="string">
            <text:p text:style-name="P27">продолжение</text:p>
          </table:table-cell>
          <table:table-cell table:style-name="Таблица4.C2" office:value-type="string">
            <text:p text:style-name="P17">La suite est dificile (дальше трудно)</text:p>
            <text:p text:style-name="P17">La suite est intéressante (продолжение интересное)</text:p>
            <text:p text:style-name="P17">Il ne connaît pas la suite (Онне знает что дальше)</text:p>
          </table:table-cell>
        </table:table-row>
        <table:table-row table:style-name="Таблица4.1">
          <table:table-cell table:style-name="Таблица4.A2" office:value-type="string">
            <text:p text:style-name="P23"><text:span text:style-name="T67">un </text:span>sujet</text:p>
          </table:table-cell>
          <table:table-cell table:style-name="Таблица4.A2" office:value-type="string">
            <text:p text:style-name="P24">тема</text:p>
          </table:table-cell>
          <table:table-cell table:style-name="Таблица4.C2" office:value-type="string">
            <text:p text:style-name="P22">tr<text:span text:style-name="T2">è</text:span>s bon sujet (очень хорошая тема)</text:p>
          </table:table-cell>
        </table:table-row>
        <table:table-row table:style-name="Таблица4.1">
          <table:table-cell table:style-name="Таблица4.A2" office:value-type="string">
            <text:p text:style-name="P26">un système</text:p>
          </table:table-cell>
          <table:table-cell table:style-name="Таблица4.A2" office:value-type="string">
            <text:p text:style-name="P27">система</text:p>
          </table:table-cell>
          <table:table-cell table:style-name="Таблица4.C2" office:value-type="string">
            <text:p text:style-name="P25">Quel est ce système?</text:p>
            <text:p text:style-name="P25">C'est un système mondial (efficace)</text:p>
          </table:table-cell>
        </table:table-row>
        <table:table-row table:style-name="Таблица4.1">
          <table:table-cell table:style-name="Таблица4.A2" office:value-type="string">
            <text:p text:style-name="P24">le <text:span text:style-name="T66">type</text:span></text:p>
          </table:table-cell>
          <table:table-cell table:style-name="Таблица4.A2" office:value-type="string">
            <text:p text:style-name="P4"/>
          </table:table-cell>
          <table:table-cell table:style-name="Таблица4.C2" office:value-type="string">
            <text:p text:style-name="P20">tu es mon type</text:p>
            <text:p text:style-name="P20">Il existe plusieurs (несколько) types de robes</text:p>
          </table:table-cell>
        </table:table-row>
        <table:table-row table:style-name="Таблица4.1">
          <table:table-cell table:style-name="Таблица4.A2" office:value-type="string">
            <text:p text:style-name="P20">la v<text:span text:style-name="T2">é</text:span>rit<text:span text:style-name="T2">é</text:span>?</text:p>
          </table:table-cell>
          <table:table-cell table:style-name="Таблица4.A2" office:value-type="string">
            <text:p text:style-name="P20">Истина</text:p>
          </table:table-cell>
          <table:table-cell table:style-name="Таблица4.C2" office:value-type="string">
            <text:p text:style-name="P22">je dis seulement la v<text:span text:style-name="T2">é</text:span>rit<text:span text:style-name="T2">é</text:span></text:p>
          </table:table-cell>
        </table:table-row>
      </table:table>
      <text:p text:style-name="ubuntu_5f_mono_5f_8"/>
      <text:p text:style-name="P315"/>
      <text:p text:style-name="P1">Наречия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69">absolument</text:p>
          </table:table-cell>
          <table:table-cell table:style-name="Таблица6.A1" office:value-type="string">
            <text:p text:style-name="P143">абсолютно</text:p>
          </table:table-cell>
          <table:table-cell table:style-name="Таблица6.C1" office:value-type="string">
            <text:p text:style-name="P143">je suis absolument sûre (уверена)</text:p>
          </table:table-cell>
        </table:table-row>
        <table:table-row table:style-name="Таблица6.1">
          <table:table-cell table:style-name="Таблица6.A2" office:value-type="string">
            <text:p text:style-name="P69">actuellement</text:p>
          </table:table-cell>
          <table:table-cell table:style-name="Таблица6.A2" office:value-type="string">
            <text:p text:style-name="P143">в настоящее время</text:p>
          </table:table-cell>
          <table:table-cell table:style-name="Таблица6.C2" office:value-type="string">
            <text:p text:style-name="P143">actuellement c'est comme ça (...это так)</text:p>
          </table:table-cell>
        </table:table-row>
        <table:table-row table:style-name="Таблица6.1">
          <table:table-cell table:style-name="Таблица6.A2" office:value-type="string">
            <text:p text:style-name="P70">actuel</text:p>
          </table:table-cell>
          <table:table-cell table:style-name="Таблица6.A2" office:value-type="string">
            <text:p text:style-name="P144">нынешний, современный</text:p>
          </table:table-cell>
          <table:table-cell table:style-name="Таблица6.C2" office:value-type="string">
            <text:p text:style-name="P144">ces livres restent très actuels</text:p>
          </table:table-cell>
        </table:table-row>
        <table:table-row table:style-name="Таблица6.1">
          <table:table-cell table:style-name="Таблица6.A2" office:value-type="string">
            <text:p text:style-name="P71">ailleurs</text:p>
          </table:table-cell>
          <table:table-cell table:style-name="Таблица6.A2" office:value-type="string">
            <text:p text:style-name="P145">в другом месте</text:p>
          </table:table-cell>
          <table:table-cell table:style-name="Таблица6.C2" office:value-type="string">
            <text:p text:style-name="P145">il est ailleurs</text:p>
            <text:p text:style-name="P145">Ici ou ailleurs?</text:p>
          </table:table-cell>
        </table:table-row>
        <table:table-row table:style-name="Таблица6.1">
          <table:table-cell table:style-name="Таблица6.A2" office:value-type="string">
            <text:p text:style-name="P72">ainsi</text:p>
          </table:table-cell>
          <table:table-cell table:style-name="Таблица6.A2" office:value-type="string">
            <text:p text:style-name="P82">так, таким образом</text:p>
          </table:table-cell>
          <table:table-cell table:style-name="Таблица6.C2" office:value-type="string">
            <text:p text:style-name="P155">C'est ainsi (это так)</text:p>
            <text:p text:style-name="P156">ainsi (итак) vous êtes né en France?</text:p>
            <text:p text:style-name="P156">Il est ainsi (Он такой)</text:p>
          </table:table-cell>
        </table:table-row>
        <table:table-row table:style-name="Таблица6.1">
          <table:table-cell table:style-name="Таблица6.A2" office:value-type="string">
            <text:p text:style-name="P70">alors</text:p>
          </table:table-cell>
          <table:table-cell table:style-name="Таблица6.A2" office:value-type="string">
            <text:p text:style-name="P144">итак</text:p>
          </table:table-cell>
          <table:table-cell table:style-name="Таблица6.C2" office:value-type="string">
            <text:p text:style-name="P144">alors nous avons choisi</text:p>
          </table:table-cell>
        </table:table-row>
        <table:table-row table:style-name="Таблица6.1">
          <table:table-cell table:style-name="Таблица6.A2" office:value-type="string">
            <text:p text:style-name="P70">apparemment</text:p>
          </table:table-cell>
          <table:table-cell table:style-name="Таблица6.A2" office:value-type="string">
            <text:p text:style-name="P144">видимо</text:p>
          </table:table-cell>
          <table:table-cell table:style-name="Таблица6.C2" office:value-type="string">
            <text:p text:style-name="P144">apparemment ils dorment</text:p>
            <text:p text:style-name="P144">c'est apparemment un enfant</text:p>
            <text:p text:style-name="P144">mais la cave (подвал) est apparemment vide (пустой)</text:p>
          </table:table-cell>
        </table:table-row>
        <table:table-row table:style-name="Таблица6.1">
          <table:table-cell table:style-name="Таблица6.A2" office:value-type="string">
            <text:p text:style-name="P73">autrement</text:p>
          </table:table-cell>
          <table:table-cell table:style-name="Таблица6.A2" office:value-type="string">
            <text:p text:style-name="P146">иначе</text:p>
          </table:table-cell>
          <table:table-cell table:style-name="Таблица6.C2" office:value-type="string">
            <text:p text:style-name="P146">je pense autrement</text:p>
            <text:p text:style-name="P146">Impossible de faire autrement</text:p>
          </table:table-cell>
        </table:table-row>
        <table:table-row table:style-name="Таблица6.1">
          <table:table-cell table:style-name="Таблица6.A2" office:value-type="string">
            <text:p text:style-name="P70">avant</text:p>
          </table:table-cell>
          <table:table-cell table:style-name="Таблица6.A2" office:value-type="string">
            <text:p text:style-name="P144">до</text:p>
          </table:table-cell>
          <table:table-cell table:style-name="Таблица6.C2" office:value-type="string">
            <text:p text:style-name="P144">avant et après</text:p>
            <text:p text:style-name="P157">c'est comme avant (это как прежде)</text:p>
          </table:table-cell>
        </table:table-row>
        <table:table-row table:style-name="Таблица6.1">
          <table:table-cell table:style-name="Таблица6.A2" office:value-type="string">
            <text:p text:style-name="P74">en bas</text:p>
          </table:table-cell>
          <table:table-cell table:style-name="Таблица6.A2" office:value-type="string">
            <text:p text:style-name="P147">внизу</text:p>
          </table:table-cell>
          <table:table-cell table:style-name="Таблица6.C2" office:value-type="string">
            <text:p text:style-name="P147">Le chien est aussi en bas</text:p>
          </table:table-cell>
        </table:table-row>
        <table:table-row table:style-name="Таблица6.1">
          <table:table-cell table:style-name="Таблица6.A2" office:value-type="string">
            <text:p text:style-name="P74">là-bas</text:p>
          </table:table-cell>
          <table:table-cell table:style-name="Таблица6.A2" office:value-type="string">
            <text:p text:style-name="P147">там</text:p>
          </table:table-cell>
          <table:table-cell table:style-name="Таблица6.C2" office:value-type="string">
            <text:p text:style-name="P147">Il n'y a rien là-bas</text:p>
            <text:p text:style-name="P158">Nous avons de la famille là-bas</text:p>
          </table:table-cell>
        </table:table-row>
        <table:table-row table:style-name="Таблица6.1">
          <table:table-cell table:style-name="Таблица6.A2" office:value-type="string">
            <text:p text:style-name="P71">cependant</text:p>
          </table:table-cell>
          <table:table-cell table:style-name="Таблица6.A2" office:value-type="string">
            <text:p text:style-name="P145">однако</text:p>
          </table:table-cell>
          <table:table-cell table:style-name="Таблица6.C2" office:value-type="string">
            <text:p text:style-name="P145">cependant, c'est possible</text:p>
            <text:p text:style-name="P145">Cependant nous pouvons lui écrire</text:p>
          </table:table-cell>
        </table:table-row>
        <table:table-row table:style-name="Таблица6.1">
          <table:table-cell table:style-name="Таблица6.A2" office:value-type="string">
            <text:p text:style-name="P75">certainement</text:p>
          </table:table-cell>
          <table:table-cell table:style-name="Таблица6.A2" office:value-type="string">
            <text:p text:style-name="P150">конечно, определенно</text:p>
          </table:table-cell>
          <table:table-cell table:style-name="Таблица6.C2" office:value-type="string">
            <text:p text:style-name="P150">un jour, certainement</text:p>
            <text:p text:style-name="P150">c'est certainement mon cousin</text:p>
          </table:table-cell>
        </table:table-row>
        <table:table-row table:style-name="Таблица6.1">
          <table:table-cell table:style-name="Таблица6.A2" office:value-type="string">
            <text:p text:style-name="P74">ci</text:p>
          </table:table-cell>
          <table:table-cell table:style-name="Таблица6.A2" office:value-type="string">
            <text:p text:style-name="P147">это; всего</text:p>
          </table:table-cell>
          <table:table-cell table:style-name="Таблица6.C2" office:value-type="string">
            <text:p text:style-name="P147">ce livre-ci est beau (вот эта книга<text:span text:style-name="T77"> красивая</text:span>)</text:p>
            <text:p text:style-name="P147">Il vient toujours à cette heure ci (Он всегда приходит в это время)</text:p>
            <text:p text:style-name="P159">On parle de ci et ça (мы говорим обо всем)</text:p>
            <text:p text:style-name="P154">il boit trop ces jour-ci (последнее время)</text:p>
            <text:p text:style-name="P160">je vais moin manger ce mois-ci (в этом месяце)</text:p>
          </table:table-cell>
        </table:table-row>
        <table:table-row table:style-name="Таблица6.1">
          <table:table-cell table:style-name="Таблица6.A2" office:value-type="string">
            <text:p text:style-name="P69">complètement</text:p>
          </table:table-cell>
          <table:table-cell table:style-name="Таблица6.A2" office:value-type="string">
            <text:p text:style-name="P143">полностью</text:p>
          </table:table-cell>
          <table:table-cell table:style-name="Таблица6.C2" office:value-type="string">
            <text:p text:style-name="P143">c'est complètement vert</text:p>
            <text:p text:style-name="P161">ce mur est complètement fermé et sans fenêtres</text:p>
          </table:table-cell>
        </table:table-row>
        <table:table-row table:style-name="Таблица6.1">
          <table:table-cell table:style-name="Таблица6.A2" office:value-type="string">
            <text:p text:style-name="P70">debout</text:p>
          </table:table-cell>
          <table:table-cell table:style-name="Таблица6.A2" office:value-type="string">
            <text:p text:style-name="P144">стоять</text:p>
          </table:table-cell>
          <table:table-cell table:style-name="Таблица6.C2" office:value-type="string">
            <text:p text:style-name="P157">je suis debout</text:p>
          </table:table-cell>
        </table:table-row>
        <table:table-row table:style-name="Таблица6.1">
          <table:table-cell table:style-name="Таблица6.A2" office:value-type="string">
            <text:p text:style-name="P76">dedans</text:p>
          </table:table-cell>
          <table:table-cell table:style-name="Таблица6.A2" office:value-type="string">
            <text:p text:style-name="P151">внутри</text:p>
          </table:table-cell>
          <table:table-cell table:style-name="Таблица6.C2" office:value-type="string">
            <text:p text:style-name="P151">ils jouent dedans</text:p>
            <text:p text:style-name="P151">sont-ils dedans ou dehors?</text:p>
          </table:table-cell>
        </table:table-row>
        <table:table-row table:style-name="Таблица6.1">
          <table:table-cell table:style-name="Таблица6.A2" office:value-type="string">
            <text:p text:style-name="P77">définitivement</text:p>
          </table:table-cell>
          <table:table-cell table:style-name="Таблица6.A2" office:value-type="string">
            <text:p text:style-name="P152">определенно, окончательно, навсегда</text:p>
          </table:table-cell>
          <table:table-cell table:style-name="Таблица6.C2" office:value-type="string">
            <text:p text:style-name="P152">nous partons définitivement (определенно уезжаем)</text:p>
          </table:table-cell>
        </table:table-row>
        <table:table-row table:style-name="Таблица6.1">
          <table:table-cell table:style-name="Таблица6.A2" office:value-type="string">
            <text:p text:style-name="P74">dehors</text:p>
          </table:table-cell>
          <table:table-cell table:style-name="Таблица6.A2" office:value-type="string">
            <text:p text:style-name="P147">вне, снаружи</text:p>
          </table:table-cell>
          <table:table-cell table:style-name="Таблица6.C2" office:value-type="string">
            <text:p text:style-name="P148">Aujourd'hui nous devons dormir dehors<text:span text:style-name="T126"> </text:span>(на улице)</text:p>
            <text:p text:style-name="P159">Nous laissons les bottes sales dehors</text:p>
            <text:p text:style-name="P151">il fait zéro dehors (на улице ноль градусов)</text:p>
          </table:table-cell>
        </table:table-row>
        <table:table-row table:style-name="Таблица6.1">
          <table:table-cell table:style-name="Таблица6.A2" office:value-type="string">
            <text:p text:style-name="P69">dessous</text:p>
          </table:table-cell>
          <table:table-cell table:style-name="Таблица6.A2" office:value-type="string">
            <text:p text:style-name="P143">снизу</text:p>
          </table:table-cell>
          <table:table-cell table:style-name="Таблица6.C2" office:value-type="string">
            <text:p text:style-name="P143">elle regarde dessous (пониже)</text:p>
            <text:p text:style-name="P143">tu peux mettre ton livre dessous</text:p>
          </table:table-cell>
        </table:table-row>
        <table:table-row table:style-name="Таблица6.1">
          <table:table-cell table:style-name="Таблица6.A2" office:value-type="string">
            <text:p text:style-name="P72">dessus</text:p>
          </table:table-cell>
          <table:table-cell table:style-name="Таблица6.A2" office:value-type="string">
            <text:p text:style-name="P143">наверху</text:p>
          </table:table-cell>
          <table:table-cell table:style-name="Таблица6.C2" office:value-type="string">
            <text:p text:style-name="P155">Tu marches dessus</text:p>
            <text:p text:style-name="P155">Un ingé<text:span text:style-name="T75">n</text:span>ieur habite au<text:span text:style-name="T76">-</text:span>dessus de nous</text:p>
            <text:p text:style-name="P156">Nous habitons au dessus d'un bar</text:p>
          </table:table-cell>
        </table:table-row>
        <table:table-row table:style-name="Таблица6.1">
          <table:table-cell table:style-name="Таблица6.A2" office:value-type="string">
            <text:p text:style-name="P69">directement</text:p>
          </table:table-cell>
          <table:table-cell table:style-name="Таблица6.A2" office:value-type="string">
            <text:p text:style-name="P143">прямо</text:p>
          </table:table-cell>
          <table:table-cell table:style-name="Таблица6.C2" office:value-type="string">
            <text:p text:style-name="P143">il parle à ses enfants (со своими детьми) directement</text:p>
          </table:table-cell>
        </table:table-row>
        <table:table-row table:style-name="Таблица6.1">
          <table:table-cell table:style-name="Таблица6.A2" office:value-type="string">
            <text:p text:style-name="P78">effectivement</text:p>
          </table:table-cell>
          <table:table-cell table:style-name="Таблица6.A2" office:value-type="string">
            <text:p text:style-name="P150">действительно, реально, практически</text:p>
          </table:table-cell>
          <table:table-cell table:style-name="Таблица6.C2" office:value-type="string">
            <text:p text:style-name="P150">ils sont effectivement très contents</text:p>
            <text:p text:style-name="P154">effectivement ton gâteau est très bon</text:p>
          </table:table-cell>
        </table:table-row>
        <table:table-row table:style-name="Таблица6.1">
          <table:table-cell table:style-name="Таблица6.A2" office:value-type="string">
            <text:p text:style-name="P72">enfin</text:p>
          </table:table-cell>
          <table:table-cell table:style-name="Таблица6.A2" office:value-type="string">
            <text:p text:style-name="P82">наконец</text:p>
          </table:table-cell>
          <table:table-cell table:style-name="Таблица6.C2" office:value-type="string">
            <text:p text:style-name="P155">Enfin <text:s/>je crois (в конце концов, я верю)</text:p>
            <text:p text:style-name="P155">Enfin nous sommes vendredi</text:p>
          </table:table-cell>
        </table:table-row>
        <table:table-row table:style-name="Таблица6.1">
          <table:table-cell table:style-name="Таблица6.A2" office:value-type="string">
            <text:p text:style-name="P72">ensuite</text:p>
          </table:table-cell>
          <table:table-cell table:style-name="Таблица6.A2" office:value-type="string">
            <text:p text:style-name="P82">затем</text:p>
          </table:table-cell>
          <table:table-cell table:style-name="Таблица6.C2" office:value-type="string">
            <text:p text:style-name="P155">vous buvez ensuite (затем вы пьете)</text:p>
            <text:p text:style-name="P155">Ensuite c'est très simple</text:p>
            <text:p text:style-name="P155">Ils mangent ensuite</text:p>
          </table:table-cell>
        </table:table-row>
        <table:table-row table:style-name="Таблица6.1">
          <table:table-cell table:style-name="Таблица6.A2" office:value-type="string">
            <text:p text:style-name="P69">entièrement</text:p>
          </table:table-cell>
          <table:table-cell table:style-name="Таблица6.A2" office:value-type="string">
            <text:p text:style-name="P143">полностью, целиком</text:p>
          </table:table-cell>
          <table:table-cell table:style-name="Таблица6.C2" office:value-type="string">
            <text:p text:style-name="P143">Ainsi la maison va être entièrement blanche</text:p>
            <text:p text:style-name="P160">parfois il peut être entièrement rouge</text:p>
          </table:table-cell>
        </table:table-row>
        <table:table-row table:style-name="Таблица6.1">
          <table:table-cell table:style-name="Таблица6.A2" office:value-type="string">
            <text:p text:style-name="P72">environ</text:p>
          </table:table-cell>
          <table:table-cell table:style-name="Таблица6.A2" office:value-type="string">
            <text:p text:style-name="P82">примерно</text:p>
          </table:table-cell>
          <table:table-cell table:style-name="Таблица6.C2" office:value-type="string">
            <text:p text:style-name="P155">Dans un mois environ (примерно через месяц)</text:p>
          </table:table-cell>
        </table:table-row>
        <table:table-row table:style-name="Таблица6.1">
          <table:table-cell table:style-name="Таблица6.A2" office:value-type="string">
            <text:p text:style-name="P72">exactement</text:p>
          </table:table-cell>
          <table:table-cell table:style-name="Таблица6.A2" office:value-type="string">
            <text:p text:style-name="P82"><text:span text:style-name="T75">точно, </text:span>в точности</text:p>
          </table:table-cell>
          <table:table-cell table:style-name="Таблица6.C2" office:value-type="string">
            <text:p text:style-name="P162">nous avons bu exactement la même chose (мы выпили точно то же самое)</text:p>
          </table:table-cell>
        </table:table-row>
        <table:table-row table:style-name="Таблица6.1">
          <table:table-cell table:style-name="Таблица6.A2" office:value-type="string">
            <text:p text:style-name="P76">extrêmement</text:p>
          </table:table-cell>
          <table:table-cell table:style-name="Таблица6.A2" office:value-type="string">
            <text:p text:style-name="P151">чрезвычайно</text:p>
          </table:table-cell>
          <table:table-cell table:style-name="Таблица6.C2" office:value-type="string">
            <text:p text:style-name="P151">c'est extrêmement utile</text:p>
            <text:p text:style-name="P144">ceci est extrêmement important</text:p>
          </table:table-cell>
        </table:table-row>
        <table:table-row table:style-name="Таблица6.1">
          <table:table-cell table:style-name="Таблица6.A2" office:value-type="string">
            <text:p text:style-name="P72">évidem<text:span text:style-name="T76">m</text:span>ent</text:p>
          </table:table-cell>
          <table:table-cell table:style-name="Таблица6.A2" office:value-type="string">
            <text:p text:style-name="P82">очевидно</text:p>
          </table:table-cell>
          <table:table-cell table:style-name="Таблица6.C2" office:value-type="string">
            <text:p text:style-name="P83">évidem<text:span text:style-name="T76">m</text:span>ent<text:span text:style-name="T76"> non</text:span></text:p>
          </table:table-cell>
        </table:table-row>
        <table:table-row table:style-name="Таблица6.1">
          <table:table-cell table:style-name="Таблица6.A2" office:value-type="string">
            <text:p text:style-name="P76">facilement</text:p>
          </table:table-cell>
          <table:table-cell table:style-name="Таблица6.A2" office:value-type="string">
            <text:p text:style-name="P151">легко</text:p>
          </table:table-cell>
          <table:table-cell table:style-name="Таблица6.C2" office:value-type="string">
            <text:p text:style-name="P151">il lit facilement</text:p>
          </table:table-cell>
        </table:table-row>
        <table:table-row table:style-name="Таблица6.1">
          <table:table-cell table:style-name="Таблица6.A2" office:value-type="string">
            <text:p text:style-name="P78">finalement</text:p>
          </table:table-cell>
          <table:table-cell table:style-name="Таблица6.A2" office:value-type="string">
            <text:p text:style-name="P153">наконец-то</text:p>
          </table:table-cell>
          <table:table-cell table:style-name="Таблица6.C2" office:value-type="string">
            <text:p text:style-name="P153">finalement il est ici</text:p>
            <text:p text:style-name="P153">ce départ est finalement possible</text:p>
          </table:table-cell>
        </table:table-row>
        <table:table-row table:style-name="Таблица6.1">
          <table:table-cell table:style-name="Таблица6.A2" office:value-type="string">
            <text:p text:style-name="P77">franchement</text:p>
          </table:table-cell>
          <table:table-cell table:style-name="Таблица6.A2" office:value-type="string">
            <text:p text:style-name="P152">честно</text:p>
          </table:table-cell>
          <table:table-cell table:style-name="Таблица6.C2" office:value-type="string">
            <text:p text:style-name="P152">il parle franchement</text:p>
            <text:p text:style-name="P152">franchement c'est impossible</text:p>
            <text:p text:style-name="P152">et très franchement vous savez quoi? (а честно, вы знаете что?)</text:p>
          </table:table-cell>
        </table:table-row>
        <table:table-row table:style-name="Таблица6.1">
          <table:table-cell table:style-name="Таблица6.A2" office:value-type="string">
            <text:p text:style-name="P79">fortement</text:p>
          </table:table-cell>
          <table:table-cell table:style-name="Таблица6.A2" office:value-type="string">
            <text:p text:style-name="P154">сильно</text:p>
          </table:table-cell>
          <table:table-cell table:style-name="Таблица6.C2" office:value-type="string">
            <text:p text:style-name="P154">Il pleut fortement (идет сильный дождь)</text:p>
            <text:p text:style-name="P154">elle ressemble fortement à sa grand-mère</text:p>
          </table:table-cell>
        </table:table-row>
        <table:table-row table:style-name="Таблица6.1">
          <table:table-cell table:style-name="Таблица6.A2" office:value-type="string">
            <text:p text:style-name="P77">gratuitement</text:p>
          </table:table-cell>
          <table:table-cell table:style-name="Таблица6.A2" office:value-type="string">
            <text:p text:style-name="P152">бесплатно</text:p>
          </table:table-cell>
          <table:table-cell table:style-name="Таблица6.C2" office:value-type="string">
            <text:p text:style-name="P152">je peux avoir (получить) ce vêtement gratuitement</text:p>
          </table:table-cell>
        </table:table-row>
        <table:table-row table:style-name="Таблица6.1">
          <table:table-cell table:style-name="Таблица6.A2" office:value-type="string">
            <text:p text:style-name="P74">en haut</text:p>
          </table:table-cell>
          <table:table-cell table:style-name="Таблица6.A2" office:value-type="string">
            <text:p text:style-name="P147">вверху, наверху</text:p>
          </table:table-cell>
          <table:table-cell table:style-name="Таблица6.C2" office:value-type="string">
            <text:p text:style-name="P147">Sont-ils en haut?</text:p>
          </table:table-cell>
        </table:table-row>
        <text:soft-page-break/>
        <table:table-row table:style-name="Таблица6.1">
          <table:table-cell table:style-name="Таблица6.A2" office:value-type="string">
            <text:p text:style-name="P76">heureusement</text:p>
          </table:table-cell>
          <table:table-cell table:style-name="Таблица6.A2" office:value-type="string">
            <text:p text:style-name="P151">к счастью</text:p>
          </table:table-cell>
          <table:table-cell table:style-name="Таблица6.C2" office:value-type="string">
            <text:p text:style-name="P151">heureusement non</text:p>
          </table:table-cell>
        </table:table-row>
        <table:table-row table:style-name="Таблица6.1">
          <table:table-cell table:style-name="Таблица6.A2" office:value-type="string">
            <text:p text:style-name="P75">immédiatement</text:p>
          </table:table-cell>
          <table:table-cell table:style-name="Таблица6.A2" office:value-type="string">
            <text:p text:style-name="P150">немедленно</text:p>
          </table:table-cell>
          <table:table-cell table:style-name="Таблица6.C2" office:value-type="string">
            <text:p text:style-name="P150">ce roi arrive immédiatement après son père</text:p>
          </table:table-cell>
        </table:table-row>
        <table:table-row table:style-name="Таблица6.1">
          <table:table-cell table:style-name="Таблица6.A2" office:value-type="string">
            <text:p text:style-name="P70">juste</text:p>
          </table:table-cell>
          <table:table-cell table:style-name="Таблица6.A2" office:value-type="string">
            <text:p text:style-name="P144">ровно</text:p>
          </table:table-cell>
          <table:table-cell table:style-name="Таблица6.C2" office:value-type="string">
            <text:p text:style-name="P144">juste une minute</text:p>
            <text:p text:style-name="P152">non, ce n'est pas juste (это несправедливо)</text:p>
          </table:table-cell>
        </table:table-row>
        <table:table-row table:style-name="Таблица6.1">
          <table:table-cell table:style-name="Таблица6.A2" office:value-type="string">
            <text:p text:style-name="P74">loin</text:p>
          </table:table-cell>
          <table:table-cell table:style-name="Таблица6.A2" office:value-type="string">
            <text:p text:style-name="P147">далеко</text:p>
          </table:table-cell>
          <table:table-cell table:style-name="Таблица6.C2" office:value-type="string">
            <text:p text:style-name="P159">Je dors loin de vous</text:p>
            <text:p text:style-name="P158">Loin d'ici</text:p>
          </table:table-cell>
        </table:table-row>
        <table:table-row table:style-name="Таблица6.1">
          <table:table-cell table:style-name="Таблица6.A2" office:value-type="string">
            <text:p text:style-name="P79">longtemps</text:p>
          </table:table-cell>
          <table:table-cell table:style-name="Таблица6.A2" office:value-type="string">
            <text:p text:style-name="P154">долгое время</text:p>
          </table:table-cell>
          <table:table-cell table:style-name="Таблица6.C2" office:value-type="string">
            <text:p text:style-name="P154">pendant longtemps (в течение долгого времени)</text:p>
            <text:p text:style-name="P154">tu as marché longtemps</text:p>
            <text:p text:style-name="P154">il faut travailler longtemps</text:p>
          </table:table-cell>
        </table:table-row>
        <table:table-row table:style-name="Таблица6.1">
          <table:table-cell table:style-name="Таблица6.A2" office:value-type="string">
            <text:p text:style-name="P70">malheureusement</text:p>
          </table:table-cell>
          <table:table-cell table:style-name="Таблица6.A2" office:value-type="string">
            <text:p text:style-name="P144">к сожалению</text:p>
          </table:table-cell>
          <table:table-cell table:style-name="Таблица6.C2" office:value-type="string">
            <text:p text:style-name="P144">malheureusement c'est vrai</text:p>
            <text:p text:style-name="P144">malheureusement, tu es un peu trop jeune</text:p>
          </table:table-cell>
        </table:table-row>
        <table:table-row table:style-name="Таблица6.1">
          <table:table-cell table:style-name="Таблица6.A2" office:value-type="string">
            <text:p text:style-name="P78">cette manière</text:p>
          </table:table-cell>
          <table:table-cell table:style-name="Таблица6.A2" office:value-type="string">
            <text:p text:style-name="P153">таким образом</text:p>
          </table:table-cell>
          <table:table-cell table:style-name="Таблица6.C2" office:value-type="string">
            <text:p text:style-name="P153">il ne faut pas manger de cette manière</text:p>
            <text:p text:style-name="P153">de cette manière, vous pouvez travailler bien plus vite</text:p>
          </table:table-cell>
        </table:table-row>
        <table:table-row table:style-name="Таблица6.1">
          <table:table-cell table:style-name="Таблица6.A2" office:value-type="string">
            <text:p text:style-name="P77">mieux</text:p>
          </table:table-cell>
          <table:table-cell table:style-name="Таблица6.A2" office:value-type="string">
            <text:p text:style-name="P152">лучше</text:p>
          </table:table-cell>
          <table:table-cell table:style-name="Таблица6.C2" office:value-type="string">
            <text:p text:style-name="P152">il va mieux</text:p>
            <text:p text:style-name="P152">c'est mieux que rien</text:p>
            <text:p text:style-name="P154">c'est bien mieux (это лучше)</text:p>
          </table:table-cell>
        </table:table-row>
        <table:table-row table:style-name="Таблица6.1">
          <table:table-cell table:style-name="Таблица6.A2" office:value-type="string">
            <text:p text:style-name="P80">même</text:p>
          </table:table-cell>
          <table:table-cell table:style-name="Таблица6.A2" office:value-type="string">
            <text:p text:style-name="P152"/>
          </table:table-cell>
          <table:table-cell table:style-name="Таблица6.C2" office:value-type="string">
            <text:p text:style-name="P163"><text:span text:style-name="T129">elle boit du vin même si (даже если) elle ne </text:span><text:span text:style-name="T128">b</text:span><text:span text:style-name="T129">oit pas de bière</text:span></text:p>
          </table:table-cell>
        </table:table-row>
        <table:table-row table:style-name="Таблица6.1">
          <table:table-cell table:style-name="Таблица6.A2" office:value-type="string">
            <text:p text:style-name="P77">moi-même</text:p>
          </table:table-cell>
          <table:table-cell table:style-name="Таблица6.A2" office:value-type="string">
            <text:p text:style-name="P152">для себя</text:p>
          </table:table-cell>
          <table:table-cell table:style-name="Таблица6.C2" office:value-type="string">
            <text:p text:style-name="P152">je vais garder ce document pour moi-même</text:p>
          </table:table-cell>
        </table:table-row>
        <table:table-row table:style-name="Таблица6.1">
          <table:table-cell table:style-name="Таблица6.A2" office:value-type="string">
            <text:p text:style-name="P72">notamment</text:p>
          </table:table-cell>
          <table:table-cell table:style-name="Таблица6.A2" office:value-type="string">
            <text:p text:style-name="P155">особенно, в чатности</text:p>
          </table:table-cell>
          <table:table-cell table:style-name="Таблица6.C2" office:value-type="string">
            <text:p text:style-name="P162">Il écrit souvent , des lettres notamment</text:p>
            <text:p text:style-name="P162">Le boulanger est très gentil notamment avec les dames</text:p>
            <text:p text:style-name="P162">J'ai vu de beaux animaux, notammentun lion blanc</text:p>
          </table:table-cell>
        </table:table-row>
        <table:table-row table:style-name="Таблица6.1">
          <table:table-cell table:style-name="Таблица6.A2" office:value-type="string">
            <text:p text:style-name="P75">parfaitement</text:p>
          </table:table-cell>
          <table:table-cell table:style-name="Таблица6.A2" office:value-type="string">
            <text:p text:style-name="P150">отлично, идеально</text:p>
          </table:table-cell>
          <table:table-cell table:style-name="Таблица6.C2" office:value-type="string">
            <text:p text:style-name="P150">je vous entends parfaitement</text:p>
            <text:p text:style-name="P150">c'est parfaitement normal (это совершенно нормально)</text:p>
            <text:p text:style-name="P154">je comprends parfaitement ta position</text:p>
          </table:table-cell>
        </table:table-row>
        <table:table-row table:style-name="Таблица6.1">
          <table:table-cell table:style-name="Таблица6.A2" office:value-type="string">
            <text:p text:style-name="P72">particulièrement</text:p>
          </table:table-cell>
          <table:table-cell table:style-name="Таблица6.A2" office:value-type="string">
            <text:p text:style-name="P155">особенно</text:p>
          </table:table-cell>
          <table:table-cell table:style-name="Таблица6.C2" office:value-type="string">
            <text:p text:style-name="P162">c'est <text:span text:style-name="T74">particulièrement</text:span> bon</text:p>
          </table:table-cell>
        </table:table-row>
        <table:table-row table:style-name="Таблица6.1">
          <table:table-cell table:style-name="Таблица6.A2" office:value-type="string">
            <text:p text:style-name="P71">partout</text:p>
          </table:table-cell>
          <table:table-cell table:style-name="Таблица6.A2" office:value-type="string">
            <text:p text:style-name="P145">везде, повсюду</text:p>
          </table:table-cell>
          <table:table-cell table:style-name="Таблица6.C2" office:value-type="string">
            <text:p text:style-name="P145">il est partout</text:p>
          </table:table-cell>
        </table:table-row>
        <table:table-row table:style-name="Таблица6.1">
          <table:table-cell table:style-name="Таблица6.A2" office:value-type="string">
            <text:p text:style-name="P72">un peu</text:p>
          </table:table-cell>
          <table:table-cell table:style-name="Таблица6.A2" office:value-type="string">
            <text:p text:style-name="P82">немного</text:p>
          </table:table-cell>
          <table:table-cell table:style-name="Таблица6.C2" office:value-type="string">
            <text:p text:style-name="P155">il a bu (выпил) un peu</text:p>
            <text:p text:style-name="P155">Voules-vous venir (прийти) un peu plus tard</text:p>
          </table:table-cell>
        </table:table-row>
        <table:table-row table:style-name="Таблица6.1">
          <table:table-cell table:style-name="Таблица6.A2" office:value-type="string">
            <text:p text:style-name="P72">un petit peu</text:p>
          </table:table-cell>
          <table:table-cell table:style-name="Таблица6.A2" office:value-type="string">
            <text:p text:style-name="P82">немножечко</text:p>
          </table:table-cell>
          <table:table-cell table:style-name="Таблица6.C2" office:value-type="string">
            <text:p text:style-name="P155">il a un petit peu de vin</text:p>
          </table:table-cell>
        </table:table-row>
        <table:table-row table:style-name="Таблица6.1">
          <table:table-cell table:style-name="Таблица6.A2" office:value-type="string">
            <text:p text:style-name="P71">plutôt</text:p>
          </table:table-cell>
          <table:table-cell table:style-name="Таблица6.A2" office:value-type="string">
            <text:p text:style-name="P145">скорее</text:p>
          </table:table-cell>
          <table:table-cell table:style-name="Таблица6.C2" office:value-type="string">
            <text:p text:style-name="P145">Tu es plutôt jeune (ты довольно молодой)</text:p>
            <text:p text:style-name="P145">Elle mange plutôt des pâtes (Она обычно ест макароны)</text:p>
            <text:p text:style-name="P159">Son travail est plutôt physique</text:p>
          </table:table-cell>
        </table:table-row>
        <table:table-row table:style-name="Таблица6.1">
          <table:table-cell table:style-name="Таблица6.A2" office:value-type="string">
            <text:p text:style-name="P72">puis</text:p>
          </table:table-cell>
          <table:table-cell table:style-name="Таблица6.A2" office:value-type="string">
            <text:p text:style-name="P155">затем, потом</text:p>
          </table:table-cell>
          <table:table-cell table:style-name="Таблица6.C2" office:value-type="string">
            <text:p text:style-name="P155">Puis-je avoir un chat? (я могу завести кота?)</text:p>
            <text:p text:style-name="P155">Son chapeau puis son manteau</text:p>
          </table:table-cell>
        </table:table-row>
        <table:table-row table:style-name="Таблица6.1">
          <table:table-cell table:style-name="Таблица6.A2" office:value-type="string">
            <text:p text:style-name="P70">principalement</text:p>
          </table:table-cell>
          <table:table-cell table:style-name="Таблица6.A2" office:value-type="string">
            <text:p text:style-name="P144">в основном</text:p>
          </table:table-cell>
          <table:table-cell table:style-name="Таблица6.C2" office:value-type="string">
            <text:p text:style-name="P144">c'est principalement du sucre</text:p>
          </table:table-cell>
        </table:table-row>
        <table:table-row table:style-name="Таблица6.1">
          <table:table-cell table:style-name="Таблица6.A2" office:value-type="string">
            <text:p text:style-name="P78">probablement</text:p>
          </table:table-cell>
          <table:table-cell table:style-name="Таблица6.A2" office:value-type="string">
            <text:p text:style-name="P153">наверное, скорее всего</text:p>
          </table:table-cell>
          <table:table-cell table:style-name="Таблица6.C2" office:value-type="string">
            <text:p text:style-name="P153">elle est probablement riche</text:p>
          </table:table-cell>
        </table:table-row>
        <table:table-row table:style-name="Таблица6.1">
          <table:table-cell table:style-name="Таблица6.A2" office:value-type="string">
            <text:p text:style-name="P74">près</text:p>
          </table:table-cell>
          <table:table-cell table:style-name="Таблица6.A2" office:value-type="string">
            <text:p text:style-name="P147">рядом</text:p>
          </table:table-cell>
          <table:table-cell table:style-name="Таблица6.C2" office:value-type="string">
            <text:p text:style-name="P147">Parfois c'est plus près (ближе)</text:p>
            <text:p text:style-name="P149">Je crois que son magasin est tout près<text:span text:style-name="T127"> </text:span>(совсем близко)</text:p>
            <text:p text:style-name="P153">j'habite tout près</text:p>
          </table:table-cell>
        </table:table-row>
        <table:table-row table:style-name="Таблица6.1">
          <table:table-cell table:style-name="Таблица6.A2" office:value-type="string">
            <text:p text:style-name="P69">quand même</text:p>
          </table:table-cell>
          <table:table-cell table:style-name="Таблица6.A2" office:value-type="string">
            <text:p text:style-name="P143">все равно</text:p>
          </table:table-cell>
          <table:table-cell table:style-name="Таблица6.C2" office:value-type="string">
            <text:p text:style-name="P143">je t'aime quand même</text:p>
            <text:p text:style-name="P143">il n'a pas faim, mai il mange quand même</text:p>
            <text:p text:style-name="P152">je veux quand même manger<text:span text:style-name="T78"> (/des frites)</text:span></text:p>
          </table:table-cell>
        </table:table-row>
        <table:table-row table:style-name="Таблица6.1">
          <table:table-cell table:style-name="Таблица6.A2" office:value-type="string">
            <text:p text:style-name="P76">quasiment</text:p>
          </table:table-cell>
          <table:table-cell table:style-name="Таблица6.A2" office:value-type="string">
            <text:p text:style-name="P151">почти</text:p>
          </table:table-cell>
          <table:table-cell table:style-name="Таблица6.C2" office:value-type="string">
            <text:p text:style-name="P151">quasiment trois</text:p>
            <text:p text:style-name="P151">je suis quasiment prêt</text:p>
          </table:table-cell>
        </table:table-row>
        <table:table-row table:style-name="Таблица6.1">
          <table:table-cell table:style-name="Таблица6.A2" office:value-type="string">
            <text:p text:style-name="P72">rapidement</text:p>
          </table:table-cell>
          <table:table-cell table:style-name="Таблица6.A2" office:value-type="string">
            <text:p text:style-name="P155">быстро</text:p>
          </table:table-cell>
          <table:table-cell table:style-name="Таблица6.C2" office:value-type="string">
            <text:p text:style-name="P162">il marche rapidement</text:p>
            <text:p text:style-name="P162">Je lis rapidement le journal</text:p>
          </table:table-cell>
        </table:table-row>
        <table:table-row table:style-name="Таблица6.1">
          <table:table-cell table:style-name="Таблица6.A2" office:value-type="string">
            <text:p text:style-name="P75">relativement</text:p>
          </table:table-cell>
          <table:table-cell table:style-name="Таблица6.A2" office:value-type="string">
            <text:p text:style-name="P150">относительно, достаточно</text:p>
          </table:table-cell>
          <table:table-cell table:style-name="Таблица6.C2" office:value-type="string">
            <text:p text:style-name="P150">je suis relativement sûr (я относительно уверен)</text:p>
            <text:p text:style-name="P150">Ils sont relativement grands</text:p>
          </table:table-cell>
        </table:table-row>
        <table:table-row table:style-name="Таблица6.1">
          <table:table-cell table:style-name="Таблица6.A2" office:value-type="string">
            <text:p text:style-name="P79">réellement</text:p>
          </table:table-cell>
          <table:table-cell table:style-name="Таблица6.A2" office:value-type="string">
            <text:p text:style-name="P154">действительно</text:p>
          </table:table-cell>
          <table:table-cell table:style-name="Таблица6.C2" office:value-type="string">
            <text:p text:style-name="P154">ça existe réellement (это действительно существует)</text:p>
            <text:p text:style-name="P154">Tu es réellement géniale (ты действительно гениальная)</text:p>
          </table:table-cell>
        </table:table-row>
        <table:table-row table:style-name="Таблица6.1">
          <table:table-cell table:style-name="Таблица6.A2" office:value-type="string">
            <text:p text:style-name="P72">simplement</text:p>
          </table:table-cell>
          <table:table-cell table:style-name="Таблица6.A2" office:value-type="string">
            <text:p text:style-name="P155">просто</text:p>
          </table:table-cell>
          <table:table-cell table:style-name="Таблица6.C2" office:value-type="string">
            <text:p text:style-name="P162">je suis simplement là</text:p>
            <text:p text:style-name="P162">Elle écrit plus simplement</text:p>
            <text:p text:style-name="P153">Tout simplement! (просто напросто)</text:p>
          </table:table-cell>
        </table:table-row>
        <table:table-row table:style-name="Таблица6.1">
          <table:table-cell table:style-name="Таблица6.A2" office:value-type="string">
            <text:p text:style-name="P71">surtout</text:p>
          </table:table-cell>
          <table:table-cell table:style-name="Таблица6.A2" office:value-type="string">
            <text:p text:style-name="P145">особенно, прежде всего</text:p>
          </table:table-cell>
          <table:table-cell table:style-name="Таблица6.C2" office:value-type="string">
            <text:p text:style-name="P145">Et surtout je dois savoir quand</text:p>
            <text:p text:style-name="P145">Ici notre travail est surtout techique</text:p>
          </table:table-cell>
        </table:table-row>
        <table:table-row table:style-name="Таблица6.1">
          <table:table-cell table:style-name="Таблица6.A2" office:value-type="string">
            <text:p text:style-name="P71">tant<text:span text:style-name="T127"> de</text:span></text:p>
          </table:table-cell>
          <table:table-cell table:style-name="Таблица6.A2" office:value-type="string">
            <text:p text:style-name="P145">так много</text:p>
          </table:table-cell>
          <table:table-cell table:style-name="Таблица6.C2" office:value-type="string">
            <text:p text:style-name="P145">tant de pommes (так много яблок)</text:p>
            <text:p text:style-name="P145">Il a tant d'amis!</text:p>
          </table:table-cell>
        </table:table-row>
        <table:table-row table:style-name="Таблица6.1">
          <table:table-cell table:style-name="Таблица6.A2" office:value-type="string">
            <text:p text:style-name="P72">tellement</text:p>
          </table:table-cell>
          <table:table-cell table:style-name="Таблица6.A2" office:value-type="string">
            <text:p text:style-name="P155">так, столь, очень</text:p>
          </table:table-cell>
          <table:table-cell table:style-name="Таблица6.C2" office:value-type="string">
            <text:p text:style-name="P162">Elle est tellement grande!</text:p>
            <text:p text:style-name="P162">Ces simples mots sont tellement importants</text:p>
            <text:p text:style-name="P162">je suis déjà tellement content</text:p>
          </table:table-cell>
        </table:table-row>
        <table:table-row table:style-name="Таблица6.1">
          <table:table-cell table:style-name="Таблица6.A2" office:value-type="string">
            <text:p text:style-name="P77">totalement</text:p>
          </table:table-cell>
          <table:table-cell table:style-name="Таблица6.A2" office:value-type="string">
            <text:p text:style-name="P152">полностью</text:p>
          </table:table-cell>
          <table:table-cell table:style-name="Таблица6.C2" office:value-type="string">
            <text:p text:style-name="P152">c'est totalement normal (совершенно нормально)</text:p>
            <text:p text:style-name="P152">je suis totalement d'accord</text:p>
          </table:table-cell>
        </table:table-row>
        <table:table-row table:style-name="Таблица6.1">
          <table:table-cell table:style-name="Таблица6.A2" office:value-type="string">
            <text:p text:style-name="P78">tout de suite</text:p>
          </table:table-cell>
          <table:table-cell table:style-name="Таблица6.A2" office:value-type="string">
            <text:p text:style-name="P153">сейчас, тотчас, сразу же</text:p>
          </table:table-cell>
          <table:table-cell table:style-name="Таблица6.C2" office:value-type="string">
            <text:p text:style-name="P153">oui, à tout de suite (до скорого)</text:p>
            <text:p text:style-name="P153">il faut agir tout de suite (нужно действовать сразу же)</text:p>
          </table:table-cell>
        </table:table-row>
        <table:table-row table:style-name="Таблица6.1">
          <table:table-cell table:style-name="Таблица6.A2" office:value-type="string">
            <text:p text:style-name="P70">uniquement</text:p>
          </table:table-cell>
          <table:table-cell table:style-name="Таблица6.A2" office:value-type="string">
            <text:p text:style-name="P144">только, исключительно</text:p>
          </table:table-cell>
          <table:table-cell table:style-name="Таблица6.C2" office:value-type="string">
            <text:p text:style-name="P144">j'aime uniquement les chats</text:p>
            <text:p text:style-name="P144">Je suis là (там) uniquement pour ça</text:p>
          </table:table-cell>
        </table:table-row>
        <table:table-row table:style-name="Таблица6.1">
          <table:table-cell table:style-name="Таблица6.A2" office:value-type="string">
            <text:p text:style-name="P71">vraiment</text:p>
          </table:table-cell>
          <table:table-cell table:style-name="Таблица6.A2" office:value-type="string">
            <text:p text:style-name="P145">действительно, правда</text:p>
          </table:table-cell>
          <table:table-cell table:style-name="Таблица6.C2" office:value-type="string">
            <text:p text:style-name="P145">Est-ce vraiment grave? ( Этодействительно серьёзно?)</text:p>
            <text:p text:style-name="P159">Il est vraiment trop sage (слишком мудрый)</text:p>
            <text:p text:style-name="P159">Il est vraiment amoureux</text:p>
          </table:table-cell>
        </table:table-row>
      </table:table>
      <text:p text:style-name="ubuntu_5f_mono_5f_8"/>
      <text:p text:style-name="P1">Абстрактные выражения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ubuntu_5f_mono_5f_8"><text:span text:style-name="T124">un </text:span>acte</text:p>
          </table:table-cell>
          <table:table-cell table:style-name="Таблица8.A1" office:value-type="string">
            <text:p text:style-name="ubuntu_5f_mono_5f_8">акт</text:p>
          </table:table-cell>
          <table:table-cell table:style-name="Таблица8.C1" office:value-type="string">
            <text:p text:style-name="ubuntu_5f_mono_5f_8">Fin du deuxième acte</text:p>
            <text:p text:style-name="ubuntu_5f_mono_5f_8">C'est un acte de courage (это акт мужества)</text:p>
            <text:p text:style-name="ubuntu_5f_mono_5f_8">Il explique son acte (он объясняет свой поступок 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a beauté</text:p>
          </table:table-cell>
          <table:table-cell table:style-name="Таблица8.A2" office:value-type="string">
            <text:p text:style-name="ubuntu_5f_mono_5f_8">красота, красавица</text:p>
          </table:table-cell>
          <table:table-cell table:style-name="Таблица8.C2" office:value-type="string">
            <text:p text:style-name="ubuntu_5f_mono_5f_8">aujourd'hui la beauté (красота) est importante</text:p>
            <text:p text:style-name="ubuntu_5f_mono_5f_8">C'est aussi une beauté (это тоже красавица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124">un </text:span>chapitre</text:p>
          </table:table-cell>
          <table:table-cell table:style-name="Таблица8.A2" office:value-type="string">
            <text:p text:style-name="ubuntu_5f_mono_5f_8">глава</text:p>
          </table:table-cell>
          <table:table-cell table:style-name="Таблица8.C2" office:value-type="string">
            <text:p text:style-name="ubuntu_5f_mono_5f_8">dernier chapitre (последняя глава)</text:p>
            <text:p text:style-name="ubuntu_5f_mono_5f_8">Ce chapitre est en anglais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e code</text:p>
          </table:table-cell>
          <table:table-cell table:style-name="Таблица8.A2" office:value-type="string">
            <text:p text:style-name="ubuntu_5f_mono_5f_8">код, шифр</text:p>
          </table:table-cell>
          <table:table-cell table:style-name="Таблица8.C2" office:value-type="string">
            <text:p text:style-name="ubuntu_5f_mono_5f_8">elle connaît le code</text:p>
            <text:p text:style-name="ubuntu_5f_mono_5f_8">Le code est secret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91">la </text:span>construction</text:p>
          </table:table-cell>
          <table:table-cell table:style-name="Таблица8.A2" office:value-type="string">
            <text:p text:style-name="ubuntu_5f_mono_5f_8">строительство</text:p>
          </table:table-cell>
          <table:table-cell table:style-name="Таблица8.C2" office:value-type="string">
            <text:p text:style-name="ubuntu_5f_mono_5f_8">La prison est en construction</text:p>
            <text:p text:style-name="ubuntu_5f_mono_5f_8">La construction du pont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e contrôle</text:p>
          </table:table-cell>
          <table:table-cell table:style-name="Таблица8.A2" office:value-type="string">
            <text:p text:style-name="ubuntu_5f_mono_5f_8">контроль</text:p>
          </table:table-cell>
          <table:table-cell table:style-name="Таблица8.C2" office:value-type="string">
            <text:p text:style-name="ubuntu_5f_mono_5f_8">Vous avez obtenu le contrôle du pays</text:p>
            <text:p text:style-name="ubuntu_5f_mono_5f_8">Je n'ai aucun (никакого) contrôle sur lui</text:p>
            <text:p text:style-name="ubuntu_5f_mono_5f_8">malgré tout cela elle n'a pas perdu le contrôl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125">un </text:span>danger</text:p>
          </table:table-cell>
          <table:table-cell table:style-name="Таблица8.A2" office:value-type="string">
            <text:p text:style-name="ubuntu_5f_mono_5f_8">опасность</text:p>
          </table:table-cell>
          <table:table-cell table:style-name="Таблица8.C2" office:value-type="string">
            <text:p text:style-name="ubuntu_5f_mono_5f_8">il est en danger (в опасности)</text:p>
            <text:p text:style-name="ubuntu_5f_mono_5f_8">Cette eau ne présente aucun dan<text:span text:style-name="T81">g</text:span>er (не представляет никакой опасности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125">une </text:span>décision</text:p>
          </table:table-cell>
          <table:table-cell table:style-name="Таблица8.A2" office:value-type="string">
            <text:p text:style-name="ubuntu_5f_mono_5f_8">решение, постановление</text:p>
          </table:table-cell>
          <table:table-cell table:style-name="Таблица8.C2" office:value-type="string">
            <text:p text:style-name="ubuntu_5f_mono_5f_8">j'ai pris ma décision</text:p>
            <text:p text:style-name="ubuntu_5f_mono_5f_8">C'est la bonne décision</text:p>
            <text:p text:style-name="ubuntu_5f_mono_5f_8">Ces décisions son<text:span text:style-name="T125">t</text:span> bonnes (Эти решения хорошие)</text:p>
            <text:p text:style-name="ubuntu_5f_mono_5f_8">Notre destin (судьба) dépend (зависит) de nos <text:s/><text:span text:style-name="T79">décisions</text:span>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82">l</text:span><text:span text:style-name="T85">a définition</text:span></text:p>
          </table:table-cell>
          <table:table-cell table:style-name="Таблица8.A2" office:value-type="string">
            <text:p text:style-name="ubuntu_5f_mono_5f_8">определение</text:p>
          </table:table-cell>
          <table:table-cell table:style-name="Таблица8.C2" office:value-type="string">
            <text:p text:style-name="P269"><text:span text:style-name="T82">c</text:span>hacun a sa définition (определение)</text:p>
            <text:p text:style-name="ubuntu_5f_mono_5f_8">Je ne comprends pas cette définition</text:p>
            <text:p text:style-name="ubuntu_5f_mono_5f_8">La définition est fausse<text:span text:style-name="T91"> </text:span><text:span text:style-name="T92">(ложное)</text:span>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 <text:s/><text:span text:style-name="T84">destin</text:span></text:p>
          </table:table-cell>
          <table:table-cell table:style-name="Таблица8.A2" office:value-type="string">
            <text:p text:style-name="ubuntu_5f_mono_5f_8">судьба</text:p>
          </table:table-cell>
          <table:table-cell table:style-name="Таблица8.C2" office:value-type="string">
            <text:p text:style-name="ubuntu_5f_mono_5f_8">C'est mon destin (судьба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 détail</text:p>
          </table:table-cell>
          <table:table-cell table:style-name="Таблица8.A2" office:value-type="string">
            <text:p text:style-name="ubuntu_5f_mono_5f_8">подробность</text:p>
          </table:table-cell>
          <table:table-cell table:style-name="Таблица8.C2" office:value-type="string">
            <text:p text:style-name="ubuntu_5f_mono_5f_8">Je ne connais pas les détails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a différence</text:p>
          </table:table-cell>
          <table:table-cell table:style-name="Таблица8.A2" office:value-type="string">
            <text:p text:style-name="ubuntu_5f_mono_5f_8">разница</text:p>
          </table:table-cell>
          <table:table-cell table:style-name="Таблица8.C2" office:value-type="string">
            <text:p text:style-name="ubuntu_5f_mono_5f_8">Quelle est la différence?</text:p>
            <text:p text:style-name="ubuntu_5f_mono_5f_8">ça fait une énorme <text:s/><text:span text:style-name="T79">différence</text:span> (это огромная разница)</text:p>
            <text:p text:style-name="ubuntu_5f_mono_5f_8">Je ne vois aucune (никакой) diférence</text:p>
            <text:p text:style-name="ubuntu_5f_mono_5f_8">ça fait une grande différence comme ça<text:span text:style-name="T86"> (именно так получается большая разница)</text:span>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e <text:s/>difficulté</text:p>
          </table:table-cell>
          <table:table-cell table:style-name="Таблица8.A2" office:value-type="string">
            <text:p text:style-name="ubuntu_5f_mono_5f_8">трудность, проблемы</text:p>
          </table:table-cell>
          <table:table-cell table:style-name="Таблица8.C2" office:value-type="string">
            <text:p text:style-name="ubuntu_5f_mono_5f_8">il est en difficulté (он в трудном положении)</text:p>
            <text:p text:style-name="ubuntu_5f_mono_5f_8">ils connaissent cette difficulté <text:s/>(они знают эту трудность)</text:p>
            <text:p text:style-name="ubuntu_5f_mono_5f_8">c'est un exercice difficile</text:p>
            <text:p text:style-name="ubuntu_5f_mono_5f_8">Ils ont beaucoup de difficultés</text:p>
            <text:p text:style-name="ubuntu_5f_mono_5f_8">Il a réussi malgré toutes les difficultés<text:span text:style-name="T71"> (он преуспел, несмотря на все сложности)</text:span>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 enfance</text:p>
          </table:table-cell>
          <table:table-cell table:style-name="Таблица8.A2" office:value-type="string">
            <text:p text:style-name="ubuntu_5f_mono_5f_8">детство</text:p>
          </table:table-cell>
          <table:table-cell table:style-name="Таблица8.C2" office:value-type="string">
            <text:p text:style-name="ubuntu_5f_mono_5f_8">c'est la ville où j'ai passé mon enfanc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e erreur</text:p>
          </table:table-cell>
          <table:table-cell table:style-name="Таблица8.A2" office:value-type="string">
            <text:p text:style-name="ubuntu_5f_mono_5f_8">ошибка</text:p>
          </table:table-cell>
          <table:table-cell table:style-name="Таблица8.C2" office:value-type="string">
            <text:p text:style-name="ubuntu_5f_mono_5f_8">c'est une grave erreur (серьёзная ошибка)</text:p>
            <text:p text:style-name="ubuntu_5f_mono_5f_8">Il a fait une erreur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exercice </text:p>
          </table:table-cell>
          <table:table-cell table:style-name="Таблица8.A2" office:value-type="string">
            <text:p text:style-name="ubuntu_5f_mono_5f_8">упражнение</text:p>
          </table:table-cell>
          <table:table-cell table:style-name="Таблица8.C2" office:value-type="string">
            <text:p text:style-name="ubuntu_5f_mono_5f_8">Cet exercice est trop facil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96">un</text:span><text:span text:style-name="T95"> explic</text:span><text:span text:style-name="T80">a</text:span><text:span text:style-name="T95">tion</text:span></text:p>
          </table:table-cell>
          <table:table-cell table:style-name="Таблица8.A2" office:value-type="string">
            <text:p text:style-name="ubuntu_5f_mono_5f_8">объяснение</text:p>
          </table:table-cell>
          <table:table-cell table:style-name="Таблица8.C2" office:value-type="string">
            <text:p text:style-name="ubuntu_5f_mono_5f_8">merci pour ton explic<text:span text:style-name="T80">a</text:span>tion (объяснение)</text:p>
            <text:p text:style-name="ubuntu_5f_mono_5f_8"><text:span text:style-name="T29">je n'ai pas besoin d'explic</text:span><text:span text:style-name="T30">a</text:span><text:span text:style-name="T29">tion</text:span>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e <text:s/><text:span text:style-name="T83">faute</text:span></text:p>
          </table:table-cell>
          <table:table-cell table:style-name="Таблица8.A2" office:value-type="string">
            <text:p text:style-name="ubuntu_5f_mono_5f_8">вина</text:p>
          </table:table-cell>
          <table:table-cell table:style-name="Таблица8.C2" office:value-type="string">
            <text:p text:style-name="ubuntu_5f_mono_5f_8">C'est ma faute (это моя вина)</text:p>
            <text:p text:style-name="ubuntu_5f_mono_5f_8">C'est de ma faute (это из-за меня)</text:p>
            <text:p text:style-name="ubuntu_5f_mono_5f_8">Ce n'était pas sa faut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ta force</text:p>
          </table:table-cell>
          <table:table-cell table:style-name="Таблица8.A2" office:value-type="string">
            <text:p text:style-name="ubuntu_5f_mono_5f_8">сила</text:p>
          </table:table-cell>
          <table:table-cell table:style-name="Таблица8.C2" office:value-type="string">
            <text:p text:style-name="ubuntu_5f_mono_5f_8">j'ai essayé (пытался) d'ouvrir la porte de toutes mes forces</text:p>
            <text:p text:style-name="ubuntu_5f_mono_5f_8">la patience (терпение) est ta force</text:p>
            <text:p text:style-name="ubuntu_5f_mono_5f_8">j'ai perdu ma forc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e futur</text:p>
          </table:table-cell>
          <table:table-cell table:style-name="Таблица8.A2" office:value-type="string">
            <text:p text:style-name="ubuntu_5f_mono_5f_8">будущее</text:p>
          </table:table-cell>
          <table:table-cell table:style-name="Таблица8.C2" office:value-type="string">
            <text:p text:style-name="ubuntu_5f_mono_5f_8">Dans le futur</text:p>
            <text:p text:style-name="ubuntu_5f_mono_5f_8">le futur est à nous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 génie</text:p>
          </table:table-cell>
          <table:table-cell table:style-name="Таблица8.A2" office:value-type="string">
            <text:p text:style-name="ubuntu_5f_mono_5f_8">гений</text:p>
          </table:table-cell>
          <table:table-cell table:style-name="Таблица8.C2" office:value-type="string">
            <text:p text:style-name="ubuntu_5f_mono_5f_8">Son fils est un génie</text:p>
            <text:p text:style-name="ubuntu_5f_mono_5f_8">qu'est-ce qu'un génie?(что такое гений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histoire</text:p>
          </table:table-cell>
          <table:table-cell table:style-name="Таблица8.A2" office:value-type="string">
            <text:p text:style-name="ubuntu_5f_mono_5f_8">история</text:p>
          </table:table-cell>
          <table:table-cell table:style-name="Таблица8.C2" office:value-type="string">
            <text:p text:style-name="ubuntu_5f_mono_5f_8">il est professeur d'histoire</text:p>
            <text:p text:style-name="ubuntu_5f_mono_5f_8">j'aime les histoires d'amour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e matériel</text:p>
          </table:table-cell>
          <table:table-cell table:style-name="Таблица8.A2" office:value-type="string">
            <text:p text:style-name="ubuntu_5f_mono_5f_8">материал</text:p>
          </table:table-cell>
          <table:table-cell table:style-name="Таблица8.C2" office:value-type="string">
            <text:p text:style-name="ubuntu_5f_mono_5f_8">Notre père a beaucoup de matériel</text:p>
            <text:p text:style-name="ubuntu_5f_mono_5f_8">On sort (достаем) le matériel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 mensonge</text:p>
          </table:table-cell>
          <table:table-cell table:style-name="Таблица8.A2" office:value-type="string">
            <text:p text:style-name="ubuntu_5f_mono_5f_8">ложь</text:p>
          </table:table-cell>
          <table:table-cell table:style-name="Таблица8.C2" office:value-type="string">
            <text:p text:style-name="ubuntu_5f_mono_5f_8">c'est un mensonge (ложь)</text:p>
            <text:p text:style-name="ubuntu_5f_mono_5f_8">Elle dit un mensong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ment<text:span text:style-name="T93">ir</text:span></text:p>
          </table:table-cell>
          <table:table-cell table:style-name="Таблица8.A2" office:value-type="string">
            <text:p text:style-name="ubuntu_5f_mono_5f_8">лгать</text:p>
          </table:table-cell>
          <table:table-cell table:style-name="Таблица8.C2" office:value-type="string">
            <text:p text:style-name="ubuntu_5f_mono_5f_8">elle ment (она лжет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e mission</text:p>
          </table:table-cell>
          <table:table-cell table:style-name="Таблица8.A2" office:value-type="string">
            <text:p text:style-name="P281">мисия, задание</text:p>
          </table:table-cell>
          <table:table-cell table:style-name="Таблица8.C2" office:value-type="string">
            <text:p text:style-name="ubuntu_5f_mono_5f_8">Leur mission est un grand succès (успех)</text:p>
            <text:p text:style-name="ubuntu_5f_mono_5f_8">Le jeu comprend (состоит) seulement quatre missions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 modèle</text:p>
          </table:table-cell>
          <table:table-cell table:style-name="Таблица8.A2" office:value-type="string">
            <text:p text:style-name="ubuntu_5f_mono_5f_8">модель</text:p>
          </table:table-cell>
          <table:table-cell table:style-name="Таблица8.C2" office:value-type="string">
            <text:p text:style-name="ubuntu_5f_mono_5f_8">cette montre est un nouveau modèle</text:p>
            <text:p text:style-name="ubuntu_5f_mono_5f_8">C'est un modèle efficace</text:p>
            <text:p text:style-name="ubuntu_5f_mono_5f_8">quel est ce modèle de voitur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e part</text:p>
          </table:table-cell>
          <table:table-cell table:style-name="Таблица8.A2" office:value-type="string">
            <text:p text:style-name="ubuntu_5f_mono_5f_8">часть</text:p>
          </table:table-cell>
          <table:table-cell table:style-name="Таблица8.C2" office:value-type="string">
            <text:p text:style-name="ubuntu_5f_mono_5f_8">j'ai une part (часть) de gâteau</text:p>
            <text:p text:style-name="ubuntu_5f_mono_5f_8">ceci est-il de ta part? (это от тебя?)</text:p>
            <text:p text:style-name="ubuntu_5f_mono_5f_8">C'est très gentil de sa part (<text:span text:style-name="T97">мило </text:span>с ее стороны) de m'aider</text:p>
            <text:p text:style-name="ubuntu_5f_mono_5f_8">Je veux ma part (я хочу мою долю)</text:p>
            <text:p text:style-name="ubuntu_5f_mono_5f_8">c'est de ma part (это от меня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e partie</text:p>
          </table:table-cell>
          <table:table-cell table:style-name="Таблица8.A2" office:value-type="string">
            <text:p text:style-name="ubuntu_5f_mono_5f_8">часть</text:p>
          </table:table-cell>
          <table:table-cell table:style-name="Таблица8.C2" office:value-type="string">
            <text:p text:style-name="ubuntu_5f_mono_5f_8">c'est une partie de ma voiture</text:p>
            <text:p text:style-name="ubuntu_5f_mono_5f_8">j'ai laissé une partie du repas</text:p>
            <text:p text:style-name="ubuntu_5f_mono_5f_8">Je lis une partie du document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ubuntu_5f_mono_5f_8">Le phénomène</text:p>
          </table:table-cell>
          <table:table-cell table:style-name="Таблица8.A2" office:value-type="string">
            <text:p text:style-name="ubuntu_5f_mono_5f_8">явление, феномен</text:p>
          </table:table-cell>
          <table:table-cell table:style-name="Таблица8.C2" office:value-type="string">
            <text:p text:style-name="ubuntu_5f_mono_5f_8">Le phénomène est plus récent<text:span text:style-name="T79"> (более недавний)</text:span> en France</text:p>
            <text:p text:style-name="ubuntu_5f_mono_5f_8">ce cuisinier est un phénomène</text:p>
            <text:p text:style-name="ubuntu_5f_mono_5f_8">Un tel phénomène est très rare en début de printemps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a possibilité</text:p>
          </table:table-cell>
          <table:table-cell table:style-name="Таблица8.A2" office:value-type="string">
            <text:p text:style-name="ubuntu_5f_mono_5f_8">Возможность</text:p>
          </table:table-cell>
          <table:table-cell table:style-name="Таблица8.C2" office:value-type="string">
            <text:p text:style-name="ubuntu_5f_mono_5f_8">nous avons seulement deux possibilités</text:p>
            <text:p text:style-name="ubuntu_5f_mono_5f_8">C'est la seule possibilité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a preuve</text:p>
          </table:table-cell>
          <table:table-cell table:style-name="Таблица8.A2" office:value-type="string">
            <text:p text:style-name="ubuntu_5f_mono_5f_8">доказательство</text:p>
          </table:table-cell>
          <table:table-cell table:style-name="Таблица8.C2" office:value-type="string">
            <text:p text:style-name="ubuntu_5f_mono_5f_8">je n'ai pas de preuve (доказательства)</text:p>
            <text:p text:style-name="ubuntu_5f_mono_5f_8">Regarde la preuve en images!</text:p>
            <text:p text:style-name="ubuntu_5f_mono_5f_8">le juge veut des preuves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principe</text:p>
          </table:table-cell>
          <table:table-cell table:style-name="Таблица8.A2" office:value-type="string">
            <text:p text:style-name="ubuntu_5f_mono_5f_8">принцип</text:p>
          </table:table-cell>
          <table:table-cell table:style-name="Таблица8.C2" office:value-type="string">
            <text:p text:style-name="ubuntu_5f_mono_5f_8">non, c'est une question de principe</text:p>
            <text:p text:style-name="ubuntu_5f_mono_5f_8">Il est à cheval sur les principes (Он стоит на своем)</text:p>
            <text:p text:style-name="ubuntu_5f_mono_5f_8">Nous avons les mêmes principes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e projet</text:p>
          </table:table-cell>
          <table:table-cell table:style-name="Таблица8.A2" office:value-type="string">
            <text:p text:style-name="ubuntu_5f_mono_5f_8">проект, план</text:p>
          </table:table-cell>
          <table:table-cell table:style-name="Таблица8.C2" office:value-type="string">
            <text:p text:style-name="ubuntu_5f_mono_5f_8">As-tu des projets pour aujourd'hui?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a quantité</text:p>
          </table:table-cell>
          <table:table-cell table:style-name="Таблица8.A2" office:value-type="string">
            <text:p text:style-name="ubuntu_5f_mono_5f_8">количество</text:p>
          </table:table-cell>
          <table:table-cell table:style-name="Таблица8.C2" office:value-type="string">
            <text:p text:style-name="ubuntu_5f_mono_5f_8">quelle est la quantité</text:p>
            <text:p text:style-name="ubuntu_5f_mono_5f_8">La quantité de lait est important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a réalité</text:p>
          </table:table-cell>
          <table:table-cell table:style-name="Таблица8.A2" office:value-type="string">
            <text:p text:style-name="ubuntu_5f_mono_5f_8">реальность</text:p>
          </table:table-cell>
          <table:table-cell table:style-name="Таблица8.C2" office:value-type="string">
            <text:p text:style-name="ubuntu_5f_mono_5f_8">la réalité est belle</text:p>
            <text:p text:style-name="ubuntu_5f_mono_5f_8">Ce n'est pas la réalité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ressource</text:p>
          </table:table-cell>
          <table:table-cell table:style-name="Таблица8.A2" office:value-type="string">
            <text:p text:style-name="ubuntu_5f_mono_5f_8">ресурс</text:p>
          </table:table-cell>
          <table:table-cell table:style-name="Таблица8.C2" office:value-type="string">
            <text:p text:style-name="ubuntu_5f_mono_5f_8">ce pays est riche en ressources</text:p>
            <text:p text:style-name="ubuntu_5f_mono_5f_8">Ces personnes n'ont pas beaucoup de ressources</text:p>
            <text:p text:style-name="ubuntu_5f_mono_5f_8">Notre pays <text:s/>possède des ressources naturelles 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94">le</text:span><text:span text:style-name="T80"> secteur</text:span></text:p>
          </table:table-cell>
          <table:table-cell table:style-name="Таблица8.A2" office:value-type="string">
            <text:p text:style-name="ubuntu_5f_mono_5f_8">сектор</text:p>
          </table:table-cell>
          <table:table-cell table:style-name="Таблица8.C2" office:value-type="string">
            <text:p text:style-name="ubuntu_5f_mono_5f_8">c'est mon secteur (это мой участок)</text:p>
            <text:p text:style-name="ubuntu_5f_mono_5f_8">secteur privé (частный сектор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94">le </text:span>soin</text:p>
          </table:table-cell>
          <table:table-cell table:style-name="Таблица8.A2" office:value-type="string">
            <text:p text:style-name="ubuntu_5f_mono_5f_8">тщательность, уход, забота</text:p>
          </table:table-cell>
          <table:table-cell table:style-name="Таблица8.C2" office:value-type="string">
            <text:p text:style-name="ubuntu_5f_mono_5f_8">elle a pris soin (позаботилась) des enfants</text:p>
            <text:p text:style-name="ubuntu_5f_mono_5f_8">je préfère choisir un dossier avec soin (тщательно)</text:p>
            <text:p text:style-name="ubuntu_5f_mono_5f_8">ta femme a besoin de soins (уход) maintenant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a solution</text:p>
          </table:table-cell>
          <table:table-cell table:style-name="Таблица8.A2" office:value-type="string">
            <text:p text:style-name="ubuntu_5f_mono_5f_8">решение, разрешение, выход</text:p>
          </table:table-cell>
          <table:table-cell table:style-name="Таблица8.C2" office:value-type="string">
            <text:p text:style-name="ubuntu_5f_mono_5f_8">je n'ai pas de solutions (решений)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le total</text:p>
          </table:table-cell>
          <table:table-cell table:style-name="Таблица8.A2" office:value-type="string">
            <text:p text:style-name="ubuntu_5f_mono_5f_8">итог</text:p>
          </table:table-cell>
          <table:table-cell table:style-name="Таблица8.C2" office:value-type="string">
            <text:p text:style-name="ubuntu_5f_mono_5f_8">le total (итог) n'est pas bon</text:p>
            <text:p text:style-name="ubuntu_5f_mono_5f_8">Nous sommes huit au total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e tradition</text:p>
          </table:table-cell>
          <table:table-cell table:style-name="Таблица8.A2" office:value-type="string">
            <text:p text:style-name="ubuntu_5f_mono_5f_8">традиция</text:p>
          </table:table-cell>
          <table:table-cell table:style-name="Таблица8.C2" office:value-type="string">
            <text:p text:style-name="ubuntu_5f_mono_5f_8">c'est une jolie tradition</text:p>
            <text:p text:style-name="ubuntu_5f_mono_5f_8">Ce n'est pas une nouvelle tradition</text:p>
            <text:p text:style-name="ubuntu_5f_mono_5f_8">c'est une tradition<text:span text:style-name="T80"> chinoise</text:span>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<text:span text:style-name="T94">un </text:span>utilisation</text:p>
          </table:table-cell>
          <table:table-cell table:style-name="Таблица8.A2" office:value-type="string">
            <text:p text:style-name="ubuntu_5f_mono_5f_8">использование</text:p>
          </table:table-cell>
          <table:table-cell table:style-name="Таблица8.C2" office:value-type="string">
            <text:p text:style-name="ubuntu_5f_mono_5f_8">toujours jeter (выкидывать) après utilisation</text:p>
            <text:p text:style-name="ubuntu_5f_mono_5f_8">quelle est son utilisation?</text:p>
            <text:p text:style-name="ubuntu_5f_mono_5f_8">L'utilisation de set objet est simple</text:p>
          </table:table-cell>
        </table:table-row>
        <table:table-row table:style-name="Таблица8.1">
          <table:table-cell table:style-name="Таблица8.A2" office:value-type="string">
            <text:p text:style-name="ubuntu_5f_mono_5f_8">une victoire</text:p>
          </table:table-cell>
          <table:table-cell table:style-name="Таблица8.A2" office:value-type="string">
            <text:p text:style-name="ubuntu_5f_mono_5f_8">победа</text:p>
          </table:table-cell>
          <table:table-cell table:style-name="Таблица8.C2" office:value-type="string">
            <text:p text:style-name="ubuntu_5f_mono_5f_8">La victoire est à nous (Победа наша)</text:p>
            <text:p text:style-name="ubuntu_5f_mono_5f_8">C'est une grande victoire pour la France</text:p>
            <text:p text:style-name="ubuntu_5f_mono_5f_8">C'est une victoire facile (Это легкая победа)</text:p>
          </table:table-cell>
        </table:table-row>
      </table:table>
      <text:p text:style-name="ubuntu_5f_mono_5f_8"/>
      <text:p text:style-name="ubuntu_5f_mono_5f_8"/>
      <text:p text:style-name="head11_5f_ubuntu">Абстрактные выражения-2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ubuntu_5f_mono_5f_8"><text:span text:style-name="T112">un </text:span>appareil</text:p>
          </table:table-cell>
          <table:table-cell table:style-name="Таблица7.A1" office:value-type="string">
            <text:p text:style-name="ubuntu_5f_mono_5f_8">аппарат</text:p>
          </table:table-cell>
          <table:table-cell table:style-name="Таблица7.C1" office:value-type="string">
            <text:p text:style-name="ubuntu_5f_mono_5f_8">Allô, qui est à l'appareil?</text:p>
            <text:p text:style-name="ubuntu_5f_mono_5f_8">C'est appareil photo de ma sœur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appel</text:p>
          </table:table-cell>
          <table:table-cell table:style-name="Таблица7.A2" office:value-type="string">
            <text:p text:style-name="ubuntu_5f_mono_5f_8">вызов</text:p>
          </table:table-cell>
          <table:table-cell table:style-name="Таблица7.C2" office:value-type="string">
            <text:p text:style-name="ubuntu_5f_mono_5f_8">tu as un appel!</text:p>
            <text:p text:style-name="ubuntu_5f_mono_5f_8">il fait appel à nous (он зовет нас)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argument</text:p>
          </table:table-cell>
          <table:table-cell table:style-name="Таблица7.A2" office:value-type="string">
            <text:p text:style-name="ubuntu_5f_mono_5f_8">аргумент</text:p>
          </table:table-cell>
          <table:table-cell table:style-name="Таблица7.C2" office:value-type="string">
            <text:p text:style-name="ubuntu_5f_mono_5f_8">l'argument est simpl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article</text:p>
          </table:table-cell>
          <table:table-cell table:style-name="Таблица7.A2" office:value-type="string">
            <text:p text:style-name="ubuntu_5f_mono_5f_8">статья</text:p>
          </table:table-cell>
          <table:table-cell table:style-name="Таблица7.C2" office:value-type="string">
            <text:p text:style-name="ubuntu_5f_mono_5f_8">Cet article est intéressant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avis</text:p>
          </table:table-cell>
          <table:table-cell table:style-name="Таблица7.A2" office:value-type="string">
            <text:p text:style-name="ubuntu_5f_mono_5f_8">мнение</text:p>
          </table:table-cell>
          <table:table-cell table:style-name="Таблица7.C2" office:value-type="string">
            <text:p text:style-name="ubuntu_5f_mono_5f_8">je veux ton avis</text:p>
            <text:p text:style-name="ubuntu_5f_mono_5f_8">leurs avis sont différent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commentaire</text:p>
          </table:table-cell>
          <table:table-cell table:style-name="Таблица7.A2" office:value-type="string">
            <text:p text:style-name="ubuntu_5f_mono_5f_8">комментарий</text:p>
          </table:table-cell>
          <table:table-cell table:style-name="Таблица7.C2" office:value-type="string">
            <text:p text:style-name="ubuntu_5f_mono_5f_8">sans commentaire</text:p>
            <text:p text:style-name="ubuntu_5f_mono_5f_8">il a aimé mon commentair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e communication</text:p>
          </table:table-cell>
          <table:table-cell table:style-name="Таблица7.A2" office:value-type="string">
            <text:p text:style-name="ubuntu_5f_mono_5f_8">коммуникация, связь</text:p>
          </table:table-cell>
          <table:table-cell table:style-name="Таблица7.C2" office:value-type="string">
            <text:p text:style-name="ubuntu_5f_mono_5f_8">je suis en communication avec lui en ce moment</text:p>
            <text:p text:style-name="ubuntu_5f_mono_5f_8">Il n'y a plus de communication entre nou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contact</text:p>
          </table:table-cell>
          <table:table-cell table:style-name="Таблица7.A2" office:value-type="string">
            <text:p text:style-name="ubuntu_5f_mono_5f_8">контакт, связь</text:p>
          </table:table-cell>
          <table:table-cell table:style-name="Таблица7.C2" office:value-type="string">
            <text:p text:style-name="ubuntu_5f_mono_5f_8">nous sommes en contact avec ell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a conversation</text:p>
          </table:table-cell>
          <table:table-cell table:style-name="Таблица7.A2" office:value-type="string">
            <text:p text:style-name="ubuntu_5f_mono_5f_8">разговор</text:p>
          </table:table-cell>
          <table:table-cell table:style-name="Таблица7.C2" office:value-type="string">
            <text:p text:style-name="ubuntu_5f_mono_5f_8">la conversation se termin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cri</text:p>
          </table:table-cell>
          <table:table-cell table:style-name="Таблица7.A2" office:value-type="string">
            <text:p text:style-name="ubuntu_5f_mono_5f_8">крик</text:p>
          </table:table-cell>
          <table:table-cell table:style-name="Таблица7.C2" office:value-type="string">
            <text:p text:style-name="ubuntu_5f_mono_5f_8">j'entends des cris</text:p>
            <text:p text:style-name="ubuntu_5f_mono_5f_8">Ce sont les cris des soldat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crier</text:p>
          </table:table-cell>
          <table:table-cell table:style-name="Таблица7.A2" office:value-type="string">
            <text:p text:style-name="ubuntu_5f_mono_5f_8">кричать</text:p>
          </table:table-cell>
          <table:table-cell table:style-name="Таблица7.C2" office:value-type="string">
            <text:p text:style-name="ubuntu_5f_mono_5f_8">je peux crier</text:p>
            <text:p text:style-name="ubuntu_5f_mono_5f_8">j'ai entendu crier un oiseau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e débat</text:p>
          </table:table-cell>
          <table:table-cell table:style-name="Таблица7.A2" office:value-type="string">
            <text:p text:style-name="ubuntu_5f_mono_5f_8">спор</text:p>
          </table:table-cell>
          <table:table-cell table:style-name="Таблица7.C2" office:value-type="string">
            <text:p text:style-name="ubuntu_5f_mono_5f_8">le débat est ouvert</text:p>
            <text:p text:style-name="ubuntu_5f_mono_5f_8">Ce débat n'est pas intéressant</text:p>
            <text:p text:style-name="ubuntu_5f_mono_5f_8">c'est un débat entre son oncle et sa tant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e demande</text:p>
          </table:table-cell>
          <table:table-cell table:style-name="Таблица7.A2" office:value-type="string">
            <text:p text:style-name="ubuntu_5f_mono_5f_8">вопрос</text:p>
          </table:table-cell>
          <table:table-cell table:style-name="Таблица7.C2" office:value-type="string">
            <text:p text:style-name="ubuntu_5f_mono_5f_8">ont-il répondu à votre demande?</text:p>
            <text:p text:style-name="ubuntu_5f_mono_5f_8">ils vont faire une demande (делать заказ) au restaurant</text:p>
            <text:p text:style-name="ubuntu_5f_mono_5f_8">le jeune homme fait sa demande en mariag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e discussion</text:p>
          </table:table-cell>
          <table:table-cell table:style-name="Таблица7.A2" office:value-type="string">
            <text:p text:style-name="ubuntu_5f_mono_5f_8">дискуссия</text:p>
          </table:table-cell>
          <table:table-cell table:style-name="Таблица7.C2" office:value-type="string">
            <text:p text:style-name="ubuntu_5f_mono_5f_8">je n'aime pas cette discussion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embrasser</text:p>
          </table:table-cell>
          <table:table-cell table:style-name="Таблица7.A2" office:value-type="string">
            <text:p text:style-name="ubuntu_5f_mono_5f_8">обнять</text:p>
          </table:table-cell>
          <table:table-cell table:style-name="Таблица7.C2" office:value-type="string">
            <text:p text:style-name="ubuntu_5f_mono_5f_8">qui veux-tu embrasser?</text:p>
            <text:p text:style-name="ubuntu_5f_mono_5f_8">l'enfant veut embrasser sa mèr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entretien</text:p>
          </table:table-cell>
          <table:table-cell table:style-name="Таблица7.A2" office:value-type="string">
            <text:p text:style-name="ubuntu_5f_mono_5f_8">собеседование, беседа</text:p>
          </table:table-cell>
          <table:table-cell table:style-name="Таблица7.C2" office:value-type="string">
            <text:p text:style-name="ubuntu_5f_mono_5f_8">pendant l'entretien (во время собеседования)</text:p>
            <text:p text:style-name="ubuntu_5f_mono_5f_8">l'entretien s'est bien passé (собеседование хорошо прошло)</text:p>
            <text:p text:style-name="ubuntu_5f_mono_5f_8">son livre est un long entretien (его книга - это долгая беседа)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genre</text:p>
          </table:table-cell>
          <table:table-cell table:style-name="Таблица7.A2" office:value-type="string">
            <text:p text:style-name="ubuntu_5f_mono_5f_8">жанр</text:p>
          </table:table-cell>
          <table:table-cell table:style-name="Таблица7.C2" office:value-type="string">
            <text:p text:style-name="ubuntu_5f_mono_5f_8">ce n'est pas mon genre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ubuntu_5f_mono_5f_8">une image</text:p>
          </table:table-cell>
          <table:table-cell table:style-name="Таблица7.A2" office:value-type="string">
            <text:p text:style-name="ubuntu_5f_mono_5f_8">изображение, картинка</text:p>
          </table:table-cell>
          <table:table-cell table:style-name="Таблица7.C2" office:value-type="string">
            <text:p text:style-name="ubuntu_5f_mono_5f_8">j'ai vu l'imag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imprimer</text:p>
          </table:table-cell>
          <table:table-cell table:style-name="Таблица7.A2" office:value-type="string">
            <text:p text:style-name="ubuntu_5f_mono_5f_8">напечатать</text:p>
          </table:table-cell>
          <table:table-cell table:style-name="Таблица7.C2" office:value-type="string">
            <text:p text:style-name="ubuntu_5f_mono_5f_8">je dois imprimer <text:span text:style-name="T2">ç</text:span>a sur une feuille blanch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e information</text:p>
          </table:table-cell>
          <table:table-cell table:style-name="Таблица7.A2" office:value-type="string">
            <text:p text:style-name="ubuntu_5f_mono_5f_8">информация</text:p>
          </table:table-cell>
          <table:table-cell table:style-name="Таблица7.C2" office:value-type="string">
            <text:p text:style-name="ubuntu_5f_mono_5f_8">Information, savoir et communication</text:p>
            <text:p text:style-name="ubuntu_5f_mono_5f_8">Vous pouvez trouver l'information sur Internet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int<text:span text:style-name="T2">é</text:span>r<text:span text:style-name="T2">ê</text:span>t</text:p>
          </table:table-cell>
          <table:table-cell table:style-name="Таблица7.A2" office:value-type="string">
            <text:p text:style-name="ubuntu_5f_mono_5f_8">интерес</text:p>
          </table:table-cell>
          <table:table-cell table:style-name="Таблица7.C2" office:value-type="string">
            <text:p text:style-name="ubuntu_5f_mono_5f_8">c'est dans son <text:span text:style-name="T54">int</text:span><text:span text:style-name="T7">é</text:span><text:span text:style-name="T54">r</text:span><text:span text:style-name="T7">ê</text:span><text:span text:style-name="T54">t</text:span>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a langue</text:p>
          </table:table-cell>
          <table:table-cell table:style-name="Таблица7.A2" office:value-type="string">
            <text:p text:style-name="ubuntu_5f_mono_5f_8">язык</text:p>
          </table:table-cell>
          <table:table-cell table:style-name="Таблица7.C2" office:value-type="string">
            <text:p text:style-name="ubuntu_5f_mono_5f_8">tu ne parles pas notre langue</text:p>
            <text:p text:style-name="ubuntu_5f_mono_5f_8">Il peut parler cinq langue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e médias</text:p>
          </table:table-cell>
          <table:table-cell table:style-name="Таблица7.A2" office:value-type="string">
            <text:p text:style-name="ubuntu_5f_mono_5f_8">СМИ</text:p>
          </table:table-cell>
          <table:table-cell table:style-name="Таблица7.C2" office:value-type="string">
            <text:p text:style-name="ubuntu_5f_mono_5f_8">elle est dans les média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message</text:p>
          </table:table-cell>
          <table:table-cell table:style-name="Таблица7.A2" office:value-type="string">
            <text:p text:style-name="ubuntu_5f_mono_5f_8">сообщение</text:p>
          </table:table-cell>
          <table:table-cell table:style-name="Таблица7.C2" office:value-type="string">
            <text:p text:style-name="ubuntu_5f_mono_5f_8">tu as un messag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mot</text:p>
          </table:table-cell>
          <table:table-cell table:style-name="Таблица7.A2" office:value-type="string">
            <text:p text:style-name="ubuntu_5f_mono_5f_8">слово</text:p>
          </table:table-cell>
          <table:table-cell table:style-name="Таблица7.C2" office:value-type="string">
            <text:p text:style-name="ubuntu_5f_mono_5f_8">je lis des mots</text:p>
            <text:p text:style-name="ubuntu_5f_mono_5f_8">pas un mot de plus (ни слова больше)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e numéro</text:p>
          </table:table-cell>
          <table:table-cell table:style-name="Таблица7.A2" office:value-type="string">
            <text:p text:style-name="ubuntu_5f_mono_5f_8">число, номер</text:p>
          </table:table-cell>
          <table:table-cell table:style-name="Таблица7.C2" office:value-type="string">
            <text:p text:style-name="ubuntu_5f_mono_5f_8"/>
          </table:table-cell>
        </table:table-row>
        <table:table-row table:style-name="Таблица7.1">
          <table:table-cell table:style-name="Таблица7.A2" office:value-type="string">
            <text:p text:style-name="ubuntu_5f_mono_5f_8">une nouvelle</text:p>
          </table:table-cell>
          <table:table-cell table:style-name="Таблица7.A2" office:value-type="string">
            <text:p text:style-name="ubuntu_5f_mono_5f_8">новость</text:p>
          </table:table-cell>
          <table:table-cell table:style-name="Таблица7.C2" office:value-type="string">
            <text:p text:style-name="ubuntu_5f_mono_5f_8">j'ai de bonnes nouvelles</text:p>
            <text:p text:style-name="ubuntu_5f_mono_5f_8">J'ai entendu la nouvelle dans les média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ombre</text:p>
          </table:table-cell>
          <table:table-cell table:style-name="Таблица7.A2" office:value-type="string">
            <text:p text:style-name="ubuntu_5f_mono_5f_8">тень</text:p>
          </table:table-cell>
          <table:table-cell table:style-name="Таблица7.C2" office:value-type="string">
            <text:p text:style-name="ubuntu_5f_mono_5f_8">elle a peur de son ombr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opinion</text:p>
          </table:table-cell>
          <table:table-cell table:style-name="Таблица7.A2" office:value-type="string">
            <text:p text:style-name="ubuntu_5f_mono_5f_8">мнение</text:p>
          </table:table-cell>
          <table:table-cell table:style-name="Таблица7.C2" office:value-type="string">
            <text:p text:style-name="ubuntu_5f_mono_5f_8">je veux ton opinion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e phrase</text:p>
          </table:table-cell>
          <table:table-cell table:style-name="Таблица7.A2" office:value-type="string">
            <text:p text:style-name="ubuntu_5f_mono_5f_8">фраза</text:p>
          </table:table-cell>
          <table:table-cell table:style-name="Таблица7.C2" office:value-type="string">
            <text:p text:style-name="ubuntu_5f_mono_5f_8">ce n'est pas une phrase</text:p>
            <text:p text:style-name="ubuntu_5f_mono_5f_8">Vous écrivez des phrase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e poublic</text:p>
          </table:table-cell>
          <table:table-cell table:style-name="Таблица7.A2" office:value-type="string">
            <text:p text:style-name="ubuntu_5f_mono_5f_8">публика</text:p>
          </table:table-cell>
          <table:table-cell table:style-name="Таблица7.C2" office:value-type="string">
            <text:p text:style-name="ubuntu_5f_mono_5f_8">Nous connaissons le poublic</text:p>
            <text:p text:style-name="ubuntu_5f_mono_5f_8">Il parle devant le poublic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a presse</text:p>
          </table:table-cell>
          <table:table-cell table:style-name="Таблица7.A2" office:value-type="string">
            <text:p text:style-name="ubuntu_5f_mono_5f_8">пресса</text:p>
          </table:table-cell>
          <table:table-cell table:style-name="Таблица7.C2" office:value-type="string">
            <text:p text:style-name="ubuntu_5f_mono_5f_8">la presse n'est pas indépendante (не независимая)</text:p>
            <text:p text:style-name="ubuntu_5f_mono_5f_8">à quoi sert la presse? (для чего служит пресса?)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e question</text:p>
          </table:table-cell>
          <table:table-cell table:style-name="Таблица7.A2" office:value-type="string">
            <text:p text:style-name="ubuntu_5f_mono_5f_8">вопрос</text:p>
          </table:table-cell>
          <table:table-cell table:style-name="Таблица7.C2" office:value-type="string">
            <text:p text:style-name="ubuntu_5f_mono_5f_8">il répond seulement aux question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a rencontre</text:p>
          </table:table-cell>
          <table:table-cell table:style-name="Таблица7.A2" office:value-type="string">
            <text:p text:style-name="ubuntu_5f_mono_5f_8">встреча</text:p>
          </table:table-cell>
          <table:table-cell table:style-name="Таблица7.C2" office:value-type="string">
            <text:p text:style-name="ubuntu_5f_mono_5f_8">c'est un lieu de rencontre pour tout le village</text:p>
            <text:p text:style-name="ubuntu_5f_mono_5f_8">c'est la rencontre d'un homme et d'une femm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renseignement</text:p>
          </table:table-cell>
          <table:table-cell table:style-name="Таблица7.A2" office:value-type="string">
            <text:p text:style-name="ubuntu_5f_mono_5f_8">информация</text:p>
          </table:table-cell>
          <table:table-cell table:style-name="Таблица7.C2" office:value-type="string">
            <text:p text:style-name="ubuntu_5f_mono_5f_8">il veut renseignement</text:p>
            <text:p text:style-name="ubuntu_5f_mono_5f_8">il vous a donné des renseignements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a réponse</text:p>
          </table:table-cell>
          <table:table-cell table:style-name="Таблица7.A2" office:value-type="string">
            <text:p text:style-name="ubuntu_5f_mono_5f_8">ответ</text:p>
          </table:table-cell>
          <table:table-cell table:style-name="Таблица7.C2" office:value-type="string">
            <text:p text:style-name="ubuntu_5f_mono_5f_8">la réponse est simpl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e secret</text:p>
          </table:table-cell>
          <table:table-cell table:style-name="Таблица7.A2" office:value-type="string">
            <text:p text:style-name="ubuntu_5f_mono_5f_8">секрет</text:p>
          </table:table-cell>
          <table:table-cell table:style-name="Таблица7.C2" office:value-type="string">
            <text:p text:style-name="ubuntu_5f_mono_5f_8"/>
          </table:table-cell>
        </table:table-row>
        <table:table-row table:style-name="Таблица7.1">
          <table:table-cell table:style-name="Таблица7.A2" office:value-type="string">
            <text:p text:style-name="ubuntu_5f_mono_5f_8">le silence</text:p>
          </table:table-cell>
          <table:table-cell table:style-name="Таблица7.A2" office:value-type="string">
            <text:p text:style-name="ubuntu_5f_mono_5f_8">тишина</text:p>
          </table:table-cell>
          <table:table-cell table:style-name="Таблица7.C2" office:value-type="string">
            <text:p text:style-name="ubuntu_5f_mono_5f_8">j'aime travailler dans le silenc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site Internet</text:p>
          </table:table-cell>
          <table:table-cell table:style-name="Таблица7.A2" office:value-type="string">
            <text:p text:style-name="ubuntu_5f_mono_5f_8">сайт</text:p>
          </table:table-cell>
          <table:table-cell table:style-name="Таблица7.C2" office:value-type="string">
            <text:p text:style-name="ubuntu_5f_mono_5f_8">j'aime bien le sit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sujet</text:p>
          </table:table-cell>
          <table:table-cell table:style-name="Таблица7.A2" office:value-type="string">
            <text:p text:style-name="ubuntu_5f_mono_5f_8">тема</text:p>
          </table:table-cell>
          <table:table-cell table:style-name="Таблица7.C2" office:value-type="string">
            <text:p text:style-name="ubuntu_5f_mono_5f_8">nous avons les sujets</text:p>
            <text:p text:style-name="ubuntu_5f_mono_5f_8">elle écrit au sujet du personnel (по поводу персонала)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e thème</text:p>
          </table:table-cell>
          <table:table-cell table:style-name="Таблица7.A2" office:value-type="string">
            <text:p text:style-name="ubuntu_5f_mono_5f_8">тема, сюжет</text:p>
          </table:table-cell>
          <table:table-cell table:style-name="Таблица7.C2" office:value-type="string">
            <text:p text:style-name="ubuntu_5f_mono_5f_8">quel est le thème du livre</text:p>
            <text:p text:style-name="ubuntu_5f_mono_5f_8">Je ne connais pas le thème de la discussion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e titre</text:p>
          </table:table-cell>
          <table:table-cell table:style-name="Таблица7.A2" office:value-type="string">
            <text:p text:style-name="ubuntu_5f_mono_5f_8">заголовок</text:p>
          </table:table-cell>
          <table:table-cell table:style-name="Таблица7.C2" office:value-type="string">
            <text:p text:style-name="ubuntu_5f_mono_5f_8">le titre est gros</text:p>
            <text:p text:style-name="ubuntu_5f_mono_5f_8">Il reçoit le titre (титул) cette année-là (в этом году)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e traduction</text:p>
          </table:table-cell>
          <table:table-cell table:style-name="Таблица7.A2" office:value-type="string">
            <text:p text:style-name="ubuntu_5f_mono_5f_8">перевод</text:p>
          </table:table-cell>
          <table:table-cell table:style-name="Таблица7.C2" office:value-type="string">
            <text:p text:style-name="ubuntu_5f_mono_5f_8">voici une traduction en Français</text:p>
            <text:p text:style-name="ubuntu_5f_mono_5f_8">Voulez-vous faire une traduction pour moi?</text:p>
            <text:p text:style-name="ubuntu_5f_mono_5f_8">La traduction de cette phrase est bonne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un type</text:p>
          </table:table-cell>
          <table:table-cell table:style-name="Таблица7.A2" office:value-type="string">
            <text:p text:style-name="ubuntu_5f_mono_5f_8">тип, вид</text:p>
          </table:table-cell>
          <table:table-cell table:style-name="Таблица7.C2" office:value-type="string">
            <text:p text:style-name="ubuntu_5f_mono_5f_8">ce type de situation est assez drôle (смешной)</text:p>
          </table:table-cell>
        </table:table-row>
        <table:table-row table:style-name="Таблица7.1">
          <table:table-cell table:style-name="Таблица7.A2" office:value-type="string">
            <text:p text:style-name="ubuntu_5f_mono_5f_8">la vérité</text:p>
          </table:table-cell>
          <table:table-cell table:style-name="Таблица7.A2" office:value-type="string">
            <text:p text:style-name="ubuntu_5f_mono_5f_8">истина</text:p>
          </table:table-cell>
          <table:table-cell table:style-name="Таблица7.C2" office:value-type="string">
            <text:p text:style-name="ubuntu_5f_mono_5f_8"/>
          </table:table-cell>
        </table:table-row>
        <table:table-row table:style-name="Таблица7.1">
          <table:table-cell table:style-name="Таблица7.A2" office:value-type="string">
            <text:p text:style-name="ubuntu_5f_mono_5f_8">la voix</text:p>
          </table:table-cell>
          <table:table-cell table:style-name="Таблица7.A2" office:value-type="string">
            <text:p text:style-name="ubuntu_5f_mono_5f_8">голос</text:p>
          </table:table-cell>
          <table:table-cell table:style-name="Таблица7.C2" office:value-type="string">
            <text:p text:style-name="ubuntu_5f_mono_5f_8">il a une belle voix</text:p>
          </table:table-cell>
        </table:table-row>
      </table:table>
      <text:p text:style-name="P271"/>
      <text:p text:style-name="P277">Абстрактные выражения-<text:span text:style-name="T115">3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ubuntu_5f_mono_5f_8">l'absence</text:p>
          </table:table-cell>
          <table:table-cell table:style-name="Таблица12.A1" office:value-type="string">
            <text:p text:style-name="ubuntu_5f_mono_5f_8">отсутствие</text:p>
          </table:table-cell>
          <table:table-cell table:style-name="Таблица12.C1" table:number-columns-spanned="3" office:value-type="string">
            <text:p text:style-name="ubuntu_5f_mono_5f_8">tu dois expliquer la raison de ton absence</text:p>
            <text:p text:style-name="ubuntu_5f_mono_5f_8">C'est une longue absenc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accès</text:p>
          </table:table-cell>
          <table:table-cell table:style-name="Таблица12.A2" office:value-type="string">
            <text:p text:style-name="ubuntu_5f_mono_5f_8">доступ</text:p>
          </table:table-cell>
          <table:table-cell table:style-name="Таблица12.C2" table:number-columns-spanned="3" office:value-type="string">
            <text:p text:style-name="ubuntu_5f_mono_5f_8">L'acces au réseau est gratuit (доступ к сети бесплатный)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 agenda</text:p>
          </table:table-cell>
          <table:table-cell table:style-name="Таблица12.A2" office:value-type="string">
            <text:p text:style-name="ubuntu_5f_mono_5f_8">график</text:p>
          </table:table-cell>
          <table:table-cell table:style-name="Таблица12.C2" table:number-columns-spanned="3" office:value-type="string">
            <text:p text:style-name="ubuntu_5f_mono_5f_8"><text:span text:style-name="T117">bien, je dois vérifier mon </text:span><text:span text:style-name="T118">agenda</text:span>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 aide</text:p>
          </table:table-cell>
          <table:table-cell table:style-name="Таблица12.A2" office:value-type="string">
            <text:p text:style-name="ubuntu_5f_mono_5f_8">помощь</text:p>
          </table:table-cell>
          <table:table-cell table:style-name="Таблица12.C2" table:number-columns-spanned="3" office:value-type="string">
            <text:p text:style-name="ubuntu_5f_mono_5f_8">tu peux obtenir (получить) de l'aide auprès de (рядом с) tes parents</text:p>
            <text:p text:style-name="ubuntu_5f_mono_5f_8">j'ai besoin d'aid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e augmentation</text:p>
          </table:table-cell>
          <table:table-cell table:style-name="Таблица12.A2" office:value-type="string">
            <text:p text:style-name="ubuntu_5f_mono_5f_8">прибавка, рост</text:p>
          </table:table-cell>
          <table:table-cell table:style-name="Таблица12.C2" table:number-columns-spanned="3" office:value-type="string">
            <text:p text:style-name="ubuntu_5f_mono_5f_8"><text:span text:style-name="T31">nous n'avons pas eu d'</text:span><text:span text:style-name="T32">augmentation</text:span><text:span text:style-name="T31"> cette ann</text:span><text:span text:style-name="T6">é</text:span><text:span text:style-name="T31">e</text:span>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avantage</text:p>
          </table:table-cell>
          <table:table-cell table:style-name="Таблица12.A2" office:value-type="string">
            <text:p text:style-name="ubuntu_5f_mono_5f_8">выгода</text:p>
          </table:table-cell>
          <table:table-cell table:style-name="Таблица12.C2" table:number-columns-spanned="3" office:value-type="string">
            <text:p text:style-name="ubuntu_5f_mono_5f_8">l'avantage est petit</text:p>
            <text:p text:style-name="ubuntu_5f_mono_5f_8">Quels sont les avantages? (каковы преимущества)</text:p>
            <text:p text:style-name="ubuntu_5f_mono_5f_8">Les fruits ont de nombreux avantages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e cas</text:p>
          </table:table-cell>
          <table:table-cell table:style-name="Таблица12.A2" office:value-type="string">
            <text:p text:style-name="ubuntu_5f_mono_5f_8">случай</text:p>
          </table:table-cell>
          <table:table-cell table:style-name="Таблица12.A2" office:value-type="string">
            <text:p text:style-name="ubuntu_5f_mono_5f_8">le premier cas</text:p>
            <text:p text:style-name="ubuntu_5f_mono_5f_8">c'est un cas bizarre</text:p>
          </table:table-cell>
          <table:table-cell table:style-name="Таблица12.C2" table:number-columns-spanned="2" office:value-type="string">
            <text:p text:style-name="ubuntu_5f_mono_5f_8">c'est un cas sans espoir (безнадежный)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catégorie</text:p>
          </table:table-cell>
          <table:table-cell table:style-name="Таблица12.A2" office:value-type="string">
            <text:p text:style-name="ubuntu_5f_mono_5f_8">категория</text:p>
          </table:table-cell>
          <table:table-cell table:style-name="Таблица12.C2" table:number-columns-spanned="3" office:value-type="string">
            <text:p text:style-name="ubuntu_5f_mono_5f_8">combien de catégories</text:p>
            <text:p text:style-name="ubuntu_5f_mono_5f_8">trois catégories de bateaux</text:p>
            <text:p text:style-name="ubuntu_5f_mono_5f_8">je suis dans la même catégori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changement</text:p>
          </table:table-cell>
          <table:table-cell table:style-name="Таблица12.A2" office:value-type="string">
            <text:p text:style-name="ubuntu_5f_mono_5f_8">изменение</text:p>
          </table:table-cell>
          <table:table-cell table:style-name="Таблица12.C2" table:number-columns-spanned="3" office:value-type="string">
            <text:p text:style-name="ubuntu_5f_mono_5f_8">cet homme a peur du changement</text:p>
            <text:p text:style-name="ubuntu_5f_mono_5f_8">Ce sont deux changements majeurs (это два главных изменения)</text:p>
            <text:p text:style-name="ubuntu_5f_mono_5f_8">Pourquoi veulent-ils ces changements?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 choc</text:p>
          </table:table-cell>
          <table:table-cell table:style-name="Таблица12.A2" office:value-type="string">
            <text:p text:style-name="ubuntu_5f_mono_5f_8">шок</text:p>
          </table:table-cell>
          <table:table-cell table:style-name="Таблица12.C2" table:number-columns-spanned="3" office:value-type="string">
            <text:p text:style-name="ubuntu_5f_mono_5f_8">elle est sous le choc (она в шоке)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a conclusion</text:p>
          </table:table-cell>
          <table:table-cell table:style-name="Таблица12.A2" office:value-type="string">
            <text:p text:style-name="ubuntu_5f_mono_5f_8">вывод, заключение</text:p>
          </table:table-cell>
          <table:table-cell table:style-name="Таблица12.C2" table:number-columns-spanned="3" office:value-type="string">
            <text:p text:style-name="ubuntu_5f_mono_5f_8">nous sommes arriv<text:span text:style-name="T2">é</text:span>s <text:span text:style-name="T2">à</text:span> une conclusion (пришли к залючению)</text:p>
          </table:table-cell>
          <table:covered-table-cell/>
          <table:covered-table-cell/>
        </table:table-row>
        <text:soft-page-break/>
        <table:table-row table:style-name="Таблица12.1">
          <table:table-cell table:style-name="Таблица12.A2" office:value-type="string">
            <text:p text:style-name="ubuntu_5f_mono_5f_8">la conférence</text:p>
          </table:table-cell>
          <table:table-cell table:style-name="Таблица12.A2" office:value-type="string">
            <text:p text:style-name="ubuntu_5f_mono_5f_8">конференция</text:p>
          </table:table-cell>
          <table:table-cell table:style-name="Таблица12.C2" table:number-columns-spanned="3" office:value-type="string">
            <text:p text:style-name="ubuntu_5f_mono_5f_8"/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e devoir</text:p>
          </table:table-cell>
          <table:table-cell table:style-name="Таблица12.A2" office:value-type="string">
            <text:p text:style-name="ubuntu_5f_mono_5f_8">обязанность, домашнее задание</text:p>
          </table:table-cell>
          <table:table-cell table:style-name="Таблица12.C2" table:number-columns-spanned="3" office:value-type="string">
            <text:p text:style-name="ubuntu_5f_mono_5f_8">mon père m'a aidé à faire mes devoirs</text:p>
            <text:p text:style-name="ubuntu_5f_mono_5f_8">l'enseignant a mis une commentaire sur chaque devoir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<text:span text:style-name="T114">le </text:span>dommage</text:p>
          </table:table-cell>
          <table:table-cell table:style-name="Таблица12.A2" office:value-type="string">
            <text:p text:style-name="ubuntu_5f_mono_5f_8">жаль, ущерб</text:p>
          </table:table-cell>
          <table:table-cell table:style-name="Таблица12.C2" table:number-columns-spanned="3" office:value-type="string">
            <text:p text:style-name="ubuntu_5f_mono_5f_8">le dommage est important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e éducation</text:p>
          </table:table-cell>
          <table:table-cell table:style-name="Таблица12.A2" office:value-type="string">
            <text:p text:style-name="ubuntu_5f_mono_5f_8">образование</text:p>
          </table:table-cell>
          <table:table-cell table:style-name="Таблица12.C2" table:number-columns-spanned="3" office:value-type="string">
            <text:p text:style-name="ubuntu_5f_mono_5f_8">il a une bonne éducation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e émission</text:p>
          </table:table-cell>
          <table:table-cell table:style-name="Таблица12.A2" office:value-type="string">
            <text:p text:style-name="ubuntu_5f_mono_5f_8">передача</text:p>
          </table:table-cell>
          <table:table-cell table:style-name="Таблица12.C2" table:number-columns-spanned="3" office:value-type="string">
            <text:p text:style-name="ubuntu_5f_mono_5f_8">cette émission n'existe plus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e étape</text:p>
          </table:table-cell>
          <table:table-cell table:style-name="Таблица12.A2" office:value-type="string">
            <text:p text:style-name="ubuntu_5f_mono_5f_8">этап</text:p>
          </table:table-cell>
          <table:table-cell table:style-name="Таблица12.C2" table:number-columns-spanned="3" office:value-type="string">
            <text:p text:style-name="ubuntu_5f_mono_5f_8">Sa construction s'est faite en plusieurs étapes (его строительство выполнялось в несколько этапов)</text:p>
            <text:p text:style-name="ubuntu_5f_mono_5f_8">Chaque étape a une durée fixe (имеет определенную длительность)</text:p>
            <text:p text:style-name="ubuntu_5f_mono_5f_8">demain c'est la derni<text:span text:style-name="T2">è</text:span>re <text:span text:style-name="T2">é</text:span>tap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 état</text:p>
          </table:table-cell>
          <table:table-cell table:style-name="Таблица12.A2" office:value-type="string">
            <text:p text:style-name="ubuntu_5f_mono_5f_8">состояние</text:p>
          </table:table-cell>
          <table:table-cell table:style-name="Таблица12.A2" table:number-columns-spanned="2" office:value-type="string">
            <text:p text:style-name="ubuntu_5f_mono_5f_8">il est dans un état bizarre</text:p>
            <text:p text:style-name="ubuntu_5f_mono_5f_8">cette voiture est en bon état</text:p>
          </table:table-cell>
          <table:covered-table-cell/>
          <table:table-cell table:style-name="Таблица12.C2" office:value-type="string">
            <text:p text:style-name="ubuntu_5f_mono_5f_8">cet homme est en mauvais <text:span text:style-name="T2">é</text:span>tat</text:p>
          </table:table-cell>
        </table:table-row>
        <table:table-row table:style-name="Таблица12.1">
          <table:table-cell table:style-name="Таблица12.A2" office:value-type="string">
            <text:p text:style-name="ubuntu_5f_mono_5f_8">identité</text:p>
          </table:table-cell>
          <table:table-cell table:style-name="Таблица12.A2" office:value-type="string">
            <text:p text:style-name="ubuntu_5f_mono_5f_8">идентичность</text:p>
          </table:table-cell>
          <table:table-cell table:style-name="Таблица12.C2" table:number-columns-spanned="3" office:value-type="string">
            <text:p text:style-name="ubuntu_5f_mono_5f_8"/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invitation</text:p>
          </table:table-cell>
          <table:table-cell table:style-name="Таблица12.A2" office:value-type="string">
            <text:p text:style-name="ubuntu_5f_mono_5f_8">приглашение</text:p>
          </table:table-cell>
          <table:table-cell table:style-name="Таблица12.C2" table:number-columns-spanned="3" office:value-type="string">
            <text:p text:style-name="ubuntu_5f_mono_5f_8">merci pour votre invitation</text:p>
            <text:p text:style-name="ubuntu_5f_mono_5f_8">As-tu envoyé les invitations</text:p>
            <text:p text:style-name="ubuntu_5f_mono_5f_8">comment refuser (отказаться) une telle invitation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e liste</text:p>
          </table:table-cell>
          <table:table-cell table:style-name="Таблица12.A2" office:value-type="string">
            <text:p text:style-name="ubuntu_5f_mono_5f_8">список</text:p>
          </table:table-cell>
          <table:table-cell table:style-name="Таблица12.C2" table:number-columns-spanned="3" office:value-type="string">
            <text:p text:style-name="ubuntu_5f_mono_5f_8">Son nom n'est pas dans la list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umière</text:p>
          </table:table-cell>
          <table:table-cell table:style-name="Таблица12.A2" office:value-type="string">
            <text:p text:style-name="ubuntu_5f_mono_5f_8">свет</text:p>
          </table:table-cell>
          <table:table-cell table:style-name="Таблица12.C2" table:number-columns-spanned="3" office:value-type="string">
            <text:p text:style-name="ubuntu_5f_mono_5f_8">j'allume la lumière (включаю свет)</text:p>
            <text:p text:style-name="ubuntu_5f_mono_5f_8">il y a de la lumièr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maximum</text:p>
          </table:table-cell>
          <table:table-cell table:style-name="Таблица12.A2" office:value-type="string">
            <text:p text:style-name="ubuntu_5f_mono_5f_8">максимум</text:p>
          </table:table-cell>
          <table:table-cell table:style-name="Таблица12.C2" table:number-columns-spanned="3" office:value-type="string">
            <text:p text:style-name="ubuntu_5f_mono_5f_8">je veux deux enfants maximum</text:p>
            <text:p text:style-name="ubuntu_5f_mono_5f_8">On peut avoir au maximum trois bouteilles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e mélange</text:p>
          </table:table-cell>
          <table:table-cell table:style-name="Таблица12.A2" office:value-type="string">
            <text:p text:style-name="ubuntu_5f_mono_5f_8">смесь</text:p>
          </table:table-cell>
          <table:table-cell table:style-name="Таблица12.C2" table:number-columns-spanned="3" office:value-type="string">
            <text:p text:style-name="ubuntu_5f_mono_5f_8">le mélange parfait</text:p>
            <text:p text:style-name="ubuntu_5f_mono_5f_8">C'est un mélange des deux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minimum</text:p>
          </table:table-cell>
          <table:table-cell table:style-name="Таблица12.A2" office:value-type="string">
            <text:p text:style-name="ubuntu_5f_mono_5f_8">минимум, минимальный</text:p>
          </table:table-cell>
          <table:table-cell table:style-name="Таблица12.C2" table:number-columns-spanned="3" office:value-type="string">
            <text:p text:style-name="ubuntu_5f_mono_5f_8">minimum huit</text:p>
            <text:p text:style-name="ubuntu_5f_mono_5f_8">Il fait le travail minimum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e morceau</text:p>
          </table:table-cell>
          <table:table-cell table:style-name="Таблица12.A2" office:value-type="string">
            <text:p text:style-name="ubuntu_5f_mono_5f_8">кусок</text:p>
          </table:table-cell>
          <table:table-cell table:style-name="Таблица12.C2" table:number-columns-spanned="3" office:value-type="string">
            <text:p text:style-name="ubuntu_5f_mono_5f_8">je mange des morceaux de chocolat</text:p>
            <text:p text:style-name="ubuntu_5f_mono_5f_8">C'est un mauvais morceau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 mystère</text:p>
          </table:table-cell>
          <table:table-cell table:style-name="Таблица12.A2" office:value-type="string">
            <text:p text:style-name="ubuntu_5f_mono_5f_8">загадка</text:p>
          </table:table-cell>
          <table:table-cell table:style-name="Таблица12.C2" table:number-columns-spanned="3" office:value-type="string">
            <text:p text:style-name="ubuntu_5f_mono_5f_8"/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e option</text:p>
          </table:table-cell>
          <table:table-cell table:style-name="Таблица12.A2" office:value-type="string">
            <text:p text:style-name="ubuntu_5f_mono_5f_8">вариант</text:p>
          </table:table-cell>
          <table:table-cell table:style-name="Таблица12.C2" table:number-columns-spanned="3" office:value-type="string">
            <text:p text:style-name="ubuntu_5f_mono_5f_8">cette option me plaît (мне нравится)</text:p>
            <text:p text:style-name="ubuntu_5f_mono_5f_8">Je n'ai pas beaucoup d'options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origine</text:p>
          </table:table-cell>
          <table:table-cell table:style-name="Таблица12.A2" office:value-type="string">
            <text:p text:style-name="ubuntu_5f_mono_5f_8">происхождение</text:p>
          </table:table-cell>
          <table:table-cell table:style-name="Таблица12.C2" table:number-columns-spanned="3" office:value-type="string">
            <text:p text:style-name="ubuntu_5f_mono_5f_8">ce mot est d'origine française</text:p>
            <text:p text:style-name="ubuntu_5f_mono_5f_8">Quelle est l'origine de notre nom?</text:p>
            <text:p text:style-name="ubuntu_5f_mono_5f_8">Ton pays d'origine est l'Allemagn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pause</text:p>
          </table:table-cell>
          <table:table-cell table:style-name="Таблица12.A2" office:value-type="string">
            <text:p text:style-name="ubuntu_5f_mono_5f_8">перерыв, пауза</text:p>
          </table:table-cell>
          <table:table-cell table:style-name="Таблица12.C2" table:number-columns-spanned="3" office:value-type="string">
            <text:p text:style-name="ubuntu_5f_mono_5f_8">je ne fais pas de pause</text:p>
            <text:p text:style-name="ubuntu_5f_mono_5f_8">j'ai besoin d'une pause</text:p>
            <text:p text:style-name="ubuntu_5f_mono_5f_8">C'est l'heure de la paus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personnalité</text:p>
          </table:table-cell>
          <table:table-cell table:style-name="Таблица12.A2" office:value-type="string">
            <text:p text:style-name="ubuntu_5f_mono_5f_8">личность, характер</text:p>
          </table:table-cell>
          <table:table-cell table:style-name="Таблица12.C2" table:number-columns-spanned="3" office:value-type="string">
            <text:p text:style-name="ubuntu_5f_mono_5f_8">elle n'a pas de personnalité</text:p>
            <text:p text:style-name="ubuntu_5f_mono_5f_8">elle a une forte personnalité (она сильная личность)</text:p>
            <text:p text:style-name="ubuntu_5f_mono_5f_8">la personnalité est une chose important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a préparation</text:p>
          </table:table-cell>
          <table:table-cell table:style-name="Таблица12.A2" office:value-type="string">
            <text:p text:style-name="ubuntu_5f_mono_5f_8">подготовка</text:p>
          </table:table-cell>
          <table:table-cell table:style-name="Таблица12.C2" table:number-columns-spanned="3" office:value-type="string">
            <text:p text:style-name="ubuntu_5f_mono_5f_8">la clé, c'est la préparation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e procès</text:p>
          </table:table-cell>
          <table:table-cell table:style-name="Таблица12.A2" office:value-type="string">
            <text:p text:style-name="ubuntu_5f_mono_5f_8">процесс</text:p>
          </table:table-cell>
          <table:table-cell table:style-name="Таблица12.C2" table:number-columns-spanned="3" office:value-type="string">
            <text:p text:style-name="ubuntu_5f_mono_5f_8">il perd <text:span text:style-name="T113">finalement </text:span>son procès (он проигрывает<text:span text:style-name="T113"> наконец</text:span> свой процесс)</text:p>
            <text:p text:style-name="ubuntu_5f_mono_5f_8">Je n'ai rien à faire dans ce procès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a proposition</text:p>
          </table:table-cell>
          <table:table-cell table:style-name="Таблица12.A2" office:value-type="string">
            <text:p text:style-name="ubuntu_5f_mono_5f_8">предложение</text:p>
          </table:table-cell>
          <table:table-cell table:style-name="Таблица12.C2" table:number-columns-spanned="3" office:value-type="string">
            <text:p text:style-name="ubuntu_5f_mono_5f_8">elle refuse (отказывается) ma proposition</text:p>
            <text:p text:style-name="ubuntu_5f_mono_5f_8">Je suis assez d'accord avec ta proposition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a protection</text:p>
          </table:table-cell>
          <table:table-cell table:style-name="Таблица12.A2" office:value-type="string">
            <text:p text:style-name="ubuntu_5f_mono_5f_8">защита</text:p>
          </table:table-cell>
          <table:table-cell table:style-name="Таблица12.C2" table:number-columns-spanned="3" office:value-type="string">
            <text:p text:style-name="ubuntu_5f_mono_5f_8">je suis responsable de sa protection</text:p>
            <text:p text:style-name="ubuntu_5f_mono_5f_8">ils ont besoin de leur protection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a réaction</text:p>
          </table:table-cell>
          <table:table-cell table:style-name="Таблица12.A2" office:value-type="string">
            <text:p text:style-name="ubuntu_5f_mono_5f_8">реакция</text:p>
          </table:table-cell>
          <table:table-cell table:style-name="Таблица12.C2" table:number-columns-spanned="3" office:value-type="string">
            <text:p text:style-name="ubuntu_5f_mono_5f_8">il n'a aucune réaction (никакой реакции)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e relation</text:p>
          </table:table-cell>
          <table:table-cell table:style-name="Таблица12.A2" office:value-type="string">
            <text:p text:style-name="ubuntu_5f_mono_5f_8">отношения</text:p>
          </table:table-cell>
          <table:table-cell table:style-name="Таблица12.C2" table:number-columns-spanned="3" office:value-type="string">
            <text:p text:style-name="ubuntu_5f_mono_5f_8">je ne connais rien de leur relation</text:p>
            <text:p text:style-name="ubuntu_5f_mono_5f_8">J'ai une relation spéciale avec ma tante</text:p>
            <text:p text:style-name="ubuntu_5f_mono_5f_8">c'est comme la relation d'un gar<text:span text:style-name="T2">ç</text:span>on at son p<text:span text:style-name="T2">è</text:span>re</text:p>
            <text:p text:style-name="ubuntu_5f_mono_5f_8">les relations entre les deux pays sont bonnes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repos</text:p>
          </table:table-cell>
          <table:table-cell table:style-name="Таблица12.A2" office:value-type="string">
            <text:p text:style-name="ubuntu_5f_mono_5f_8">отдых</text:p>
          </table:table-cell>
          <table:table-cell table:style-name="Таблица12.C2" table:number-columns-spanned="3" office:value-type="string">
            <text:p text:style-name="ubuntu_5f_mono_5f_8">j'ai besoin de vacances et de repos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e réseau</text:p>
          </table:table-cell>
          <table:table-cell table:style-name="Таблица12.A2" office:value-type="string">
            <text:p text:style-name="ubuntu_5f_mono_5f_8">сетка</text:p>
          </table:table-cell>
          <table:table-cell table:style-name="Таблица12.C2" table:number-columns-spanned="3" office:value-type="string">
            <text:p text:style-name="ubuntu_5f_mono_5f_8"/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a responsabilité</text:p>
          </table:table-cell>
          <table:table-cell table:style-name="Таблица12.A2" office:value-type="string">
            <text:p text:style-name="ubuntu_5f_mono_5f_8">ответственность</text:p>
          </table:table-cell>
          <table:table-cell table:style-name="Таблица12.C2" table:number-columns-spanned="3" office:value-type="string">
            <text:p text:style-name="ubuntu_5f_mono_5f_8">il porte la responsabilité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retard</text:p>
          </table:table-cell>
          <table:table-cell table:style-name="Таблица12.A2" office:value-type="string">
            <text:p text:style-name="ubuntu_5f_mono_5f_8">задержка, опоздание</text:p>
          </table:table-cell>
          <table:table-cell table:style-name="Таблица12.C2" table:number-columns-spanned="3" office:value-type="string">
            <text:p text:style-name="ubuntu_5f_mono_5f_8">il est toujour<text:span text:style-name="T131"> (/souvent)</text:span> en retard<text:span text:style-name="T131"> au travail</text:span></text:p>
            <text:p text:style-name="ubuntu_5f_mono_5f_8">je suis d<text:span text:style-name="T2">é</text:span>sol<text:span text:style-name="T2">é</text:span> d'<text:span text:style-name="T2">ê</text:span>tre en retard</text:p>
            <text:p text:style-name="ubuntu_5f_mono_5f_8">Il est arrivé avec du retard</text:p>
            <text:p text:style-name="ubuntu_5f_mono_5f_8">J'ai déjà dix minutes de retard</text:p>
            <text:p text:style-name="ubuntu_5f_mono_5f_8">Tu as une heure de retard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réunions</text:p>
          </table:table-cell>
          <table:table-cell table:style-name="Таблица12.A2" office:value-type="string">
            <text:p text:style-name="ubuntu_5f_mono_5f_8">встречи</text:p>
          </table:table-cell>
          <table:table-cell table:style-name="Таблица12.C2" table:number-columns-spanned="3" office:value-type="string">
            <text:p text:style-name="ubuntu_5f_mono_5f_8">vous aimez les réunions</text:p>
            <text:p text:style-name="ubuntu_5f_mono_5f_8">Cette réunion était très longu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signification</text:p>
          </table:table-cell>
          <table:table-cell table:style-name="Таблица12.A2" office:value-type="string">
            <text:p text:style-name="ubuntu_5f_mono_5f_8">значение</text:p>
          </table:table-cell>
          <table:table-cell table:style-name="Таблица12.C2" table:number-columns-spanned="3" office:value-type="string">
            <text:p text:style-name="ubuntu_5f_mono_5f_8">Chaque mot a sa signification</text:p>
            <text:p text:style-name="ubuntu_5f_mono_5f_8">Quelle est la signification du titre?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un truc</text:p>
          </table:table-cell>
          <table:table-cell table:style-name="Таблица12.A2" office:value-type="string">
            <text:p text:style-name="ubuntu_5f_mono_5f_8">фокус</text:p>
          </table:table-cell>
          <table:table-cell table:style-name="Таблица12.C2" table:number-columns-spanned="3" office:value-type="string">
            <text:p text:style-name="ubuntu_5f_mono_5f_8">c'est un vieux truc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>la version</text:p>
          </table:table-cell>
          <table:table-cell table:style-name="Таблица12.A2" office:value-type="string">
            <text:p text:style-name="ubuntu_5f_mono_5f_8">версия</text:p>
          </table:table-cell>
          <table:table-cell table:style-name="Таблица12.C2" table:number-columns-spanned="3" office:value-type="string">
            <text:p text:style-name="ubuntu_5f_mono_5f_8">la nouvelle version</text:p>
            <text:p text:style-name="ubuntu_5f_mono_5f_8">Sa version anglaise est parfaite</text:p>
          </table:table-cell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ubuntu_5f_mono_5f_8"/>
          </table:table-cell>
          <table:table-cell table:style-name="Таблица12.A2" office:value-type="string">
            <text:p text:style-name="ubuntu_5f_mono_5f_8"/>
          </table:table-cell>
          <table:table-cell table:style-name="Таблица12.C2" table:number-columns-spanned="3" office:value-type="string">
            <text:p text:style-name="ubuntu_5f_mono_5f_8"/>
          </table:table-cell>
          <table:covered-table-cell/>
          <table:covered-table-cell/>
        </table:table-row>
      </table:table>
      <text:p text:style-name="P270"/>
      <text:p text:style-name="P271"/>
      <text:p text:style-name="head11_5f_ubuntu"><text:soft-page-break/>Предлог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ubuntu_5f_mono_5f_8">afin de</text:p>
          </table:table-cell>
          <table:table-cell table:style-name="Таблица11.A1" office:value-type="string">
            <text:p text:style-name="ubuntu_5f_mono_5f_8">чтобы потом</text:p>
          </table:table-cell>
          <table:table-cell table:style-name="Таблица11.C1" office:value-type="string">
            <text:p text:style-name="ubuntu_5f_mono_5f_8">elle apprend, afin de devenir juge<text:span text:style-name="T123"> / </text:span>enseignant (преподавателем)</text:p>
            <text:p text:style-name="ubuntu_5f_mono_5f_8">Je ne bois pas de café, afin de pouvoir dormir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d'après</text:p>
          </table:table-cell>
          <table:table-cell table:style-name="Таблица11.A2" office:value-type="string">
            <text:p text:style-name="ubuntu_5f_mono_5f_8">по мнению</text:p>
          </table:table-cell>
          <table:table-cell table:style-name="Таблица11.C2" office:value-type="string">
            <text:p text:style-name="ubuntu_5f_mono_5f_8">d'après ma femme, oui (по мнению моей жены, да)</text:p>
            <text:p text:style-name="ubuntu_5f_mono_5f_8">d'après elle elle est jolie (по ее мнению, она симпатичная)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assez de</text:p>
          </table:table-cell>
          <table:table-cell table:style-name="Таблица11.A2" office:value-type="string">
            <text:p text:style-name="ubuntu_5f_mono_5f_8">достаточно</text:p>
          </table:table-cell>
          <table:table-cell table:style-name="Таблица11.C2" office:value-type="string">
            <text:p text:style-name="ubuntu_5f_mono_5f_8">Nous n'avons pas assez de beurre</text:p>
            <text:p text:style-name="ubuntu_5f_mono_5f_8">Ont-ils assez de poulet?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auprès de</text:p>
          </table:table-cell>
          <table:table-cell table:style-name="Таблица11.A2" office:value-type="string">
            <text:p text:style-name="ubuntu_5f_mono_5f_8">рядом</text:p>
          </table:table-cell>
          <table:table-cell table:style-name="Таблица11.C2" office:value-type="string">
            <text:p text:style-name="ubuntu_5f_mono_5f_8">auprès de ma blonde, il fait bon dormir</text:p>
            <text:p text:style-name="ubuntu_5f_mono_5f_8">As-tu fait une demande auprès de la banque? (ты сделал запрос в бвнке?)</text:p>
            <text:p text:style-name="ubuntu_5f_mono_5f_8">Il vous faut (вам нужно) rester auprès de votre mère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autant de</text:p>
          </table:table-cell>
          <table:table-cell table:style-name="Таблица11.A2" office:value-type="string">
            <text:p text:style-name="ubuntu_5f_mono_5f_8">столько</text:p>
          </table:table-cell>
          <table:table-cell table:style-name="Таблица11.C2" office:value-type="string">
            <text:p text:style-name="ubuntu_5f_mono_5f_8">pourquoi autant de mots? (Зачем столько слов?)</text:p>
            <text:p text:style-name="ubuntu_5f_mono_5f_8">Pourquoi passes-tu autant de temps devant ton miroir?</text:p>
            <text:p text:style-name="ubuntu_5f_mono_5f_8">Les gens ne lisent pas autant de journaux qu'avant (столько газет как прежде)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autour de</text:p>
          </table:table-cell>
          <table:table-cell table:style-name="Таблица11.A2" office:value-type="string">
            <text:p text:style-name="ubuntu_5f_mono_5f_8">вокруг, около</text:p>
          </table:table-cell>
          <table:table-cell table:style-name="Таблица11.C2" office:value-type="string">
            <text:p text:style-name="ubuntu_5f_mono_5f_8">son jardin est autour de sa maison</text:p>
            <text:p text:style-name="ubuntu_5f_mono_5f_8">Il y a du monde (есть люди) autour de ma maison</text:p>
            <text:p text:style-name="ubuntu_5f_mono_5f_8">Il y a de l'eau autour de l'immeuble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en bas</text:p>
          </table:table-cell>
          <table:table-cell table:style-name="Таблица11.A2" office:value-type="string">
            <text:p text:style-name="ubuntu_5f_mono_5f_8">внизу</text:p>
          </table:table-cell>
          <table:table-cell table:style-name="Таблица11.C2" office:value-type="string">
            <text:p text:style-name="ubuntu_5f_mono_5f_8">le chat est en bas de la tour</text:p>
            <text:p text:style-name="ubuntu_5f_mono_5f_8">Ma mère est en bas de l'escalier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à cause de</text:p>
          </table:table-cell>
          <table:table-cell table:style-name="Таблица11.A2" office:value-type="string">
            <text:p text:style-name="ubuntu_5f_mono_5f_8">из-за</text:p>
          </table:table-cell>
          <table:table-cell table:style-name="Таблица11.C2" office:value-type="string">
            <text:p text:style-name="ubuntu_5f_mono_5f_8">tu es resté à la maison à cause de moi</text:p>
            <text:p text:style-name="ubuntu_5f_mono_5f_8">Il ne peut pas travaiiler <text:span text:style-name="T109">à cause de</text:span> la neige</text:p>
            <text:p text:style-name="ubuntu_5f_mono_5f_8">C'est <text:span text:style-name="T2">à</text:span> cause de ce loup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à côté de</text:p>
          </table:table-cell>
          <table:table-cell table:style-name="Таблица11.A2" office:value-type="string">
            <text:p text:style-name="ubuntu_5f_mono_5f_8">рядом</text:p>
          </table:table-cell>
          <table:table-cell table:style-name="Таблица11.C2" office:value-type="string">
            <text:p text:style-name="ubuntu_5f_mono_5f_8">Le couteau est <text:span text:style-name="T109">à côté de</text:span> la cuillère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au-dessus de</text:p>
          </table:table-cell>
          <table:table-cell table:style-name="Таблица11.A2" office:value-type="string">
            <text:p text:style-name="ubuntu_5f_mono_5f_8">над, выше</text:p>
          </table:table-cell>
          <table:table-cell table:style-name="Таблица11.C2" office:value-type="string">
            <text:p text:style-name="ubuntu_5f_mono_5f_8">C'est au-dessus de mes forces</text:p>
            <text:p text:style-name="ubuntu_5f_mono_5f_8">Que voyez-vous au dessus de la fenêtre</text:p>
            <text:p text:style-name="ubuntu_5f_mono_5f_8">elle a mis la clé au-dessus de la boîte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en-dessous de</text:p>
          </table:table-cell>
          <table:table-cell table:style-name="Таблица11.A2" office:value-type="string">
            <text:p text:style-name="ubuntu_5f_mono_5f_8">под, ниже</text:p>
          </table:table-cell>
          <table:table-cell table:style-name="Таблица11.C2" office:value-type="string">
            <text:p text:style-name="ubuntu_5f_mono_5f_8">je porte une veste (пиджак) en-dessous de mon manteau</text:p>
            <text:p text:style-name="ubuntu_5f_mono_5f_8">nous ne descendons pas en dessous de ce niveau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devant</text:p>
          </table:table-cell>
          <table:table-cell table:style-name="Таблица11.A2" office:value-type="string">
            <text:p text:style-name="ubuntu_5f_mono_5f_8">перед</text:p>
          </table:table-cell>
          <table:table-cell table:style-name="Таблица11.C2" office:value-type="string">
            <text:p text:style-name="ubuntu_5f_mono_5f_8">je suis devant la boulangerie</text:p>
            <text:p text:style-name="ubuntu_5f_mono_5f_8">J'ai mis la petite table devant le canapé (перед диваном)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en dehors de</text:p>
          </table:table-cell>
          <table:table-cell table:style-name="Таблица11.A2" office:value-type="string">
            <text:p text:style-name="ubuntu_5f_mono_5f_8">за педелы</text:p>
          </table:table-cell>
          <table:table-cell table:style-name="Таблица11.C2" office:value-type="string">
            <text:p text:style-name="ubuntu_5f_mono_5f_8">nous avons marché en dehors de la propriété (за пределы собственности)</text:p>
            <text:p text:style-name="ubuntu_5f_mono_5f_8">Les deux frères jouent en dehors de la maison</text:p>
            <text:p text:style-name="ubuntu_5f_mono_5f_8">Il y a une nouvelle entreprise (компания) en dehors de la ville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grâce à</text:p>
          </table:table-cell>
          <table:table-cell table:style-name="Таблица11.A2" office:value-type="string">
            <text:p text:style-name="ubuntu_5f_mono_5f_8">благодаря</text:p>
          </table:table-cell>
          <table:table-cell table:style-name="Таблица11.C2" office:value-type="string">
            <text:p text:style-name="ubuntu_5f_mono_5f_8">c'est grâce à toi</text:p>
            <text:p text:style-name="ubuntu_5f_mono_5f_8">grâce à lui, nous sommes vivants</text:p>
            <text:p text:style-name="ubuntu_5f_mono_5f_8">Grâce à eux, nos enfants peuvent apprendre (учиться)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hors de</text:p>
          </table:table-cell>
          <table:table-cell table:style-name="Таблица11.A2" office:value-type="string">
            <text:p text:style-name="ubuntu_5f_mono_5f_8">за пределы</text:p>
          </table:table-cell>
          <table:table-cell table:style-name="Таблица11.C2" office:value-type="string">
            <text:p text:style-name="ubuntu_5f_mono_5f_8">il s'enfuit hors de la ville</text:p>
            <text:p text:style-name="ubuntu_5f_mono_5f_8">il est hors de question de lui parler (ни в коем случае о нем не говорить)</text:p>
            <text:p text:style-name="ubuntu_5f_mono_5f_8">C'est absolument hors de question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en haut de</text:p>
          </table:table-cell>
          <table:table-cell table:style-name="Таблица11.A2" office:value-type="string">
            <text:p text:style-name="ubuntu_5f_mono_5f_8">наверху, высоко</text:p>
          </table:table-cell>
          <table:table-cell table:style-name="Таблица11.C2" office:value-type="string">
            <text:p text:style-name="ubuntu_5f_mono_5f_8">elle est en haut de l'immeuble (здания)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jusqu'à</text:p>
          </table:table-cell>
          <table:table-cell table:style-name="Таблица11.A2" office:value-type="string">
            <text:p text:style-name="ubuntu_5f_mono_5f_8">до</text:p>
          </table:table-cell>
          <table:table-cell table:style-name="Таблица11.C2" office:value-type="string">
            <text:p text:style-name="ubuntu_5f_mono_5f_8">jusqu'à quand? (до какого срока?)</text:p>
            <text:p text:style-name="ubuntu_5f_mono_5f_8">Il a fait beau jusqu'à midi (до полудня была хорошая погода)</text:p>
            <text:p text:style-name="ubuntu_5f_mono_5f_8">Il vient <text:s/>jusqu'à nous (он идет до нас)</text:p>
            <text:p text:style-name="ubuntu_5f_mono_5f_8">La fête dure jusqu'a cinq heures</text:p>
            <text:p text:style-name="ubuntu_5f_mono_5f_8">elle sait compter jusqu'à cinquante</text:p>
            <text:p text:style-name="ubuntu_5f_mono_5f_8">jusqu'<text:span text:style-name="T2">à</text:span> mes trente ans, j'ai v<text:span text:style-name="T2">é</text:span>cu dans une maison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jusque</text:p>
          </table:table-cell>
          <table:table-cell table:style-name="Таблица11.A2" office:value-type="string">
            <text:p text:style-name="ubuntu_5f_mono_5f_8">до</text:p>
          </table:table-cell>
          <table:table-cell table:style-name="Таблица11.C2" office:value-type="string">
            <text:p text:style-name="ubuntu_5f_mono_5f_8">jusque tard dans la nuit (до поздней ночи)</text:p>
            <text:p text:style-name="ubuntu_5f_mono_5f_8">je vais jusque chez ma fille (я иду до моей дочери)</text:p>
            <text:p text:style-name="ubuntu_5f_mono_5f_8">Pouvez-vous nous attendre jusque vers midi?</text:p>
            <text:p text:style-name="ubuntu_5f_mono_5f_8">Nous marchons jusque chez la femme</text:p>
            <text:p text:style-name="ubuntu_5f_mono_5f_8">Jusque là, tout va bien (до этого момента всё хорошо)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loin de</text:p>
          </table:table-cell>
          <table:table-cell table:style-name="Таблица11.A2" office:value-type="string">
            <text:p text:style-name="ubuntu_5f_mono_5f_8">далеко</text:p>
          </table:table-cell>
          <table:table-cell table:style-name="Таблица11.C2" office:value-type="string">
            <text:p text:style-name="ubuntu_5f_mono_5f_8">Son fils est loin de lui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au milieu de</text:p>
          </table:table-cell>
          <table:table-cell table:style-name="Таблица11.A2" office:value-type="string">
            <text:p text:style-name="ubuntu_5f_mono_5f_8"/>
          </table:table-cell>
          <table:table-cell table:style-name="Таблица11.C2" office:value-type="string">
            <text:p text:style-name="ubuntu_5f_mono_5f_8">on l'a trouvé au milieu de nulle part<text:span text:style-name="T111"> (мы это нашли неизвестно где)</text:span></text:p>
            <text:p text:style-name="ubuntu_5f_mono_5f_8">elle a trouvé une souris au milieu de sa chambre</text:p>
            <text:p text:style-name="ubuntu_5f_mono_5f_8">la d<text:span text:style-name="T2">é</text:span>cision va prendre effet au milieu de l'ann<text:span text:style-name="T2">é</text:span>e prochaine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moins de</text:p>
          </table:table-cell>
          <table:table-cell table:style-name="Таблица11.A2" office:value-type="string">
            <text:p text:style-name="ubuntu_5f_mono_5f_8"/>
          </table:table-cell>
          <table:table-cell table:style-name="Таблица11.C2" office:value-type="string">
            <text:p text:style-name="ubuntu_5f_mono_5f_8">il possède moins de chevaux que son voisin</text:p>
            <text:p text:style-name="ubuntu_5f_mono_5f_8">Nous avons <text:span text:style-name="T110">moins de</text:span> temps que nous le croyions (чем мы думали)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pas moins de</text:p>
          </table:table-cell>
          <table:table-cell table:style-name="Таблица11.A2" office:value-type="string">
            <text:p text:style-name="ubuntu_5f_mono_5f_8">не меньше</text:p>
          </table:table-cell>
          <table:table-cell table:style-name="Таблица11.C2" office:value-type="string">
            <text:p text:style-name="ubuntu_5f_mono_5f_8">l'an dernier (в прошлом году) j'ai lu pas moins de vingt livres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plein de</text:p>
          </table:table-cell>
          <table:table-cell table:style-name="Таблица11.A2" office:value-type="string">
            <text:p text:style-name="ubuntu_5f_mono_5f_8">полно, много</text:p>
          </table:table-cell>
          <table:table-cell table:style-name="Таблица11.C2" office:value-type="string">
            <text:p text:style-name="ubuntu_5f_mono_5f_8">Les enfants ont plein de frites (картофеля фри)</text:p>
            <text:p text:style-name="ubuntu_5f_mono_5f_8">Nous avons plein de légumes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plus de</text:p>
          </table:table-cell>
          <table:table-cell table:style-name="Таблица11.A2" office:value-type="string">
            <text:p text:style-name="ubuntu_5f_mono_5f_8"/>
          </table:table-cell>
          <table:table-cell table:style-name="Таблица11.C2" office:value-type="string">
            <text:p text:style-name="ubuntu_5f_mono_5f_8">parmi mes chaussettes, il y a plus de noires que de blanches</text:p>
            <text:p text:style-name="ubuntu_5f_mono_5f_8">j'ai eu beaucoup plus de chance que lui</text:p>
            <text:p text:style-name="ubuntu_5f_mono_5f_8">Dux fois plus de femmes que d'hommes travaillent à la maison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près de</text:p>
          </table:table-cell>
          <table:table-cell table:style-name="Таблица11.A2" office:value-type="string">
            <text:p text:style-name="ubuntu_5f_mono_5f_8">около, рядом</text:p>
          </table:table-cell>
          <table:table-cell table:style-name="Таблица11.C2" office:value-type="string">
            <text:p text:style-name="ubuntu_5f_mono_5f_8">le pont est près de la tour (мост около башни)</text:p>
            <text:p text:style-name="ubuntu_5f_mono_5f_8">La lettre est <text:s/><text:span text:style-name="T109">près de</text:span> mes livres</text:p>
            <text:p text:style-name="ubuntu_5f_mono_5f_8">la fille dort pr<text:span text:style-name="T2">è</text:span>s de son chat</text:p>
            <text:p text:style-name="ubuntu_5f_mono_5f_8">Elle habite pr<text:span text:style-name="T2">è</text:span>s de Paris en banlieue (в пригороде)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en train de</text:p>
          </table:table-cell>
          <table:table-cell table:style-name="Таблица11.A2" office:value-type="string">
            <text:p text:style-name="ubuntu_5f_mono_5f_8">сейчас</text:p>
          </table:table-cell>
          <table:table-cell table:style-name="Таблица11.C2" office:value-type="string">
            <text:p text:style-name="ubuntu_5f_mono_5f_8">qu'es-tu en train de me dire? (что ты мне говоришь)</text:p>
            <text:p text:style-name="ubuntu_5f_mono_5f_8">Je suis en train de lire un magazine anglais</text:p>
            <text:p text:style-name="ubuntu_5f_mono_5f_8">Non<text:span text:style-name="T122">,</text:span> nous ne sommes pas en train de travailler en ce moment</text:p>
          </table:table-cell>
        </table:table-row>
        <table:table-row table:style-name="Таблица11.1">
          <table:table-cell table:style-name="Таблица11.A2" office:value-type="string">
            <text:p text:style-name="ubuntu_5f_mono_5f_8">à travers</text:p>
          </table:table-cell>
          <table:table-cell table:style-name="Таблица11.A2" office:value-type="string">
            <text:p text:style-name="ubuntu_5f_mono_5f_8">через, сквозь</text:p>
          </table:table-cell>
          <table:table-cell table:style-name="Таблица11.C2" office:value-type="string">
            <text:p text:style-name="ubuntu_5f_mono_5f_8">il marche à travers sa chambre</text:p>
            <text:p text:style-name="ubuntu_5f_mono_5f_8">elle voit <text:span text:style-name="T2">à</text:span> travers les rideaux (через шторы)</text:p>
            <text:p text:style-name="ubuntu_5f_mono_5f_8">le m<text:span text:style-name="T2">é</text:span>chant gar<text:span text:style-name="T2">ç</text:span>on lance son livre <text:span text:style-name="T2">à</text:span> travers la pi<text:span text:style-name="T2">è</text:span>ce (злой мальчик кидает свою книгу через комнату)</text:p>
          </table:table-cell>
        </table:table-row>
      </table:table>
      <text:p text:style-name="P272"/>
      <text:p text:style-name="P314">La nature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164">l'air</text:p>
          </table:table-cell>
          <table:table-cell table:style-name="Таблица14.A1" office:value-type="string">
            <text:p text:style-name="P164">воздух</text:p>
          </table:table-cell>
          <table:table-cell table:style-name="Таблица14.C1" office:value-type="string">
            <text:p text:style-name="P164">l'oiseau est dans l'air</text:p>
            <text:p text:style-name="P164">L'air est pur ici</text:p>
          </table:table-cell>
        </table:table-row>
        <table:table-row table:style-name="Таблица14.1">
          <table:table-cell table:style-name="Таблица14.A2" office:value-type="string">
            <text:p text:style-name="P164"><text:span text:style-name="T139">un </text:span>arbre</text:p>
          </table:table-cell>
          <table:table-cell table:style-name="Таблица14.A2" office:value-type="string">
            <text:p text:style-name="P164">дерево</text:p>
          </table:table-cell>
          <table:table-cell table:style-name="Таблица14.C2" office:value-type="string">
            <text:p text:style-name="P170">c'est l'arbre qui cache la forêt</text:p>
          </table:table-cell>
        </table:table-row>
        <table:table-row table:style-name="Таблица14.1">
          <table:table-cell table:style-name="Таблица14.A2" office:value-type="string">
            <text:p text:style-name="P169">une chaleur</text:p>
          </table:table-cell>
          <table:table-cell table:style-name="Таблица14.A2" office:value-type="string">
            <text:p text:style-name="P169">жара, тепло</text:p>
          </table:table-cell>
          <table:table-cell table:style-name="Таблица14.C2" office:value-type="string">
            <text:p text:style-name="P169">ici, la chaleur est trop forte</text:p>
            <text:p text:style-name="P170">La chaleur du soleil tombe sur le champ (теплота солнца падает на поле)</text:p>
          </table:table-cell>
        </table:table-row>
        <table:table-row table:style-name="Таблица14.1">
          <table:table-cell table:style-name="Таблица14.A2" office:value-type="string">
            <text:p text:style-name="P164">champ</text:p>
          </table:table-cell>
          <table:table-cell table:style-name="Таблица14.A2" office:value-type="string">
            <text:p text:style-name="P164">поле</text:p>
          </table:table-cell>
          <table:table-cell table:style-name="Таблица14.C2" office:value-type="string">
            <text:p text:style-name="P164">les champs sont jaunes</text:p>
            <text:p text:style-name="P164">Des hommes travaillent aux champs</text:p>
          </table:table-cell>
        </table:table-row>
        <table:table-row table:style-name="Таблица14.1">
          <table:table-cell table:style-name="Таблица14.A2" office:value-type="string">
            <text:p text:style-name="P164">le ciel</text:p>
          </table:table-cell>
          <table:table-cell table:style-name="Таблица14.A2" office:value-type="string">
            <text:p text:style-name="P164">небо</text:p>
          </table:table-cell>
          <table:table-cell table:style-name="Таблица14.C2" office:value-type="string">
            <text:p text:style-name="P164">le ciel est gris (bleu)</text:p>
          </table:table-cell>
        </table:table-row>
        <table:table-row table:style-name="Таблица14.1">
          <table:table-cell table:style-name="Таблица14.A2" office:value-type="string">
            <text:p text:style-name="P176">le climat</text:p>
          </table:table-cell>
          <table:table-cell table:style-name="Таблица14.A2" office:value-type="string">
            <text:p text:style-name="P176">климат</text:p>
          </table:table-cell>
          <table:table-cell table:style-name="Таблица14.C2" office:value-type="string">
            <text:p text:style-name="P176">le climat est agr<text:span text:style-name="T2">é</text:span>able (приятный)</text:p>
          </table:table-cell>
        </table:table-row>
        <table:table-row table:style-name="Таблица14.1">
          <table:table-cell table:style-name="Таблица14.A2" office:value-type="string">
            <text:p text:style-name="P185">une électricité</text:p>
          </table:table-cell>
          <table:table-cell table:style-name="Таблица14.A2" office:value-type="string">
            <text:p text:style-name="P185">электричество</text:p>
          </table:table-cell>
          <table:table-cell table:style-name="Таблица14.C2" office:value-type="string">
            <text:p text:style-name="P185">l'électricité est tr<text:span text:style-name="T2">è</text:span>s utile</text:p>
            <text:p text:style-name="P185">ils peuvent aussi utiliser l'électricité</text:p>
          </table:table-cell>
        </table:table-row>
        <table:table-row table:style-name="Таблица14.1">
          <table:table-cell table:style-name="Таблица14.A2" office:value-type="string">
            <text:p text:style-name="P164">un élément</text:p>
          </table:table-cell>
          <table:table-cell table:style-name="Таблица14.A2" office:value-type="string">
            <text:p text:style-name="P164">элемент</text:p>
          </table:table-cell>
          <table:table-cell table:style-name="Таблица14.C2" office:value-type="string">
            <text:p text:style-name="P164">le feu est un élément</text:p>
          </table:table-cell>
        </table:table-row>
        <table:table-row table:style-name="Таблица14.1">
          <table:table-cell table:style-name="Таблица14.A2" office:value-type="string">
            <text:p text:style-name="P176">un environnement</text:p>
          </table:table-cell>
          <table:table-cell table:style-name="Таблица14.A2" office:value-type="string">
            <text:p text:style-name="P176">окр.среда</text:p>
          </table:table-cell>
          <table:table-cell table:style-name="Таблица14.C2" office:value-type="string">
            <text:p text:style-name="P176">Nous devons essayer (пытаться) de prot<text:span text:style-name="T2">é</text:span>ger notre environnement</text:p>
            <text:p text:style-name="P176">C'est bon pour l'environnement</text:p>
          </table:table-cell>
        </table:table-row>
        <table:table-row table:style-name="Таблица14.1">
          <table:table-cell table:style-name="Таблица14.A2" office:value-type="string">
            <text:p text:style-name="P164">une espèce</text:p>
          </table:table-cell>
          <table:table-cell table:style-name="Таблица14.A2" office:value-type="string">
            <text:p text:style-name="P164">вид</text:p>
          </table:table-cell>
          <table:table-cell table:style-name="Таблица14.C2" office:value-type="string">
            <text:p text:style-name="P164">Cette espèce est très rare</text:p>
          </table:table-cell>
        </table:table-row>
        <table:table-row table:style-name="Таблица14.1">
          <table:table-cell table:style-name="Таблица14.A2" office:value-type="string">
            <text:p text:style-name="P175">une étoile</text:p>
          </table:table-cell>
          <table:table-cell table:style-name="Таблица14.A2" office:value-type="string">
            <text:p text:style-name="P175">звезда</text:p>
          </table:table-cell>
          <table:table-cell table:style-name="Таблица14.C2" office:value-type="string">
            <text:p text:style-name="P175">Ce n'est pas une <text:span text:style-name="T2">é</text:span>toile</text:p>
          </table:table-cell>
        </table:table-row>
        <table:table-row table:style-name="Таблица14.1">
          <table:table-cell table:style-name="Таблица14.A2" office:value-type="string">
            <text:p text:style-name="P164">un feu</text:p>
          </table:table-cell>
          <table:table-cell table:style-name="Таблица14.A2" office:value-type="string">
            <text:p text:style-name="P164">огонь</text:p>
          </table:table-cell>
          <table:table-cell table:style-name="Таблица14.C2" office:value-type="string">
            <text:p text:style-name="P164">avez-vous du feu?</text:p>
          </table:table-cell>
        </table:table-row>
        <table:table-row table:style-name="Таблица14.1">
          <table:table-cell table:style-name="Таблица14.A2" office:value-type="string">
            <text:p text:style-name="P164">une fleur</text:p>
          </table:table-cell>
          <table:table-cell table:style-name="Таблица14.A2" office:value-type="string">
            <text:p text:style-name="P164">цветок</text:p>
          </table:table-cell>
          <table:table-cell table:style-name="Таблица14.C2" office:value-type="string">
            <text:p text:style-name="P164">c'est la même fleur</text:p>
            <text:p text:style-name="P167">C'est le printemps, les arbres sont en fleurs (в цвету)</text:p>
            <text:p text:style-name="P167">Cette fleur est jaune, mais toutes les autres sont bleues</text:p>
            <text:p text:style-name="P170">Las fleurs sont les leurs (принадлежат им)</text:p>
          </table:table-cell>
        </table:table-row>
        <table:table-row table:style-name="Таблица14.1">
          <table:table-cell table:style-name="Таблица14.A2" office:value-type="string">
            <text:p text:style-name="P175">le fleuve</text:p>
          </table:table-cell>
          <table:table-cell table:style-name="Таблица14.A2" office:value-type="string">
            <text:p text:style-name="P175">река</text:p>
          </table:table-cell>
          <table:table-cell table:style-name="Таблица14.C2" office:value-type="string">
            <text:p text:style-name="P175">le fleuve est dangereux (опасна)</text:p>
            <text:p text:style-name="P175">Ce fleuve est le plus large d'Europe (самая широкая)</text:p>
            <text:p text:style-name="P175">Sur chaque fleuve il y avait un pont</text:p>
          </table:table-cell>
        </table:table-row>
        <table:table-row table:style-name="Таблица14.1">
          <table:table-cell table:style-name="Таблица14.A2" office:value-type="string">
            <text:p text:style-name="P170">une forêt</text:p>
          </table:table-cell>
          <table:table-cell table:style-name="Таблица14.A2" office:value-type="string">
            <text:p text:style-name="P170">лес</text:p>
          </table:table-cell>
          <table:table-cell table:style-name="Таблица14.C2" office:value-type="string">
            <text:p text:style-name="P170">la forêt est verte</text:p>
            <text:p text:style-name="P174">Nous sommes allés nous promener dans la forêt (прогуляться)</text:p>
          </table:table-cell>
        </table:table-row>
        <table:table-row table:style-name="Таблица14.1">
          <table:table-cell table:style-name="Таблица14.A2" office:value-type="string">
            <text:p text:style-name="P175">une fumée</text:p>
          </table:table-cell>
          <table:table-cell table:style-name="Таблица14.A2" office:value-type="string">
            <text:p text:style-name="P175">дым</text:p>
          </table:table-cell>
          <table:table-cell table:style-name="Таблица14.C2" office:value-type="string">
            <text:p text:style-name="P175">la fum<text:span text:style-name="T2">é</text:span>e est noire</text:p>
          </table:table-cell>
        </table:table-row>
        <table:table-row table:style-name="Таблица14.1">
          <table:table-cell table:style-name="Таблица14.A2" office:value-type="string">
            <text:p text:style-name="P174">une graine</text:p>
          </table:table-cell>
          <table:table-cell table:style-name="Таблица14.A2" office:value-type="string">
            <text:p text:style-name="P174">семя, семечко</text:p>
          </table:table-cell>
          <table:table-cell table:style-name="Таблица14.C2" office:value-type="string">
            <text:p text:style-name="P174">les fruits portent des graines</text:p>
            <text:p text:style-name="P176">O<text:span text:style-name="T2">ù</text:span> as-tu trouv<text:span text:style-name="T2">é</text:span> ces petites graines vertes?</text:p>
          </table:table-cell>
        </table:table-row>
        <table:table-row table:style-name="Таблица14.1">
          <table:table-cell table:style-name="Таблица14.A2" office:value-type="string">
            <text:p text:style-name="P168">une herbe</text:p>
          </table:table-cell>
          <table:table-cell table:style-name="Таблица14.A2" office:value-type="string">
            <text:p text:style-name="P168">трава</text:p>
          </table:table-cell>
          <table:table-cell table:style-name="Таблица14.C2" office:value-type="string">
            <text:p text:style-name="P168">Elle marchent sur l'herbe</text:p>
            <text:p text:style-name="P170">Ailleurs, l'herbe est plus verte (В другом месте трава зеленей)</text:p>
          </table:table-cell>
        </table:table-row>
        <table:table-row table:style-name="Таблица14.1">
          <table:table-cell table:style-name="Таблица14.A2" office:value-type="string">
            <text:p text:style-name="P176">le lac</text:p>
          </table:table-cell>
          <table:table-cell table:style-name="Таблица14.A2" office:value-type="string">
            <text:p text:style-name="P176">озеро</text:p>
          </table:table-cell>
          <table:table-cell table:style-name="Таблица14.C2" office:value-type="string">
            <text:p text:style-name="P176">le lac est tr<text:span text:style-name="T2">è</text:span>s profond (глубокое)</text:p>
            <text:p text:style-name="P176">Les lacs d'Allemagne</text:p>
          </table:table-cell>
        </table:table-row>
        <table:table-row table:style-name="Таблица14.1">
          <table:table-cell table:style-name="Таблица14.A2" office:value-type="string">
            <text:p text:style-name="P168">la Lune</text:p>
          </table:table-cell>
          <table:table-cell table:style-name="Таблица14.A2" office:value-type="string">
            <text:p text:style-name="P168">Луна</text:p>
          </table:table-cell>
          <table:table-cell table:style-name="Таблица14.C2" office:value-type="string">
            <text:p text:style-name="P168">je vois la Lune</text:p>
            <text:p text:style-name="P168">en automne, la Lune est belle</text:p>
          </table:table-cell>
        </table:table-row>
        <table:table-row table:style-name="Таблица14.1">
          <table:table-cell table:style-name="Таблица14.A2" office:value-type="string">
            <text:p text:style-name="P164">une mer</text:p>
          </table:table-cell>
          <table:table-cell table:style-name="Таблица14.A2" office:value-type="string">
            <text:p text:style-name="P164">море</text:p>
          </table:table-cell>
          <table:table-cell table:style-name="Таблица14.C2" office:value-type="string">
            <text:p text:style-name="P164"/>
          </table:table-cell>
        </table:table-row>
        <table:table-row table:style-name="Таблица14.1">
          <table:table-cell table:style-name="Таблица14.A2" office:value-type="string">
            <text:p text:style-name="P175">le montagne</text:p>
          </table:table-cell>
          <table:table-cell table:style-name="Таблица14.A2" office:value-type="string">
            <text:p text:style-name="P175">гора</text:p>
          </table:table-cell>
          <table:table-cell table:style-name="Таблица14.C2" office:value-type="string">
            <text:p text:style-name="P164"/>
          </table:table-cell>
        </table:table-row>
        <table:table-row table:style-name="Таблица14.1">
          <table:table-cell table:style-name="Таблица14.A2" office:value-type="string">
            <text:p text:style-name="P164">la nature</text:p>
          </table:table-cell>
          <table:table-cell table:style-name="Таблица14.A2" office:value-type="string">
            <text:p text:style-name="P164">природа</text:p>
          </table:table-cell>
          <table:table-cell table:style-name="Таблица14.C2" office:value-type="string">
            <text:p text:style-name="P164">Pourquoi la nature est-elle polluée?</text:p>
          </table:table-cell>
        </table:table-row>
        <table:table-row table:style-name="Таблица14.1">
          <table:table-cell table:style-name="Таблица14.A2" office:value-type="string">
            <text:p text:style-name="P174">la neige</text:p>
          </table:table-cell>
          <table:table-cell table:style-name="Таблица14.A2" office:value-type="string">
            <text:p text:style-name="P174">снег</text:p>
          </table:table-cell>
          <table:table-cell table:style-name="Таблица14.C2" office:value-type="string">
            <text:p text:style-name="P174">Attention! La neige est jaune!</text:p>
          </table:table-cell>
        </table:table-row>
        <table:table-row table:style-name="Таблица14.1">
          <table:table-cell table:style-name="Таблица14.A2" office:value-type="string">
            <text:p text:style-name="P174">neiger</text:p>
          </table:table-cell>
          <table:table-cell table:style-name="Таблица14.A2" office:value-type="string">
            <text:p text:style-name="P175">снежжить</text:p>
          </table:table-cell>
          <table:table-cell table:style-name="Таблица14.C2" office:value-type="string">
            <text:p text:style-name="P174">il a commencé à neiger</text:p>
            <text:p text:style-name="P176">Il vient de neiger (только что пошел снег)</text:p>
            <text:p text:style-name="P176">D'apr<text:span text:style-name="T2">è</text:span>s mon oncle, il va neiger demain (По мнению моего дяди, завтра будет снег)</text:p>
            <text:p text:style-name="P185">D'apr<text:span text:style-name="T2">è</text:span>s la radio, il va neiger demain (по сообщению радио)</text:p>
          </table:table-cell>
        </table:table-row>
        <table:table-row table:style-name="Таблица14.1">
          <table:table-cell table:style-name="Таблица14.A2" office:value-type="string">
            <text:p text:style-name="P175">le nuage</text:p>
          </table:table-cell>
          <table:table-cell table:style-name="Таблица14.A2" office:value-type="string">
            <text:p text:style-name="P175">облако</text:p>
          </table:table-cell>
          <table:table-cell table:style-name="Таблица14.C2" office:value-type="string">
            <text:p text:style-name="P174"/>
          </table:table-cell>
        </table:table-row>
        <table:table-row table:style-name="Таблица14.1">
          <table:table-cell table:style-name="Таблица14.A2" office:value-type="string">
            <text:p text:style-name="P175">un oc<text:span text:style-name="T2">é</text:span>an</text:p>
          </table:table-cell>
          <table:table-cell table:style-name="Таблица14.A2" office:value-type="string">
            <text:p text:style-name="P175">океан</text:p>
          </table:table-cell>
          <table:table-cell table:style-name="Таблица14.C2" office:value-type="string">
            <text:p text:style-name="P175">l'oc<text:span text:style-name="T2">é</text:span>an <text:span text:style-name="T2">é</text:span>tait calme</text:p>
          </table:table-cell>
        </table:table-row>
        <table:table-row table:style-name="Таблица14.1">
          <table:table-cell table:style-name="Таблица14.A2" office:value-type="string">
            <text:p text:style-name="P175">le paysage</text:p>
          </table:table-cell>
          <table:table-cell table:style-name="Таблица14.A2" office:value-type="string">
            <text:p text:style-name="P175">пейзаж</text:p>
          </table:table-cell>
          <table:table-cell table:style-name="Таблица14.C2" office:value-type="string">
            <text:p text:style-name="P175">je regarde le paysage</text:p>
            <text:p text:style-name="P175">Le paysage est magnifique (великолепный)</text:p>
          </table:table-cell>
        </table:table-row>
        <table:table-row table:style-name="Таблица14.1">
          <table:table-cell table:style-name="Таблица14.A2" office:value-type="string">
            <text:p text:style-name="P175">la plan<text:span text:style-name="T2">è</text:span>te</text:p>
          </table:table-cell>
          <table:table-cell table:style-name="Таблица14.A2" office:value-type="string">
            <text:p text:style-name="P175">планета</text:p>
          </table:table-cell>
          <table:table-cell table:style-name="Таблица14.C2" office:value-type="string">
            <text:p text:style-name="P175">la plan<text:span text:style-name="T2">è</text:span>te est en danger</text:p>
          </table:table-cell>
        </table:table-row>
        <table:table-row table:style-name="Таблица14.1">
          <table:table-cell table:style-name="Таблица14.A2" office:value-type="string">
            <text:p text:style-name="P176">la plante</text:p>
          </table:table-cell>
          <table:table-cell table:style-name="Таблица14.A2" office:value-type="string">
            <text:p text:style-name="P176">растение</text:p>
          </table:table-cell>
          <table:table-cell table:style-name="Таблица14.C2" office:value-type="string">
            <text:p text:style-name="P185">Mon p<text:span text:style-name="T2">è</text:span>re conna<text:span text:style-name="T2">î</text:span>t bien les plantes</text:p>
          </table:table-cell>
        </table:table-row>
        <table:table-row table:style-name="Таблица14.1">
          <table:table-cell table:style-name="Таблица14.A2" office:value-type="string">
            <text:p text:style-name="P170">pleuvoir</text:p>
          </table:table-cell>
          <table:table-cell table:style-name="Таблица14.A2" office:value-type="string">
            <text:p text:style-name="P175">дождить</text:p>
          </table:table-cell>
          <table:table-cell table:style-name="Таблица14.C2" office:value-type="string">
            <text:p text:style-name="P170">je pense qu'il va pleuvoir aujourd'hui</text:p>
            <text:p text:style-name="P174">Il s'est arrêté de pleuvoir (дождь прекратился)</text:p>
            <text:p text:style-name="P185">Il va pleuvoir samedi (cet apr<text:span text:style-name="T2">è</text:span>s-midi)</text:p>
          </table:table-cell>
        </table:table-row>
        <table:table-row table:style-name="Таблица14.1">
          <table:table-cell table:style-name="Таблица14.A2" office:value-type="string">
            <text:p text:style-name="P169">la pluie</text:p>
          </table:table-cell>
          <table:table-cell table:style-name="Таблица14.A2" office:value-type="string">
            <text:p text:style-name="P169">дождь</text:p>
          </table:table-cell>
          <table:table-cell table:style-name="Таблица14.C2" office:value-type="string">
            <text:p text:style-name="P170">La pluie est rare dans ce pays</text:p>
          </table:table-cell>
        </table:table-row>
        <table:table-row table:style-name="Таблица14.1">
          <table:table-cell table:style-name="Таблица14.A2" office:value-type="string">
            <text:p text:style-name="P164">pollué</text:p>
          </table:table-cell>
          <table:table-cell table:style-name="Таблица14.A2" office:value-type="string">
            <text:p text:style-name="P164">загрязнённый</text:p>
          </table:table-cell>
          <table:table-cell table:style-name="Таблица14.C2" office:value-type="string">
            <text:p text:style-name="P164">l'air est polué</text:p>
            <text:p text:style-name="P164">Notre eau n'est pas polluée</text:p>
          </table:table-cell>
        </table:table-row>
        <table:table-row table:style-name="Таблица14.1">
          <table:table-cell table:style-name="Таблица14.A2" office:value-type="string">
            <text:p text:style-name="P176">la pollution</text:p>
          </table:table-cell>
          <table:table-cell table:style-name="Таблица14.A2" office:value-type="string">
            <text:p text:style-name="P176">загрязнение</text:p>
          </table:table-cell>
          <table:table-cell table:style-name="Таблица14.C2" office:value-type="string">
            <text:p text:style-name="P176">la pollution peut diminuer (уменьшиться)</text:p>
            <text:p text:style-name="P176">La pollution est un danger pour la plan<text:span text:style-name="T2">è</text:span>te</text:p>
          </table:table-cell>
        </table:table-row>
        <table:table-row table:style-name="Таблица14.1">
          <table:table-cell table:style-name="Таблица14.A2" office:value-type="string">
            <text:p text:style-name="P175">la rivière</text:p>
          </table:table-cell>
          <table:table-cell table:style-name="Таблица14.A2" office:value-type="string">
            <text:p text:style-name="P175">река</text:p>
          </table:table-cell>
          <table:table-cell table:style-name="Таблица14.C2" office:value-type="string">
            <text:p text:style-name="P175">la rivi<text:span text:style-name="T2">è</text:span>re est tr<text:span text:style-name="T2">è</text:span>s large</text:p>
          </table:table-cell>
        </table:table-row>
        <table:table-row table:style-name="Таблица14.1">
          <table:table-cell table:style-name="Таблица14.A2" office:value-type="string">
            <text:p text:style-name="P168">une rose</text:p>
          </table:table-cell>
          <table:table-cell table:style-name="Таблица14.A2" office:value-type="string">
            <text:p text:style-name="P168">роза</text:p>
          </table:table-cell>
          <table:table-cell table:style-name="Таблица14.C2" office:value-type="string">
            <text:p text:style-name="P170">vous vedez des roses</text:p>
            <text:p text:style-name="P170">l'homme offre des roses</text:p>
          </table:table-cell>
        </table:table-row>
        <table:table-row table:style-name="Таблица14.1">
          <table:table-cell table:style-name="Таблица14.A2" office:value-type="string">
            <text:p text:style-name="P164">le sol</text:p>
          </table:table-cell>
          <table:table-cell table:style-name="Таблица14.A2" office:value-type="string">
            <text:p text:style-name="P164">почва</text:p>
          </table:table-cell>
          <table:table-cell table:style-name="Таблица14.C2" office:value-type="string">
            <text:p text:style-name="P164">Le sol est rouge</text:p>
            <text:p text:style-name="P167">Il dort sur le sol</text:p>
          </table:table-cell>
        </table:table-row>
        <table:table-row table:style-name="Таблица14.1">
          <table:table-cell table:style-name="Таблица14.A2" office:value-type="string">
            <text:p text:style-name="P164">le soleil</text:p>
          </table:table-cell>
          <table:table-cell table:style-name="Таблица14.A2" office:value-type="string">
            <text:p text:style-name="P164">солнце</text:p>
          </table:table-cell>
          <table:table-cell table:style-name="Таблица14.C2" office:value-type="string">
            <text:p text:style-name="P164">les chats aiment jouer au soleil</text:p>
          </table:table-cell>
        </table:table-row>
        <text:soft-page-break/>
        <table:table-row table:style-name="Таблица14.1">
          <table:table-cell table:style-name="Таблица14.A2" office:value-type="string">
            <text:p text:style-name="P174">le sommet</text:p>
          </table:table-cell>
          <table:table-cell table:style-name="Таблица14.A2" office:value-type="string">
            <text:p text:style-name="P174">вершина</text:p>
          </table:table-cell>
          <table:table-cell table:style-name="Таблица14.C2" office:value-type="string">
            <text:p text:style-name="P174">le sommet est trop haut</text:p>
            <text:p text:style-name="P175">Il est au sommet de la montagne</text:p>
          </table:table-cell>
        </table:table-row>
        <table:table-row table:style-name="Таблица14.1">
          <table:table-cell table:style-name="Таблица14.A2" office:value-type="string">
            <text:p text:style-name="P176">la source</text:p>
          </table:table-cell>
          <table:table-cell table:style-name="Таблица14.A2" office:value-type="string">
            <text:p text:style-name="P176">источник</text:p>
          </table:table-cell>
          <table:table-cell table:style-name="Таблица14.C2" office:value-type="string">
            <text:p text:style-name="P185">j'ai mes sources (у меня свои источники)</text:p>
          </table:table-cell>
        </table:table-row>
        <table:table-row table:style-name="Таблица14.1">
          <table:table-cell table:style-name="Таблица14.A2" office:value-type="string">
            <text:p text:style-name="P176">la temp<text:span text:style-name="T2">ê</text:span>te</text:p>
          </table:table-cell>
          <table:table-cell table:style-name="Таблица14.A2" office:value-type="string">
            <text:p text:style-name="P176">буря, шторм</text:p>
          </table:table-cell>
          <table:table-cell table:style-name="Таблица14.C2" office:value-type="string">
            <text:p text:style-name="P176">La temp<text:span text:style-name="T2">ê</text:span>te se l<text:span text:style-name="T2">è</text:span>ve (поднимается буря)</text:p>
            <text:p text:style-name="P176">Il va y avoir une temp<text:span text:style-name="T2">ê</text:span>te (будет шторм)</text:p>
          </table:table-cell>
        </table:table-row>
        <table:table-row table:style-name="Таблица14.1">
          <table:table-cell table:style-name="Таблица14.A2" office:value-type="string">
            <text:p text:style-name="P170">une vague</text:p>
          </table:table-cell>
          <table:table-cell table:style-name="Таблица14.A2" office:value-type="string">
            <text:p text:style-name="P170">волна</text:p>
          </table:table-cell>
          <table:table-cell table:style-name="Таблица14.C2" office:value-type="string">
            <text:p text:style-name="P170">Ceci est une vague </text:p>
            <text:p text:style-name="P170">il faut sentir la vague (чувствовать волну)</text:p>
            <text:p text:style-name="P170">Cette vague était énorme</text:p>
          </table:table-cell>
        </table:table-row>
        <table:table-row table:style-name="Таблица14.1">
          <table:table-cell table:style-name="Таблица14.A2" office:value-type="string">
            <text:p text:style-name="P164">le vent</text:p>
          </table:table-cell>
          <table:table-cell table:style-name="Таблица14.A2" office:value-type="string">
            <text:p text:style-name="P164">ветер</text:p>
          </table:table-cell>
          <table:table-cell table:style-name="Таблица14.C2" office:value-type="string">
            <text:p text:style-name="P164">le vent vient du nord (дует с севера)</text:p>
            <text:p text:style-name="P164">Il y avait un vent frais</text:p>
          </table:table-cell>
        </table:table-row>
      </table:table>
      <text:p text:style-name="ubuntu_5f_mono_5f_8"><text:span text:style-name="ubuntu_5f_mono_5f_8"><text:span text:style-name="T145"/></text:span></text:p>
      <text:p text:style-name="ubuntu_5f_mono_5f_8"><text:span text:style-name="ubuntu_5f_mono_5f_8"><text:span text:style-name="T145"/></text:span></text:p>
      <text:p text:style-name="P1"><text:span text:style-name="ubuntu_5f_mono_5f_8"><text:span text:style-name="T145">Материалы</text:span>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190"><text:span text:style-name="ubuntu_5f_mono_5f_8">acier</text:span></text:p>
          </table:table-cell>
          <table:table-cell table:style-name="Таблица15.A1" office:value-type="string">
            <text:p text:style-name="P224"><text:span text:style-name="ubuntu_5f_mono_5f_8">сталь</text:span></text:p>
          </table:table-cell>
          <table:table-cell table:style-name="Таблица15.C1" office:value-type="string">
            <text:p text:style-name="P224"><text:span text:style-name="ubuntu_5f_mono_5f_8">La porte est en acier</text:span></text:p>
          </table:table-cell>
        </table:table-row>
        <table:table-row table:style-name="Таблица15.1">
          <table:table-cell table:style-name="Таблица15.A2" office:value-type="string">
            <text:p text:style-name="P178"><text:span text:style-name="ubuntu_5f_mono_5f_8">argent</text:span></text:p>
          </table:table-cell>
          <table:table-cell table:style-name="Таблица15.A2" office:value-type="string">
            <text:p text:style-name="P182"><text:span text:style-name="ubuntu_5f_mono_5f_8">деньги, серебро</text:span></text:p>
          </table:table-cell>
          <table:table-cell table:style-name="Таблица15.C2" office:value-type="string">
            <text:p text:style-name="P187"><text:span text:style-name="ubuntu_5f_mono_5f_8">c'est en argent</text:span></text:p>
          </table:table-cell>
        </table:table-row>
        <table:table-row table:style-name="Таблица15.1">
          <table:table-cell table:style-name="Таблица15.A2" office:value-type="string">
            <text:p text:style-name="P189"><text:span text:style-name="ubuntu_5f_mono_5f_8">bois</text:span></text:p>
          </table:table-cell>
          <table:table-cell table:style-name="Таблица15.A2" office:value-type="string">
            <text:p text:style-name="P224"><text:span text:style-name="ubuntu_5f_mono_5f_8">дерево</text:span></text:p>
          </table:table-cell>
          <table:table-cell table:style-name="Таблица15.C2" office:value-type="string">
            <text:p text:style-name="P224"><text:span text:style-name="ubuntu_5f_mono_5f_8">Cette table est en bois</text:span></text:p>
            <text:p text:style-name="P225"><text:span text:style-name="ubuntu_5f_mono_5f_8"><text:span text:style-name="T156">L'enfant a un cheval de bois</text:span></text:span></text:p>
          </table:table-cell>
        </table:table-row>
        <table:table-row table:style-name="Таблица15.1">
          <table:table-cell table:style-name="Таблица15.A2" office:value-type="string">
            <text:p text:style-name="P189"><text:span text:style-name="ubuntu_5f_mono_5f_8">cotton</text:span></text:p>
          </table:table-cell>
          <table:table-cell table:style-name="Таблица15.A2" office:value-type="string">
            <text:p text:style-name="P224"><text:span text:style-name="ubuntu_5f_mono_5f_8">хлопок</text:span></text:p>
          </table:table-cell>
          <table:table-cell table:style-name="Таблица15.C2" office:value-type="string">
            <text:p text:style-name="P224"><text:span text:style-name="ubuntu_5f_mono_5f_8">Comme du cotton?</text:span></text:p>
            <text:p text:style-name="P225"><text:span text:style-name="ubuntu_5f_mono_5f_8"><text:span text:style-name="T156">Ma chemise est en cotton</text:span></text:span></text:p>
          </table:table-cell>
        </table:table-row>
        <table:table-row table:style-name="Таблица15.1">
          <table:table-cell table:style-name="Таблица15.A2" office:value-type="string">
            <text:p text:style-name="P189"><text:span text:style-name="ubuntu_5f_mono_5f_8">cuir</text:span></text:p>
          </table:table-cell>
          <table:table-cell table:style-name="Таблица15.A2" office:value-type="string">
            <text:p text:style-name="P224"><text:span text:style-name="ubuntu_5f_mono_5f_8">кожа</text:span></text:p>
          </table:table-cell>
          <table:table-cell table:style-name="Таблица15.C2" office:value-type="string">
            <text:p text:style-name="P224"><text:span text:style-name="ubuntu_5f_mono_5f_8">Ma ceinture est en cuir</text:span></text:p>
            <text:p text:style-name="P224"><text:span text:style-name="ubuntu_5f_mono_5f_8">Elle m'a donné un sac en cuir</text:span></text:p>
          </table:table-cell>
        </table:table-row>
        <table:table-row table:style-name="Таблица15.1">
          <table:table-cell table:style-name="Таблица15.A2" office:value-type="string">
            <text:p text:style-name="P189"><text:span text:style-name="ubuntu_5f_mono_5f_8">cuivre</text:span></text:p>
          </table:table-cell>
          <table:table-cell table:style-name="Таблица15.A2" office:value-type="string">
            <text:p text:style-name="P224"><text:span text:style-name="ubuntu_5f_mono_5f_8">медь</text:span></text:p>
          </table:table-cell>
          <table:table-cell table:style-name="Таблица15.C2" office:value-type="string">
            <text:p text:style-name="P224"><text:span text:style-name="ubuntu_5f_mono_5f_8">C'est du cuivre</text:span></text:p>
            <text:p text:style-name="P224"><text:span text:style-name="ubuntu_5f_mono_5f_8">Elle est verte car (потому что) elle est en cuivre</text:span></text:p>
          </table:table-cell>
        </table:table-row>
        <table:table-row table:style-name="Таблица15.1">
          <table:table-cell table:style-name="Таблица15.A2" office:value-type="string">
            <text:p text:style-name="P190"><text:span text:style-name="ubuntu_5f_mono_5f_8">fer</text:span></text:p>
          </table:table-cell>
          <table:table-cell table:style-name="Таблица15.A2" office:value-type="string">
            <text:p text:style-name="P224"><text:span text:style-name="ubuntu_5f_mono_5f_8">железо</text:span></text:p>
          </table:table-cell>
          <table:table-cell table:style-name="Таблица15.C2" office:value-type="string">
            <text:p text:style-name="P224"><text:span text:style-name="ubuntu_5f_mono_5f_8">le pont est en fer</text:span></text:p>
            <text:p text:style-name="P224"><text:span text:style-name="ubuntu_5f_mono_5f_8">il a un goût de fer (вкус железа)</text:span></text:p>
          </table:table-cell>
        </table:table-row>
        <table:table-row table:style-name="Таблица15.1">
          <table:table-cell table:style-name="Таблица15.A2" office:value-type="string">
            <text:p text:style-name="P190"><text:span text:style-name="ubuntu_5f_mono_5f_8">la glace</text:span></text:p>
          </table:table-cell>
          <table:table-cell table:style-name="Таблица15.A2" office:value-type="string">
            <text:p text:style-name="P224"><text:span text:style-name="ubuntu_5f_mono_5f_8">мороженое</text:span></text:p>
          </table:table-cell>
          <table:table-cell table:style-name="Таблица15.C2" office:value-type="string">
            <text:p text:style-name="P188"><text:span text:style-name="ubuntu_5f_mono_5f_8"><text:span text:style-name="T156">La glace est dure</text:span></text:span></text:p>
            <text:p text:style-name="P188"><text:span text:style-name="ubuntu_5f_mono_5f_8"><text:span text:style-name="T156">La glace ne contient pas de fruits</text:span></text:span></text:p>
          </table:table-cell>
        </table:table-row>
        <table:table-row table:style-name="Таблица15.1">
          <table:table-cell table:style-name="Таблица15.A2" office:value-type="string">
            <text:p text:style-name="P226">la laine</text:p>
          </table:table-cell>
          <table:table-cell table:style-name="Таблица15.A2" office:value-type="string">
            <text:p text:style-name="P226">шерсть</text:p>
          </table:table-cell>
          <table:table-cell table:style-name="Таблица15.C2" office:value-type="string">
            <text:p text:style-name="P226">C'est de la laine</text:p>
            <text:p text:style-name="P226">Ce chat a pris ma laine</text:p>
            <text:p text:style-name="P226">La laine est de bonne qualit<text:span text:style-name="T2">é</text:span></text:p>
          </table:table-cell>
        </table:table-row>
        <table:table-row table:style-name="Таблица15.1">
          <table:table-cell table:style-name="Таблица15.A2" office:value-type="string">
            <text:p text:style-name="P191"><text:span text:style-name="ubuntu_5f_mono_5f_8"><text:span text:style-name="T156">le m</text:span></text:span><text:span text:style-name="ubuntu_5f_mono_5f_8"><text:span text:style-name="T11">é</text:span></text:span><text:span text:style-name="ubuntu_5f_mono_5f_8"><text:span text:style-name="T44">tal</text:span></text:span></text:p>
            <text:p text:style-name="P190"><text:span text:style-name="ubuntu_5f_mono_5f_8">métaux</text:span></text:p>
          </table:table-cell>
          <table:table-cell table:style-name="Таблица15.A2" office:value-type="string">
            <text:p text:style-name="P224"><text:span text:style-name="ubuntu_5f_mono_5f_8">металлы</text:span></text:p>
          </table:table-cell>
          <table:table-cell table:style-name="Таблица15.C2" office:value-type="string">
            <text:p text:style-name="P224"><text:span text:style-name="ubuntu_5f_mono_5f_8">L'or et l'argent sont des métaux précieux</text:span></text:p>
            <text:p text:style-name="P225"><text:span text:style-name="ubuntu_5f_mono_5f_8"><text:span text:style-name="T156">Il peut </text:span></text:span><text:span text:style-name="ubuntu_5f_mono_5f_8"><text:span text:style-name="T11">ê</text:span></text:span><text:span text:style-name="ubuntu_5f_mono_5f_8"><text:span text:style-name="T44">tre en bois ou en m</text:span></text:span><text:span text:style-name="ubuntu_5f_mono_5f_8"><text:span text:style-name="T11">é</text:span></text:span><text:span text:style-name="ubuntu_5f_mono_5f_8"><text:span text:style-name="T44">tal</text:span></text:span></text:p>
            <text:p text:style-name="P225"><text:span text:style-name="ubuntu_5f_mono_5f_8"><text:span text:style-name="T44">Un m</text:span></text:span><text:span text:style-name="ubuntu_5f_mono_5f_8"><text:span text:style-name="T11">é</text:span></text:span><text:span text:style-name="ubuntu_5f_mono_5f_8"><text:span text:style-name="T44">tal pr</text:span></text:span><text:span text:style-name="ubuntu_5f_mono_5f_8"><text:span text:style-name="T11">é</text:span></text:span><text:span text:style-name="ubuntu_5f_mono_5f_8"><text:span text:style-name="T44">cieux</text:span></text:span></text:p>
          </table:table-cell>
        </table:table-row>
        <table:table-row table:style-name="Таблица15.1">
          <table:table-cell table:style-name="Таблица15.A2" office:value-type="string">
            <text:p text:style-name="P190"><text:span text:style-name="ubuntu_5f_mono_5f_8">or</text:span></text:p>
          </table:table-cell>
          <table:table-cell table:style-name="Таблица15.A2" office:value-type="string">
            <text:p text:style-name="P224"><text:span text:style-name="ubuntu_5f_mono_5f_8">золото</text:span></text:p>
          </table:table-cell>
          <table:table-cell table:style-name="Таблица15.C2" office:value-type="string">
            <text:p text:style-name="P188"><text:span text:style-name="ubuntu_5f_mono_5f_8"><text:span text:style-name="T156">mon p</text:span></text:span><text:span text:style-name="ubuntu_5f_mono_5f_8"><text:span text:style-name="T11">è</text:span></text:span><text:span text:style-name="ubuntu_5f_mono_5f_8"><text:span text:style-name="T44">re est un homme en or</text:span></text:span></text:p>
            <text:p text:style-name="P188"><text:span text:style-name="ubuntu_5f_mono_5f_8"><text:span text:style-name="T44">Cette pi</text:span></text:span><text:span text:style-name="ubuntu_5f_mono_5f_8"><text:span text:style-name="T11">è</text:span></text:span><text:span text:style-name="ubuntu_5f_mono_5f_8"><text:span text:style-name="T44">ce (монета) est en or</text:span></text:span></text:p>
          </table:table-cell>
        </table:table-row>
        <table:table-row table:style-name="Таблица15.1">
          <table:table-cell table:style-name="Таблица15.A2" office:value-type="string">
            <text:p text:style-name="P190"><text:span text:style-name="ubuntu_5f_mono_5f_8">papier</text:span></text:p>
          </table:table-cell>
          <table:table-cell table:style-name="Таблица15.A2" office:value-type="string">
            <text:p text:style-name="P183"><text:span text:style-name="ubuntu_5f_mono_5f_8"><text:span text:style-name="T163">бумага</text:span></text:span></text:p>
          </table:table-cell>
          <table:table-cell table:style-name="Таблица15.C2" office:value-type="string">
            <text:p text:style-name="P224"><text:span text:style-name="ubuntu_5f_mono_5f_8">A-t-elle du papier?</text:span></text:p>
            <text:p text:style-name="P225"><text:span text:style-name="ubuntu_5f_mono_5f_8"><text:span text:style-name="T156">Cette bo</text:span></text:span><text:span text:style-name="ubuntu_5f_mono_5f_8"><text:span text:style-name="T11">î</text:span></text:span><text:span text:style-name="ubuntu_5f_mono_5f_8"><text:span text:style-name="T44">te est fait en papier</text:span></text:span></text:p>
          </table:table-cell>
        </table:table-row>
        <table:table-row table:style-name="Таблица15.1">
          <table:table-cell table:style-name="Таблица15.A2" office:value-type="string">
            <text:p text:style-name="P190"><text:span text:style-name="ubuntu_5f_mono_5f_8">pétrole</text:span></text:p>
          </table:table-cell>
          <table:table-cell table:style-name="Таблица15.A2" office:value-type="string">
            <text:p text:style-name="P224"><text:span text:style-name="ubuntu_5f_mono_5f_8">нефть</text:span></text:p>
          </table:table-cell>
          <table:table-cell table:style-name="Таблица15.C2" office:value-type="string">
            <text:p text:style-name="P224"><text:span text:style-name="ubuntu_5f_mono_5f_8">C'est du pétrole</text:span></text:p>
          </table:table-cell>
        </table:table-row>
        <table:table-row table:style-name="Таблица15.1">
          <table:table-cell table:style-name="Таблица15.A2" office:value-type="string">
            <text:p text:style-name="P190"><text:span text:style-name="ubuntu_5f_mono_5f_8">une pierre</text:span></text:p>
          </table:table-cell>
          <table:table-cell table:style-name="Таблица15.A2" office:value-type="string">
            <text:p text:style-name="P224"><text:span text:style-name="ubuntu_5f_mono_5f_8">камень</text:span></text:p>
          </table:table-cell>
          <table:table-cell table:style-name="Таблица15.C2" office:value-type="string">
            <text:p text:style-name="P224"><text:span text:style-name="ubuntu_5f_mono_5f_8">Le singe lance (кидает) une pierre</text:span></text:p>
            <text:p text:style-name="P224"><text:span text:style-name="ubuntu_5f_mono_5f_8">Il y avait beaucoup de pierres</text:span></text:p>
          </table:table-cell>
        </table:table-row>
        <table:table-row table:style-name="Таблица15.1">
          <table:table-cell table:style-name="Таблица15.A2" office:value-type="string">
            <text:p text:style-name="P226">Le plastique</text:p>
          </table:table-cell>
          <table:table-cell table:style-name="Таблица15.A2" office:value-type="string">
            <text:p text:style-name="P226">пластик</text:p>
          </table:table-cell>
          <table:table-cell table:style-name="Таблица15.C2" office:value-type="string">
            <text:p text:style-name="P226">Ce plastique est vert</text:p>
            <text:p text:style-name="P226">Je n'aime pas le plastique</text:p>
            <text:p text:style-name="P226">Le plastique est fait a partir du p<text:span text:style-name="T2">é</text:span>trole</text:p>
          </table:table-cell>
        </table:table-row>
        <table:table-row table:style-name="Таблица15.1">
          <table:table-cell table:style-name="Таблица15.A2" office:value-type="string">
            <text:p text:style-name="P226">la poussi<text:span text:style-name="T2">è</text:span>re</text:p>
          </table:table-cell>
          <table:table-cell table:style-name="Таблица15.A2" office:value-type="string">
            <text:p text:style-name="P226">пыль</text:p>
          </table:table-cell>
          <table:table-cell table:style-name="Таблица15.C2" office:value-type="string">
            <text:p text:style-name="P226">La poussi<text:span text:style-name="T2">è</text:span>re est par (на) terre</text:p>
            <text:p text:style-name="P226">C'est sec (сухое) comme la poussi<text:span text:style-name="T2">è</text:span>re</text:p>
            <text:p text:style-name="P226">Les livres n'ont pas de poussi<text:span text:style-name="T2">è</text:span>re</text:p>
          </table:table-cell>
        </table:table-row>
        <table:table-row table:style-name="Таблица15.1">
          <table:table-cell table:style-name="Таблица15.A2" office:value-type="string">
            <text:p text:style-name="P179"><text:span text:style-name="ubuntu_5f_mono_5f_8">le sable</text:span></text:p>
          </table:table-cell>
          <table:table-cell table:style-name="Таблица15.A2" office:value-type="string">
            <text:p text:style-name="P182"><text:span text:style-name="ubuntu_5f_mono_5f_8">песок</text:span></text:p>
          </table:table-cell>
          <table:table-cell table:style-name="Таблица15.C2" office:value-type="string">
            <text:p text:style-name="P182"><text:span text:style-name="ubuntu_5f_mono_5f_8">Sur la plage le sable était blanc</text:span></text:p>
          </table:table-cell>
        </table:table-row>
        <table:table-row table:style-name="Таблица15.1">
          <table:table-cell table:style-name="Таблица15.A2" office:value-type="string">
            <text:p text:style-name="P165"><text:span text:style-name="ubuntu_5f_mono_5f_8"/></text:p>
          </table:table-cell>
          <table:table-cell table:style-name="Таблица15.A2" office:value-type="string">
            <text:p text:style-name="P165"><text:span text:style-name="ubuntu_5f_mono_5f_8"/></text:p>
          </table:table-cell>
          <table:table-cell table:style-name="Таблица15.C2" office:value-type="string">
            <text:p text:style-name="P165"><text:span text:style-name="ubuntu_5f_mono_5f_8"/></text:p>
          </table:table-cell>
        </table:table-row>
      </table:table>
      <text:p text:style-name="P273"><text:span text:style-name="ubuntu_5f_mono_5f_8"/></text:p>
      <text:p text:style-name="head11_5f_ubuntu"><text:span text:style-name="ubuntu_5f_mono_5f_8"><text:span text:style-name="T145">Искусство</text:span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177"><text:span text:style-name="ubuntu_5f_mono_5f_8"/></text:p>
          </table:table-cell>
          <table:table-cell table:style-name="Таблица17.A1" office:value-type="string">
            <text:p text:style-name="P177"><text:span text:style-name="ubuntu_5f_mono_5f_8"/></text:p>
          </table:table-cell>
          <table:table-cell table:style-name="Таблица17.C1" office:value-type="string">
            <text:p text:style-name="P186"><text:span text:style-name="ubuntu_5f_mono_5f_8"/></text:p>
          </table:table-cell>
        </table:table-row>
        <table:table-row table:style-name="Таблица17.1">
          <table:table-cell table:style-name="Таблица17.A2" office:value-type="string">
            <text:p text:style-name="P260">la mode</text:p>
          </table:table-cell>
          <table:table-cell table:style-name="Таблица17.A2" office:value-type="string">
            <text:p text:style-name="P177"/>
          </table:table-cell>
          <table:table-cell table:style-name="Таблица17.C2" office:value-type="string">
            <text:p text:style-name="P261">ce n'est plus <text:span text:style-name="T2">à</text:span> la mode</text:p>
            <text:p text:style-name="P261">Les modes de cette ann<text:span text:style-name="T2">é</text:span>e sont compl<text:span text:style-name="T2">è</text:span>tement diff<text:span text:style-name="T2">é</text:span>renres</text:p>
            <text:p text:style-name="P261">C'est <text:span text:style-name="T2">à</text:span> la mode cette ann<text:span text:style-name="T2">é</text:span>e</text:p>
          </table:table-cell>
        </table:table-row>
        <table:table-row table:style-name="Таблица17.1">
          <table:table-cell table:style-name="Таблица17.A2" office:value-type="string">
            <text:p text:style-name="P260">la musique</text:p>
          </table:table-cell>
          <table:table-cell table:style-name="Таблица17.A2" office:value-type="string">
            <text:p text:style-name="P177"/>
          </table:table-cell>
          <table:table-cell table:style-name="Таблица17.C2" office:value-type="string">
            <text:p text:style-name="P261">j'<text:span text:style-name="T2">é</text:span>coute la musique</text:p>
            <text:p text:style-name="P261">La musique est nulle (плохая)</text:p>
          </table:table-cell>
        </table:table-row>
        <table:table-row table:style-name="Таблица17.1">
          <table:table-cell table:style-name="Таблица17.A2" office:value-type="string">
            <text:p text:style-name="P260">la note</text:p>
          </table:table-cell>
          <table:table-cell table:style-name="Таблица17.A2" office:value-type="string">
            <text:p text:style-name="P261">нота, записка</text:p>
          </table:table-cell>
          <table:table-cell table:style-name="Таблица17.C2" office:value-type="string">
            <text:p text:style-name="P261">c'est une note de musique</text:p>
            <text:p text:style-name="P261">Quelle est cette note de musique</text:p>
          </table:table-cell>
        </table:table-row>
        <table:table-row table:style-name="Таблица17.1">
          <table:table-cell table:style-name="Таблица17.A2" office:value-type="string">
            <text:p text:style-name="P260"><text:span text:style-name="T14">une </text:span><text:span text:style-name="T2">œ</text:span>uvre</text:p>
          </table:table-cell>
          <table:table-cell table:style-name="Таблица17.A2" office:value-type="string">
            <text:p text:style-name="P177"/>
          </table:table-cell>
          <table:table-cell table:style-name="Таблица17.C2" office:value-type="string">
            <text:p text:style-name="P261">je regarde les <text:span text:style-name="T2">œ</text:span>uvres des autres</text:p>
            <text:p text:style-name="P261">c'est une grande <text:span text:style-name="T2">œ</text:span>uvre</text:p>
          </table:table-cell>
        </table:table-row>
        <table:table-row table:style-name="Таблица17.1">
          <table:table-cell table:style-name="Таблица17.A2" office:value-type="string">
            <text:p text:style-name="P260">la peinture</text:p>
          </table:table-cell>
          <table:table-cell table:style-name="Таблица17.A2" office:value-type="string">
            <text:p text:style-name="P260">краска</text:p>
          </table:table-cell>
          <table:table-cell table:style-name="Таблица17.C2" office:value-type="string">
            <text:p text:style-name="P261">tu as la peinture</text:p>
            <text:p text:style-name="P261">la peinture est grise</text:p>
          </table:table-cell>
        </table:table-row>
        <table:table-row table:style-name="Таблица17.1">
          <table:table-cell table:style-name="Таблица17.A2" office:value-type="string">
            <text:p text:style-name="P260">le spectacle</text:p>
          </table:table-cell>
          <table:table-cell table:style-name="Таблица17.A2" office:value-type="string">
            <text:p text:style-name="P260"/>
          </table:table-cell>
          <table:table-cell table:style-name="Таблица17.C2" office:value-type="string">
            <text:p text:style-name="P261">le spectacle m'a fait peur</text:p>
            <text:p text:style-name="P261">Il est parti pendant le spectacle</text:p>
            <text:p text:style-name="P261">Je n'ai pas aim<text:span text:style-name="T2">é</text:span> ce spectacle</text:p>
          </table:table-cell>
        </table:table-row>
        <table:table-row table:style-name="Таблица17.1">
          <table:table-cell table:style-name="Таблица17.A2" office:value-type="string">
            <text:p text:style-name="P184"><text:span text:style-name="ubuntu_5f_mono_5f_8"><text:span text:style-name="T164">th</text:span></text:span><text:span text:style-name="ubuntu_5f_mono_5f_8"><text:span text:style-name="T13">é</text:span></text:span><text:span text:style-name="ubuntu_5f_mono_5f_8"><text:span text:style-name="T51">â</text:span></text:span><text:span text:style-name="ubuntu_5f_mono_5f_8"><text:span text:style-name="T45">tre</text:span></text:span></text:p>
          </table:table-cell>
          <table:table-cell table:style-name="Таблица17.A2" office:value-type="string">
            <text:p text:style-name="P177"><text:span text:style-name="ubuntu_5f_mono_5f_8"/></text:p>
          </table:table-cell>
          <table:table-cell table:style-name="Таблица17.C2" office:value-type="string">
            <text:p text:style-name="P177"><text:span text:style-name="ubuntu_5f_mono_5f_8"/></text:p>
          </table:table-cell>
        </table:table-row>
        <table:table-row table:style-name="Таблица17.1">
          <table:table-cell table:style-name="Таблица17.A2" office:value-type="string">
            <text:p text:style-name="P171"><text:span text:style-name="ubuntu_5f_mono_5f_8"/></text:p>
          </table:table-cell>
          <table:table-cell table:style-name="Таблица17.A2" office:value-type="string">
            <text:p text:style-name="P171"><text:span text:style-name="ubuntu_5f_mono_5f_8"/></text:p>
          </table:table-cell>
          <table:table-cell table:style-name="Таблица17.C2" office:value-type="string">
            <text:p text:style-name="P171"><text:span text:style-name="ubuntu_5f_mono_5f_8"/></text:p>
          </table:table-cell>
        </table:table-row>
        <table:table-row table:style-name="Таблица17.1">
          <table:table-cell table:style-name="Таблица17.A2" office:value-type="string">
            <text:p text:style-name="P165"><text:span text:style-name="ubuntu_5f_mono_5f_8"/></text:p>
          </table:table-cell>
          <table:table-cell table:style-name="Таблица17.A2" office:value-type="string">
            <text:p text:style-name="P165"><text:span text:style-name="ubuntu_5f_mono_5f_8"/></text:p>
          </table:table-cell>
          <table:table-cell table:style-name="Таблица17.C2" office:value-type="string">
            <text:p text:style-name="P165"><text:span text:style-name="ubuntu_5f_mono_5f_8"/></text:p>
          </table:table-cell>
        </table:table-row>
      </table:table>
      <text:p text:style-name="P273"><text:span text:style-name="ubuntu_5f_mono_5f_8"/></text:p>
      <text:p text:style-name="P273"><text:span text:style-name="ubuntu_5f_mono_5f_8"/></text:p>
      <text:p text:style-name="P273"><text:span text:style-name="ubuntu_5f_mono_5f_8"/></text:p>
      <text:p text:style-name="P3"><text:span text:style-name="ubuntu_5f_mono_5f_8"><text:span text:style-name="T146">Вес и размеры</text:span>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293">a atteint</text:p>
          </table:table-cell>
          <table:table-cell table:style-name="Таблица18.A1" office:value-type="string">
            <text:p text:style-name="P293">достигло</text:p>
          </table:table-cell>
          <table:table-cell table:style-name="Таблица18.C1" office:value-type="string">
            <text:p text:style-name="P293">Cela a atteint jusqu'à trois mètres de longueur</text:p>
          </table:table-cell>
        </table:table-row>
        <table:table-row table:style-name="Таблица18.1">
          <table:table-cell table:style-name="Таблица18.A2" office:value-type="string">
            <text:p text:style-name="P281">au carré</text:p>
          </table:table-cell>
          <table:table-cell table:style-name="Таблица18.A2" office:value-type="string">
            <text:p text:style-name="P281">в квадрате</text:p>
          </table:table-cell>
          <table:table-cell table:style-name="Таблица18.C2" office:value-type="string">
            <text:p text:style-name="P281">Neuf c'est trois au carré</text:p>
            <text:p text:style-name="P281">Les côtés d'un carré sont égaux</text:p>
            <text:p text:style-name="P288">Seize est le carré de quatre</text:p>
          </table:table-cell>
        </table:table-row>
        <table:table-row table:style-name="Таблица18.1">
          <table:table-cell table:style-name="Таблица18.A2" office:value-type="string">
            <text:p text:style-name="P282">un centimètre</text:p>
          </table:table-cell>
          <table:table-cell table:style-name="Таблица18.A2" office:value-type="string">
            <text:p text:style-name="P287">сантиметр</text:p>
          </table:table-cell>
          <table:table-cell table:style-name="Таблица18.C2" office:value-type="string">
            <text:p text:style-name="P281">encore un centimètre</text:p>
            <text:p text:style-name="P282">un mètre et soixante-dix centimètres</text:p>
          </table:table-cell>
        </table:table-row>
        <table:table-row table:style-name="Таблица18.1">
          <table:table-cell table:style-name="Таблица18.A2" office:value-type="string">
            <text:p text:style-name="P281">le côté</text:p>
          </table:table-cell>
          <table:table-cell table:style-name="Таблица18.A2" office:value-type="string">
            <text:p text:style-name="P281">сторона</text:p>
          </table:table-cell>
          <table:table-cell table:style-name="Таблица18.C2" office:value-type="string">
            <text:p text:style-name="P281">c'est le côté</text:p>
            <text:p text:style-name="P281">Ce côté est noir</text:p>
          </table:table-cell>
        </table:table-row>
        <table:table-row table:style-name="Таблица18.1">
          <table:table-cell table:style-name="Таблица18.A2" office:value-type="string">
            <text:p text:style-name="P281"><text:span text:style-name="T151">le </text:span>cube</text:p>
          </table:table-cell>
          <table:table-cell table:style-name="Таблица18.A2" office:value-type="string">
            <text:p text:style-name="P287">куб</text:p>
          </table:table-cell>
          <table:table-cell table:style-name="Таблица18.C2" office:value-type="string">
            <text:p text:style-name="P281">Mon fils aime beaucoup jouer avec ses cubes</text:p>
            <text:p text:style-name="P289">Ma cave (подвал) contient trois mètres cubes de bois de chauffage (три кубических метра дров)</text:p>
          </table:table-cell>
        </table:table-row>
        <table:table-row table:style-name="Таблица18.1">
          <table:table-cell table:style-name="Таблица18.A2" office:value-type="string">
            <text:p text:style-name="P283">le double</text:p>
          </table:table-cell>
          <table:table-cell table:style-name="Таблица18.A2" office:value-type="string">
            <text:p text:style-name="P287">удвоение, дважды</text:p>
          </table:table-cell>
          <table:table-cell table:style-name="Таблица18.C2" office:value-type="string">
            <text:p text:style-name="P281">quatre est le double de deux</text:p>
            <text:p text:style-name="P281">Huit est le double de quatre</text:p>
            <text:p text:style-name="P281">J'ai un double de ce document</text:p>
          </table:table-cell>
        </table:table-row>
        <table:table-row table:style-name="Таблица18.1">
          <table:table-cell table:style-name="Таблица18.A2" office:value-type="string">
            <text:p text:style-name="P281">égale</text:p>
          </table:table-cell>
          <table:table-cell table:style-name="Таблица18.A2" office:value-type="string">
            <text:p text:style-name="P281">равно</text:p>
          </table:table-cell>
          <table:table-cell table:style-name="Таблица18.C2" office:value-type="string">
            <text:p text:style-name="P281">la hauteur est égale à la longeur</text:p>
            <text:p text:style-name="P281">ça m'est égal (мне все равно)</text:p>
          </table:table-cell>
        </table:table-row>
        <table:table-row table:style-name="Таблица18.1">
          <table:table-cell table:style-name="Таблица18.A2" office:value-type="string">
            <text:p text:style-name="P284">environ</text:p>
          </table:table-cell>
          <table:table-cell table:style-name="Таблица18.A2" office:value-type="string">
            <text:p text:style-name="P293">примерно</text:p>
          </table:table-cell>
          <table:table-cell table:style-name="Таблица18.C2" office:value-type="string">
            <text:p text:style-name="P284">Sa longueur est d'environ un mètre trente</text:p>
            <text:p text:style-name="P286">Il y a environ un kilomètre entre ma maison et mon bureau</text:p>
          </table:table-cell>
        </table:table-row>
        <table:table-row table:style-name="Таблица18.1">
          <table:table-cell table:style-name="Таблица18.A2" office:value-type="string">
            <text:p text:style-name="P281"><text:span text:style-name="T144">la </text:span>hauteur</text:p>
          </table:table-cell>
          <table:table-cell table:style-name="Таблица18.A2" office:value-type="string">
            <text:p text:style-name="P281">высота</text:p>
          </table:table-cell>
          <table:table-cell table:style-name="Таблица18.C2" office:value-type="string">
            <text:p text:style-name="P281">le bâtiment a cinq mètres de hauteur</text:p>
          </table:table-cell>
        </table:table-row>
        <table:table-row table:style-name="Таблица18.1">
          <table:table-cell table:style-name="Таблица18.A2" office:value-type="string">
            <text:p text:style-name="P305"><text:span text:style-name="ubuntu_5f_mono_5f_8"><text:span text:style-name="T25">le kilo</text:span></text:span></text:p>
          </table:table-cell>
          <table:table-cell table:style-name="Таблица18.A2" office:value-type="string">
            <text:p text:style-name="P306"><text:span text:style-name="ubuntu_5f_mono_5f_8"><text:span text:style-name="T35">килограмм</text:span></text:span></text:p>
          </table:table-cell>
          <table:table-cell table:style-name="Таблица18.C2" office:value-type="string">
            <text:p text:style-name="ubuntu_5f_mono_5f_8"><text:span text:style-name="ubuntu_5f_mono_5f_8"><text:span text:style-name="T25">le kilo</text:span></text:span></text:p>
            <text:p text:style-name="ubuntu_5f_mono_5f_8"><text:span text:style-name="ubuntu_5f_mono_5f_8"><text:span text:style-name="T25">Combien de kilos?</text:span></text:span></text:p>
            <text:p text:style-name="ubuntu_5f_mono_5f_8"><text:span text:style-name="ubuntu_5f_mono_5f_8"><text:span text:style-name="T25">J'ai deux kilos de beurre</text:span></text:span></text:p>
          </table:table-cell>
        </table:table-row>
        <table:table-row table:style-name="Таблица18.1">
          <table:table-cell table:style-name="Таблица18.A2" office:value-type="string">
            <text:p text:style-name="P282"><text:span text:style-name="T151">un </text:span>kilomètre</text:p>
          </table:table-cell>
          <table:table-cell table:style-name="Таблица18.A2" office:value-type="string">
            <text:p text:style-name="P287">километр</text:p>
          </table:table-cell>
          <table:table-cell table:style-name="Таблица18.C2" office:value-type="string">
            <text:p text:style-name="P281">elle court vingt kilomètres</text:p>
          </table:table-cell>
        </table:table-row>
        <table:table-row table:style-name="Таблица18.1">
          <table:table-cell table:style-name="Таблица18.A2" office:value-type="string">
            <text:p text:style-name="P282">un litre</text:p>
          </table:table-cell>
          <table:table-cell table:style-name="Таблица18.A2" office:value-type="string">
            <text:p text:style-name="P287">литр</text:p>
          </table:table-cell>
          <table:table-cell table:style-name="Таблица18.C2" office:value-type="string">
            <text:p text:style-name="P281">j'ai un litre d'eau</text:p>
            <text:p text:style-name="P281">j'ai un litre de lait</text:p>
          </table:table-cell>
        </table:table-row>
        <table:table-row table:style-name="Таблица18.1">
          <table:table-cell table:style-name="Таблица18.A2" office:value-type="string">
            <text:p text:style-name="P285"><text:span text:style-name="T151">une </text:span>largeur</text:p>
          </table:table-cell>
          <table:table-cell table:style-name="Таблица18.A2" office:value-type="string">
            <text:p text:style-name="P287">ширина</text:p>
          </table:table-cell>
          <table:table-cell table:style-name="Таблица18.C2" office:value-type="string">
            <text:p text:style-name="P286">ce lit est très confortable en largeur</text:p>
            <text:p text:style-name="P290">Le pont fait moins de vingt mètres de largeur</text:p>
          </table:table-cell>
        </table:table-row>
        <table:table-row table:style-name="Таблица18.1">
          <table:table-cell table:style-name="Таблица18.A2" office:value-type="string">
            <text:p text:style-name="P280"><text:span text:style-name="T119">une</text:span><text:span text:style-name="T116"> longuer</text:span></text:p>
          </table:table-cell>
          <table:table-cell table:style-name="Таблица18.A2" office:value-type="string">
            <text:p text:style-name="P281">длина</text:p>
          </table:table-cell>
          <table:table-cell table:style-name="Таблица18.C2" office:value-type="string">
            <text:p text:style-name="P281">quelle est la longuer de ce fleuve</text:p>
            <text:p text:style-name="P281">C'est une longueur de treize centimètres</text:p>
            <text:p text:style-name="P281">Elle est longue de quatre kilomètres</text:p>
          </table:table-cell>
        </table:table-row>
        <table:table-row table:style-name="Таблица18.1">
          <table:table-cell table:style-name="Таблица18.A2" office:value-type="string">
            <text:p text:style-name="P281"><text:span text:style-name="T151">un </text:span>mètre</text:p>
          </table:table-cell>
          <table:table-cell table:style-name="Таблица18.A2" office:value-type="string">
            <text:p text:style-name="P287">метр</text:p>
          </table:table-cell>
          <table:table-cell table:style-name="Таблица18.C2" office:value-type="string">
            <text:p text:style-name="P281"/>
          </table:table-cell>
        </table:table-row>
        <table:table-row table:style-name="Таблица18.1">
          <table:table-cell table:style-name="Таблица18.A2" office:value-type="string">
            <text:p text:style-name="P281">une moitié</text:p>
          </table:table-cell>
          <table:table-cell table:style-name="Таблица18.A2" office:value-type="string">
            <text:p text:style-name="P281">половина</text:p>
          </table:table-cell>
          <table:table-cell table:style-name="Таблица18.C2" office:value-type="string">
            <text:p text:style-name="P281">Ceci est la moitié</text:p>
            <text:p text:style-name="P281">Veux-tu une moitié de ma pomme?</text:p>
            <text:p text:style-name="P291">La première moitiè</text:p>
          </table:table-cell>
        </table:table-row>
        <table:table-row table:style-name="Таблица18.1">
          <table:table-cell table:style-name="Таблица18.A2" office:value-type="string">
            <text:p text:style-name="ubuntu_5f_mono_5f_8"><text:span text:style-name="ubuntu_5f_mono_5f_8"><text:span text:style-name="T25">le poids</text:span></text:span></text:p>
          </table:table-cell>
          <table:table-cell table:style-name="Таблица18.A2" office:value-type="string">
            <text:p text:style-name="ubuntu_5f_mono_5f_8"><text:span text:style-name="ubuntu_5f_mono_5f_8"><text:span text:style-name="T25">вес</text:span></text:span></text:p>
          </table:table-cell>
          <table:table-cell table:style-name="Таблица18.C2" office:value-type="string">
            <text:p text:style-name="ubuntu_5f_mono_5f_8"><text:span text:style-name="ubuntu_5f_mono_5f_8"><text:span text:style-name="T25">je perds du poids (я теряю вес)</text:span></text:span></text:p>
          </table:table-cell>
        </table:table-row>
        <table:table-row table:style-name="Таблица18.1">
          <table:table-cell table:style-name="Таблица18.A2" office:value-type="string">
            <text:p text:style-name="P281"><text:span text:style-name="T143">la </text:span>profondeur</text:p>
          </table:table-cell>
          <table:table-cell table:style-name="Таблица18.A2" office:value-type="string">
            <text:p text:style-name="P281">глубина</text:p>
          </table:table-cell>
          <table:table-cell table:style-name="Таблица18.C2" office:value-type="string">
            <text:p text:style-name="P281">la piscine fait jusqu'a six mètres de profondeur (до шести метров)</text:p>
            <text:p text:style-name="P281">Il n'y a plus beaucoup de lumière à de telles profondeurs (на таких глубинах больше нет обилия света)</text:p>
          </table:table-cell>
        </table:table-row>
        <table:table-row table:style-name="Таблица18.1">
          <table:table-cell table:style-name="Таблица18.A2" office:value-type="string">
            <text:p text:style-name="P281">la taille</text:p>
          </table:table-cell>
          <table:table-cell table:style-name="Таблица18.A2" office:value-type="string">
            <text:p text:style-name="P281">размер</text:p>
          </table:table-cell>
          <table:table-cell table:style-name="Таблица18.C2" office:value-type="string">
            <text:p text:style-name="P281">quelle est ta taille</text:p>
            <text:p text:style-name="P281">C'est un cadre de grande taille</text:p>
            <text:p text:style-name="P281">Avez-vous une taille plus petite</text:p>
          </table:table-cell>
        </table:table-row>
        <table:table-row table:style-name="Таблица18.1">
          <table:table-cell table:style-name="Таблица18.A2" office:value-type="string">
            <text:p text:style-name="P281">un tiers</text:p>
          </table:table-cell>
          <table:table-cell table:style-name="Таблица18.A2" office:value-type="string">
            <text:p text:style-name="P281">треть</text:p>
          </table:table-cell>
          <table:table-cell table:style-name="Таблица18.C2" office:value-type="string">
            <text:p text:style-name="P281">il mange un tiers du gâteau?</text:p>
            <text:p text:style-name="P291">Nous mangeons un tiers du riz</text:p>
          </table:table-cell>
        </table:table-row>
        <table:table-row table:style-name="Таблица18.1">
          <table:table-cell table:style-name="Таблица18.A2" office:value-type="string">
            <text:p text:style-name="ubuntu_5f_mono_5f_8"><text:span text:style-name="ubuntu_5f_mono_5f_8"><text:span text:style-name="T25">une tonne</text:span></text:span></text:p>
          </table:table-cell>
          <table:table-cell table:style-name="Таблица18.A2" office:value-type="string">
            <text:p text:style-name="P306"><text:span text:style-name="ubuntu_5f_mono_5f_8"><text:span text:style-name="T35">тонна</text:span></text:span></text:p>
          </table:table-cell>
          <table:table-cell table:style-name="Таблица18.C2" office:value-type="string">
            <text:p text:style-name="ubuntu_5f_mono_5f_8"><text:span text:style-name="ubuntu_5f_mono_5f_8"><text:span text:style-name="T25">quatre tonnes</text:span></text:span></text:p>
            <text:p text:style-name="ubuntu_5f_mono_5f_8"><text:span text:style-name="ubuntu_5f_mono_5f_8"><text:span text:style-name="T25">Un éléphant peut faire plus d'une tonne</text:span></text:span></text:p>
            <text:p text:style-name="ubuntu_5f_mono_5f_8"><text:span text:style-name="ubuntu_5f_mono_5f_8"><text:span text:style-name="T25">Il mange des tonnes de poisson</text:span></text:span></text:p>
          </table:table-cell>
        </table:table-row>
        <table:table-row table:style-name="Таблица18.1">
          <table:table-cell table:style-name="Таблица18.A2" office:value-type="string">
            <text:p text:style-name="ubuntu_5f_mono_5f_8"><text:span text:style-name="ubuntu_5f_mono_5f_8"><text:span text:style-name="T25">la vitesse</text:span></text:span></text:p>
          </table:table-cell>
          <table:table-cell table:style-name="Таблица18.A2" office:value-type="string">
            <text:p text:style-name="ubuntu_5f_mono_5f_8"><text:span text:style-name="ubuntu_5f_mono_5f_8"><text:span text:style-name="T25">скорость</text:span></text:span></text:p>
          </table:table-cell>
          <table:table-cell table:style-name="Таблица18.C2" office:value-type="string">
            <text:p text:style-name="ubuntu_5f_mono_5f_8"><text:span text:style-name="ubuntu_5f_mono_5f_8"><text:span text:style-name="T25">quelle est la nouvelle vitesse?</text:span></text:span></text:p>
            <text:p text:style-name="ubuntu_5f_mono_5f_8"><text:span text:style-name="ubuntu_5f_mono_5f_8"><text:span text:style-name="T25">à quelle vitesse court-il?</text:span></text:span></text:p>
          </table:table-cell>
        </table:table-row>
        <table:table-row table:style-name="Таблица18.1">
          <table:table-cell table:style-name="Таблица18.A2" office:value-type="string">
            <text:p text:style-name="P281">le volume</text:p>
          </table:table-cell>
          <table:table-cell table:style-name="Таблица18.A2" office:value-type="string">
            <text:p text:style-name="P281">объем, громкость</text:p>
          </table:table-cell>
          <table:table-cell table:style-name="Таблица18.C2" office:value-type="string">
            <text:p text:style-name="P281">le volume n'est pas important</text:p>
            <text:p text:style-name="P281">il a monté le volume de la radio (он увеличил громкость радио)</text:p>
            <text:p text:style-name="P281">C'est un roman en deux volumes (в двух томах)</text:p>
          </table:table-cell>
        </table:table-row>
      </table:table>
      <text:p text:style-name="P273"><text:span text:style-name="ubuntu_5f_mono_5f_8"/></text:p>
      <text:p text:style-name="ubuntu_5f_mono_5f_8"><text:span text:style-name="ubuntu_5f_mono_5f_8"/></text:p>
      <text:p text:style-name="P1"><text:span text:style-name="ubuntu_5f_mono_5f_8"><text:span text:style-name="T145">Что болит?</text:span>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Таблица20.1">
          <table:table-cell table:style-name="Таблица20.A1" office:value-type="string">
            <text:p text:style-name="P199">un âge</text:p>
          </table:table-cell>
          <table:table-cell table:style-name="Таблица20.A1" office:value-type="string">
            <text:p text:style-name="P199">возраст</text:p>
          </table:table-cell>
          <table:table-cell table:style-name="Таблица20.C1" office:value-type="string">
            <text:p text:style-name="P199">C'est lâge minimum</text:p>
            <text:p text:style-name="P199">Ce n'est pas mon âge</text:p>
          </table:table-cell>
        </table:table-row>
        <table:table-row table:style-name="Таблица20.1">
          <table:table-cell table:style-name="Таблица20.A2" office:value-type="string">
            <text:p text:style-name="P180"><text:span text:style-name="ubuntu_5f_mono_5f_8"><text:span text:style-name="T41">une bouche</text:span></text:span></text:p>
          </table:table-cell>
          <table:table-cell table:style-name="Таблица20.A2" office:value-type="string">
            <text:p text:style-name="P180"><text:span text:style-name="ubuntu_5f_mono_5f_8"><text:span text:style-name="T41">рот</text:span></text:span></text:p>
          </table:table-cell>
          <table:table-cell table:style-name="Таблица20.C2" office:value-type="string">
            <text:p text:style-name="P180"><text:span text:style-name="ubuntu_5f_mono_5f_8"><text:span text:style-name="T41">Il a une grande bouche</text:span></text:span></text:p>
            <text:p text:style-name="P180"><text:span text:style-name="ubuntu_5f_mono_5f_8"><text:span text:style-name="T41">Ensuite elle a ouvert sa bouche</text:span></text:span></text:p>
            <text:p text:style-name="P181"><text:span text:style-name="ubuntu_5f_mono_5f_8"><text:span text:style-name="T43">Elle est née avec une cuillère en argent dans la bouche</text:span></text:span></text:p>
          </table:table-cell>
        </table:table-row>
        <table:table-row table:style-name="Таблица20.1">
          <table:table-cell table:style-name="Таблица20.A2" office:value-type="string">
            <text:p text:style-name="P172"><text:span text:style-name="ubuntu_5f_mono_5f_8"><text:span text:style-name="T42">le </text:span></text:span><text:span text:style-name="ubuntu_5f_mono_5f_8"><text:span text:style-name="T40">bras</text:span></text:span></text:p>
          </table:table-cell>
          <table:table-cell table:style-name="Таблица20.A2" office:value-type="string">
            <text:p text:style-name="P172"><text:span text:style-name="ubuntu_5f_mono_5f_8"><text:span text:style-name="T40">рука</text:span></text:span></text:p>
          </table:table-cell>
          <table:table-cell table:style-name="Таблица20.C2" office:value-type="string">
            <text:p text:style-name="P172"><text:span text:style-name="ubuntu_5f_mono_5f_8"><text:span text:style-name="T40">Sont bras est long</text:span></text:span></text:p>
            <text:p text:style-name="P172"><text:span text:style-name="ubuntu_5f_mono_5f_8"><text:span text:style-name="T40">C'est sympa d'avoir une belle fille à chaque bras</text:span></text:span></text:p>
          </table:table-cell>
        </table:table-row>
        <table:table-row table:style-name="Таблица20.1">
          <table:table-cell table:style-name="Таблица20.A2" office:value-type="string">
            <text:p text:style-name="P192">le cerveau</text:p>
          </table:table-cell>
          <table:table-cell table:style-name="Таблица20.A2" office:value-type="string">
            <text:p text:style-name="P192">мозг</text:p>
          </table:table-cell>
          <table:table-cell table:style-name="Таблица20.C2" office:value-type="string">
            <text:p text:style-name="P216">il utilise diff<text:span text:style-name="T2">é</text:span>rentes parties de ton cerveau</text:p>
            <text:p text:style-name="P216">Le cerveau est dans le t<text:span text:style-name="T2">ê</text:span>te</text:p>
            <text:p text:style-name="P216">Le cerveau est tr<text:span text:style-name="T2">è</text:span>s sensible</text:p>
          </table:table-cell>
        </table:table-row>
        <table:table-row table:style-name="Таблица20.1">
          <table:table-cell table:style-name="Таблица20.A2" office:value-type="string">
            <text:p text:style-name="P194">la cheville</text:p>
          </table:table-cell>
          <table:table-cell table:style-name="Таблица20.A2" office:value-type="string">
            <text:p text:style-name="P194">лодыжка</text:p>
          </table:table-cell>
          <table:table-cell table:style-name="Таблица20.C2" office:value-type="string">
            <text:p text:style-name="P194">Désolé pour ta cheville</text:p>
            <text:p text:style-name="P200">Elle est tombée et sa cheville est devenue énorme</text:p>
            <text:p text:style-name="P216">Je dois prot<text:span text:style-name="T2">é</text:span>ger mes chevilles et mes pieds</text:p>
          </table:table-cell>
        </table:table-row>
        <table:table-row table:style-name="Таблица20.1">
          <table:table-cell table:style-name="Таблица20.A2" office:value-type="string">
            <text:p text:style-name="P194">clinique</text:p>
          </table:table-cell>
          <table:table-cell table:style-name="Таблица20.A2" office:value-type="string">
            <text:p text:style-name="P208"/>
          </table:table-cell>
          <table:table-cell table:style-name="Таблица20.C2" office:value-type="string">
            <text:p text:style-name="P200">Comment aller à cette clinique?</text:p>
          </table:table-cell>
        </table:table-row>
        <table:table-row table:style-name="Таблица20.1">
          <table:table-cell table:style-name="Таблица20.A2" office:value-type="string">
            <text:p text:style-name="P195">consulter</text:p>
          </table:table-cell>
          <table:table-cell table:style-name="Таблица20.A2" office:value-type="string">
            <text:p text:style-name="P208">консультироваться</text:p>
          </table:table-cell>
          <table:table-cell table:style-name="Таблица20.C2" office:value-type="string">
            <text:p text:style-name="P195">Elle va consulter son mari</text:p>
            <text:p text:style-name="P206">Je vais consulter ma mère et mon père</text:p>
          </table:table-cell>
        </table:table-row>
        <table:table-row table:style-name="Таблица20.1">
          <table:table-cell table:style-name="Таблица20.A2" office:value-type="string">
            <text:p text:style-name="P195">le cœur</text:p>
          </table:table-cell>
          <table:table-cell table:style-name="Таблица20.A2" office:value-type="string">
            <text:p text:style-name="P195">сердце</text:p>
          </table:table-cell>
          <table:table-cell table:style-name="Таблица20.C2" office:value-type="string">
            <text:p text:style-name="P195">le cœur est un organe</text:p>
          </table:table-cell>
        </table:table-row>
        <table:table-row table:style-name="Таблица20.1">
          <table:table-cell table:style-name="Таблица20.A2" office:value-type="string">
            <text:p text:style-name="P196">le corp</text:p>
          </table:table-cell>
          <table:table-cell table:style-name="Таблица20.A2" office:value-type="string">
            <text:p text:style-name="P196">тело</text:p>
          </table:table-cell>
          <table:table-cell table:style-name="Таблица20.C2" office:value-type="string">
            <text:p text:style-name="P195"/>
          </table:table-cell>
        </table:table-row>
        <table:table-row table:style-name="Таблица20.1">
          <table:table-cell table:style-name="Таблица20.A2" office:value-type="string">
            <text:p text:style-name="P198">un cou</text:p>
          </table:table-cell>
          <table:table-cell table:style-name="Таблица20.A2" office:value-type="string">
            <text:p text:style-name="P198">шея</text:p>
          </table:table-cell>
          <table:table-cell table:style-name="Таблица20.C2" office:value-type="string">
            <text:p text:style-name="P205">Votre cou est blanc</text:p>
          </table:table-cell>
        </table:table-row>
        <table:table-row table:style-name="Таблица20.1">
          <table:table-cell table:style-name="Таблица20.A2" office:value-type="string">
            <text:p text:style-name="P198"><text:span text:style-name="T149">une </text:span>dent</text:p>
          </table:table-cell>
          <table:table-cell table:style-name="Таблица20.A2" office:value-type="string">
            <text:p text:style-name="P198">зуб</text:p>
          </table:table-cell>
          <table:table-cell table:style-name="Таблица20.C2" office:value-type="string">
            <text:p text:style-name="P205">Une dent, deux dents</text:p>
          </table:table-cell>
        </table:table-row>
        <table:table-row table:style-name="Таблица20.1">
          <table:table-cell table:style-name="Таблица20.A2" office:value-type="string">
            <text:p text:style-name="P194">dentiste</text:p>
          </table:table-cell>
          <table:table-cell table:style-name="Таблица20.A2" office:value-type="string">
            <text:p text:style-name="P198"/>
          </table:table-cell>
          <table:table-cell table:style-name="Таблица20.C2" office:value-type="string">
            <text:p text:style-name="P200">Je dois voir un dentiste</text:p>
            <text:p text:style-name="P201">Je vais chez le dentiste demain</text:p>
          </table:table-cell>
        </table:table-row>
        <table:table-row table:style-name="Таблица20.1">
          <table:table-cell table:style-name="Таблица20.A2" office:value-type="string">
            <text:p text:style-name="P199"><text:span text:style-name="T150">le </text:span>doigt</text:p>
          </table:table-cell>
          <table:table-cell table:style-name="Таблица20.A2" office:value-type="string">
            <text:p text:style-name="P199">палец</text:p>
          </table:table-cell>
          <table:table-cell table:style-name="Таблица20.C2" office:value-type="string">
            <text:p text:style-name="P198">Je me suis coupé (порезал) le doigt avec un couteau</text:p>
            <text:p text:style-name="P198">La dame a mangé avec ses doigts</text:p>
          </table:table-cell>
        </table:table-row>
        <table:table-row table:style-name="Таблица20.1">
          <table:table-cell table:style-name="Таблица20.A2" office:value-type="string">
            <text:p text:style-name="P199"><text:span text:style-name="T150">le </text:span>dos</text:p>
          </table:table-cell>
          <table:table-cell table:style-name="Таблица20.A2" office:value-type="string">
            <text:p text:style-name="P199">спина</text:p>
          </table:table-cell>
          <table:table-cell table:style-name="Таблица20.C2" office:value-type="string">
            <text:p text:style-name="P199">Votre sac à dos (рюкзак) est ouvert</text:p>
          </table:table-cell>
        </table:table-row>
        <table:table-row table:style-name="Таблица20.1">
          <table:table-cell table:style-name="Таблица20.A2" office:value-type="string">
            <text:p text:style-name="P215">une douleur</text:p>
          </table:table-cell>
          <table:table-cell table:style-name="Таблица20.A2" office:value-type="string">
            <text:p text:style-name="P215">боль</text:p>
          </table:table-cell>
          <table:table-cell table:style-name="Таблица20.C2" office:value-type="string">
            <text:p text:style-name="P215">j'ai une douleur dans le cou</text:p>
          </table:table-cell>
        </table:table-row>
        <table:table-row table:style-name="Таблица20.1">
          <table:table-cell table:style-name="Таблица20.A2" office:value-type="string">
            <text:p text:style-name="P195"><text:span text:style-name="T150">une </text:span>épaule</text:p>
          </table:table-cell>
          <table:table-cell table:style-name="Таблица20.A2" office:value-type="string">
            <text:p text:style-name="P195">плечо</text:p>
          </table:table-cell>
          <table:table-cell table:style-name="Таблица20.C2" office:value-type="string">
            <text:p text:style-name="P195">j'ai mal à l'épaule</text:p>
            <text:p text:style-name="P195">Ton épaule est rouge</text:p>
          </table:table-cell>
        </table:table-row>
        <table:table-row table:style-name="Таблица20.1">
          <table:table-cell table:style-name="Таблица20.A2" office:value-type="string">
            <text:p text:style-name="P200">estomac</text:p>
          </table:table-cell>
          <table:table-cell table:style-name="Таблица20.A2" office:value-type="string">
            <text:p text:style-name="P200">желудочный</text:p>
          </table:table-cell>
          <table:table-cell table:style-name="Таблица20.C2" office:value-type="string">
            <text:p text:style-name="P200">il a des douleurs (боли) d'estomac</text:p>
            <text:p text:style-name="P200">Elle avait l'estomac assez fragile (хрупкий)</text:p>
          </table:table-cell>
        </table:table-row>
        <table:table-row table:style-name="Таблица20.1">
          <table:table-cell table:style-name="Таблица20.A2" office:value-type="string">
            <text:p text:style-name="P215"><text:span text:style-name="T2">é</text:span>videmment</text:p>
          </table:table-cell>
          <table:table-cell table:style-name="Таблица20.A2" office:value-type="string">
            <text:p text:style-name="P215">очевидно</text:p>
          </table:table-cell>
          <table:table-cell table:style-name="Таблица20.C2" office:value-type="string">
            <text:p text:style-name="P200"/>
          </table:table-cell>
        </table:table-row>
        <table:table-row table:style-name="Таблица20.1">
          <table:table-cell table:style-name="Таблица20.A2" office:value-type="string">
            <text:p text:style-name="P198">le front</text:p>
          </table:table-cell>
          <table:table-cell table:style-name="Таблица20.A2" office:value-type="string">
            <text:p text:style-name="P198">лоб</text:p>
          </table:table-cell>
          <table:table-cell table:style-name="Таблица20.C2" office:value-type="string">
            <text:p text:style-name="P198">son front est grand</text:p>
          </table:table-cell>
        </table:table-row>
        <table:table-row table:style-name="Таблица20.1">
          <table:table-cell table:style-name="Таблица20.A2" office:value-type="string">
            <text:p text:style-name="P200">fou</text:p>
            <text:p text:style-name="P201">folle</text:p>
          </table:table-cell>
          <table:table-cell table:style-name="Таблица20.A2" office:value-type="string">
            <text:p text:style-name="P200">безумие</text:p>
          </table:table-cell>
          <table:table-cell table:style-name="Таблица20.C2" office:value-type="string">
            <text:p text:style-name="P200">c'est fou!</text:p>
          </table:table-cell>
        </table:table-row>
        <table:table-row table:style-name="Таблица20.1">
          <table:table-cell table:style-name="Таблица20.A2" office:value-type="string">
            <text:p text:style-name="P202">la gorge</text:p>
          </table:table-cell>
          <table:table-cell table:style-name="Таблица20.A2" office:value-type="string">
            <text:p text:style-name="P202">горло</text:p>
          </table:table-cell>
          <table:table-cell table:style-name="Таблица20.C2" office:value-type="string">
            <text:p text:style-name="P202">Ta gorge est rouge</text:p>
            <text:p text:style-name="P202">J'ai mal à la gorge</text:p>
          </table:table-cell>
        </table:table-row>
        <table:table-row table:style-name="Таблица20.1">
          <table:table-cell table:style-name="Таблица20.A2" office:value-type="string">
            <text:p text:style-name="P194">grandit</text:p>
          </table:table-cell>
          <table:table-cell table:style-name="Таблица20.A2" office:value-type="string">
            <text:p text:style-name="P194">растёт</text:p>
          </table:table-cell>
          <table:table-cell table:style-name="Таблица20.C2" office:value-type="string">
            <text:p text:style-name="P194">il grandit vite</text:p>
            <text:p text:style-name="P194">L'enfant grandit</text:p>
          </table:table-cell>
        </table:table-row>
        <table:table-row table:style-name="Таблица20.1">
          <table:table-cell table:style-name="Таблица20.A2" office:value-type="string">
            <text:p text:style-name="P192"><text:span text:style-name="T150">un </text:span>hôpital</text:p>
          </table:table-cell>
          <table:table-cell table:style-name="Таблица20.A2" office:value-type="string">
            <text:p text:style-name="P192">больница</text:p>
          </table:table-cell>
          <table:table-cell table:style-name="Таблица20.C2" office:value-type="string">
            <text:p text:style-name="P192">Où est l'hôpital?</text:p>
          </table:table-cell>
        </table:table-row>
        <table:table-row table:style-name="Таблица20.1">
          <table:table-cell table:style-name="Таблица20.A2" office:value-type="string">
            <text:p text:style-name="P194">l'infirmier</text:p>
            <text:p text:style-name="P200">Une infirmière</text:p>
          </table:table-cell>
          <table:table-cell table:style-name="Таблица20.A2" office:value-type="string">
            <text:p text:style-name="P194">медбрат<text:span text:style-name="T152">, медсестра</text:span></text:p>
          </table:table-cell>
          <table:table-cell table:style-name="Таблица20.C2" office:value-type="string">
            <text:p text:style-name="P200">Cette infirmière travaille dans cette clinique</text:p>
          </table:table-cell>
        </table:table-row>
        <table:table-row table:style-name="Таблица20.1">
          <table:table-cell table:style-name="Таблица20.A2" office:value-type="string">
            <text:p text:style-name="P199"><text:span text:style-name="T150">une </text:span>jambe</text:p>
          </table:table-cell>
          <table:table-cell table:style-name="Таблица20.A2" office:value-type="string">
            <text:p text:style-name="P199">нога</text:p>
          </table:table-cell>
          <table:table-cell table:style-name="Таблица20.C2" office:value-type="string">
            <text:p text:style-name="P198">il a six jambes</text:p>
          </table:table-cell>
        </table:table-row>
        <table:table-row table:style-name="Таблица20.1">
          <table:table-cell table:style-name="Таблица20.A2" office:value-type="string">
            <text:p text:style-name="P195"><text:span text:style-name="T150">les j</text:span>oues</text:p>
          </table:table-cell>
          <table:table-cell table:style-name="Таблица20.A2" office:value-type="string">
            <text:p text:style-name="P195">щеки</text:p>
          </table:table-cell>
          <table:table-cell table:style-name="Таблица20.C2" office:value-type="string">
            <text:p text:style-name="P195">Ses joues étaient rouges</text:p>
            <text:p text:style-name="P195">Avant (прежде) mes joues étaient rouges</text:p>
          </table:table-cell>
        </table:table-row>
        <table:table-row table:style-name="Таблица20.1">
          <table:table-cell table:style-name="Таблица20.A2" office:value-type="string">
            <text:p text:style-name="P263"><text:span text:style-name="T120">une</text:span><text:span text:style-name="T121"> larme</text:span></text:p>
          </table:table-cell>
          <table:table-cell table:style-name="Таблица20.A2" office:value-type="string">
            <text:p text:style-name="P205">сл<text:span text:style-name="T150">е</text:span>з<text:span text:style-name="T150">а</text:span></text:p>
          </table:table-cell>
          <table:table-cell table:style-name="Таблица20.C2" office:value-type="string">
            <text:p text:style-name="P205">Ma mère était en larmes</text:p>
            <text:p text:style-name="P205">Elle essaie (пытается) de cacher ses larmes</text:p>
          </table:table-cell>
        </table:table-row>
        <table:table-row table:style-name="Таблица20.1">
          <table:table-cell table:style-name="Таблица20.A2" office:value-type="string">
            <text:p text:style-name="P198">les lèvres<text:span text:style-name="T150"> (f)</text:span></text:p>
          </table:table-cell>
          <table:table-cell table:style-name="Таблица20.A2" office:value-type="string">
            <text:p text:style-name="P198">губы</text:p>
          </table:table-cell>
          <table:table-cell table:style-name="Таблица20.C2" office:value-type="string">
            <text:p text:style-name="P198">Ses lèvres sont bleues</text:p>
          </table:table-cell>
        </table:table-row>
        <table:table-row table:style-name="Таблица20.1">
          <table:table-cell table:style-name="Таблица20.A2" office:value-type="string">
            <text:p text:style-name="P196">la main</text:p>
          </table:table-cell>
          <table:table-cell table:style-name="Таблица20.A2" office:value-type="string">
            <text:p text:style-name="P196">рука (ладонь)</text:p>
          </table:table-cell>
          <table:table-cell table:style-name="Таблица20.C2" office:value-type="string">
            <text:p text:style-name="P196">C'est ma main</text:p>
            <text:p text:style-name="P199">Il peut écrire des deux mains</text:p>
            <text:p text:style-name="P199">Il a mis sa main sur son cœur</text:p>
          </table:table-cell>
        </table:table-row>
        <table:table-row table:style-name="Таблица20.1">
          <table:table-cell table:style-name="Таблица20.A2" office:value-type="string">
            <text:p text:style-name="P196"><text:span text:style-name="T150">le </text:span>mal</text:p>
          </table:table-cell>
          <table:table-cell table:style-name="Таблица20.A2" office:value-type="string">
            <text:p text:style-name="P205"><text:span text:style-name="T150">зло, </text:span>боль<text:span text:style-name="T150">, горе</text:span></text:p>
          </table:table-cell>
          <table:table-cell table:style-name="Таблица20.C2" office:value-type="string">
            <text:p text:style-name="P196">Est-ce mal, ou dangereux?</text:p>
            <text:p text:style-name="P196">C'est un mal nécessaire (неизбежное зло)</text:p>
            <text:p text:style-name="P199">Mon pied me fait mal</text:p>
          </table:table-cell>
        </table:table-row>
        <table:table-row table:style-name="Таблица20.1">
          <table:table-cell table:style-name="Таблица20.A2" office:value-type="string">
            <text:p text:style-name="P196">malade</text:p>
          </table:table-cell>
          <table:table-cell table:style-name="Таблица20.A2" office:value-type="string">
            <text:p text:style-name="P208">больной, болеющий</text:p>
          </table:table-cell>
          <table:table-cell table:style-name="Таблица20.C2" office:value-type="string">
            <text:p text:style-name="P196">Nos enfants sont malades</text:p>
            <text:p text:style-name="P199">Elle a le cœur malade</text:p>
            <text:p text:style-name="P199">La fille est malade</text:p>
          </table:table-cell>
        </table:table-row>
        <table:table-row table:style-name="Таблица20.1">
          <table:table-cell table:style-name="Таблица20.A2" office:value-type="string">
            <text:p text:style-name="P205">La maladie</text:p>
          </table:table-cell>
          <table:table-cell table:style-name="Таблица20.A2" office:value-type="string">
            <text:p text:style-name="P205">болезнь</text:p>
          </table:table-cell>
          <table:table-cell table:style-name="Таблица20.C2" office:value-type="string">
            <text:p text:style-name="P205">Comment s'appelle cette maladie?</text:p>
            <text:p text:style-name="P205">Elle présente tous les caractères de cette maladie</text:p>
            <text:p text:style-name="P215">Cette maladie concerne (затрагивает) principalement les hommes</text:p>
          </table:table-cell>
        </table:table-row>
        <table:table-row table:style-name="Таблица20.1">
          <table:table-cell table:style-name="Таблица20.A2" office:value-type="string">
            <text:p text:style-name="P205">un médecin</text:p>
          </table:table-cell>
          <table:table-cell table:style-name="Таблица20.A2" office:value-type="string">
            <text:p text:style-name="P202">врач</text:p>
          </table:table-cell>
          <table:table-cell table:style-name="Таблица20.C2" office:value-type="string">
            <text:p text:style-name="P202">Il est médecin</text:p>
          </table:table-cell>
        </table:table-row>
        <table:table-row table:style-name="Таблица20.1">
          <table:table-cell table:style-name="Таблица20.A2" office:value-type="string">
            <text:p text:style-name="P192">la médecine</text:p>
          </table:table-cell>
          <table:table-cell table:style-name="Таблица20.A2" office:value-type="string">
            <text:p text:style-name="P202">медицина</text:p>
          </table:table-cell>
          <table:table-cell table:style-name="Таблица20.C2" office:value-type="string">
            <text:p text:style-name="P192">Elle est docteur en médecine</text:p>
            <text:p text:style-name="P192">Un grand jour pour la médecine</text:p>
            <text:p text:style-name="P195">De nombreux hommes viennent consulter ce médecin</text:p>
          </table:table-cell>
        </table:table-row>
        <table:table-row table:style-name="Таблица20.1">
          <table:table-cell table:style-name="Таблица20.A2" office:value-type="string">
            <text:p text:style-name="P195">un médicament</text:p>
          </table:table-cell>
          <table:table-cell table:style-name="Таблица20.A2" office:value-type="string">
            <text:p text:style-name="P195">лекарство</text:p>
          </table:table-cell>
          <table:table-cell table:style-name="Таблица20.C2" office:value-type="string">
            <text:p text:style-name="P195">je dois prendre des médicaments</text:p>
            <text:p text:style-name="P195">Nous achetons des médicaments à la pharmacie</text:p>
            <text:p text:style-name="P195"/>
          </table:table-cell>
        </table:table-row>
        <table:table-row table:style-name="Таблица20.1">
          <table:table-cell table:style-name="Таблица20.A2" office:value-type="string">
            <text:p text:style-name="P206"><text:span text:style-name="T150">le </text:span>membre</text:p>
          </table:table-cell>
          <table:table-cell table:style-name="Таблица20.A2" office:value-type="string">
            <text:p text:style-name="P206">член, конечност<text:span text:style-name="T150">ь</text:span></text:p>
          </table:table-cell>
          <table:table-cell table:style-name="Таблица20.C2" office:value-type="string">
            <text:p text:style-name="P206">les membres et le ventre (живот) sont blancs, les joues sont rouges</text:p>
          </table:table-cell>
        </table:table-row>
        <text:soft-page-break/>
        <table:table-row table:style-name="Таблица20.1">
          <table:table-cell table:style-name="Таблица20.A2" office:value-type="string">
            <text:p text:style-name="P200">mort<text:span text:style-name="T153">, -</text:span>e</text:p>
          </table:table-cell>
          <table:table-cell table:style-name="Таблица20.A2" office:value-type="string">
            <text:p text:style-name="P200">мертвая</text:p>
          </table:table-cell>
          <table:table-cell table:style-name="Таблица20.C2" office:value-type="string">
            <text:p text:style-name="P200">la princesse semble morte (кажется мертвой)</text:p>
            <text:p text:style-name="P200">Le lion<text:span text:style-name="T153"> mange la vache morte</text:span></text:p>
            <text:p text:style-name="P209">Comment ça, mort?</text:p>
          </table:table-cell>
        </table:table-row>
        <table:table-row table:style-name="Таблица20.1">
          <table:table-cell table:style-name="Таблица20.A2" office:value-type="string">
            <text:p text:style-name="P194"><text:span text:style-name="T154">le </text:span>muscle</text:p>
          </table:table-cell>
          <table:table-cell table:style-name="Таблица20.A2" office:value-type="string">
            <text:p text:style-name="P194">мышца</text:p>
          </table:table-cell>
          <table:table-cell table:style-name="Таблица20.C2" office:value-type="string">
            <text:p text:style-name="P194">j'ai mal à ce muscle</text:p>
            <text:p text:style-name="P200">On utilise uniquement les muscles</text:p>
            <text:p text:style-name="P201">Le cœur est le muscle</text:p>
          </table:table-cell>
        </table:table-row>
        <table:table-row table:style-name="Таблица20.1">
          <table:table-cell table:style-name="Таблица20.A2" office:value-type="string">
            <text:p text:style-name="P199">un nez</text:p>
          </table:table-cell>
          <table:table-cell table:style-name="Таблица20.A2" office:value-type="string">
            <text:p text:style-name="P199">нос</text:p>
          </table:table-cell>
          <table:table-cell table:style-name="Таблица20.C2" office:value-type="string">
            <text:p text:style-name="P199">il a un grand nez</text:p>
            <text:p text:style-name="P215">Ma s<text:span text:style-name="T2">œ</text:span>r met son nez partout</text:p>
          </table:table-cell>
        </table:table-row>
        <table:table-row table:style-name="Таблица20.1">
          <table:table-cell table:style-name="Таблица20.A2" office:value-type="string">
            <text:p text:style-name="P200">nu</text:p>
          </table:table-cell>
          <table:table-cell table:style-name="Таблица20.A2" office:value-type="string">
            <text:p text:style-name="P200">голый</text:p>
          </table:table-cell>
          <table:table-cell table:style-name="Таблица20.C2" office:value-type="string">
            <text:p text:style-name="P200">suis-je nu?</text:p>
            <text:p text:style-name="P200">L'homme est nu</text:p>
            <text:p text:style-name="P209">Est-elle nue?</text:p>
          </table:table-cell>
        </table:table-row>
        <table:table-row table:style-name="Таблица20.1">
          <table:table-cell table:style-name="Таблица20.A2" office:value-type="string">
            <text:p text:style-name="P194">les ongles</text:p>
          </table:table-cell>
          <table:table-cell table:style-name="Таблица20.A2" office:value-type="string">
            <text:p text:style-name="P194">ногти</text:p>
          </table:table-cell>
          <table:table-cell table:style-name="Таблица20.C2" office:value-type="string">
            <text:p text:style-name="P194">je regarde mes ongles</text:p>
            <text:p text:style-name="P194">Ses ongles sont rouges</text:p>
          </table:table-cell>
        </table:table-row>
        <table:table-row table:style-name="Таблица20.1">
          <table:table-cell table:style-name="Таблица20.A2" office:value-type="string">
            <text:p text:style-name="P195">un organe</text:p>
          </table:table-cell>
          <table:table-cell table:style-name="Таблица20.A2" office:value-type="string">
            <text:p text:style-name="P195">орган</text:p>
          </table:table-cell>
          <table:table-cell table:style-name="Таблица20.C2" office:value-type="string">
            <text:p text:style-name="P195">Cet organe est rouge</text:p>
          </table:table-cell>
        </table:table-row>
        <table:table-row table:style-name="Таблица20.1">
          <table:table-cell table:style-name="Таблица20.A2" office:value-type="string">
            <text:p text:style-name="P193"><text:span text:style-name="T150">un </text:span><text:span text:style-name="T148">œil</text:span></text:p>
            <text:p text:style-name="P199">les yeux</text:p>
          </table:table-cell>
          <table:table-cell table:style-name="Таблица20.A2" office:value-type="string">
            <text:p text:style-name="P199">глаз</text:p>
            <text:p text:style-name="P199">глаза</text:p>
          </table:table-cell>
          <table:table-cell table:style-name="Таблица20.C2" office:value-type="string">
            <text:p text:style-name="P199">Ses yeux sont bleus</text:p>
            <text:p text:style-name="P199">Elle a de beaux yeux noirs</text:p>
          </table:table-cell>
        </table:table-row>
        <table:table-row table:style-name="Таблица20.1">
          <table:table-cell table:style-name="Таблица20.A2" office:value-type="string">
            <text:p text:style-name="P199">une opération</text:p>
          </table:table-cell>
          <table:table-cell table:style-name="Таблица20.A2" office:value-type="string">
            <text:p text:style-name="P199">операция</text:p>
          </table:table-cell>
          <table:table-cell table:style-name="Таблица20.C2" office:value-type="string">
            <text:p text:style-name="P199">Pourquoi cette opération?</text:p>
            <text:p text:style-name="P199">Ai-je besoin d'une opération?</text:p>
          </table:table-cell>
        </table:table-row>
        <table:table-row table:style-name="Таблица20.1">
          <table:table-cell table:style-name="Таблица20.A2" office:value-type="string">
            <text:p text:style-name="P205"><text:span text:style-name="T150">une </text:span>oreille</text:p>
          </table:table-cell>
          <table:table-cell table:style-name="Таблица20.A2" office:value-type="string">
            <text:p text:style-name="P205">ухо</text:p>
          </table:table-cell>
          <table:table-cell table:style-name="Таблица20.C2" office:value-type="string">
            <text:p text:style-name="P202">Il a mal aux oreilles</text:p>
            <text:p text:style-name="P202">Nous avons deux oreilles</text:p>
          </table:table-cell>
        </table:table-row>
        <table:table-row table:style-name="Таблица20.1">
          <table:table-cell table:style-name="Таблица20.A2" office:value-type="string">
            <text:p text:style-name="P216">un organe</text:p>
          </table:table-cell>
          <table:table-cell table:style-name="Таблица20.A2" office:value-type="string">
            <text:p text:style-name="P216">орган</text:p>
          </table:table-cell>
          <table:table-cell table:style-name="Таблица20.C2" office:value-type="string">
            <text:p text:style-name="P216">Cet organe est rouge</text:p>
            <text:p text:style-name="P216">La peau est l'organe du corps le plus grand</text:p>
          </table:table-cell>
        </table:table-row>
        <table:table-row table:style-name="Таблица20.1">
          <table:table-cell table:style-name="Таблица20.A2" office:value-type="string">
            <text:p text:style-name="P192"><text:span text:style-name="T150">un </text:span>os</text:p>
          </table:table-cell>
          <table:table-cell table:style-name="Таблица20.A2" office:value-type="string">
            <text:p text:style-name="P192">кость</text:p>
          </table:table-cell>
          <table:table-cell table:style-name="Таблица20.C2" office:value-type="string">
            <text:p text:style-name="P192">l'os est blanc</text:p>
            <text:p text:style-name="P192">Le lion a mangé l'os que je lui ai donné</text:p>
          </table:table-cell>
        </table:table-row>
        <table:table-row table:style-name="Таблица20.1">
          <table:table-cell table:style-name="Таблица20.A2" office:value-type="string">
            <text:p text:style-name="P192">le patient</text:p>
            <text:p text:style-name="P192">La patiente</text:p>
          </table:table-cell>
          <table:table-cell table:style-name="Таблица20.A2" office:value-type="string">
            <text:p text:style-name="P192">пациент</text:p>
            <text:p text:style-name="P208">пациентка</text:p>
          </table:table-cell>
          <table:table-cell table:style-name="Таблица20.C2" office:value-type="string">
            <text:p text:style-name="P209">Il faut parler avec les patients</text:p>
          </table:table-cell>
        </table:table-row>
        <table:table-row table:style-name="Таблица20.1">
          <table:table-cell table:style-name="Таблица20.A2" office:value-type="string">
            <text:p text:style-name="P198">la peau</text:p>
          </table:table-cell>
          <table:table-cell table:style-name="Таблица20.A2" office:value-type="string">
            <text:p text:style-name="P198">кожа</text:p>
          </table:table-cell>
          <table:table-cell table:style-name="Таблица20.C2" office:value-type="string">
            <text:p text:style-name="P198">sa peau est douce (нежная)</text:p>
            <text:p text:style-name="P198">j'ai du sable sur la peau</text:p>
            <text:p text:style-name="P209">Il est bien dans sa peau (ему хорошо)</text:p>
            <text:p text:style-name="P209">Ma peau est sensible (чувствительная)</text:p>
            <text:p text:style-name="P215">J'ai un grave (серьезная) probl<text:span text:style-name="T2">è</text:span>me de peau</text:p>
          </table:table-cell>
        </table:table-row>
        <table:table-row table:style-name="Таблица20.1">
          <table:table-cell table:style-name="Таблица20.A2" office:value-type="string">
            <text:p text:style-name="P195">la pharmacie</text:p>
          </table:table-cell>
          <table:table-cell table:style-name="Таблица20.A2" office:value-type="string">
            <text:p text:style-name="P208">аптека</text:p>
          </table:table-cell>
          <table:table-cell table:style-name="Таблица20.C2" office:value-type="string">
            <text:p text:style-name="P195">Je dois aller à la pharmacie</text:p>
            <text:p text:style-name="P201">Nous achetons des médicaments à la pharmacie</text:p>
          </table:table-cell>
        </table:table-row>
        <table:table-row table:style-name="Таблица20.1">
          <table:table-cell table:style-name="Таблица20.A2" office:value-type="string">
            <text:p text:style-name="P199"><text:span text:style-name="T150">le </text:span>pied</text:p>
          </table:table-cell>
          <table:table-cell table:style-name="Таблица20.A2" office:value-type="string">
            <text:p text:style-name="P199">стопа</text:p>
          </table:table-cell>
          <table:table-cell table:style-name="Таблица20.C2" office:value-type="string">
            <text:p text:style-name="P199">elle a de petits pieds</text:p>
          </table:table-cell>
        </table:table-row>
        <table:table-row table:style-name="Таблица20.1">
          <table:table-cell table:style-name="Таблица20.A2" office:value-type="string">
            <text:p text:style-name="P192">poils</text:p>
            <text:p text:style-name="P207">Le poil</text:p>
          </table:table-cell>
          <table:table-cell table:style-name="Таблица20.A2" office:value-type="string">
            <text:p text:style-name="P192">волосы</text:p>
            <text:p text:style-name="P207">(шерсть, подшерсток)</text:p>
          </table:table-cell>
          <table:table-cell table:style-name="Таблица20.C2" office:value-type="string">
            <text:p text:style-name="P192">la mouche a des poils partout</text:p>
            <text:p text:style-name="P192">Tous les poils ne peuvent pousser à la même vitesse (расти с одинаковой скоростью)</text:p>
            <text:p text:style-name="P192">Cet homme a du poil sur la poitrine</text:p>
          </table:table-cell>
        </table:table-row>
        <table:table-row table:style-name="Таблица20.1">
          <table:table-cell table:style-name="Таблица20.A2" office:value-type="string">
            <text:p text:style-name="P202">La poitrine</text:p>
          </table:table-cell>
          <table:table-cell table:style-name="Таблица20.A2" office:value-type="string">
            <text:p text:style-name="P202">грудь</text:p>
          </table:table-cell>
          <table:table-cell table:style-name="Таблица20.C2" office:value-type="string">
            <text:p text:style-name="P202">C'est pour mes jambes et ma poitrine</text:p>
          </table:table-cell>
        </table:table-row>
        <table:table-row table:style-name="Таблица20.1">
          <table:table-cell table:style-name="Таблица20.A2" office:value-type="string">
            <text:p text:style-name="P205">Le regime</text:p>
          </table:table-cell>
          <table:table-cell table:style-name="Таблица20.A2" office:value-type="string">
            <text:p text:style-name="P205">диета</text:p>
          </table:table-cell>
          <table:table-cell table:style-name="Таблица20.C2" office:value-type="string">
            <text:p text:style-name="P205">Le requin fait un régime</text:p>
          </table:table-cell>
        </table:table-row>
        <table:table-row table:style-name="Таблица20.1">
          <table:table-cell table:style-name="Таблица20.A2" office:value-type="string">
            <text:p text:style-name="P198">le risque</text:p>
          </table:table-cell>
          <table:table-cell table:style-name="Таблица20.A2" office:value-type="string">
            <text:p text:style-name="P205">риск</text:p>
          </table:table-cell>
          <table:table-cell table:style-name="Таблица20.C2" office:value-type="string">
            <text:p text:style-name="P205">On peut boire cette eau sans aucun risque</text:p>
            <text:p text:style-name="P205">Les risques sont alors (поэтому) de plus en plus importants</text:p>
            <text:p text:style-name="P209">Ce sont les risques de notre métier</text:p>
            <text:p text:style-name="P216">Je connaissais les risques</text:p>
          </table:table-cell>
        </table:table-row>
        <table:table-row table:style-name="Таблица20.1">
          <table:table-cell table:style-name="Таблица20.A2" office:value-type="string">
            <text:p text:style-name="P199">le sang</text:p>
          </table:table-cell>
          <table:table-cell table:style-name="Таблица20.A2" office:value-type="string">
            <text:p text:style-name="P199">кровь</text:p>
          </table:table-cell>
          <table:table-cell table:style-name="Таблица20.C2" office:value-type="string">
            <text:p text:style-name="P199">il a perdu beaucoup de sang</text:p>
          </table:table-cell>
        </table:table-row>
        <table:table-row table:style-name="Таблица20.1">
          <table:table-cell table:style-name="Таблица20.A2" office:value-type="string">
            <text:p text:style-name="P202">Santé!</text:p>
          </table:table-cell>
          <table:table-cell table:style-name="Таблица20.A2" office:value-type="string">
            <text:p text:style-name="P202">Будь здоров!</text:p>
          </table:table-cell>
          <table:table-cell table:style-name="Таблица20.C2" office:value-type="string">
            <text:p text:style-name="P202">à votre santé!</text:p>
            <text:p text:style-name="P216">Son <text:span text:style-name="T2">é</text:span>tat de sant<text:span text:style-name="T2">é</text:span> (состояние здоровья) ne s'am<text:span text:style-name="T2">é</text:span>liore pas (не улучшается)</text:p>
            <text:p text:style-name="P216">La sant<text:span text:style-name="T2">é</text:span> c'est tout</text:p>
          </table:table-cell>
        </table:table-row>
        <table:table-row table:style-name="Таблица20.1">
          <table:table-cell table:style-name="Таблица20.A2" office:value-type="string">
            <text:p text:style-name="P196">la tête</text:p>
          </table:table-cell>
          <table:table-cell table:style-name="Таблица20.A2" office:value-type="string">
            <text:p text:style-name="P196">голова</text:p>
          </table:table-cell>
          <table:table-cell table:style-name="Таблица20.C2" office:value-type="string">
            <text:p text:style-name="P196">Elle a une petite tête</text:p>
            <text:p text:style-name="P199">Ce sont nos têtes</text:p>
          </table:table-cell>
        </table:table-row>
        <table:table-row table:style-name="Таблица20.1">
          <table:table-cell table:style-name="Таблица20.A2" office:value-type="string">
            <text:p text:style-name="P202">Le traitement</text:p>
          </table:table-cell>
          <table:table-cell table:style-name="Таблица20.A2" office:value-type="string">
            <text:p text:style-name="P202">лечение</text:p>
          </table:table-cell>
          <table:table-cell table:style-name="Таблица20.C2" office:value-type="string">
            <text:p text:style-name="P202">Il n'y a pas de traitement</text:p>
            <text:p text:style-name="P202">Il faut commencer le traitement tout de suite</text:p>
          </table:table-cell>
        </table:table-row>
        <table:table-row table:style-name="Таблица20.1">
          <table:table-cell table:style-name="Таблица20.A2" office:value-type="string">
            <text:p text:style-name="P205">Le ventre</text:p>
          </table:table-cell>
          <table:table-cell table:style-name="Таблица20.A2" office:value-type="string">
            <text:p text:style-name="P205">живот</text:p>
          </table:table-cell>
          <table:table-cell table:style-name="Таблица20.C2" office:value-type="string">
            <text:p text:style-name="P205">Le ventre est vide (пустой)</text:p>
            <text:p text:style-name="P205">Cet enfant a mal au ventre</text:p>
            <text:p text:style-name="P209">Docteur, j'ai mal au ventre</text:p>
          </table:table-cell>
        </table:table-row>
        <table:table-row table:style-name="Таблица20.1">
          <table:table-cell table:style-name="Таблица20.A2" office:value-type="string">
            <text:p text:style-name="P195">la vie</text:p>
          </table:table-cell>
          <table:table-cell table:style-name="Таблица20.A2" office:value-type="string">
            <text:p text:style-name="P196">жизнь</text:p>
          </table:table-cell>
          <table:table-cell table:style-name="Таблица20.C2" office:value-type="string">
            <text:p text:style-name="P195">C'est ma vie</text:p>
            <text:p text:style-name="P195">C'est la vie!</text:p>
            <text:p text:style-name="P195">La vie est trop courte</text:p>
            <text:p text:style-name="P209">Je n'ai pas de vie</text:p>
          </table:table-cell>
        </table:table-row>
        <table:table-row table:style-name="Таблица20.1">
          <table:table-cell table:style-name="Таблица20.A2" office:value-type="string">
            <text:p text:style-name="P198">le visage</text:p>
          </table:table-cell>
          <table:table-cell table:style-name="Таблица20.A2" office:value-type="string">
            <text:p text:style-name="P198">лицо</text:p>
          </table:table-cell>
          <table:table-cell table:style-name="Таблица20.C2" office:value-type="string">
            <text:p text:style-name="P198">Ton visage est rouge</text:p>
            <text:p text:style-name="P198">Elle a un très joli visage</text:p>
          </table:table-cell>
        </table:table-row>
        <table:table-row table:style-name="Таблица20.1">
          <table:table-cell table:style-name="Таблица20.A2" office:value-type="string">
            <text:p text:style-name="P192">le virus</text:p>
          </table:table-cell>
          <table:table-cell table:style-name="Таблица20.A2" office:value-type="string">
            <text:p text:style-name="P196">вирус</text:p>
          </table:table-cell>
          <table:table-cell table:style-name="Таблица20.C2" office:value-type="string">
            <text:p text:style-name="P192">Elle a un virus</text:p>
            <text:p text:style-name="P216">Il existe diff<text:span text:style-name="T2">é</text:span>rents types de virus</text:p>
          </table:table-cell>
        </table:table-row>
        <table:table-row table:style-name="Таблица20.1">
          <table:table-cell table:style-name="Таблица20.A2" office:value-type="string">
            <text:p text:style-name="P202">la vue</text:p>
          </table:table-cell>
          <table:table-cell table:style-name="Таблица20.A2" office:value-type="string">
            <text:p text:style-name="P202">вид, зрение</text:p>
          </table:table-cell>
          <table:table-cell table:style-name="Таблица20.C2" office:value-type="string">
            <text:p text:style-name="P202">j'aime cette vue (вид)</text:p>
            <text:p text:style-name="P202">Il a une bonne vue (зрение)</text:p>
          </table:table-cell>
        </table:table-row>
      </table:table>
      <text:p text:style-name="P274"><text:span text:style-name="ubuntu_5f_mono_5f_8"/></text:p>
      <text:p text:style-name="ubuntu_5f_mono_5f_8"><text:span text:style-name="ubuntu_5f_mono_5f_8"/></text:p>
      <text:p text:style-name="ubuntu_5f_mono_5f_8"><text:span text:style-name="ubuntu_5f_mono_5f_8"/></text:p>
      <text:p text:style-name="P1"><text:span text:style-name="ubuntu_5f_mono_5f_8"><text:span text:style-name="T145">Политика</text:span>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Таблица22.1">
          <table:table-cell table:style-name="Таблица22.A1" office:value-type="string">
            <text:p text:style-name="P231">un accord</text:p>
          </table:table-cell>
          <table:table-cell table:style-name="Таблица22.A1" office:value-type="string">
            <text:p text:style-name="P231">договор</text:p>
          </table:table-cell>
          <table:table-cell table:style-name="Таблица22.C1" office:value-type="string">
            <text:p text:style-name="P231">C'est un bon accord</text:p>
            <text:p text:style-name="P232">Un extraordinaire accord (чрезвычайный договор)</text:p>
            <text:p text:style-name="P246">Nous avons besoin d'arriver <text:span text:style-name="T2">à</text:span> un accord</text:p>
          </table:table-cell>
        </table:table-row>
        <table:table-row table:style-name="Таблица22.1">
          <table:table-cell table:style-name="Таблица22.A2" office:value-type="string">
            <text:p text:style-name="P231">l'armée</text:p>
          </table:table-cell>
          <table:table-cell table:style-name="Таблица22.A2" office:value-type="string">
            <text:p text:style-name="P231">армия</text:p>
          </table:table-cell>
          <table:table-cell table:style-name="Таблица22.C2" office:value-type="string">
            <text:p text:style-name="P231">Elle était dans l'armée</text:p>
          </table:table-cell>
        </table:table-row>
        <table:table-row table:style-name="Таблица22.1">
          <table:table-cell table:style-name="Таблица22.A2" office:value-type="string">
            <text:p text:style-name="P242">l'Assembl<text:span text:style-name="T2">é</text:span>e</text:p>
          </table:table-cell>
          <table:table-cell table:style-name="Таблица22.A2" office:value-type="string">
            <text:p text:style-name="P241">собрание</text:p>
          </table:table-cell>
          <table:table-cell table:style-name="Таблица22.C2" office:value-type="string">
            <text:p text:style-name="P241">l'Assembl<text:span text:style-name="T2">é</text:span>e nationale est <text:span text:style-name="T2">à</text:span> Paris</text:p>
            <text:p text:style-name="P241">L'Assembl<text:span text:style-name="T2">é</text:span>e nationale a un r<text:span text:style-name="T48">ô</text:span><text:span text:style-name="T161">le important</text:span></text:p>
            <text:p text:style-name="P243">J'ai eu une r<text:span text:style-name="T2">é</text:span>union (встреча) avec l'assembl<text:span text:style-name="T2">é</text:span>e hier</text:p>
          </table:table-cell>
        </table:table-row>
        <table:table-row table:style-name="Таблица22.1">
          <table:table-cell table:style-name="Таблица22.A2" office:value-type="string">
            <text:p text:style-name="P236">le budget</text:p>
          </table:table-cell>
          <table:table-cell table:style-name="Таблица22.A2" office:value-type="string">
            <text:p text:style-name="P243">бюджет</text:p>
          </table:table-cell>
          <table:table-cell table:style-name="Таблица22.C2" office:value-type="string">
            <text:p text:style-name="P239">Comment faire sans budget?</text:p>
          </table:table-cell>
        </table:table-row>
        <table:table-row table:style-name="Таблица22.1">
          <table:table-cell table:style-name="Таблица22.A2" office:value-type="string">
            <text:p text:style-name="P239">le candidat</text:p>
          </table:table-cell>
          <table:table-cell table:style-name="Таблица22.A2" office:value-type="string">
            <text:p text:style-name="P243">кандидат</text:p>
          </table:table-cell>
          <table:table-cell table:style-name="Таблица22.C2" office:value-type="string">
            <text:p text:style-name="P239">Le candidat est un cuisinier</text:p>
          </table:table-cell>
        </table:table-row>
        <table:table-row table:style-name="Таблица22.1">
          <table:table-cell table:style-name="Таблица22.A2" office:value-type="string">
            <text:p text:style-name="P241">un crime</text:p>
          </table:table-cell>
          <table:table-cell table:style-name="Таблица22.A2" office:value-type="string">
            <text:p text:style-name="P241">преступление</text:p>
          </table:table-cell>
          <table:table-cell table:style-name="Таблица22.C2" office:value-type="string">
            <text:p text:style-name="P241">c'est un crime de guerre</text:p>
            <text:p text:style-name="P241">Elle <text:span text:style-name="T2">é</text:span>tait sur la sc<text:span text:style-name="T2">è</text:span>ne du crime</text:p>
            <text:p text:style-name="P241">C'est un crime aux yeux de la loi (в глазах закона)</text:p>
          </table:table-cell>
        </table:table-row>
        <table:table-row table:style-name="Таблица22.1">
          <table:table-cell table:style-name="Таблица22.A2" office:value-type="string">
            <text:p text:style-name="P232">la crise</text:p>
          </table:table-cell>
          <table:table-cell table:style-name="Таблица22.A2" office:value-type="string">
            <text:p text:style-name="P232">кризис</text:p>
          </table:table-cell>
          <table:table-cell table:style-name="Таблица22.C2" office:value-type="string">
            <text:p text:style-name="P232">la crise économique?</text:p>
            <text:p text:style-name="P232">Notre pays est tombé dans la crise</text:p>
            <text:p text:style-name="P232">Notre pays est en crise</text:p>
          </table:table-cell>
        </table:table-row>
        <table:table-row table:style-name="Таблица22.1">
          <table:table-cell table:style-name="Таблица22.A2" office:value-type="string">
            <text:p text:style-name="P240">le conflit</text:p>
          </table:table-cell>
          <table:table-cell table:style-name="Таблица22.A2" office:value-type="string">
            <text:p text:style-name="P256">конфликт</text:p>
          </table:table-cell>
          <table:table-cell table:style-name="Таблица22.C2" office:value-type="string">
            <text:p text:style-name="P239">le conflit dure trente ans</text:p>
            <text:p text:style-name="P239">Toutes les relations ont des conflits (у всех отношений есть конфликты)</text:p>
            <text:p text:style-name="P239">Ce pays n'est pas en conflit avec ses voisins</text:p>
          </table:table-cell>
        </table:table-row>
        <table:table-row table:style-name="Таблица22.1">
          <table:table-cell table:style-name="Таблица22.A2" office:value-type="string">
            <text:p text:style-name="P232">la défense</text:p>
          </table:table-cell>
          <table:table-cell table:style-name="Таблица22.A2" office:value-type="string">
            <text:p text:style-name="P232">защита</text:p>
          </table:table-cell>
          <table:table-cell table:style-name="Таблица22.C2" office:value-type="string">
            <text:p text:style-name="P237">Elle travaille pour la défense de son pays</text:p>
          </table:table-cell>
        </table:table-row>
        <table:table-row table:style-name="Таблица22.1">
          <table:table-cell table:style-name="Таблица22.A2" office:value-type="string">
            <text:p text:style-name="P254">la d<text:span text:style-name="T2">é</text:span>mocratie</text:p>
          </table:table-cell>
          <table:table-cell table:style-name="Таблица22.A2" office:value-type="string">
            <text:p text:style-name="P254">демократия</text:p>
          </table:table-cell>
          <table:table-cell table:style-name="Таблица22.C2" office:value-type="string">
            <text:p text:style-name="P254">Nous croyons (верим) en la d<text:span text:style-name="T2">é</text:span>mocratie</text:p>
            <text:p text:style-name="P255">l'Italie est une d<text:span text:style-name="T2">é</text:span>mocratie</text:p>
          </table:table-cell>
        </table:table-row>
        <table:table-row table:style-name="Таблица22.1">
          <table:table-cell table:style-name="Таблица22.A2" office:value-type="string">
            <text:p text:style-name="P240">une dette</text:p>
          </table:table-cell>
          <table:table-cell table:style-name="Таблица22.A2" office:value-type="string">
            <text:p text:style-name="P239">долг</text:p>
          </table:table-cell>
          <table:table-cell table:style-name="Таблица22.C2" office:value-type="string">
            <text:p text:style-name="P239">elle avait une dette <text:span text:style-name="T2">é</text:span>norme</text:p>
            <text:p text:style-name="P239">La dette du pays est trop importante</text:p>
            <text:p text:style-name="P239">Je suis ici pour payer une dette</text:p>
          </table:table-cell>
        </table:table-row>
        <table:table-row table:style-name="Таблица22.1">
          <table:table-cell table:style-name="Таблица22.A2" office:value-type="string">
            <text:p text:style-name="P233">le développement</text:p>
          </table:table-cell>
          <table:table-cell table:style-name="Таблица22.A2" office:value-type="string">
            <text:p text:style-name="P233">развитие</text:p>
          </table:table-cell>
          <table:table-cell table:style-name="Таблица22.C2" office:value-type="string">
            <text:p text:style-name="P233">le développement des boulangeries (пекарен) est récent (недавнее)</text:p>
            <text:p text:style-name="P233">Le dé<text:span text:style-name="T159">eloppement économique est important pour ce pays</text:span></text:p>
          </table:table-cell>
        </table:table-row>
        <table:table-row table:style-name="Таблица22.1">
          <table:table-cell table:style-name="Таблица22.A2" office:value-type="string">
            <text:p text:style-name="P253">diriger</text:p>
          </table:table-cell>
          <table:table-cell table:style-name="Таблица22.A2" office:value-type="string">
            <text:p text:style-name="P253">управлять</text:p>
          </table:table-cell>
          <table:table-cell table:style-name="Таблица22.C2" office:value-type="string">
            <text:p text:style-name="P244">Nous dirigeons</text:p>
            <text:p text:style-name="P244">Elle dirige sa famille</text:p>
          </table:table-cell>
        </table:table-row>
        <table:table-row table:style-name="Таблица22.1">
          <table:table-cell table:style-name="Таблица22.A2" office:value-type="string">
            <text:p text:style-name="P253">se diriger</text:p>
          </table:table-cell>
          <table:table-cell table:style-name="Таблица22.A2" office:value-type="string">
            <text:p text:style-name="P253">направляться</text:p>
          </table:table-cell>
          <table:table-cell table:style-name="Таблица22.C2" office:value-type="string">
            <text:p text:style-name="P245">Il se dirige vers Paris</text:p>
          </table:table-cell>
        </table:table-row>
        <table:table-row table:style-name="Таблица22.1">
          <table:table-cell table:style-name="Таблица22.A2" office:value-type="string">
            <text:p text:style-name="P234">un discours</text:p>
          </table:table-cell>
          <table:table-cell table:style-name="Таблица22.A2" office:value-type="string">
            <text:p text:style-name="P236">речь</text:p>
          </table:table-cell>
          <table:table-cell table:style-name="Таблица22.C2" office:value-type="string">
            <text:p text:style-name="P235">il a fait un discours (он выступил с речью)</text:p>
            <text:p text:style-name="P235">Elle a fait un bon discours</text:p>
            <text:p text:style-name="P238">Il s'est exprimé (выступил) avec un discours</text:p>
            <text:p text:style-name="P238">Le ministre a fait un discours majeur ce matin</text:p>
          </table:table-cell>
        </table:table-row>
        <table:table-row table:style-name="Таблица22.1">
          <table:table-cell table:style-name="Таблица22.A2" office:value-type="string">
            <text:p text:style-name="P233">un droit</text:p>
          </table:table-cell>
          <table:table-cell table:style-name="Таблица22.A2" office:value-type="string">
            <text:p text:style-name="P233">право</text:p>
          </table:table-cell>
          <table:table-cell table:style-name="Таблица22.C2" office:value-type="string">
            <text:p text:style-name="P233">C'est ton droit</text:p>
            <text:p text:style-name="P233">Tu as des droits</text:p>
          </table:table-cell>
        </table:table-row>
        <table:table-row table:style-name="Таблица22.1">
          <table:table-cell table:style-name="Таблица22.A2" office:value-type="string">
            <text:p text:style-name="P231">l'économie</text:p>
          </table:table-cell>
          <table:table-cell table:style-name="Таблица22.A2" office:value-type="string">
            <text:p text:style-name="P231">экономика</text:p>
          </table:table-cell>
          <table:table-cell table:style-name="Таблица22.C2" office:value-type="string">
            <text:p text:style-name="P231">Ils écrivent un article sur l'économie</text:p>
          </table:table-cell>
        </table:table-row>
        <table:table-row table:style-name="Таблица22.1">
          <table:table-cell table:style-name="Таблица22.A2" office:value-type="string">
            <text:p text:style-name="P233">économique</text:p>
          </table:table-cell>
          <table:table-cell table:style-name="Таблица22.A2" office:value-type="string">
            <text:p text:style-name="P243">экономичная</text:p>
          </table:table-cell>
          <table:table-cell table:style-name="Таблица22.C2" office:value-type="string">
            <text:p text:style-name="P233">Ces voitures sont économiques</text:p>
            <text:p text:style-name="P233">Je veux une voiture économique mais puissante</text:p>
          </table:table-cell>
        </table:table-row>
        <table:table-row table:style-name="Таблица22.1">
          <table:table-cell table:style-name="Таблица22.A2" office:value-type="string">
            <text:p text:style-name="P240">l'<text:span text:style-name="T2">é</text:span>lection</text:p>
          </table:table-cell>
          <table:table-cell table:style-name="Таблица22.A2" office:value-type="string">
            <text:p text:style-name="P243">выборы</text:p>
          </table:table-cell>
          <table:table-cell table:style-name="Таблица22.C2" office:value-type="string">
            <text:p text:style-name="P239">l'<text:span text:style-name="T2">é</text:span>lection est demain</text:p>
            <text:p text:style-name="P239">elle n'a jamais perdu une seule <text:span text:style-name="T2">é</text:span>lection (она никогда не проигрывала ни одного голосования)</text:p>
          </table:table-cell>
        </table:table-row>
        <table:table-row table:style-name="Таблица22.1">
          <table:table-cell table:style-name="Таблица22.A2" office:value-type="string">
            <text:p text:style-name="P243">un <text:span text:style-name="T12">é</text:span><text:span text:style-name="T160">v</text:span><text:span text:style-name="T12">é</text:span><text:span text:style-name="T160">nement</text:span></text:p>
          </table:table-cell>
          <table:table-cell table:style-name="Таблица22.A2" office:value-type="string">
            <text:p text:style-name="P241">событие</text:p>
          </table:table-cell>
          <table:table-cell table:style-name="Таблица22.C2" office:value-type="string">
            <text:p text:style-name="P241">Cet <text:span text:style-name="T2">é</text:span>v<text:span text:style-name="T2">é</text:span>nement est tr<text:span text:style-name="T2">è</text:span>s c<text:span text:style-name="T2">é</text:span>l<text:span text:style-name="T2">è</text:span>bre (известное)</text:p>
            <text:p text:style-name="P241">J'avais connu des <text:span text:style-name="T2">é</text:span>v<text:span text:style-name="T2">é</text:span>nements plus heureux</text:p>
          </table:table-cell>
        </table:table-row>
        <table:table-row table:style-name="Таблица22.1">
          <table:table-cell table:style-name="Таблица22.A2" office:value-type="string">
            <text:p text:style-name="P231">les gouvernements</text:p>
          </table:table-cell>
          <table:table-cell table:style-name="Таблица22.A2" office:value-type="string">
            <text:p text:style-name="P231">Правительства</text:p>
          </table:table-cell>
          <table:table-cell table:style-name="Таблица22.C2" office:value-type="string">
            <text:p text:style-name="P232">ils ont un nouveau gouvernement</text:p>
          </table:table-cell>
        </table:table-row>
        <table:table-row table:style-name="Таблица22.1">
          <table:table-cell table:style-name="Таблица22.A2" office:value-type="string">
            <text:p text:style-name="P233">la guerre</text:p>
          </table:table-cell>
          <table:table-cell table:style-name="Таблица22.A2" office:value-type="string">
            <text:p text:style-name="P233">война</text:p>
          </table:table-cell>
          <table:table-cell table:style-name="Таблица22.C2" office:value-type="string">
            <text:p text:style-name="P233">Qui se fait la guerre?</text:p>
            <text:p text:style-name="P231">Ce pays est contre la guerre</text:p>
            <text:p text:style-name="P231">Pourquoi y a-t-il la querre?</text:p>
          </table:table-cell>
        </table:table-row>
        <table:table-row table:style-name="Таблица22.1">
          <table:table-cell table:style-name="Таблица22.A2" office:value-type="string">
            <text:p text:style-name="P239">les imp<text:span text:style-name="T48">ô</text:span>ts</text:p>
          </table:table-cell>
          <table:table-cell table:style-name="Таблица22.A2" office:value-type="string">
            <text:p text:style-name="P239">налоги</text:p>
          </table:table-cell>
          <table:table-cell table:style-name="Таблица22.C2" office:value-type="string">
            <text:p text:style-name="P241">Nous devons payer l'imp<text:span text:style-name="T48">ô</text:span>t</text:p>
            <text:p text:style-name="P246">Un grand nombre de gens ont quitt<text:span text:style-name="T2">é</text:span> le pays pour ne pas payer d'imp<text:span text:style-name="T48">ô</text:span>ts</text:p>
            <text:p text:style-name="P246">Trop peu de gens doivent payer des imp<text:span text:style-name="T48">ô</text:span>ts</text:p>
          </table:table-cell>
        </table:table-row>
        <table:table-row table:style-name="Таблица22.1">
          <table:table-cell table:style-name="Таблица22.A2" office:value-type="string">
            <text:p text:style-name="P232">la justice</text:p>
          </table:table-cell>
          <table:table-cell table:style-name="Таблица22.A2" office:value-type="string">
            <text:p text:style-name="P232">справедливость, правосудие</text:p>
          </table:table-cell>
          <table:table-cell table:style-name="Таблица22.C2" office:value-type="string">
            <text:p text:style-name="ubuntu_5f_mono_5f_8"/>
          </table:table-cell>
        </table:table-row>
        <table:table-row table:style-name="Таблица22.1">
          <table:table-cell table:style-name="Таблица22.A2" office:value-type="string">
            <text:p text:style-name="P231">la liberté</text:p>
          </table:table-cell>
          <table:table-cell table:style-name="Таблица22.A2" office:value-type="string">
            <text:p text:style-name="P231">свобода</text:p>
          </table:table-cell>
          <table:table-cell table:style-name="Таблица22.C2" office:value-type="string">
            <text:p text:style-name="ubuntu_5f_mono_5f_8">le peuple aime la liberté</text:p>
            <text:p text:style-name="ubuntu_5f_mono_5f_8">On doit payer (платить) pour la liberté</text:p>
          </table:table-cell>
        </table:table-row>
        <table:table-row table:style-name="Таблица22.1">
          <table:table-cell table:style-name="Таблица22.A2" office:value-type="string">
            <text:p text:style-name="P233">la loi</text:p>
          </table:table-cell>
          <table:table-cell table:style-name="Таблица22.A2" office:value-type="string">
            <text:p text:style-name="P233">закон</text:p>
          </table:table-cell>
          <table:table-cell table:style-name="Таблица22.C2" office:value-type="string">
            <text:p text:style-name="ubuntu_5f_mono_5f_8">La loi est la même pour tous</text:p>
          </table:table-cell>
        </table:table-row>
        <table:table-row table:style-name="Таблица22.1">
          <table:table-cell table:style-name="Таблица22.A2" office:value-type="string">
            <text:p text:style-name="P244">lutter</text:p>
          </table:table-cell>
          <table:table-cell table:style-name="Таблица22.A2" office:value-type="string">
            <text:p text:style-name="P244">бороться</text:p>
          </table:table-cell>
          <table:table-cell table:style-name="Таблица22.C2" office:value-type="string">
            <text:p text:style-name="ubuntu_5f_mono_5f_8">Il faut lutter pour notre libert<text:span text:style-name="T2">é</text:span></text:p>
            <text:p text:style-name="ubuntu_5f_mono_5f_8">Je ne peux pas lutter tout seul contre la politique du maire</text:p>
          </table:table-cell>
        </table:table-row>
        <table:table-row table:style-name="Таблица22.1">
          <table:table-cell table:style-name="Таблица22.A2" office:value-type="string">
            <text:p text:style-name="P236">le maire</text:p>
          </table:table-cell>
          <table:table-cell table:style-name="Таблица22.A2" office:value-type="string">
            <text:p text:style-name="P243">мэр</text:p>
          </table:table-cell>
          <table:table-cell table:style-name="Таблица22.C2" office:value-type="string">
            <text:p text:style-name="ubuntu_5f_mono_5f_8">Est-ce le maire?</text:p>
            <text:p text:style-name="ubuntu_5f_mono_5f_8">Le maire est dans la mairie</text:p>
          </table:table-cell>
        </table:table-row>
        <table:table-row table:style-name="Таблица22.1">
          <table:table-cell table:style-name="Таблица22.A2" office:value-type="string">
            <text:p text:style-name="P241">la mairie</text:p>
          </table:table-cell>
          <table:table-cell table:style-name="Таблица22.A2" office:value-type="string">
            <text:p text:style-name="P243">мэрия</text:p>
          </table:table-cell>
          <table:table-cell table:style-name="Таблица22.C2" office:value-type="string">
            <text:p text:style-name="ubuntu_5f_mono_5f_8">la mairie est loin d'ici</text:p>
          </table:table-cell>
        </table:table-row>
        <table:table-row table:style-name="Таблица22.1">
          <table:table-cell table:style-name="Таблица22.A2" office:value-type="string">
            <text:p text:style-name="P234">la majorité</text:p>
          </table:table-cell>
          <table:table-cell table:style-name="Таблица22.A2" office:value-type="string">
            <text:p text:style-name="P236">большинство</text:p>
          </table:table-cell>
          <table:table-cell table:style-name="Таблица22.C2" office:value-type="string">
            <text:p text:style-name="ubuntu_5f_mono_5f_8">la majorité a peur (большинство боится)</text:p>
            <text:p text:style-name="ubuntu_5f_mono_5f_8">Nous sommes la majorité</text:p>
          </table:table-cell>
        </table:table-row>
        <table:table-row table:style-name="Таблица22.1">
          <table:table-cell table:style-name="Таблица22.A2" office:value-type="string">
            <text:p text:style-name="P292"><text:span text:style-name="T162">la </text:span>manifestation</text:p>
          </table:table-cell>
          <table:table-cell table:style-name="Таблица22.A2" office:value-type="string">
            <text:p text:style-name="P236"/>
          </table:table-cell>
          <table:table-cell table:style-name="Таблица22.C2" office:value-type="string">
            <text:p text:style-name="P307">Le premier mai il y a toujours de grandes manifestations</text:p>
            <text:p text:style-name="P308">La manifestation est un succ<text:span text:style-name="T2">è</text:span><text:span text:style-name="T20">s (успешна)</text:span></text:p>
            <text:p text:style-name="P308"><text:span text:style-name="T20">La manifestation a commenc</text:span><text:span text:style-name="T2">é</text:span></text:p>
          </table:table-cell>
        </table:table-row>
        <table:table-row table:style-name="Таблица22.1">
          <table:table-cell table:style-name="Таблица22.A2" office:value-type="string">
            <text:p text:style-name="P234">la ministre</text:p>
          </table:table-cell>
          <table:table-cell table:style-name="Таблица22.A2" office:value-type="string">
            <text:p text:style-name="P236">министр</text:p>
          </table:table-cell>
          <table:table-cell table:style-name="Таблица22.C2" office:value-type="string">
            <text:p text:style-name="P235">la ministre du travail</text:p>
            <text:p text:style-name="P235">Des ministres européens sont là</text:p>
          </table:table-cell>
        </table:table-row>
        <text:soft-page-break/>
        <table:table-row table:style-name="Таблица22.1">
          <table:table-cell table:style-name="Таблица22.A2" office:value-type="string">
            <text:p text:style-name="P235">le ministère</text:p>
          </table:table-cell>
          <table:table-cell table:style-name="Таблица22.A2" office:value-type="string">
            <text:p text:style-name="P236">министерство</text:p>
          </table:table-cell>
          <table:table-cell table:style-name="Таблица22.C2" office:value-type="string">
            <text:p text:style-name="P235">Ce sont les politiques de ce ministère</text:p>
          </table:table-cell>
        </table:table-row>
        <table:table-row table:style-name="Таблица22.1">
          <table:table-cell table:style-name="Таблица22.A2" office:value-type="string">
            <text:p text:style-name="P239">la nation</text:p>
          </table:table-cell>
          <table:table-cell table:style-name="Таблица22.A2" office:value-type="string">
            <text:p text:style-name="P243">нация</text:p>
          </table:table-cell>
          <table:table-cell table:style-name="Таблица22.C2" office:value-type="string">
            <text:p text:style-name="P241">la nation est grande</text:p>
          </table:table-cell>
        </table:table-row>
        <table:table-row table:style-name="Таблица22.1">
          <table:table-cell table:style-name="Таблица22.A2" office:value-type="string">
            <text:p text:style-name="P234">l'opposition</text:p>
          </table:table-cell>
          <table:table-cell table:style-name="Таблица22.A2" office:value-type="string">
            <text:p text:style-name="P236">оппозиция</text:p>
          </table:table-cell>
          <table:table-cell table:style-name="Таблица22.C2" office:value-type="string">
            <text:p text:style-name="P235">c'est un parti d'opposition</text:p>
            <text:p text:style-name="P235">Cette dame est dans l'opposition</text:p>
          </table:table-cell>
        </table:table-row>
        <table:table-row table:style-name="Таблица22.1">
          <table:table-cell table:style-name="Таблица22.A2" office:value-type="string">
            <text:p text:style-name="P239">l'organisation</text:p>
          </table:table-cell>
          <table:table-cell table:style-name="Таблица22.A2" office:value-type="string">
            <text:p text:style-name="P243">организация</text:p>
          </table:table-cell>
          <table:table-cell table:style-name="Таблица22.C2" office:value-type="string">
            <text:p text:style-name="P239">elle est membre (член) de cette organisation</text:p>
            <text:p text:style-name="P246">On sait tr<text:span text:style-name="T2">è</text:span> peu de choses sur ces organisations</text:p>
          </table:table-cell>
        </table:table-row>
        <table:table-row table:style-name="Таблица22.1">
          <table:table-cell table:style-name="Таблица22.A2" office:value-type="string">
            <text:p text:style-name="P254">le parlament</text:p>
          </table:table-cell>
          <table:table-cell table:style-name="Таблица22.A2" office:value-type="string">
            <text:p text:style-name="P254">парламент</text:p>
          </table:table-cell>
          <table:table-cell table:style-name="Таблица22.C2" office:value-type="string">
            <text:p text:style-name="P254">il est directement responsable devant le Parlament</text:p>
            <text:p text:style-name="P254">il a de nombreux amis au Parlament</text:p>
          </table:table-cell>
        </table:table-row>
        <table:table-row table:style-name="Таблица22.1">
          <table:table-cell table:style-name="Таблица22.A2" office:value-type="string">
            <text:p text:style-name="P231">le parti</text:p>
          </table:table-cell>
          <table:table-cell table:style-name="Таблица22.A2" office:value-type="string">
            <text:p text:style-name="P231">партия</text:p>
          </table:table-cell>
          <table:table-cell table:style-name="Таблица22.C2" office:value-type="string">
            <text:p text:style-name="P231">le parti du peuple</text:p>
            <text:p text:style-name="P232">Il est dans le parti</text:p>
            <text:p text:style-name="P231">il appartient un parti (он принадлежит партии)</text:p>
          </table:table-cell>
        </table:table-row>
        <table:table-row table:style-name="Таблица22.1">
          <table:table-cell table:style-name="Таблица22.A2" office:value-type="string">
            <text:p text:style-name="P232">une politique</text:p>
          </table:table-cell>
          <table:table-cell table:style-name="Таблица22.A2" office:value-type="string">
            <text:p text:style-name="P232">политика</text:p>
          </table:table-cell>
          <table:table-cell table:style-name="Таблица22.C2" office:value-type="string">
            <text:p text:style-name="P232"/>
          </table:table-cell>
        </table:table-row>
        <table:table-row table:style-name="Таблица22.1">
          <table:table-cell table:style-name="Таблица22.A2" office:value-type="string">
            <text:p text:style-name="P232">les politiques</text:p>
          </table:table-cell>
          <table:table-cell table:style-name="Таблица22.A2" office:value-type="string">
            <text:p text:style-name="P232">политики</text:p>
          </table:table-cell>
          <table:table-cell table:style-name="Таблица22.C2" office:value-type="string">
            <text:p text:style-name="P232">Ces politiques sont importantes en France</text:p>
          </table:table-cell>
        </table:table-row>
        <table:table-row table:style-name="Таблица22.1">
          <table:table-cell table:style-name="Таблица22.A2" office:value-type="string">
            <text:p text:style-name="P233">pouvoirs</text:p>
          </table:table-cell>
          <table:table-cell table:style-name="Таблица22.A2" office:value-type="string">
            <text:p text:style-name="P233">полномочия</text:p>
          </table:table-cell>
          <table:table-cell table:style-name="Таблица22.C2" office:value-type="string">
            <text:p text:style-name="P233">il n'a pas de pouvoirs</text:p>
            <text:p text:style-name="P231">Elle possède tous les pouvoirs</text:p>
          </table:table-cell>
        </table:table-row>
        <table:table-row table:style-name="Таблица22.1">
          <table:table-cell table:style-name="Таблица22.A2" office:value-type="string">
            <text:p text:style-name="P231">président</text:p>
          </table:table-cell>
          <table:table-cell table:style-name="Таблица22.A2" office:value-type="string">
            <text:p text:style-name="P231">президент</text:p>
          </table:table-cell>
          <table:table-cell table:style-name="Таблица22.C2" office:value-type="string">
            <text:p text:style-name="P231">ce citoyen est notre président</text:p>
            <text:p text:style-name="P232">Le président parle au gouvernement</text:p>
          </table:table-cell>
        </table:table-row>
        <table:table-row table:style-name="Таблица22.1">
          <table:table-cell table:style-name="Таблица22.A2" office:value-type="string">
            <text:p text:style-name="P232">la révolution</text:p>
          </table:table-cell>
          <table:table-cell table:style-name="Таблица22.A2" office:value-type="string">
            <text:p text:style-name="P232">революция</text:p>
          </table:table-cell>
          <table:table-cell table:style-name="Таблица22.C2" office:value-type="string">
            <text:p text:style-name="P232">le roi est mort après la Révolution française</text:p>
          </table:table-cell>
        </table:table-row>
        <table:table-row table:style-name="Таблица22.1">
          <table:table-cell table:style-name="Таблица22.A2" office:value-type="string">
            <text:p text:style-name="P255">le s<text:span text:style-name="T2">é</text:span>nateur</text:p>
          </table:table-cell>
          <table:table-cell table:style-name="Таблица22.A2" office:value-type="string">
            <text:p text:style-name="P255">сенатор</text:p>
          </table:table-cell>
          <table:table-cell table:style-name="Таблица22.C2" office:value-type="string">
            <text:p text:style-name="P255">le s<text:span text:style-name="T2">é</text:span>nateur a une strat<text:span text:style-name="T2">é</text:span>gie</text:p>
            <text:p text:style-name="P255">Est-il s<text:span text:style-name="T2">é</text:span>nateur?</text:p>
          </table:table-cell>
        </table:table-row>
        <table:table-row table:style-name="Таблица22.1">
          <table:table-cell table:style-name="Таблица22.A2" office:value-type="string">
            <text:p text:style-name="P232">la sécurité</text:p>
          </table:table-cell>
          <table:table-cell table:style-name="Таблица22.A2" office:value-type="string">
            <text:p text:style-name="P232">безопасность</text:p>
          </table:table-cell>
          <table:table-cell table:style-name="Таблица22.C2" office:value-type="string">
            <text:p text:style-name="P232">La securité est importante</text:p>
            <text:p text:style-name="P237">La raison: la sécurité</text:p>
            <text:p text:style-name="P247">Il essaie seulement de garder les gens en s<text:span text:style-name="T2">é</text:span>curit<text:span text:style-name="T2">é</text:span></text:p>
          </table:table-cell>
        </table:table-row>
        <table:table-row table:style-name="Таблица22.1">
          <table:table-cell table:style-name="Таблица22.A2" office:value-type="string">
            <text:p text:style-name="P233">la société</text:p>
          </table:table-cell>
          <table:table-cell table:style-name="Таблица22.A2" office:value-type="string">
            <text:p text:style-name="P233">общество</text:p>
          </table:table-cell>
          <table:table-cell table:style-name="Таблица22.C2" office:value-type="string">
            <text:p text:style-name="P233">c'est un danger pour la société</text:p>
            <text:p text:style-name="P233">Chaque société a ses lois</text:p>
          </table:table-cell>
        </table:table-row>
        <table:table-row table:style-name="Таблица22.1">
          <table:table-cell table:style-name="Таблица22.A2" office:value-type="string">
            <text:p text:style-name="P243">la <text:span text:style-name="T160">strat</text:span><text:span text:style-name="T12">é</text:span><text:span text:style-name="T160">gie</text:span></text:p>
          </table:table-cell>
          <table:table-cell table:style-name="Таблица22.A2" office:value-type="string">
            <text:p text:style-name="P243">стратегия</text:p>
          </table:table-cell>
          <table:table-cell table:style-name="Таблица22.C2" office:value-type="string">
            <text:p text:style-name="P241">les strat<text:span text:style-name="T2">é</text:span>gies seront nationales</text:p>
            <text:p text:style-name="P241">Cette strat<text:span text:style-name="T2">é</text:span>gie d'opposition semble (кажется) bonne</text:p>
          </table:table-cell>
        </table:table-row>
        <table:table-row table:style-name="Таблица22.1">
          <table:table-cell table:style-name="Таблица22.A2" office:value-type="string">
            <text:p text:style-name="P234">la violence</text:p>
          </table:table-cell>
          <table:table-cell table:style-name="Таблица22.A2" office:value-type="string">
            <text:p text:style-name="P235">насилие</text:p>
          </table:table-cell>
          <table:table-cell table:style-name="Таблица22.C2" office:value-type="string">
            <text:p text:style-name="P235">la violence n'apporte rien</text:p>
            <text:p text:style-name="P235">Nous ne voulons pas de violence</text:p>
            <text:p text:style-name="P235">Il n'y a quasiment (почти) pas de violence dans ce pays</text:p>
          </table:table-cell>
        </table:table-row>
        <table:table-row table:style-name="Таблица22.1">
          <table:table-cell table:style-name="Таблица22.A2" office:value-type="string">
            <text:p text:style-name="P244">le vote</text:p>
          </table:table-cell>
          <table:table-cell table:style-name="Таблица22.A2" office:value-type="string">
            <text:p text:style-name="P244">голос</text:p>
          </table:table-cell>
          <table:table-cell table:style-name="Таблица22.C2" office:value-type="string">
            <text:p text:style-name="P255">il n'y a pas de vote (нет голосов)</text:p>
            <text:p text:style-name="P255">Cette proposition (предложение) est ind<text:span text:style-name="T2">é</text:span>pendante (не зависит) de mon vote</text:p>
            <text:p text:style-name="P255">C'est le vote de la majorit<text:span text:style-name="T2">é</text:span></text:p>
          </table:table-cell>
        </table:table-row>
        <table:table-row table:style-name="Таблица22.1">
          <table:table-cell table:style-name="Таблица22.A2" office:value-type="string">
            <text:p text:style-name="P244">voter</text:p>
          </table:table-cell>
          <table:table-cell table:style-name="Таблица22.A2" office:value-type="string">
            <text:p text:style-name="P244">голосовать</text:p>
          </table:table-cell>
          <table:table-cell table:style-name="Таблица22.C2" office:value-type="string">
            <text:p text:style-name="P246">Voter est une droit mais c'est aussi un devoir</text:p>
            <text:p text:style-name="P255">Elle est assez <text:span text:style-name="T48">â</text:span>g<text:span text:style-name="T2">é</text:span>e (взрослая) pour voter</text:p>
            <text:p text:style-name="P255">Il n'est pas assez <text:span text:style-name="T48">â</text:span>g<text:span text:style-name="T2">é</text:span> pour voter</text:p>
          </table:table-cell>
        </table:table-row>
        <table:table-row table:style-name="Таблица22.1">
          <table:table-cell table:style-name="Таблица22.A2" office:value-type="string">
            <text:p text:style-name="P204"/>
          </table:table-cell>
          <table:table-cell table:style-name="Таблица22.A2" office:value-type="string">
            <text:p text:style-name="P204"/>
          </table:table-cell>
          <table:table-cell table:style-name="Таблица22.C2" office:value-type="string">
            <text:p text:style-name="P214"/>
          </table:table-cell>
        </table:table-row>
      </table:table>
      <text:p text:style-name="P275"><text:span text:style-name="ubuntu_5f_mono_5f_8"/></text:p>
      <text:p text:style-name="P275"><text:span text:style-name="ubuntu_5f_mono_5f_8"/></text:p>
      <text:h text:style-name="P311" text:outline-level="6"><text:span text:style-name="ubuntu_5f_mono_5f_8"><text:span text:style-name="T165">Учеба</text:span></text:span>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Таблица23.1">
          <table:table-cell table:style-name="Таблица23.A1" office:value-type="string">
            <text:p text:style-name="P280"/>
          </table:table-cell>
          <table:table-cell table:style-name="Таблица23.A1" office:value-type="string">
            <text:p text:style-name="P280"/>
          </table:table-cell>
          <table:table-cell table:style-name="Таблица23.C1" office:value-type="string">
            <text:p text:style-name="P310"/>
          </table:table-cell>
        </table:table-row>
        <table:table-row table:style-name="Таблица23.1">
          <table:table-cell table:style-name="Таблица23.A2" office:value-type="string">
            <text:p text:style-name="P280"/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6"/>
          </table:table-cell>
        </table:table-row>
        <table:table-row table:style-name="Таблица23.1">
          <table:table-cell table:style-name="Таблица23.A2" office:value-type="string">
            <text:p text:style-name="P294">bibliothèque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4">il est dans sa bibliothèque</text:p>
            <text:p text:style-name="P294">C'est une bonne bibliothèque</text:p>
          </table:table-cell>
        </table:table-row>
        <table:table-row table:style-name="Таблица23.1">
          <table:table-cell table:style-name="Таблица23.A2" office:value-type="string">
            <text:p text:style-name="P296">la classe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6">la classe n'existe pas</text:p>
            <text:p text:style-name="P296">Je suis dans la classe</text:p>
            <text:p text:style-name="P297">j'étais seul en salle de classe</text:p>
          </table:table-cell>
        </table:table-row>
        <table:table-row table:style-name="Таблица23.1">
          <table:table-cell table:style-name="Таблица23.A2" office:value-type="string">
            <text:p text:style-name="P298">le concept</text:p>
          </table:table-cell>
          <table:table-cell table:style-name="Таблица23.A2" office:value-type="string">
            <text:p text:style-name="P298">понятие, концепция</text:p>
          </table:table-cell>
          <table:table-cell table:style-name="Таблица23.C2" office:value-type="string">
            <text:p text:style-name="P298">le concept du jeu est simple</text:p>
          </table:table-cell>
        </table:table-row>
        <table:table-row table:style-name="Таблица23.1">
          <table:table-cell table:style-name="Таблица23.A2" office:value-type="string">
            <text:p text:style-name="P297">le concours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7">le concours est difficile</text:p>
          </table:table-cell>
        </table:table-row>
        <table:table-row table:style-name="Таблица23.1">
          <table:table-cell table:style-name="Таблица23.A2" office:value-type="string">
            <text:p text:style-name="P298">le cours</text:p>
          </table:table-cell>
          <table:table-cell table:style-name="Таблица23.A2" office:value-type="string">
            <text:p text:style-name="P298">урок</text:p>
          </table:table-cell>
          <table:table-cell table:style-name="Таблица23.C2" office:value-type="string">
            <text:p text:style-name="P298">Tu n'as pas été au cours</text:p>
          </table:table-cell>
        </table:table-row>
        <table:table-row table:style-name="Таблица23.1">
          <table:table-cell table:style-name="Таблица23.A2" office:value-type="string">
            <text:p text:style-name="P298">le crayon</text:p>
          </table:table-cell>
          <table:table-cell table:style-name="Таблица23.A2" office:value-type="string">
            <text:p text:style-name="P299">карандаш</text:p>
          </table:table-cell>
          <table:table-cell table:style-name="Таблица23.C2" office:value-type="string">
            <text:p text:style-name="P299">c'est mon crayon</text:p>
            <text:p text:style-name="P299">Ce sont des crayons</text:p>
          </table:table-cell>
        </table:table-row>
        <table:table-row table:style-name="Таблица23.1">
          <table:table-cell table:style-name="Таблица23.A2" office:value-type="string">
            <text:p text:style-name="P299"/>
          </table:table-cell>
          <table:table-cell table:style-name="Таблица23.A2" office:value-type="string">
            <text:p text:style-name="P299"/>
          </table:table-cell>
          <table:table-cell table:style-name="Таблица23.C2" office:value-type="string">
            <text:p text:style-name="P298">je suis débutant</text:p>
            <text:p text:style-name="P298">Le serveur (официант) est débutant</text:p>
            <text:p text:style-name="P298">Elle est débutante</text:p>
          </table:table-cell>
        </table:table-row>
        <table:table-row table:style-name="Таблица23.1">
          <table:table-cell table:style-name="Таблица23.A2" office:value-type="string">
            <text:p text:style-name="P299">la description</text:p>
          </table:table-cell>
          <table:table-cell table:style-name="Таблица23.A2" office:value-type="string">
            <text:p text:style-name="P299">описание</text:p>
          </table:table-cell>
          <table:table-cell table:style-name="Таблица23.C2" office:value-type="string">
            <text:p text:style-name="P299">voici sa description</text:p>
            <text:p text:style-name="P299">C'est une bonne description</text:p>
          </table:table-cell>
        </table:table-row>
        <table:table-row table:style-name="Таблица23.1">
          <table:table-cell table:style-name="Таблица23.A2" office:value-type="string">
            <text:p text:style-name="P294">la directrice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7"/>
          </table:table-cell>
        </table:table-row>
        <table:table-row table:style-name="Таблица23.1">
          <table:table-cell table:style-name="Таблица23.A2" office:value-type="string">
            <text:p text:style-name="P294">le directeur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7"/>
          </table:table-cell>
        </table:table-row>
        <table:table-row table:style-name="Таблица23.1">
          <table:table-cell table:style-name="Таблица23.A2" office:value-type="string">
            <text:p text:style-name="P280">école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6">j'aime l'école</text:p>
            <text:p text:style-name="P296">Elle aime beaucoup son école</text:p>
          </table:table-cell>
        </table:table-row>
        <table:table-row table:style-name="Таблица23.1">
          <table:table-cell table:style-name="Таблица23.A2" office:value-type="string">
            <text:p text:style-name="P280">l'élève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80">tu es un élève, tu ne peux pas dormir</text:p>
            <text:p text:style-name="P297">Les élèves parlent des livres</text:p>
          </table:table-cell>
        </table:table-row>
        <table:table-row table:style-name="Таблица23.1">
          <table:table-cell table:style-name="Таблица23.A2" office:value-type="string">
            <text:p text:style-name="P297">enseignemment</text:p>
          </table:table-cell>
          <table:table-cell table:style-name="Таблица23.A2" office:value-type="string">
            <text:p text:style-name="P297">образование, преподавание</text:p>
          </table:table-cell>
          <table:table-cell table:style-name="Таблица23.C2" office:value-type="string">
            <text:p text:style-name="P297">il travaille dans l'enseignement</text:p>
            <text:p text:style-name="P297">Elle travaille dans l'enseignement technique</text:p>
            <text:p text:style-name="P297">Après vingt ans d'enseignement, il prend sa retraite</text:p>
          </table:table-cell>
        </table:table-row>
        <table:table-row table:style-name="Таблица23.1">
          <table:table-cell table:style-name="Таблица23.A2" office:value-type="string">
            <text:p text:style-name="P297"/>
          </table:table-cell>
          <table:table-cell table:style-name="Таблица23.A2" office:value-type="string">
            <text:p text:style-name="P298">преподавать</text:p>
          </table:table-cell>
          <table:table-cell table:style-name="Таблица23.C2" office:value-type="string">
            <text:p text:style-name="P298">elle enseigne l'anglais au lycée</text:p>
            <text:p text:style-name="P298">il nous enseigne l'histoire</text:p>
          </table:table-cell>
        </table:table-row>
        <text:soft-page-break/>
        <table:table-row table:style-name="Таблица23.1">
          <table:table-cell table:style-name="Таблица23.A2" office:value-type="string">
            <text:p text:style-name="P299">l'essai</text:p>
          </table:table-cell>
          <table:table-cell table:style-name="Таблица23.A2" office:value-type="string">
            <text:p text:style-name="P299">попытка, эссе, тест</text:p>
          </table:table-cell>
          <table:table-cell table:style-name="Таблица23.C2" office:value-type="string">
            <text:p text:style-name="P299">l'essai est bon</text:p>
            <text:p text:style-name="P299">je ferai un essai</text:p>
          </table:table-cell>
        </table:table-row>
        <table:table-row table:style-name="Таблица23.1">
          <table:table-cell table:style-name="Таблица23.A2" office:value-type="string">
            <text:p text:style-name="P296">étude</text:p>
          </table:table-cell>
          <table:table-cell table:style-name="Таблица23.A2" office:value-type="string">
            <text:p text:style-name="P297">учеба</text:p>
          </table:table-cell>
          <table:table-cell table:style-name="Таблица23.C2" office:value-type="string">
            <text:p text:style-name="P296">il doit finir ses études</text:p>
            <text:p text:style-name="P297">l'élève était tout seul en salle d'étude (совсем один в кабинете)</text:p>
            <text:p text:style-name="P304">il vient de finir ses <text:span text:style-name="T2">é</text:span>tudes de m<text:span text:style-name="T2">é</text:span>decine</text:p>
          </table:table-cell>
        </table:table-row>
        <table:table-row table:style-name="Таблица23.1">
          <table:table-cell table:style-name="Таблица23.A2" office:value-type="string">
            <text:p text:style-name="P300">étudiant</text:p>
          </table:table-cell>
          <table:table-cell table:style-name="Таблица23.A2" office:value-type="string">
            <text:p text:style-name="P294"/>
          </table:table-cell>
          <table:table-cell table:style-name="Таблица23.C2" office:value-type="string">
            <text:p text:style-name="P301">les étudiants boivent du vin</text:p>
          </table:table-cell>
        </table:table-row>
        <table:table-row table:style-name="Таблица23.1">
          <table:table-cell table:style-name="Таблица23.A2" office:value-type="string">
            <text:p text:style-name="P300">étudiant<text:span text:style-name="T167">e</text:span></text:p>
          </table:table-cell>
          <table:table-cell table:style-name="Таблица23.A2" office:value-type="string">
            <text:p text:style-name="P294">студентка</text:p>
          </table:table-cell>
          <table:table-cell table:style-name="Таблица23.C2" office:value-type="string">
            <text:p text:style-name="P294">Elle est étudiante</text:p>
            <text:p text:style-name="P294">C'est la pire (худшая) étudiante</text:p>
          </table:table-cell>
        </table:table-row>
        <table:table-row table:style-name="Таблица23.1">
          <table:table-cell table:style-name="Таблица23.A2" office:value-type="string">
            <text:p text:style-name="P294">étudier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4">j'aime étudier</text:p>
            <text:p text:style-name="P294">Je dois étudier</text:p>
            <text:p text:style-name="P294">Elle a décidé (решила) d'étudier en Amérique</text:p>
          </table:table-cell>
        </table:table-row>
        <table:table-row table:style-name="Таблица23.1">
          <table:table-cell table:style-name="Таблица23.A2" office:value-type="string">
            <text:p text:style-name="P295"/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8">Aujourd'hui j'ai deux examens</text:p>
            <text:p text:style-name="P303">Il a passé (сдал) un examen d'anglais</text:p>
            <text:p text:style-name="P303">j'ai r<text:span text:style-name="T2">é</text:span>ussi (сдал) l'examen</text:p>
          </table:table-cell>
        </table:table-row>
        <table:table-row table:style-name="Таблица23.1">
          <table:table-cell table:style-name="Таблица23.A2" office:value-type="string">
            <text:p text:style-name="P295">exercice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4">un pur exercice intellectuel? (чисто интеллектуальное упражнение)</text:p>
            <text:p text:style-name="P294"/>
          </table:table-cell>
        </table:table-row>
        <table:table-row table:style-name="Таблица23.1">
          <table:table-cell table:style-name="Таблица23.A2" office:value-type="string">
            <text:p text:style-name="P295"/>
          </table:table-cell>
          <table:table-cell table:style-name="Таблица23.A2" office:value-type="string">
            <text:p text:style-name="P299">обучение</text:p>
          </table:table-cell>
          <table:table-cell table:style-name="Таблица23.C2" office:value-type="string">
            <text:p text:style-name="P299">je suis en formation (я учусь)</text:p>
            <text:p text:style-name="P299">Cette formation professionnelle est absolument nécessaire (необходимо)</text:p>
            <text:p text:style-name="P299">il est de formation classique</text:p>
          </table:table-cell>
        </table:table-row>
        <table:table-row table:style-name="Таблица23.1">
          <table:table-cell table:style-name="Таблица23.A2" office:value-type="string">
            <text:p text:style-name="P299">leçon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9">nous avons six leçons par jour</text:p>
            <text:p text:style-name="P302">la deuxième leçon est très facile</text:p>
          </table:table-cell>
        </table:table-row>
        <table:table-row table:style-name="Таблица23.1">
          <table:table-cell table:style-name="Таблица23.A2" office:value-type="string">
            <text:p text:style-name="P299"/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8">la lecture est sa grande passion (чтение - его большая страсть)</text:p>
            <text:p text:style-name="P303">Sa vitesse de lecture est trop faible</text:p>
          </table:table-cell>
        </table:table-row>
        <table:table-row table:style-name="Таблица23.1">
          <table:table-cell table:style-name="Таблица23.A2" office:value-type="string">
            <text:p text:style-name="P294">lycée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4">Mon fils est au lycée</text:p>
            <text:p text:style-name="P294">Le directeur du lycée est allemand</text:p>
          </table:table-cell>
        </table:table-row>
        <table:table-row table:style-name="Таблица23.1">
          <table:table-cell table:style-name="Таблица23.A2" office:value-type="string">
            <text:p text:style-name="P295">sac à dos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4">votre sac à dos est ouvert</text:p>
          </table:table-cell>
        </table:table-row>
        <table:table-row table:style-name="Таблица23.1">
          <table:table-cell table:style-name="Таблица23.A2" office:value-type="string">
            <text:p text:style-name="P295"/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9">Ce dernier semestre</text:p>
            <text:p text:style-name="P299">C'est son premier semestre</text:p>
          </table:table-cell>
        </table:table-row>
        <table:table-row table:style-name="Таблица23.1">
          <table:table-cell table:style-name="Таблица23.A2" office:value-type="string">
            <text:p text:style-name="P295"/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9">je sais mon texte</text:p>
            <text:p text:style-name="P299">nous lisons les textes</text:p>
            <text:p text:style-name="P299">l'enfant sait son texte</text:p>
          </table:table-cell>
        </table:table-row>
        <table:table-row table:style-name="Таблица23.1">
          <table:table-cell table:style-name="Таблица23.A2" office:value-type="string">
            <text:p text:style-name="P294">l'université</text:p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4">elle va dans deux universités</text:p>
          </table:table-cell>
        </table:table-row>
        <table:table-row table:style-name="Таблица23.1">
          <table:table-cell table:style-name="Таблица23.A2" office:value-type="string">
            <text:p text:style-name="P294"/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80"/>
          </table:table-cell>
        </table:table-row>
        <table:table-row table:style-name="Таблица23.1">
          <table:table-cell table:style-name="Таблица23.A2" office:value-type="string">
            <text:p text:style-name="P294"/>
          </table:table-cell>
          <table:table-cell table:style-name="Таблица23.A2" office:value-type="string">
            <text:p text:style-name="P280"/>
          </table:table-cell>
          <table:table-cell table:style-name="Таблица23.C2" office:value-type="string">
            <text:p text:style-name="P298">Cela ne finira jamais</text:p>
          </table:table-cell>
        </table:table-row>
      </table:table>
      <text:p text:style-name="P276"><text:span text:style-name="ubuntu_5f_mono_5f_8"/></text:p>
      <text:p text:style-name="P276"><text:span text:style-name="ubuntu_5f_mono_5f_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/>
    <style:font-face style:name="Liberation Serif1" svg:font-family="'Liberation Serif'" style:font-family-generic="roman"/>
    <style:font-face style:name="Ubuntu Mono1" svg:font-family="'Ubuntu Mono'" style:font-pitch="fixed"/>
    <style:font-face style:name="Ubuntu Mono2" svg:font-family="'Ubuntu Mono'" style:font-adornments="Жирный курсив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buntu_5f_mono_5f_10" style:display-name="ubuntu_mono_10" style:family="paragraph" style:parent-style-name="Table_20_Contents">
      <style:paragraph-properties fo:margin-left="0cm" fo:margin-right="0cm" fo:margin-top="0cm" fo:margin-bottom="0cm" loext:contextual-spacing="false" fo:text-indent="0.101cm" style:auto-text-indent="false"/>
      <style:text-properties style:font-name="Ubuntu Mono1" fo:font-family="'Ubuntu Mono'" style:font-pitch="fixed" fo:font-size="10pt" officeooo:rsid="001a1b91" style:font-size-asian="10pt" style:font-size-complex="10pt"/>
    </style:style>
    <style:style style:name="ubuntu_5f_mono_5f_8" style:display-name="ubuntu_mono_8" style:family="paragraph" style:parent-style-name="ubuntu_5f_mono_5f_10">
      <style:paragraph-properties fo:margin-left="0cm" fo:margin-right="0cm" fo:text-indent="0cm" style:auto-text-indent="false"/>
      <style:text-properties fo:font-size="8pt" style:font-size-asian="9pt" style:font-size-complex="9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_5f_11_5f_lib_5f_serif" style:display-name="head_11_lib_serif" style:family="paragraph" style:parent-style-name="Heading_20_6" style:default-outline-level="" style:list-style-name="" style:class="chapter" style:master-page-name="">
      <style:paragraph-properties fo:text-align="center" style:justify-single-word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11_5f_ubuntu" style:display-name="head11_ubuntu" style:family="paragraph" style:parent-style-name="head_5f_11_5f_lib_5f_serif">
      <style:text-properties style:font-name="Ubuntu Mono2" fo:font-family="'Ubuntu Mono'" style:font-style-name="Жирный курсив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buntu_5f_mono_5f_8" style:display-name="ubuntu_mono_8" style:family="text">
      <style:text-properties style:font-name="Ubuntu Mono1" fo:font-family="'Ubuntu Mono'" style:font-pitch="fixed" fo:font-size="8pt" officeooo:rsid="001a1b91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9T11:00:00.336315729</meta:creation-date>
    <meta:generator>LibreOffice/6.4.7.2$Linux_X86_64 LibreOffice_project/40$Build-2</meta:generator>
    <dc:date>2024-04-03T13:10:42.301470748</dc:date>
    <meta:editing-duration>P2DT19H2M36S</meta:editing-duration>
    <meta:editing-cycles>221</meta:editing-cycles>
    <meta:print-date>2024-03-09T11:38:34.880561759</meta:print-date>
    <meta:document-statistic meta:table-count="17" meta:image-count="0" meta:object-count="0" meta:page-count="24" meta:paragraph-count="2672" meta:word-count="9612" meta:character-count="54843" meta:non-whitespace-character-count="47882"/>
  </office:meta>
</office:document-meta>
</file>